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4.801cm" style:type="right" style:leader-style="dotted" style:leader-text="."/>
        </style:tab-stops>
      </style:paragraph-properties>
    </style:style>
    <style:style style:name="P2" style:family="paragraph" style:parent-style-name="Contents_20_2">
      <style:paragraph-properties>
        <style:tab-stops>
          <style:tab-stop style:position="14.801cm" style:type="right" style:leader-style="dotted" style:leader-text="."/>
        </style:tab-stops>
      </style:paragraph-properties>
    </style:style>
    <style:style style:name="P3" style:family="paragraph" style:parent-style-name="Standard">
      <style:paragraph-properties fo:background-color="transparent">
        <style:background-image/>
      </style:paragraph-properties>
      <style:text-properties officeooo:paragraph-rsid="00617154"/>
    </style:style>
    <style:style style:name="P4" style:family="paragraph" style:parent-style-name="Standard">
      <style:paragraph-properties fo:background-color="transparent">
        <style:background-image/>
      </style:paragraph-properties>
      <style:text-properties officeooo:paragraph-rsid="00617154" style:language-asian="zxx" style:country-asian="none" style:language-complex="ar" style:country-complex="SA"/>
    </style:style>
    <style:style style:name="P5" style:family="paragraph" style:parent-style-name="Standard">
      <style:paragraph-properties fo:background-color="transparent">
        <style:background-image/>
      </style:paragraph-properties>
      <style:text-properties fo:font-style="normal" officeooo:paragraph-rsid="00617154" style:language-asian="zxx" style:country-asian="none" style:font-style-asian="normal" style:language-complex="ar" style:country-complex="SA" style:font-style-complex="normal"/>
    </style:style>
    <style:style style:name="P6" style:family="paragraph" style:parent-style-name="Text_20_body">
      <style:paragraph-properties fo:background-color="transparent">
        <style:background-image/>
      </style:paragraph-properties>
      <style:text-properties officeooo:paragraph-rsid="00617154"/>
    </style:style>
    <style:style style:name="P7" style:family="paragraph" style:parent-style-name="Text_20_body">
      <style:paragraph-properties fo:background-color="transparent">
        <style:background-image/>
      </style:paragraph-properties>
      <style:text-properties officeooo:paragraph-rsid="00617154" style:language-asian="zxx" style:country-asian="none" style:language-complex="ar" style:country-complex="SA"/>
    </style:style>
    <style:style style:name="P8" style:family="paragraph" style:parent-style-name="Text_20_body">
      <style:paragraph-properties fo:background-color="transparent">
        <style:background-image/>
      </style:paragraph-properties>
      <style:text-properties style:text-underline-style="none" officeooo:paragraph-rsid="00617154"/>
    </style:style>
    <style:style style:name="P9" style:family="paragraph" style:parent-style-name="Text_20_body">
      <style:paragraph-properties fo:background-color="transparent">
        <style:background-image/>
      </style:paragraph-properties>
      <style:text-properties style:text-underline-style="none" officeooo:paragraph-rsid="00617154" style:language-asian="zxx" style:country-asian="none" style:language-complex="ar" style:country-complex="SA"/>
    </style:style>
    <style:style style:name="P10" style:family="paragraph" style:parent-style-name="Text_20_body">
      <style:paragraph-properties fo:background-color="transparent">
        <style:background-image/>
      </style:paragraph-properties>
      <style:text-properties fo:font-style="italic" style:text-underline-style="none" officeooo:paragraph-rsid="00617154" style:font-style-asian="italic" style:font-style-complex="italic"/>
    </style:style>
    <style:style style:name="P11" style:family="paragraph" style:parent-style-name="Text_20_body">
      <style:paragraph-properties fo:background-color="transparent">
        <style:background-image/>
      </style:paragraph-properties>
      <style:text-properties fo:font-style="italic" style:text-underline-style="none" officeooo:paragraph-rsid="00617154" style:language-asian="zxx" style:country-asian="none" style:font-style-asian="italic" style:language-complex="ar" style:country-complex="SA" style:font-style-complex="italic"/>
    </style:style>
    <style:style style:name="P12" style:family="paragraph" style:parent-style-name="Text_20_body">
      <style:paragraph-properties fo:background-color="transparent">
        <style:background-image/>
      </style:paragraph-properties>
      <style:text-properties fo:font-style="italic" style:text-underline-style="none" fo:font-weight="normal" officeooo:paragraph-rsid="00617154" style:font-style-asian="italic" style:font-weight-asian="normal" style:font-style-complex="italic" style:font-weight-complex="normal"/>
    </style:style>
    <style:style style:name="P13" style:family="paragraph" style:parent-style-name="Text_20_body">
      <style:paragraph-properties fo:background-color="transparent">
        <style:background-image/>
      </style:paragraph-properties>
      <style:text-properties fo:font-style="italic" officeooo:paragraph-rsid="00617154" style:language-asian="zxx" style:country-asian="none" style:font-style-asian="italic" style:language-complex="ar" style:country-complex="SA" style:font-style-complex="italic"/>
    </style:style>
    <style:style style:name="P14" style:family="paragraph" style:parent-style-name="Text_20_body">
      <style:paragraph-properties fo:background-color="transparent">
        <style:background-image/>
      </style:paragraph-properties>
      <style:text-properties fo:font-style="normal" style:text-underline-style="none" officeooo:paragraph-rsid="00617154" style:font-style-asian="normal" style:font-style-complex="normal"/>
    </style:style>
    <style:style style:name="P15" style:family="paragraph" style:parent-style-name="Text_20_body">
      <style:paragraph-properties fo:background-color="transparent">
        <style:background-image/>
      </style:paragraph-properties>
      <style:text-properties fo:font-style="normal" style:text-underline-style="none" fo:font-weight="normal" officeooo:paragraph-rsid="00617154" style:font-style-asian="normal" style:font-weight-asian="normal" style:font-style-complex="normal" style:font-weight-complex="normal"/>
    </style:style>
    <style:style style:name="P16" style:family="paragraph" style:parent-style-name="Text_20_body">
      <style:paragraph-properties fo:background-color="transparent">
        <style:background-image/>
      </style:paragraph-properties>
      <style:text-properties fo:font-style="normal" style:text-underline-style="none" officeooo:paragraph-rsid="00617154" style:language-asian="zxx" style:country-asian="none" style:font-style-asian="normal" style:language-complex="ar" style:country-complex="SA" style:font-style-complex="normal"/>
    </style:style>
    <style:style style:name="P17" style:family="paragraph" style:parent-style-name="Text_20_body">
      <style:paragraph-properties fo:background-color="transparent">
        <style:background-image/>
      </style:paragraph-properties>
      <style:text-properties fo:font-style="normal" officeooo:paragraph-rsid="00617154" style:font-style-asian="normal" style:font-style-complex="normal"/>
    </style:style>
    <style:style style:name="P18" style:family="paragraph" style:parent-style-name="Text_20_body">
      <style:paragraph-properties fo:background-color="transparent">
        <style:background-image/>
      </style:paragraph-properties>
      <style:text-properties fo:font-style="normal" officeooo:paragraph-rsid="00617154" style:language-asian="zxx" style:country-asian="none" style:font-style-asian="normal" style:language-complex="ar" style:country-complex="SA" style:font-style-complex="normal"/>
    </style:style>
    <style:style style:name="P19" style:family="paragraph" style:parent-style-name="Standard">
      <style:text-properties style:text-line-through-style="none" style:text-line-through-type="none" style:text-underline-style="none"/>
    </style:style>
    <style:style style:name="P20" style:family="paragraph" style:parent-style-name="Standard">
      <style:text-properties officeooo:paragraph-rsid="00617154"/>
    </style:style>
    <style:style style:name="P21" style:family="paragraph" style:parent-style-name="Standard">
      <style:text-properties fo:font-style="normal" style:text-underline-style="none" officeooo:paragraph-rsid="00617154" style:font-style-asian="normal" style:font-style-complex="normal"/>
    </style:style>
    <style:style style:name="P22" style:family="paragraph" style:parent-style-name="Standard">
      <style:text-properties fo:font-style="italic" officeooo:paragraph-rsid="00617154" style:font-style-asian="italic" style:font-style-complex="italic"/>
    </style:style>
    <style:style style:name="P23" style:family="paragraph" style:parent-style-name="Standard">
      <style:paragraph-properties fo:margin-top="0.4cm" fo:margin-bottom="0.101cm" style:contextual-spacing="false"/>
      <style:text-properties fo:font-style="italic" officeooo:paragraph-rsid="00617154" style:font-style-asian="italic" style:font-style-complex="italic"/>
    </style:style>
    <style:style style:name="P24" style:family="paragraph" style:parent-style-name="Text_20_body">
      <style:paragraph-properties fo:margin-top="0.4cm" fo:margin-bottom="0.101cm" style:contextual-spacing="false"/>
      <style:text-properties style:text-underline-style="none" officeooo:paragraph-rsid="00617154"/>
    </style:style>
    <style:style style:name="P25" style:family="paragraph" style:parent-style-name="Text_20_body">
      <style:paragraph-properties fo:margin-top="0.4cm" fo:margin-bottom="0.101cm" style:contextual-spacing="false" fo:text-align="center" style:justify-single-word="false"/>
      <style:text-properties officeooo:paragraph-rsid="004c2f65"/>
    </style:style>
    <style:style style:name="P26" style:family="paragraph" style:parent-style-name="Text_20_body">
      <style:paragraph-properties fo:margin-top="0.4cm" fo:margin-bottom="0.101cm" style:contextual-spacing="false"/>
      <style:text-properties officeooo:paragraph-rsid="00617154"/>
    </style:style>
    <style:style style:name="P27" style:family="paragraph" style:parent-style-name="Text_20_body">
      <style:paragraph-properties fo:margin-top="0.4cm" fo:margin-bottom="0.101cm" style:contextual-spacing="false"/>
      <style:text-properties officeooo:paragraph-rsid="01738331"/>
    </style:style>
    <style:style style:name="P28" style:family="paragraph" style:parent-style-name="Text_20_body">
      <style:paragraph-properties fo:margin-top="0.4cm" fo:margin-bottom="0.101cm" style:contextual-spacing="false"/>
      <style:text-properties fo:font-style="italic" officeooo:paragraph-rsid="01738331" style:font-style-asian="italic" style:font-style-complex="italic"/>
    </style:style>
    <style:style style:name="P29" style:family="paragraph" style:parent-style-name="Text_20_body">
      <style:paragraph-properties fo:margin-top="0.4cm" fo:margin-bottom="0.101cm" style:contextual-spacing="false"/>
      <style:text-properties fo:font-style="italic" officeooo:paragraph-rsid="019df2a1" style:font-style-asian="italic" style:font-style-complex="italic"/>
    </style:style>
    <style:style style:name="P30" style:family="paragraph" style:parent-style-name="Text_20_body">
      <style:paragraph-properties fo:break-before="page"/>
    </style:style>
    <style:style style:name="P31" style:family="paragraph" style:parent-style-name="Text_20_body">
      <style:text-properties officeooo:paragraph-rsid="00617154"/>
    </style:style>
    <style:style style:name="P32" style:family="paragraph" style:parent-style-name="Text_20_body">
      <style:text-properties style:text-line-through-style="none" style:text-line-through-type="none" style:text-underline-style="none" officeooo:paragraph-rsid="00265c38"/>
    </style:style>
    <style:style style:name="P33" style:family="paragraph" style:parent-style-name="Text_20_body">
      <style:text-properties style:text-line-through-style="none" style:text-line-through-type="none" officeooo:paragraph-rsid="01746d3f"/>
    </style:style>
    <style:style style:name="P34" style:family="paragraph" style:parent-style-name="Text_20_body">
      <style:paragraph-properties fo:text-align="center" style:justify-single-word="false"/>
    </style:style>
    <style:style style:name="P35" style:family="paragraph" style:parent-style-name="Text_20_body">
      <style:text-properties fo:font-style="italic" officeooo:paragraph-rsid="00617154" style:font-style-asian="italic" style:font-style-complex="italic"/>
    </style:style>
    <style:style style:name="P36" style:family="paragraph" style:parent-style-name="Text_20_body">
      <style:text-properties fo:font-style="italic" officeooo:paragraph-rsid="01738331" style:font-style-asian="italic" style:font-style-complex="italic"/>
    </style:style>
    <style:style style:name="P37" style:family="paragraph" style:parent-style-name="Text_20_body">
      <style:text-properties fo:font-style="italic" officeooo:paragraph-rsid="01746d3f" style:font-style-asian="italic" style:font-style-complex="italic"/>
    </style:style>
    <style:style style:name="P38" style:family="paragraph" style:parent-style-name="Text_20_body">
      <style:text-properties fo:font-style="italic" officeooo:rsid="017569f2" officeooo:paragraph-rsid="017569f2" style:font-style-asian="italic" style:font-style-complex="italic"/>
    </style:style>
    <style:style style:name="P39" style:family="paragraph" style:parent-style-name="Text_20_body">
      <style:text-properties fo:font-style="italic" officeooo:rsid="01862694" officeooo:paragraph-rsid="01862694" style:font-style-asian="italic" style:font-style-complex="italic"/>
    </style:style>
    <style:style style:name="P40" style:family="paragraph" style:parent-style-name="Text_20_body">
      <style:text-properties fo:font-style="italic" officeooo:paragraph-rsid="019df2a1" style:font-style-asian="italic" style:font-style-complex="italic"/>
    </style:style>
    <style:style style:name="P41" style:family="paragraph" style:parent-style-name="Text_20_body">
      <style:text-properties fo:font-style="italic" officeooo:paragraph-rsid="019f981f" style:font-style-asian="italic" style:font-style-complex="italic"/>
    </style:style>
    <style:style style:name="P42" style:family="paragraph" style:parent-style-name="Text_20_body">
      <style:text-properties fo:font-style="italic" style:text-underline-style="none" officeooo:paragraph-rsid="00617154" style:font-style-asian="italic" style:font-style-complex="italic"/>
    </style:style>
    <style:style style:name="P43" style:family="paragraph" style:parent-style-name="Text_20_body">
      <style:text-properties fo:font-style="italic" style:text-underline-style="none" fo:font-weight="normal" officeooo:paragraph-rsid="00617154" style:font-style-asian="italic" style:font-weight-asian="normal" style:font-style-complex="italic" style:font-weight-complex="normal"/>
    </style:style>
    <style:style style:name="P44" style:family="paragraph" style:parent-style-name="Text_20_body">
      <style:text-properties fo:font-style="italic" fo:font-weight="normal" officeooo:paragraph-rsid="00617154" style:font-style-asian="italic" style:font-weight-asian="normal" style:font-style-complex="italic" style:font-weight-complex="normal"/>
    </style:style>
    <style:style style:name="P45" style:family="paragraph" style:parent-style-name="Text_20_body">
      <style:text-properties style:text-underline-style="none" officeooo:paragraph-rsid="00617154"/>
    </style:style>
    <style:style style:name="P46" style:family="paragraph" style:parent-style-name="Text_20_body">
      <style:text-properties style:text-underline-style="none" officeooo:paragraph-rsid="00617154" style:language-asian="zxx" style:country-asian="none" style:language-complex="ar" style:country-complex="SA"/>
    </style:style>
    <style:style style:name="P47" style:family="paragraph" style:parent-style-name="Text_20_body">
      <style:text-properties style:text-underline-style="none" officeooo:paragraph-rsid="017569f2"/>
    </style:style>
    <style:style style:name="P48" style:family="paragraph" style:parent-style-name="Text_20_body">
      <style:text-properties style:text-underline-style="none" officeooo:paragraph-rsid="017a090a"/>
    </style:style>
    <style:style style:name="P49" style:family="paragraph" style:parent-style-name="Text_20_body">
      <style:text-properties fo:font-weight="normal" officeooo:rsid="0146ed0b" officeooo:paragraph-rsid="0146ed0b" style:font-weight-asian="normal" style:font-weight-complex="normal"/>
    </style:style>
    <style:style style:name="P50" style:family="paragraph" style:parent-style-name="Text_20_body">
      <style:text-properties officeooo:paragraph-rsid="00617154" style:language-asian="zxx" style:country-asian="none" style:language-complex="ar" style:country-complex="SA"/>
    </style:style>
    <style:style style:name="P51" style:family="paragraph" style:parent-style-name="Text_20_body">
      <style:text-properties fo:font-style="normal" officeooo:paragraph-rsid="00617154" style:font-style-asian="normal" style:font-style-complex="normal"/>
    </style:style>
    <style:style style:name="P52" style:family="paragraph" style:parent-style-name="Text_20_body">
      <style:text-properties fo:font-style="normal" officeooo:rsid="006bb76a" officeooo:paragraph-rsid="01218236" style:font-style-asian="normal" style:font-style-complex="normal"/>
    </style:style>
    <style:style style:name="P53" style:family="paragraph" style:parent-style-name="Text_20_body">
      <style:text-properties fo:font-style="normal" fo:font-weight="normal" officeooo:paragraph-rsid="00617154" style:font-style-asian="normal" style:font-weight-asian="normal" style:font-style-complex="normal" style:font-weight-complex="normal"/>
    </style:style>
    <style:style style:name="P54" style:family="paragraph" style:parent-style-name="Text_20_body">
      <style:text-properties fo:font-style="normal" style:text-underline-style="none" officeooo:paragraph-rsid="00617154" style:font-style-asian="normal" style:font-style-complex="normal"/>
    </style:style>
    <style:style style:name="P55" style:family="paragraph" style:parent-style-name="Text_20_body">
      <style:text-properties fo:font-style="normal" style:text-underline-style="none" officeooo:paragraph-rsid="019f981f" style:font-style-asian="normal" style:font-style-complex="normal"/>
    </style:style>
    <style:style style:name="P56" style:family="paragraph" style:parent-style-name="Text_20_body">
      <style:text-properties fo:font-style="normal" style:text-underline-style="none" fo:font-weight="normal" officeooo:paragraph-rsid="00617154" style:font-style-asian="normal" style:font-weight-asian="normal" style:font-style-complex="normal" style:font-weight-complex="normal"/>
    </style:style>
    <style:style style:name="P57" style:family="paragraph" style:parent-style-name="Text_20_body">
      <style:text-properties fo:font-weight="bold" officeooo:rsid="013a0d84" officeooo:paragraph-rsid="013a0d84" style:font-weight-asian="bold" style:font-weight-complex="bold"/>
    </style:style>
    <style:style style:name="P58" style:family="paragraph" style:parent-style-name="Text_20_body">
      <style:text-properties fo:font-weight="bold" officeooo:rsid="013b197e" officeooo:paragraph-rsid="013b197e" style:font-weight-asian="bold" style:font-weight-complex="bold"/>
    </style:style>
    <style:style style:name="P59" style:family="paragraph" style:parent-style-name="Text_20_body">
      <style:text-properties fo:font-weight="bold" officeooo:rsid="0146ed0b" officeooo:paragraph-rsid="0146ed0b" style:font-weight-asian="bold" style:font-weight-complex="bold"/>
    </style:style>
    <style:style style:name="P60" style:family="paragraph" style:parent-style-name="Text_20_body">
      <style:paragraph-properties fo:text-align="end" style:justify-single-word="false"/>
      <style:text-properties officeooo:paragraph-rsid="00617154"/>
    </style:style>
    <style:style style:name="P61" style:family="paragraph" style:parent-style-name="Text_20_body">
      <style:text-properties officeooo:rsid="0067ce26" officeooo:paragraph-rsid="0067ce26"/>
    </style:style>
    <style:style style:name="P62" style:family="paragraph" style:parent-style-name="Text_20_body">
      <style:text-properties officeooo:rsid="013a0d84" officeooo:paragraph-rsid="013a0d84"/>
    </style:style>
    <style:style style:name="P63" style:family="paragraph" style:parent-style-name="Text_20_body">
      <style:text-properties officeooo:rsid="013a0d84" officeooo:paragraph-rsid="01738331"/>
    </style:style>
    <style:style style:name="P64" style:family="paragraph" style:parent-style-name="Text_20_body">
      <style:text-properties officeooo:paragraph-rsid="01738331"/>
    </style:style>
    <style:style style:name="P65" style:family="paragraph" style:parent-style-name="Text_20_body">
      <style:text-properties officeooo:paragraph-rsid="01746d3f"/>
    </style:style>
    <style:style style:name="P66" style:family="paragraph" style:parent-style-name="Text_20_body">
      <style:text-properties officeooo:paragraph-rsid="01862694"/>
    </style:style>
    <style:style style:name="P67" style:family="paragraph" style:parent-style-name="Text_20_body">
      <style:text-properties officeooo:rsid="01773d33" officeooo:paragraph-rsid="01773d33"/>
    </style:style>
    <style:style style:name="P68" style:family="paragraph" style:parent-style-name="Text_20_body">
      <style:paragraph-properties fo:text-align="center" style:justify-single-word="false"/>
      <style:text-properties fo:font-size="10pt" officeooo:paragraph-rsid="015b0b19" style:font-size-asian="10pt" style:font-size-complex="10pt"/>
    </style:style>
    <style:style style:name="P69" style:family="paragraph" style:parent-style-name="Text_20_body">
      <style:paragraph-properties fo:text-align="center" style:justify-single-word="false"/>
      <style:text-properties fo:font-size="16pt" officeooo:paragraph-rsid="015b0b19" style:font-size-asian="16pt" style:font-size-complex="16pt"/>
    </style:style>
    <style:style style:name="P70" style:family="paragraph" style:parent-style-name="Text_20_body">
      <style:paragraph-properties fo:text-align="center" style:justify-single-word="false"/>
      <style:text-properties fo:font-size="22pt" fo:font-weight="bold" officeooo:paragraph-rsid="019b3daa" style:font-size-asian="22pt" style:font-weight-asian="bold" style:font-size-complex="22pt" style:font-weight-complex="bold"/>
    </style:style>
    <style:style style:name="P71" style:family="paragraph" style:parent-style-name="Text_20_body">
      <style:paragraph-properties fo:text-align="center" style:justify-single-word="false"/>
      <style:text-properties fo:font-size="44pt" fo:font-weight="bold" officeooo:rsid="019a37a3" officeooo:paragraph-rsid="019a37a3" style:font-size-asian="44pt" style:font-weight-asian="bold" style:font-size-complex="44pt" style:font-weight-complex="bold"/>
    </style:style>
    <style:style style:name="P72" style:family="paragraph" style:parent-style-name="Text_20_body">
      <style:text-properties officeooo:paragraph-rsid="019f981f"/>
    </style:style>
    <style:style style:name="P73" style:family="paragraph" style:parent-style-name="Example_20_Header">
      <style:text-properties officeooo:paragraph-rsid="01746d3f"/>
    </style:style>
    <style:style style:name="P74" style:family="paragraph" style:parent-style-name="Text_20_body" style:master-page-name="Standard">
      <style:paragraph-properties style:page-number="auto"/>
    </style:style>
    <style:style style:name="P75" style:family="paragraph" style:parent-style-name="Text_20_body" style:list-style-name="L1">
      <style:text-properties officeooo:paragraph-rsid="01738331"/>
    </style:style>
    <style:style style:name="P76" style:family="paragraph" style:parent-style-name="Text_20_body" style:list-style-name="L1">
      <style:text-properties fo:font-style="italic" officeooo:paragraph-rsid="01738331" style:font-style-asian="italic" style:font-style-complex="italic"/>
    </style:style>
    <style:style style:name="P77" style:family="paragraph" style:parent-style-name="Text_20_body" style:list-style-name="L2">
      <style:text-properties fo:font-style="italic" officeooo:paragraph-rsid="01738331" style:font-style-asian="italic" style:font-style-complex="italic"/>
    </style:style>
    <style:style style:name="P78" style:family="paragraph" style:parent-style-name="Text_20_body" style:list-style-name="L4">
      <style:text-properties fo:font-style="italic" officeooo:paragraph-rsid="01738331" style:font-style-asian="italic" style:font-style-complex="italic"/>
    </style:style>
    <style:style style:name="P79" style:family="paragraph" style:parent-style-name="Text_20_body">
      <style:text-properties fo:font-style="italic" style:text-underline-style="none" officeooo:paragraph-rsid="00617154" style:font-style-asian="italic" style:font-style-complex="italic"/>
    </style:style>
    <style:style style:name="P80" style:family="paragraph" style:parent-style-name="Text_20_body">
      <style:text-properties fo:font-style="italic" style:text-underline-style="none" officeooo:rsid="01ab16d3" officeooo:paragraph-rsid="01ab16d3" style:font-style-asian="italic" style:font-style-complex="italic"/>
    </style:style>
    <style:style style:name="P81" style:family="paragraph" style:parent-style-name="Text_20_body" style:list-style-name="L3">
      <style:text-properties officeooo:paragraph-rsid="01738331"/>
    </style:style>
    <style:style style:name="P82" style:family="paragraph" style:parent-style-name="Text_20_body" style:list-style-name="L3">
      <style:text-properties officeooo:paragraph-rsid="01862694"/>
    </style:style>
    <style:style style:name="P83" style:family="paragraph" style:parent-style-name="Text_20_body" style:list-style-name="L5">
      <style:text-properties officeooo:paragraph-rsid="00617154"/>
    </style:style>
    <style:style style:name="P84" style:family="paragraph" style:parent-style-name="Text_20_body" style:list-style-name="L6">
      <style:text-properties officeooo:paragraph-rsid="00617154"/>
    </style:style>
    <style:style style:name="P85" style:family="paragraph" style:parent-style-name="Text_20_body" style:list-style-name="L7">
      <style:text-properties officeooo:paragraph-rsid="00617154"/>
    </style:style>
    <style:style style:name="P86" style:family="paragraph" style:parent-style-name="Text_20_body" style:list-style-name="L8">
      <style:text-properties officeooo:paragraph-rsid="00617154"/>
    </style:style>
    <style:style style:name="P87" style:family="paragraph" style:parent-style-name="Text_20_body" style:list-style-name="L9">
      <style:text-properties officeooo:paragraph-rsid="00617154"/>
    </style:style>
    <style:style style:name="P88" style:family="paragraph" style:parent-style-name="Text_20_body" style:list-style-name="L10">
      <style:text-properties officeooo:paragraph-rsid="00617154"/>
    </style:style>
    <style:style style:name="P89" style:family="paragraph" style:parent-style-name="Text_20_body" style:list-style-name="L11">
      <style:text-properties style:text-underline-style="none" officeooo:paragraph-rsid="00617154"/>
    </style:style>
    <style:style style:name="P90" style:family="paragraph" style:parent-style-name="Text_20_body" style:list-style-name="L13">
      <style:text-properties style:text-underline-style="none" officeooo:paragraph-rsid="00617154"/>
    </style:style>
    <style:style style:name="P91" style:family="paragraph" style:parent-style-name="Text_20_body" style:list-style-name="L20">
      <style:text-properties style:text-underline-style="none" officeooo:paragraph-rsid="00617154"/>
    </style:style>
    <style:style style:name="P92" style:family="paragraph" style:parent-style-name="Text_20_body" style:list-style-name="WW8Num18">
      <style:text-properties style:text-underline-style="none" officeooo:paragraph-rsid="00617154"/>
    </style:style>
    <style:style style:name="P93" style:family="paragraph" style:parent-style-name="Text_20_body" style:list-style-name="WW8Num21">
      <style:text-properties style:text-underline-style="none" officeooo:paragraph-rsid="00617154"/>
    </style:style>
    <style:style style:name="P94" style:family="paragraph" style:parent-style-name="Text_20_body" style:list-style-name="WW8Num41">
      <style:text-properties style:text-underline-style="none" officeooo:paragraph-rsid="00617154"/>
    </style:style>
    <style:style style:name="P95" style:family="paragraph" style:parent-style-name="Text_20_body" style:list-style-name="L23">
      <style:text-properties style:text-underline-style="none" officeooo:paragraph-rsid="00617154"/>
    </style:style>
    <style:style style:name="P96" style:family="paragraph" style:parent-style-name="Text_20_body" style:list-style-name="L26">
      <style:text-properties style:text-underline-style="none" officeooo:paragraph-rsid="00617154"/>
    </style:style>
    <style:style style:name="P97" style:family="paragraph" style:parent-style-name="Text_20_body" style:list-style-name="L41">
      <style:text-properties style:text-underline-style="none" officeooo:paragraph-rsid="00617154"/>
    </style:style>
    <style:style style:name="P98" style:family="paragraph" style:parent-style-name="Text_20_body" style:list-style-name="L43">
      <style:text-properties style:text-underline-style="none" officeooo:paragraph-rsid="00617154"/>
    </style:style>
    <style:style style:name="P99" style:family="paragraph" style:parent-style-name="Text_20_body" style:list-style-name="L44">
      <style:text-properties style:text-underline-style="none" officeooo:paragraph-rsid="00617154"/>
    </style:style>
    <style:style style:name="P100" style:family="paragraph" style:parent-style-name="Text_20_body" style:list-style-name="L45">
      <style:text-properties style:text-underline-style="none" officeooo:paragraph-rsid="00617154"/>
    </style:style>
    <style:style style:name="P101" style:family="paragraph" style:parent-style-name="Text_20_body" style:list-style-name="L46">
      <style:text-properties style:text-underline-style="none" officeooo:paragraph-rsid="00617154"/>
    </style:style>
    <style:style style:name="P102" style:family="paragraph" style:parent-style-name="Text_20_body" style:list-style-name="L47">
      <style:text-properties style:text-underline-style="none" officeooo:paragraph-rsid="00617154"/>
    </style:style>
    <style:style style:name="P103" style:family="paragraph" style:parent-style-name="Text_20_body" style:list-style-name="L48">
      <style:text-properties style:text-underline-style="none" officeooo:paragraph-rsid="00617154"/>
    </style:style>
    <style:style style:name="P104" style:family="paragraph" style:parent-style-name="Text_20_body" style:list-style-name="L49">
      <style:text-properties style:text-underline-style="none" officeooo:paragraph-rsid="00617154"/>
    </style:style>
    <style:style style:name="P105" style:family="paragraph" style:parent-style-name="Text_20_body" style:list-style-name="L50">
      <style:text-properties style:text-underline-style="none" officeooo:paragraph-rsid="00617154"/>
    </style:style>
    <style:style style:name="P106" style:family="paragraph" style:parent-style-name="Text_20_body" style:list-style-name="L51">
      <style:text-properties style:text-underline-style="none" officeooo:paragraph-rsid="00617154"/>
    </style:style>
    <style:style style:name="P107" style:family="paragraph" style:parent-style-name="Text_20_body" style:list-style-name="L52">
      <style:text-properties style:text-underline-style="none" officeooo:paragraph-rsid="00617154"/>
    </style:style>
    <style:style style:name="P108" style:family="paragraph" style:parent-style-name="Text_20_body" style:list-style-name="L53">
      <style:text-properties style:text-underline-style="none" officeooo:paragraph-rsid="00617154"/>
    </style:style>
    <style:style style:name="P109" style:family="paragraph" style:parent-style-name="Text_20_body" style:list-style-name="L54">
      <style:text-properties style:text-underline-style="none" officeooo:paragraph-rsid="00617154"/>
    </style:style>
    <style:style style:name="P110" style:family="paragraph" style:parent-style-name="Text_20_body" style:list-style-name="L71">
      <style:text-properties style:text-underline-style="none" officeooo:paragraph-rsid="00617154"/>
    </style:style>
    <style:style style:name="P111" style:family="paragraph" style:parent-style-name="Text_20_body" style:list-style-name="L74">
      <style:text-properties style:text-underline-style="none" officeooo:paragraph-rsid="00617154"/>
    </style:style>
    <style:style style:name="P112" style:family="paragraph" style:parent-style-name="Text_20_body" style:list-style-name="L75">
      <style:text-properties style:text-underline-style="none" officeooo:paragraph-rsid="00617154"/>
    </style:style>
    <style:style style:name="P113" style:family="paragraph" style:parent-style-name="Text_20_body">
      <style:text-properties style:text-underline-style="none" officeooo:paragraph-rsid="00617154"/>
    </style:style>
    <style:style style:name="P114" style:family="paragraph" style:parent-style-name="Text_20_body">
      <style:text-properties style:text-underline-style="none" officeooo:paragraph-rsid="01a3cd43"/>
    </style:style>
    <style:style style:name="P115" style:family="paragraph" style:parent-style-name="Text_20_body">
      <style:text-properties style:text-underline-style="none" officeooo:rsid="01a92788" officeooo:paragraph-rsid="01a92788"/>
    </style:style>
    <style:style style:name="P116" style:family="paragraph" style:parent-style-name="Text_20_body" style:list-style-name="L12">
      <style:text-properties officeooo:paragraph-rsid="00617154"/>
    </style:style>
    <style:style style:name="P117" style:family="paragraph" style:parent-style-name="Text_20_body" style:list-style-name="L14">
      <style:text-properties officeooo:paragraph-rsid="00617154"/>
    </style:style>
    <style:style style:name="P118" style:family="paragraph" style:parent-style-name="Text_20_body" style:list-style-name="L15">
      <style:text-properties officeooo:paragraph-rsid="00617154"/>
    </style:style>
    <style:style style:name="P119" style:family="paragraph" style:parent-style-name="Text_20_body" style:list-style-name="L16">
      <style:text-properties officeooo:paragraph-rsid="00617154"/>
    </style:style>
    <style:style style:name="P120" style:family="paragraph" style:parent-style-name="Text_20_body" style:list-style-name="L17">
      <style:text-properties officeooo:paragraph-rsid="00617154"/>
    </style:style>
    <style:style style:name="P121" style:family="paragraph" style:parent-style-name="Text_20_body" style:list-style-name="L18">
      <style:text-properties officeooo:paragraph-rsid="00617154"/>
    </style:style>
    <style:style style:name="P122" style:family="paragraph" style:parent-style-name="Text_20_body" style:list-style-name="L19">
      <style:text-properties officeooo:paragraph-rsid="00617154"/>
    </style:style>
    <style:style style:name="P123" style:family="paragraph" style:parent-style-name="Text_20_body" style:list-style-name="WW8Num12">
      <style:text-properties officeooo:paragraph-rsid="00617154"/>
    </style:style>
    <style:style style:name="P124" style:family="paragraph" style:parent-style-name="Text_20_body" style:list-style-name="WW8Num13">
      <style:text-properties officeooo:paragraph-rsid="00617154"/>
    </style:style>
    <style:style style:name="P125" style:family="paragraph" style:parent-style-name="Text_20_body" style:list-style-name="WW8Num14">
      <style:text-properties officeooo:paragraph-rsid="00617154"/>
    </style:style>
    <style:style style:name="P126" style:family="paragraph" style:parent-style-name="Text_20_body" style:list-style-name="WW8Num15">
      <style:text-properties fo:font-weight="normal" officeooo:paragraph-rsid="00617154" style:font-weight-asian="normal" style:font-weight-complex="normal"/>
    </style:style>
    <style:style style:name="P127" style:family="paragraph" style:parent-style-name="Text_20_body" style:list-style-name="L57">
      <style:text-properties fo:font-weight="normal" officeooo:paragraph-rsid="00617154" style:font-weight-asian="normal" style:font-weight-complex="normal"/>
    </style:style>
    <style:style style:name="P128" style:family="paragraph" style:parent-style-name="Text_20_body" style:list-style-name="WW8Num27">
      <style:text-properties officeooo:paragraph-rsid="00617154"/>
    </style:style>
    <style:style style:name="P129" style:family="paragraph" style:parent-style-name="Text_20_body" style:list-style-name="WW8Num20">
      <style:text-properties officeooo:paragraph-rsid="00617154"/>
    </style:style>
    <style:style style:name="P130" style:family="paragraph" style:parent-style-name="Text_20_body" style:list-style-name="WW8Num16">
      <style:text-properties officeooo:paragraph-rsid="00617154"/>
    </style:style>
    <style:style style:name="P131" style:family="paragraph" style:parent-style-name="Text_20_body" style:list-style-name="WW8Num17">
      <style:text-properties officeooo:paragraph-rsid="00617154"/>
    </style:style>
    <style:style style:name="P132" style:family="paragraph" style:parent-style-name="Text_20_body" style:list-style-name="WW8Num28">
      <style:text-properties officeooo:paragraph-rsid="00617154"/>
    </style:style>
    <style:style style:name="P133" style:family="paragraph" style:parent-style-name="Text_20_body" style:list-style-name="WW8Num18">
      <style:text-properties officeooo:paragraph-rsid="00617154"/>
    </style:style>
    <style:style style:name="P134" style:family="paragraph" style:parent-style-name="Text_20_body" style:list-style-name="WW8Num19">
      <style:text-properties officeooo:paragraph-rsid="00617154"/>
    </style:style>
    <style:style style:name="P135" style:family="paragraph" style:parent-style-name="Text_20_body" style:list-style-name="WW8Num22">
      <style:text-properties fo:font-style="normal" style:text-underline-style="none" officeooo:paragraph-rsid="00617154" style:font-style-asian="normal" style:font-style-complex="normal"/>
    </style:style>
    <style:style style:name="P136" style:family="paragraph" style:parent-style-name="Text_20_body" style:list-style-name="L22">
      <style:text-properties fo:font-style="normal" style:text-underline-style="none" officeooo:paragraph-rsid="00617154" style:font-style-asian="normal" style:font-style-complex="normal"/>
    </style:style>
    <style:style style:name="P137" style:family="paragraph" style:parent-style-name="Text_20_body" style:list-style-name="L32">
      <style:text-properties fo:font-style="normal" style:text-underline-style="none" officeooo:paragraph-rsid="00617154" style:font-style-asian="normal" style:font-style-complex="normal"/>
    </style:style>
    <style:style style:name="P138" style:family="paragraph" style:parent-style-name="Text_20_body" style:list-style-name="L41">
      <style:text-properties fo:font-style="normal" style:text-underline-style="none" officeooo:paragraph-rsid="00617154" style:font-style-asian="normal" style:font-style-complex="normal"/>
    </style:style>
    <style:style style:name="P139" style:family="paragraph" style:parent-style-name="Text_20_body" style:list-style-name="L43">
      <style:text-properties fo:font-style="normal" style:text-underline-style="none" officeooo:paragraph-rsid="00617154" style:font-style-asian="normal" style:font-style-complex="normal"/>
    </style:style>
    <style:style style:name="P140" style:family="paragraph" style:parent-style-name="Text_20_body" style:list-style-name="L50">
      <style:text-properties fo:font-style="normal" style:text-underline-style="none" officeooo:paragraph-rsid="00617154" style:font-style-asian="normal" style:font-style-complex="normal"/>
    </style:style>
    <style:style style:name="P141" style:family="paragraph" style:parent-style-name="Text_20_body">
      <style:text-properties fo:font-style="normal" style:text-underline-style="none" officeooo:paragraph-rsid="00617154" style:font-style-asian="normal" style:font-style-complex="normal"/>
    </style:style>
    <style:style style:name="P142" style:family="paragraph" style:parent-style-name="Text_20_body" style:list-style-name="L51">
      <style:text-properties fo:font-style="normal" style:text-underline-style="none" fo:font-weight="normal" officeooo:paragraph-rsid="00617154" style:font-style-asian="normal" style:font-weight-asian="normal" style:font-style-complex="normal" style:font-weight-complex="normal"/>
    </style:style>
    <style:style style:name="P143" style:family="paragraph" style:parent-style-name="Text_20_body" style:list-style-name="L27">
      <style:text-properties fo:font-style="normal" officeooo:paragraph-rsid="00617154" style:font-style-asian="normal" style:font-style-complex="normal"/>
    </style:style>
    <style:style style:name="P144" style:family="paragraph" style:parent-style-name="Text_20_body" style:list-style-name="L30">
      <style:text-properties fo:font-style="normal" officeooo:paragraph-rsid="00617154" style:font-style-asian="normal" style:font-style-complex="normal"/>
    </style:style>
    <style:style style:name="P145" style:family="paragraph" style:parent-style-name="Text_20_body" style:list-style-name="WW8Num29">
      <style:text-properties officeooo:paragraph-rsid="00617154"/>
    </style:style>
    <style:style style:name="P146" style:family="paragraph" style:parent-style-name="Text_20_body" style:list-style-name="WW8Num41">
      <style:text-properties officeooo:paragraph-rsid="00617154"/>
    </style:style>
    <style:style style:name="P147" style:family="paragraph" style:parent-style-name="Text_20_body" style:list-style-name="L21">
      <style:text-properties officeooo:paragraph-rsid="00617154"/>
    </style:style>
    <style:style style:name="P148" style:family="paragraph" style:parent-style-name="Text_20_body" style:list-style-name="WW8Num30">
      <style:text-properties officeooo:paragraph-rsid="00617154"/>
    </style:style>
    <style:style style:name="P149" style:family="paragraph" style:parent-style-name="Text_20_body" style:list-style-name="L24">
      <style:text-properties officeooo:paragraph-rsid="00617154"/>
    </style:style>
    <style:style style:name="P150" style:family="paragraph" style:parent-style-name="Text_20_body" style:list-style-name="L25">
      <style:text-properties officeooo:paragraph-rsid="00617154"/>
    </style:style>
    <style:style style:name="P151" style:family="paragraph" style:parent-style-name="Text_20_body" style:list-style-name="WW8Num40">
      <style:text-properties officeooo:paragraph-rsid="00617154"/>
    </style:style>
    <style:style style:name="P152" style:family="paragraph" style:parent-style-name="Text_20_body" style:list-style-name="L27">
      <style:text-properties officeooo:paragraph-rsid="00617154"/>
    </style:style>
    <style:style style:name="P153" style:family="paragraph" style:parent-style-name="Text_20_body" style:list-style-name="L28">
      <style:text-properties officeooo:paragraph-rsid="00617154"/>
    </style:style>
    <style:style style:name="P154" style:family="paragraph" style:parent-style-name="Text_20_body" style:list-style-name="L29">
      <style:text-properties officeooo:paragraph-rsid="00617154"/>
    </style:style>
    <style:style style:name="P155" style:family="paragraph" style:parent-style-name="Text_20_body" style:list-style-name="WW8Num31">
      <style:text-properties officeooo:paragraph-rsid="00617154"/>
    </style:style>
    <style:style style:name="P156" style:family="paragraph" style:parent-style-name="Text_20_body" style:list-style-name="WW8Num32">
      <style:text-properties officeooo:paragraph-rsid="00617154"/>
    </style:style>
    <style:style style:name="P157" style:family="paragraph" style:parent-style-name="Text_20_body" style:list-style-name="WW8Num33">
      <style:text-properties officeooo:paragraph-rsid="00617154"/>
    </style:style>
    <style:style style:name="P158" style:family="paragraph" style:parent-style-name="Text_20_body" style:list-style-name="WW8Num34">
      <style:text-properties officeooo:paragraph-rsid="00617154"/>
    </style:style>
    <style:style style:name="P159" style:family="paragraph" style:parent-style-name="Text_20_body" style:list-style-name="WW8Num35">
      <style:text-properties officeooo:paragraph-rsid="00617154"/>
    </style:style>
    <style:style style:name="P160" style:family="paragraph" style:parent-style-name="Text_20_body" style:list-style-name="WW8Num36">
      <style:text-properties officeooo:paragraph-rsid="00617154"/>
    </style:style>
    <style:style style:name="P161" style:family="paragraph" style:parent-style-name="Text_20_body" style:list-style-name="WW8Num37">
      <style:text-properties officeooo:paragraph-rsid="00617154"/>
    </style:style>
    <style:style style:name="P162" style:family="paragraph" style:parent-style-name="Text_20_body" style:list-style-name="WW8Num38">
      <style:text-properties officeooo:paragraph-rsid="00617154"/>
    </style:style>
    <style:style style:name="P163" style:family="paragraph" style:parent-style-name="Text_20_body" style:list-style-name="L31">
      <style:text-properties officeooo:paragraph-rsid="00617154"/>
    </style:style>
    <style:style style:name="P164" style:family="paragraph" style:parent-style-name="Text_20_body" style:list-style-name="L32">
      <style:text-properties officeooo:paragraph-rsid="00617154"/>
    </style:style>
    <style:style style:name="P165" style:family="paragraph" style:parent-style-name="Text_20_body" style:list-style-name="L33">
      <style:text-properties officeooo:paragraph-rsid="00617154"/>
    </style:style>
    <style:style style:name="P166" style:family="paragraph" style:parent-style-name="Text_20_body" style:list-style-name="L34">
      <style:text-properties officeooo:paragraph-rsid="00617154"/>
    </style:style>
    <style:style style:name="P167" style:family="paragraph" style:parent-style-name="Text_20_body" style:list-style-name="L35">
      <style:text-properties officeooo:paragraph-rsid="00617154"/>
    </style:style>
    <style:style style:name="P168" style:family="paragraph" style:parent-style-name="Text_20_body" style:list-style-name="L36">
      <style:text-properties officeooo:paragraph-rsid="00617154"/>
    </style:style>
    <style:style style:name="P169" style:family="paragraph" style:parent-style-name="Text_20_body" style:list-style-name="L37">
      <style:text-properties officeooo:paragraph-rsid="00617154"/>
    </style:style>
    <style:style style:name="P170" style:family="paragraph" style:parent-style-name="Text_20_body" style:list-style-name="L38">
      <style:text-properties officeooo:paragraph-rsid="00617154"/>
    </style:style>
    <style:style style:name="P171" style:family="paragraph" style:parent-style-name="Text_20_body" style:list-style-name="L39">
      <style:text-properties officeooo:paragraph-rsid="00617154"/>
    </style:style>
    <style:style style:name="P172" style:family="paragraph" style:parent-style-name="Text_20_body" style:list-style-name="L40">
      <style:text-properties officeooo:paragraph-rsid="00617154"/>
    </style:style>
    <style:style style:name="P173" style:family="paragraph" style:parent-style-name="Text_20_body" style:list-style-name="L42">
      <style:text-properties officeooo:paragraph-rsid="00617154"/>
    </style:style>
    <style:style style:name="P174" style:family="paragraph" style:parent-style-name="Text_20_body" style:list-style-name="L43">
      <style:text-properties officeooo:paragraph-rsid="00617154"/>
    </style:style>
    <style:style style:name="P175" style:family="paragraph" style:parent-style-name="Text_20_body" style:list-style-name="L57">
      <style:text-properties officeooo:paragraph-rsid="00617154"/>
    </style:style>
    <style:style style:name="P176" style:family="paragraph" style:parent-style-name="Text_20_body" style:list-style-name="L58">
      <style:text-properties officeooo:paragraph-rsid="00617154"/>
    </style:style>
    <style:style style:name="P177" style:family="paragraph" style:parent-style-name="Text_20_body" style:list-style-name="L59">
      <style:text-properties officeooo:paragraph-rsid="00617154"/>
    </style:style>
    <style:style style:name="P178" style:family="paragraph" style:parent-style-name="Text_20_body" style:list-style-name="L70">
      <style:text-properties officeooo:paragraph-rsid="00617154"/>
    </style:style>
    <style:style style:name="P179" style:family="paragraph" style:parent-style-name="Text_20_body" style:list-style-name="L72">
      <style:text-properties officeooo:paragraph-rsid="00617154"/>
    </style:style>
    <style:style style:name="P180" style:family="paragraph" style:parent-style-name="Text_20_body" style:list-style-name="L73">
      <style:text-properties officeooo:paragraph-rsid="00617154"/>
    </style:style>
    <style:style style:name="P181" style:family="paragraph" style:parent-style-name="Text_20_body" style:list-style-name="L54">
      <style:paragraph-properties fo:background-color="transparent">
        <style:background-image/>
      </style:paragraph-properties>
      <style:text-properties style:text-underline-style="none" officeooo:paragraph-rsid="00617154"/>
    </style:style>
    <style:style style:name="P182" style:family="paragraph" style:parent-style-name="Text_20_body" style:list-style-name="L55">
      <style:paragraph-properties fo:background-color="transparent">
        <style:background-image/>
      </style:paragraph-properties>
      <style:text-properties style:text-underline-style="none" officeooo:paragraph-rsid="00617154"/>
    </style:style>
    <style:style style:name="P183" style:family="paragraph" style:parent-style-name="Text_20_body" style:list-style-name="L56">
      <style:paragraph-properties fo:background-color="transparent">
        <style:background-image/>
      </style:paragraph-properties>
      <style:text-properties style:text-underline-style="none" officeooo:paragraph-rsid="00617154"/>
    </style:style>
    <style:style style:name="P184" style:family="paragraph" style:parent-style-name="Text_20_body" style:list-style-name="L60">
      <style:paragraph-properties fo:background-color="transparent">
        <style:background-image/>
      </style:paragraph-properties>
      <style:text-properties style:text-underline-style="none" officeooo:paragraph-rsid="00617154"/>
    </style:style>
    <style:style style:name="P185" style:family="paragraph" style:parent-style-name="Text_20_body" style:list-style-name="L61">
      <style:paragraph-properties fo:background-color="transparent">
        <style:background-image/>
      </style:paragraph-properties>
      <style:text-properties style:text-underline-style="none" officeooo:paragraph-rsid="00617154"/>
    </style:style>
    <style:style style:name="P186" style:family="paragraph" style:parent-style-name="Text_20_body" style:list-style-name="L62">
      <style:paragraph-properties fo:background-color="transparent">
        <style:background-image/>
      </style:paragraph-properties>
      <style:text-properties style:text-underline-style="none" officeooo:paragraph-rsid="00617154"/>
    </style:style>
    <style:style style:name="P187" style:family="paragraph" style:parent-style-name="Text_20_body" style:list-style-name="L63">
      <style:paragraph-properties fo:background-color="transparent">
        <style:background-image/>
      </style:paragraph-properties>
      <style:text-properties style:text-underline-style="none" officeooo:paragraph-rsid="00617154" style:language-asian="zxx" style:country-asian="none" style:language-complex="ar" style:country-complex="SA"/>
    </style:style>
    <style:style style:name="P188" style:family="paragraph" style:parent-style-name="Text_20_body" style:list-style-name="L64">
      <style:paragraph-properties fo:background-color="transparent">
        <style:background-image/>
      </style:paragraph-properties>
      <style:text-properties style:text-underline-style="none" officeooo:paragraph-rsid="00617154"/>
    </style:style>
    <style:style style:name="P189" style:family="paragraph" style:parent-style-name="Text_20_body" style:list-style-name="L65">
      <style:paragraph-properties fo:background-color="transparent">
        <style:background-image/>
      </style:paragraph-properties>
      <style:text-properties style:text-underline-style="none" officeooo:paragraph-rsid="00617154"/>
    </style:style>
    <style:style style:name="P190" style:family="paragraph" style:parent-style-name="Text_20_body" style:list-style-name="L66">
      <style:paragraph-properties fo:background-color="transparent">
        <style:background-image/>
      </style:paragraph-properties>
      <style:text-properties style:text-underline-style="none" officeooo:paragraph-rsid="00617154"/>
    </style:style>
    <style:style style:name="P191" style:family="paragraph" style:parent-style-name="Text_20_body" style:list-style-name="L62">
      <style:paragraph-properties fo:background-color="transparent">
        <style:background-image/>
      </style:paragraph-properties>
      <style:text-properties fo:font-style="normal" style:text-underline-style="none" officeooo:paragraph-rsid="00617154" style:font-style-asian="normal" style:font-style-complex="normal"/>
    </style:style>
    <style:style style:name="P192" style:family="paragraph" style:parent-style-name="Text_20_body" style:list-style-name="L62">
      <style:paragraph-properties fo:background-color="transparent">
        <style:background-image/>
      </style:paragraph-properties>
      <style:text-properties fo:font-style="normal" style:text-underline-style="none" fo:font-weight="normal" officeooo:paragraph-rsid="00617154" style:language-asian="zxx" style:country-asian="none" style:font-style-asian="normal" style:font-weight-asian="normal" style:language-complex="ar" style:country-complex="SA" style:font-style-complex="normal" style:font-weight-complex="normal"/>
    </style:style>
    <style:style style:name="P193" style:family="paragraph" style:parent-style-name="Text_20_body" style:list-style-name="L68">
      <style:paragraph-properties fo:background-color="transparent">
        <style:background-image/>
      </style:paragraph-properties>
      <style:text-properties fo:font-style="normal" style:text-underline-style="none" fo:font-weight="normal" officeooo:paragraph-rsid="00617154" style:language-asian="zxx" style:country-asian="none" style:font-style-asian="normal" style:font-weight-asian="normal" style:language-complex="ar" style:country-complex="SA" style:font-style-complex="normal" style:font-weight-complex="normal"/>
    </style:style>
    <style:style style:name="P194" style:family="paragraph" style:parent-style-name="Text_20_body" style:list-style-name="L69">
      <style:paragraph-properties fo:background-color="transparent">
        <style:background-image/>
      </style:paragraph-properties>
      <style:text-properties fo:font-style="normal" style:text-underline-style="none" fo:font-weight="normal" officeooo:paragraph-rsid="00617154" style:font-style-asian="normal" style:font-weight-asian="normal" style:font-style-complex="normal" style:font-weight-complex="normal"/>
    </style:style>
    <style:style style:name="P195" style:family="paragraph" style:parent-style-name="Text_20_body" style:list-style-name="L62">
      <style:paragraph-properties fo:background-color="transparent">
        <style:background-image/>
      </style:paragraph-properties>
      <style:text-properties officeooo:paragraph-rsid="00617154" style:language-asian="zxx" style:country-asian="none" style:language-complex="ar" style:country-complex="SA"/>
    </style:style>
    <style:style style:name="P196" style:family="paragraph" style:parent-style-name="Text_20_body" style:list-style-name="L63">
      <style:paragraph-properties fo:background-color="transparent">
        <style:background-image/>
      </style:paragraph-properties>
      <style:text-properties officeooo:paragraph-rsid="00617154" style:language-asian="zxx" style:country-asian="none" style:language-complex="ar" style:country-complex="SA"/>
    </style:style>
    <style:style style:name="P197" style:family="paragraph" style:parent-style-name="Text_20_body" style:list-style-name="L67">
      <style:paragraph-properties fo:background-color="transparent">
        <style:background-image/>
      </style:paragraph-properties>
      <style:text-properties officeooo:paragraph-rsid="00617154"/>
    </style:style>
    <style:style style:name="P198" style:family="paragraph" style:parent-style-name="Heading_20_6">
      <style:text-properties fo:font-style="normal" style:font-style-asian="normal" style:font-style-complex="normal"/>
    </style:style>
    <style:style style:name="P199" style:family="paragraph" style:parent-style-name="Heading_20_6">
      <style:text-properties fo:font-style="normal" officeooo:paragraph-rsid="00617154" style:font-style-asian="normal" style:font-style-complex="normal"/>
    </style:style>
    <style:style style:name="P200" style:family="paragraph" style:parent-style-name="Heading_20_5">
      <style:text-properties officeooo:paragraph-rsid="00617154"/>
    </style:style>
    <style:style style:name="P201" style:family="paragraph" style:parent-style-name="Heading_20_4">
      <style:text-properties officeooo:paragraph-rsid="019f981f"/>
    </style:style>
    <style:style style:name="P202" style:family="paragraph" style:parent-style-name="Heading_20_4">
      <style:text-properties officeooo:paragraph-rsid="01746d3f"/>
    </style:style>
    <style:style style:name="P203" style:family="paragraph" style:parent-style-name="Heading_20_4">
      <style:text-properties style:text-line-through-style="none" style:text-line-through-type="none" officeooo:paragraph-rsid="01746d3f"/>
    </style:style>
    <style:style style:name="P204" style:family="paragraph" style:parent-style-name="Heading_20_4">
      <style:text-properties officeooo:rsid="017569f2" officeooo:paragraph-rsid="017569f2"/>
    </style:style>
    <style:style style:name="P205" style:family="paragraph" style:parent-style-name="Heading_20_4">
      <style:text-properties officeooo:paragraph-rsid="00617154"/>
    </style:style>
    <style:style style:name="P206" style:family="paragraph" style:parent-style-name="Heading_20_4">
      <style:paragraph-properties fo:break-before="page"/>
    </style:style>
    <style:style style:name="P207" style:family="paragraph" style:parent-style-name="Heading_20_3">
      <style:text-properties officeooo:paragraph-rsid="00617154"/>
    </style:style>
    <style:style style:name="P208" style:family="paragraph" style:parent-style-name="Heading_20_3">
      <style:text-properties officeooo:paragraph-rsid="01746d3f"/>
    </style:style>
    <style:style style:name="P209" style:family="paragraph" style:parent-style-name="Heading_20_3">
      <style:text-properties style:text-underline-style="none" officeooo:paragraph-rsid="00617154"/>
    </style:style>
    <style:style style:name="P210" style:family="paragraph" style:parent-style-name="Heading_20_3">
      <style:text-properties style:text-underline-style="none" officeooo:paragraph-rsid="00617154" style:language-asian="zxx" style:country-asian="none" style:language-complex="ar" style:country-complex="SA"/>
    </style:style>
    <style:style style:name="P211" style:family="paragraph" style:parent-style-name="Heading_20_3">
      <style:text-properties fo:font-style="normal" style:text-underline-style="none" officeooo:paragraph-rsid="00617154" style:font-style-asian="normal" style:font-style-complex="normal"/>
    </style:style>
    <style:style style:name="P212" style:family="paragraph" style:parent-style-name="Heading_20_3">
      <style:text-properties fo:font-style="normal" officeooo:paragraph-rsid="00617154" style:font-style-asian="normal" style:font-style-complex="normal"/>
    </style:style>
    <style:style style:name="P213" style:family="paragraph" style:parent-style-name="Heading_20_3">
      <style:text-properties fo:font-weight="bold" officeooo:paragraph-rsid="00617154" style:font-weight-asian="bold" style:font-weight-complex="bold"/>
    </style:style>
    <style:style style:name="P214" style:family="paragraph" style:parent-style-name="Heading_20_3">
      <style:paragraph-properties fo:margin-top="0.4cm" fo:margin-bottom="0.101cm" style:contextual-spacing="false"/>
      <style:text-properties style:text-underline-style="none" officeooo:paragraph-rsid="019df2a1"/>
    </style:style>
    <style:style style:name="P215" style:family="paragraph" style:parent-style-name="Heading_20_2">
      <style:text-properties officeooo:paragraph-rsid="006a7ec4"/>
    </style:style>
    <style:style style:name="P216" style:family="paragraph" style:parent-style-name="Heading_20_2">
      <style:text-properties officeooo:paragraph-rsid="01738331"/>
    </style:style>
    <style:style style:name="P217" style:family="paragraph" style:parent-style-name="Heading_20_2">
      <style:text-properties officeooo:paragraph-rsid="00617154"/>
    </style:style>
    <style:style style:name="P218" style:family="paragraph" style:parent-style-name="Heading_20_2">
      <style:text-properties style:text-underline-style="none" officeooo:paragraph-rsid="00617154"/>
    </style:style>
    <style:style style:name="P219" style:family="paragraph" style:parent-style-name="Heading_20_2">
      <style:paragraph-properties fo:margin-top="0.4cm" fo:margin-bottom="0.101cm" style:contextual-spacing="false"/>
      <style:text-properties style:text-underline-style="none" officeooo:paragraph-rsid="00617154"/>
    </style:style>
    <style:style style:name="P220" style:family="paragraph" style:parent-style-name="Heading_20_1">
      <style:text-properties officeooo:paragraph-rsid="00617154"/>
    </style:style>
    <style:style style:name="P221" style:family="paragraph" style:parent-style-name="Heading_20_1">
      <style:paragraph-properties fo:break-before="page"/>
      <style:text-properties officeooo:paragraph-rsid="0062ba63"/>
    </style:style>
    <style:style style:name="T1" style:family="text">
      <style:text-properties fo:font-style="italic" style:font-style-asian="italic" style:font-style-complex="italic"/>
    </style:style>
    <style:style style:name="T2" style:family="text">
      <style:text-properties fo:font-style="italic" officeooo:rsid="0172a5d6"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172a5d6"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fo:font-weight="bold" officeooo:rsid="0170ae19" style:font-style-asian="italic" style:font-weight-asian="bold" style:font-style-complex="italic" style:font-weight-complex="bold"/>
    </style:style>
    <style:style style:name="T9" style:family="text">
      <style:text-properties fo:font-style="italic" style:text-underline-style="none" fo:font-weight="bold" officeooo:rsid="0170d619" style:font-style-asian="italic" style:font-weight-asian="bold" style:font-style-complex="italic"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language-asian="zxx" style:country-asian="none" style:font-style-asian="italic" style:language-complex="ar" style:country-complex="SA" style:font-style-complex="italic"/>
    </style:style>
    <style:style style:name="T12" style:family="text">
      <style:text-properties fo:font-weight="bold" style:font-weight-asian="bold" style:font-weight-complex="bold"/>
    </style:style>
    <style:style style:name="T13" style:family="text">
      <style:text-properties fo:font-weight="bold" officeooo:rsid="0183574e" style:font-weight-asian="bold" style:font-weight-complex="bold"/>
    </style:style>
    <style:style style:name="T14" style:family="text">
      <style:text-properties fo:font-weight="bold" officeooo:rsid="006e371b" style:font-weight-asian="bold" style:font-weight-complex="bold"/>
    </style:style>
    <style:style style:name="T15" style:family="text">
      <style:text-properties fo:font-weight="bold" style:language-asian="zxx" style:country-asian="none"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fo:font-weight="normal" officeooo:rsid="01879f0c"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10a7145" style:font-style-asian="normal" style:font-style-complex="normal"/>
    </style:style>
    <style:style style:name="T20" style:family="text">
      <style:text-properties fo:font-style="normal" officeooo:rsid="010e2558" style:font-style-asian="normal" style:font-style-complex="normal"/>
    </style:style>
    <style:style style:name="T21" style:family="text">
      <style:text-properties fo:font-style="normal" officeooo:rsid="011046dc" style:font-style-asian="normal" style:font-style-complex="normal"/>
    </style:style>
    <style:style style:name="T22" style:family="text">
      <style:text-properties fo:font-style="normal" officeooo:rsid="00ff86d0" style:font-style-asian="normal" style:font-style-complex="normal"/>
    </style:style>
    <style:style style:name="T23" style:family="text">
      <style:text-properties fo:font-style="normal" officeooo:rsid="0178219e" style:font-style-asian="normal" style:font-style-complex="normal"/>
    </style:style>
    <style:style style:name="T24" style:family="text">
      <style:text-properties fo:font-style="normal" officeooo:rsid="017a32e1" style:font-style-asian="normal" style:font-style-complex="normal"/>
    </style:style>
    <style:style style:name="T25" style:family="text">
      <style:text-properties fo:font-style="normal" officeooo:rsid="017bcae1" style:font-style-asian="normal" style:font-style-complex="normal"/>
    </style:style>
    <style:style style:name="T26" style:family="text">
      <style:text-properties fo:font-style="normal" officeooo:rsid="017d85b4" style:font-style-asian="normal" style:font-style-complex="normal"/>
    </style:style>
    <style:style style:name="T27" style:family="text">
      <style:text-properties fo:font-style="normal" officeooo:rsid="017e9601"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style:language-asian="zxx" style:country-asian="none" style:font-style-asian="normal" style:font-weight-asian="bold" style:language-complex="ar" style:country-complex="SA"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style:language-asian="zxx" style:country-asian="none" style:font-style-asian="normal" style:font-weight-asian="normal" style:language-complex="ar" style:country-complex="SA" style:font-style-complex="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style:font-style-asian="normal" style:font-style-complex="normal"/>
    </style:style>
    <style:style style:name="T35" style:family="text">
      <style:text-properties officeooo:rsid="000e2fe4"/>
    </style:style>
    <style:style style:name="T36" style:family="text">
      <style:text-properties officeooo:rsid="002eb51a"/>
    </style:style>
    <style:style style:name="T37" style:family="text">
      <style:text-properties style:text-underline-style="none"/>
    </style:style>
    <style:style style:name="T38" style:family="text">
      <style:text-properties style:text-underline-style="none" officeooo:rsid="003636ac"/>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bold" style:font-weight-asian="bold" style:font-weight-complex="bold"/>
    </style:style>
    <style:style style:name="T41" style:family="text">
      <style:text-properties style:text-underline-style="none" officeooo:rsid="019c5e54"/>
    </style:style>
    <style:style style:name="T42" style:family="text">
      <style:text-properties style:text-underline-style="none" officeooo:rsid="01a601d5"/>
    </style:style>
    <style:style style:name="T43" style:family="text">
      <style:text-properties style:language-asian="zxx" style:country-asian="none" style:language-complex="ar" style:country-complex="SA"/>
    </style:style>
    <style:style style:name="T44" style:family="text">
      <style:text-properties officeooo:rsid="005d6149"/>
    </style:style>
    <style:style style:name="T45" style:family="text">
      <style:text-properties style:text-line-through-style="none" style:text-line-through-type="none"/>
    </style:style>
    <style:style style:name="T46" style:family="text">
      <style:text-properties style:text-line-through-style="none" style:text-line-through-type="none" officeooo:rsid="017569f2"/>
    </style:style>
    <style:style style:name="T47" style:family="text">
      <style:text-properties style:text-line-through-style="none" style:text-line-through-type="none" officeooo:rsid="01793c0c"/>
    </style:style>
    <style:style style:name="T48" style:family="text">
      <style:text-properties officeooo:rsid="00f6d294"/>
    </style:style>
    <style:style style:name="T49" style:family="text">
      <style:text-properties officeooo:rsid="0101413c"/>
    </style:style>
    <style:style style:name="T50" style:family="text">
      <style:text-properties officeooo:rsid="011046dc"/>
    </style:style>
    <style:style style:name="T51" style:family="text">
      <style:text-properties officeooo:rsid="0110f5a9"/>
    </style:style>
    <style:style style:name="T52" style:family="text">
      <style:text-properties officeooo:rsid="01115c4d"/>
    </style:style>
    <style:style style:name="T53" style:family="text">
      <style:text-properties officeooo:rsid="013cc988"/>
    </style:style>
    <style:style style:name="T54" style:family="text">
      <style:text-properties officeooo:rsid="0147fddd"/>
    </style:style>
    <style:style style:name="T55" style:family="text">
      <style:text-properties officeooo:rsid="015cd9d8"/>
    </style:style>
    <style:style style:name="T56" style:family="text">
      <style:text-properties officeooo:rsid="015d8fc5"/>
    </style:style>
    <style:style style:name="T57" style:family="text">
      <style:text-properties officeooo:rsid="01700ec7"/>
    </style:style>
    <style:style style:name="T58" style:family="text">
      <style:text-properties officeooo:rsid="0170ae19"/>
    </style:style>
    <style:style style:name="T59" style:family="text">
      <style:text-properties officeooo:rsid="017569f2"/>
    </style:style>
    <style:style style:name="T60" style:family="text">
      <style:text-properties officeooo:rsid="0175e343"/>
    </style:style>
    <style:style style:name="T61" style:family="text">
      <style:text-properties officeooo:rsid="01793c0c"/>
    </style:style>
    <style:style style:name="T62" style:family="text">
      <style:text-properties officeooo:rsid="0185077d"/>
    </style:style>
    <style:style style:name="T63" style:family="text">
      <style:text-properties officeooo:rsid="0187915d"/>
    </style:style>
    <style:style style:name="T64" style:family="text">
      <style:text-properties officeooo:rsid="019a37a3"/>
    </style:style>
    <style:style style:name="T65" style:family="text">
      <style:text-properties officeooo:rsid="006e371b"/>
    </style:style>
    <style:style style:name="T66" style:family="text">
      <style:text-properties officeooo:rsid="007b52ff"/>
    </style:style>
    <style:style style:name="T67" style:family="text">
      <style:text-properties officeooo:rsid="019afb9c"/>
    </style:style>
    <style:style style:name="T68" style:family="text">
      <style:text-properties officeooo:rsid="019c5a79"/>
    </style:style>
    <style:style style:name="T69" style:family="text">
      <style:text-properties officeooo:rsid="01888935"/>
    </style:style>
    <style:style style:name="T70" style:family="text">
      <style:text-properties officeooo:rsid="01a09e36"/>
    </style:style>
    <style:style style:name="T71" style:family="text">
      <style:text-properties officeooo:rsid="01a3cd43"/>
    </style:style>
    <style:style style:name="T72" style:family="text">
      <style:text-properties officeooo:rsid="01a64bda"/>
    </style:style>
    <style:style style:name="T73" style:family="text">
      <style:text-properties officeooo:rsid="01a7c20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Text_20_body"/>
      <text:p text:style-name="Text_20_body"/>
      <text:p text:style-name="P70">Magie v Dakaře</text:p>
      <text:p text:style-name="P71">Grimoár</text:p>
      <text:p text:style-name="P68"/>
      <text:p text:style-name="P68"/>
      <text:p text:style-name="P68">Rozšiřující příručka ke hře</text:p>
      <text:p text:style-name="P69">Dakara: Hra bez přípravy</text:p>
      <text:p text:style-name="P34"/>
      <text:p text:style-name="P34"/>
      <text:p text:style-name="P34"/>
      <text:p text:style-name="P34"/>
      <text:p text:style-name="P34"/>
      <text:p text:style-name="P34"/>
      <text:p text:style-name="P34"/>
      <text:p text:style-name="P34"/>
      <text:p text:style-name="P34">Michal Světlý</text:p>
      <text:p text:style-name="P3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text:a xlink:type="simple" xlink:href="#__RefHeading__15238_1339361247" text:style-name="Internet_20_link" text:visited-style-name="Internet_20_link">Poděkování</text:a><text:tab/>3</text:p>
          <text:p text:style-name="P1"><text:a xlink:type="simple" xlink:href="#__RefHeading__15240_1339361247" text:style-name="Internet_20_link" text:visited-style-name="Internet_20_link">Zpětná vazba</text:a><text:tab/>3</text:p>
          <text:p text:style-name="P1"><text:a xlink:type="simple" xlink:href="#__RefHeading__3576_880044900" text:style-name="Internet_20_link" text:visited-style-name="Internet_20_link">Pro zkušené hráče rolových her</text:a><text:tab/>3</text:p>
          <text:p text:style-name="P1"><text:a xlink:type="simple" xlink:href="#__RefHeading__25487_1009303451" text:style-name="Internet_20_link" text:visited-style-name="Internet_20_link">Úvod</text:a><text:tab/>4</text:p>
          <text:p text:style-name="P1"><text:a xlink:type="simple" xlink:href="#__RefHeading__25491_1009303451" text:style-name="Internet_20_link" text:visited-style-name="Internet_20_link">Tvorba postavy</text:a><text:tab/>6</text:p>
          <text:p text:style-name="P1"><text:a xlink:type="simple" xlink:href="#__RefHeading__25493_1009303451" text:style-name="Internet_20_link" text:visited-style-name="Internet_20_link">Vyhodnocení obtížných akcí</text:a><text:tab/>8</text:p>
          <text:p text:style-name="P1"><text:a xlink:type="simple" xlink:href="#__RefHeading__25497_1009303451" text:style-name="Internet_20_link" text:visited-style-name="Internet_20_link">Zranění a léčba</text:a><text:tab/>13</text:p>
          <text:p text:style-name="P1"><text:a xlink:type="simple" xlink:href="#__RefHeading__6273_680152062" text:style-name="Internet_20_link" text:visited-style-name="Internet_20_link">Únava a vyčerpání</text:a><text:tab/>14</text:p>
          <text:p text:style-name="P1"><text:a xlink:type="simple" xlink:href="#__RefHeading__3168_1164440167" text:style-name="Internet_20_link" text:visited-style-name="Internet_20_link">Boj</text:a><text:tab/>15</text:p>
          <text:p text:style-name="P2"><text:a xlink:type="simple" xlink:href="#__RefHeading__25643_1009303451" text:style-name="Internet_20_link" text:visited-style-name="Internet_20_link">Ohlašování akcí</text:a><text:tab/>15</text:p>
          <text:p text:style-name="P2"><text:a xlink:type="simple" xlink:href="#__RefHeading__3612_880044900" text:style-name="Internet_20_link" text:visited-style-name="Internet_20_link">Vyhodnocení akcí</text:a><text:tab/>16</text:p>
          <text:p text:style-name="P2"><text:a xlink:type="simple" xlink:href="#__RefHeading__25651_1009303451" text:style-name="Internet_20_link" text:visited-style-name="Internet_20_link">Bojové finty</text:a><text:tab/>21</text:p>
          <text:p text:style-name="P1"><text:a xlink:type="simple" xlink:href="#__RefHeading__25499_1009303451" text:style-name="Internet_20_link" text:visited-style-name="Internet_20_link">Opozice</text:a><text:tab/>24</text:p>
          <text:p text:style-name="P1"><text:a xlink:type="simple" xlink:href="#__RefHeading__25501_1009303451" text:style-name="Internet_20_link" text:visited-style-name="Internet_20_link">Jak vést hru</text:a><text:tab/>25</text:p>
          <text:p text:style-name="P1"><text:a xlink:type="simple" xlink:href="#__RefHeading__25677_1009303451" text:style-name="Internet_20_link" text:visited-style-name="Internet_20_link">Jak hrát za postavu</text:a><text:tab/>28</text:p>
          <text:p text:style-name="P1"><text:a xlink:type="simple" xlink:href="#__RefHeading__25503_1009303451" text:style-name="Internet_20_link" text:visited-style-name="Internet_20_link">První hra skončila. Co dál?</text:a><text:tab/>29</text:p>
        </text:index-body>
      </text:table-of-content>
      <text:p text:style-name="P19"/>
      <text:p text:style-name="P19"/>
      <text:p text:style-name="P19"/>
      <text:p text:style-name="P19"/>
      <text:p text:style-name="P32"/>
      <text:p text:style-name="P32"/>
      <text:p text:style-name="P32"/>
      <text:p text:style-name="P32"/>
      <text:p text:style-name="P32"/>
      <text:p text:style-name="P32"/>
      <text:p text:style-name="P32"/>
      <text:p text:style-name="P32"/>
      <text:p text:style-name="P25">Verze 0.7.9.<text:span text:style-name="T35">24 A5</text:span> z <text:span text:style-name="T44">21</text:span>. 6. 2014</text:p>
      <text:h text:style-name="P206" text:outline-level="4"><text:bookmark-start text:name="__RefHeading__15238_1339361247"/>Poděkování<text:bookmark-end text:name="__RefHeading__15238_1339361247"/></text:h>
      <text:p text:style-name="Table_20_Comments">Rád bych touto cestou poděkoval účastníkům testovacích her a také všem, kdo přispěli cennými připomínkami.</text:p>
      <text:h text:style-name="Heading_20_4" text:outline-level="4"><text:bookmark-start text:name="__RefHeading__15240_1339361247"/>Zpětná vazba<text:bookmark-end text:name="__RefHeading__15240_1339361247"/></text:h>
      <text:p text:style-name="Table_20_Comments"><text:span text:style-name="T37">Velice ocením Vaše názory a komentáře. Pokud to bude alespoň trochu možné, tak u připomínek ke konkrétním pravidlům uvádějte, prosím, číslo verze a název kapitoly nebo číslo stránky. Velice mi to usnadní zapracování.<text:line-break/></text:span><text:span text:style-name="T38"><text:tab/></text:span>Připomínky pište, prosím, nejlépe do<text:span text:style-name="T36"> diskuse na </text:span><text:a xlink:type="simple" xlink:href="http://rpgforum.cz/forum/viewtopic.php?f=286&amp;t=12530"><text:span text:style-name="T36">RPG fóru</text:span></text:a><text:span text:style-name="T36"> nebo </text:span><text:a xlink:type="simple" xlink:href="http://www.d20.cz/diskuze/pravidla-diskuze/51343.html"><text:span text:style-name="T36">D20.cz</text:span></text:a><text:span text:style-name="T36">.</text:span></text:p>
      <text:h text:style-name="P221" text:outline-level="1">Úvod</text:h>
      <text:p text:style-name="P61">Tato kniha navazuje na příručk<text:span text:style-name="T64">y</text:span> Dakara: Hra bez přípravy <text:span text:style-name="T64">a Magie v Dakaře</text:span>. Může<text:span text:style-name="T55">š</text:span> ji ale použít i samostatně nebo jako <text:span text:style-name="T52">inspiraci</text:span> k<text:span text:style-name="T56">e</text:span> <text:span text:style-name="T56">tvému</text:span> oblíbenému hernímu systému.</text:p>
      <text:h text:style-name="P215" text:outline-level="2">Magické dovednosti</text:h>
      <text:p text:style-name="P52">Každý magický obor <text:span text:style-name="T65">sestává z několika disciplín</text:span>.<text:span text:style-name="T66"> Může se při tom stát, že některá z nich spadá pod více oborů. Léčivou magii například používají jak přírodní čarodějové tak kněží. Oba tyto obory umožňují učit se a používat stejná léčivá kouzla, liší se jen v tom, jakým způsobem je vyvolávají.<text:line-break/><text:tab/>Pokud používáte pravidlo pro specializace sdružených dovedností z příručky </text:span><text:span text:style-name="T14">Dakara: Rozšiřující pravidla</text:span><text:span text:style-name="T65">, tak tyto disciplíny považujte za specializace a magické obory za sdružené dovednosti.<text:line-break/><text:tab/>V opačném případě ti následující seznam říká jen to, které schopnosti a kouzla můžeš používat. Učit se můžeš jen ty, které spadají pod specializace uvedené u tvých magických dovedností.</text:span></text:p>
      <text:h text:style-name="P198" text:outline-level="6">Psychická magie</text:h>
      <text:p text:style-name="P51"><text:span text:style-name="T6">Specializace:</text:span><text:span text:style-name="T37"> </text:span><text:span text:style-name="T39">Astrální praktiky, Umění předtuchy, Telepatie, Mentální praktiky, Telekineze (zatím není), Ohnivá magie, Léčivá magie, Protimagie, Techniky sesílání, Vůle, Rituální magie</text:span></text:p>
      <text:h text:style-name="P199" text:outline-level="6">Živelná magie</text:h>
      <text:p text:style-name="P54"><text:span text:style-name="T1">Specializace:</text:span> <text:span text:style-name="T16">Techniky sesílání, Práce s živly, Ohnivá magie, Vodní magie, Zemní magie, Vzdušná magie, Tvorba elementálů, Práce s astrálními bytostmi, Očarování předmětů, Astrální praktiky, Protimagie, Vůle, Rituální magie</text:span></text:p>
      <text:h text:style-name="P199" text:outline-level="6"><text:soft-page-break/>Alchymie</text:h>
      <text:p text:style-name="P51"><text:span text:style-name="T1">Specializace:</text:span> <text:span text:style-name="T16">Pyrotechnika, Spagyrie, Minerální alchymie, Velké dílo (zatím není), Tvorba homunkulů (zatím není), Tvorba golemů (zatím není), Alchymistické symboly a šifry, Materiální magie (zatím jen z části), Tvorba inteligentních předmětů (zatím není), Vůle</text:span></text:p>
      <text:h text:style-name="P199" text:outline-level="6">Přírodní magie</text:h>
      <text:p text:style-name="P51"><text:span text:style-name="T1">Specializace:</text:span> <text:span text:style-name="T16">Somatická odolnost, Střelecké a vrhačské schopnosti, Posílení smyslů, Umění skrývání, Atletické schopnosti, Zemní magie, Léčivá magie, Bylinková magie, Žehnání, Magie rostlin, Magie zvířat, Tvorba přírodních duchů, Tělesné proměny, Proklínání, Počasnická magie, Očarování předmětů, Práce s astrálními bytostmi, Techniky sesílání, Astrální praktiky, Protimagie, Vůle, Rituální magie</text:span></text:p>
      <text:h text:style-name="P199" text:outline-level="6">Thaumaturgie</text:h>
      <text:p text:style-name="P51"><text:span text:style-name="T1">Specializace:</text:span> <text:span text:style-name="T16">Somatická odolnost, Bojové schopnosti, Duchovní schopnosti, Sociální a umělecké schopnosti, Léčivá magie, Žehnání, Práce s astrálními bytostmi, Protimagie, Očarování předmětů, Techniky sesílání, Astrální praktiky, Vůle, Rituální magie</text:span></text:p>
      <text:h text:style-name="P199" text:outline-level="6">Somatická magie</text:h>
      <text:p text:style-name="P51"><text:span text:style-name="T1">Specializace:</text:span> <text:span text:style-name="T16">Somatická odolnost, Bojové schopnosti, Duchovní schopnosti, Střelecké a vrhačské schopnosti, Posílení smyslů, Umění skrývání, Umění předtuchy, Asasinské schopnosti, Bleskurychlé pohyby, Sociální a umělecké schopnosti, Akrobatické schopnosti, Atletické schopnosti, Astrální praktiky, Vůle</text:span></text:p>
      <text:h text:style-name="P214" text:outline-level="3">Modifikace kouzel</text:h>
      <text:p text:style-name="P29"><text:span text:style-name="T37">/* </text:span><text:span text:style-name="T42">TODO: Tohle asi přesunout do Grimoáru.</text:span><text:span text:style-name="T37"> */</text:span></text:p>
      <text:p text:style-name="P40"><text:soft-page-break/>Modifikace jsou magické schopnosti, které umožňují upravit efekt nebo parametry nějakého jiného kouzla. Některé je možné použít i jako samostatné kouzlo, je to vždy uvedeno v jejich popisu. Každou modifikaci se musíš nejprve naučit (a zaplatit za to bod zkušenosti), až pak ji můžeš používat. Použití modifikace musíš oznámit před hodem na seslání. <text:line-break/><text:tab/><text:span text:style-name="T37">Kombinovat můžeš libovolný počet modifikací. Výjimkou jsou modifikace vyžadující použití magické energie, takovou lze vždy použít jen jednu. Pokud Síla kouzla v důsledku modifikací klesne na 0 nebo níž, kouzlo není možné v této podobě seslat.<text:line-break/><text:tab/>Kombinace modifikací a základního kouzla musí dávat smysl. </text:span><text:span text:style-name="T40">Seslání bez gestikulace</text:span><text:span text:style-name="T37"> například nemá smysl použít spolu s psychickými kouzly, protože ta se sesílají pouhým soustředěním a gestikulaci tudíž nevyžadují. </text:span><text:span text:style-name="T40">Stvoření živlu</text:span><text:span text:style-name="T37"> má pro změnu smysl pouze spolu s kouzly, které pracují s nějakým živlem.</text:span></text:p>
      <text:h text:style-name="P201" text:outline-level="4">Použití bodu Vůle</text:h>
      <text:p text:style-name="P72">Kouzla seslaná čistě pomocí dovednosti jsou poměrně slabá, za to je můžeš sesílat libovolně často. Když je třeba, tak můžeš seslat kouzlo silnější – ovšem za cenu vyčerpá<text:span text:style-name="T69">ní</text:span>.<text:line-break/><text:tab/>Některá kouzla jsou tak náročná, že v základní formě seslat vůbec nejdou. U nich je potom uvedeno: „Seslání vyžaduje použití bodu Vůle“.<text:line-break/><text:tab/>V boji se posílení kouzla bodem Vůle považuje za bojovou fintu (viz kapitola <text:span text:style-name="T12">Boj</text:span>).</text:p>
      <text:p text:style-name="P72"/>
      <text:p text:style-name="P41">Herní efekt:</text:p>
      <text:p text:style-name="P55">Použití bodu Vůle při seslání libovolného kouzla ti poskytne bonus +3 k hodu na seslání. Bonus získáš i v případě, že kouzlo použití bodu Vůle vyžaduje. Na používání magických schopností se tento bonus nevztahuje, leda by to bylo výslovně uvedeno v popisu <text:soft-page-break/>schopnosti.<text:line-break/><text:tab/>Bonus k hodu na seslání platí vždy jen na jedno vyhodnocení efektu kouzla. Pokud tedy udržuješ zaklínadlo a začneš jej ovládat zaklínáním, za každý použitý bod Vůle získáš bonus jen na jedno kolo. Nic ti ale nebrání utratit více bodů Vůle a získat tak bonus na vyhodnocení kouzla více kol po sobě.</text:p>
      <text:h text:style-name="P216" text:outline-level="2">Shrnutí pravidel pro magii</text:h>
      <text:p text:style-name="P64"/>
      <text:p text:style-name="P64">TODO: Magická léčba, Alchymistické postupy</text:p>
      <text:p text:style-name="P64"/>
      <text:p text:style-name="P64">Magické principy</text:p>
      <text:list xml:id="list9108467698632167484" text:style-name="L1">
        <text:list-item>
          <text:p text:style-name="P75">Síla kouzla je rovna hodnocení sesílací dovednosti a může se snižovat nebo zvyšovat při použití modifikací, v místech se silnou nebo slabou magií, případně za přispění dalších mágů při rituálním seslání.</text:p>
        </text:list-item>
        <text:list-item>
          <text:p text:style-name="P75">Jaký má kouzlo účinek, závisí na jeho Síle, tedy na hodnocení dovednosti použité k jeho seslání. Jak efekt kouzla vypadá, závisí na tvém uměleckém nadání a zručnosti a určuje to buď nějaká umělecká či řemeslná dovednost (Malba, Sochařství, Zpěv, Řezbářství atd.), nebo speciální umělecká dovednost Tvarování kouzel.</text:p>
        </text:list-item>
        <text:list-item>
          <text:p text:style-name="P75">Kouzla jsou jen nástroj, nenahrazují dovednosti. K postavení domu kouzlem je stále potřeba dovednost Stavitelství.</text:p>
        </text:list-item>
        <text:list-item>
          <text:p text:style-name="P75">Působit kouzly je možné pouze do vzdálenosti (10 * Síla kouzla) metrů.<text:span text:style-name="T1"> V případě rituálního seslání se sčítají dosahy všech členů týmu.</text:span></text:p>
        </text:list-item>
        <text:list-item>
          <text:p text:style-name="P75"><text:soft-page-break/>V základní podobě kouzla umožňují ovlivnit jen jeden cíl v dosahu. Působit na více cílů umožňují příslušné modifikace.</text:p>
        </text:list-item>
        <text:list-item>
          <text:p text:style-name="P75">Nový detekční smysl poskytnutý kouzla umožňuje detekci v celém dosahu magického působení sesilatele detekčního kouzla. Detekci kouzlo poskytuje všem, na než bylo sesláno.</text:p>
        </text:list-item>
        <text:list-item>
          <text:p text:style-name="P75">Pokud je kouzlem zprostředkován nějaký přirozený smysl, tak je to stejné, jako by cíl kouzla z daného místa vnímal svým vlastním smyslem, dosah není nijak omezen.</text:p>
        </text:list-item>
        <text:list-item>
          <text:p text:style-name="P75">Působit můžeš jen na to, co vnímáš. Pokud je tvé vnímání cíle ztíženo okolnostmi, projeví se to postihem k hodu na seslání.</text:p>
        </text:list-item>
        <text:list-item>
          <text:p text:style-name="P75">Pokud má magie působit déle než krátký okamžik, je třeba ji udržovat. Současně můžeš udržovat jen tolik kouzel, magických schopností, aktivovaných magických předmětů, či povolaných magických bytostí, kolik je tvé hodnocení <text:span text:style-name="T12">Udržování magie</text:span><text:span text:style-name="T16">. /* </text:span><text:span text:style-name="T17">TODO: Což je hodnocení tvé sesílací dovednosti.</text:span><text:span text:style-name="T16"> */</text:span></text:p>
        </text:list-item>
        <text:list-item>
          <text:p text:style-name="P75">Ukončit udržování můžeš kdykoliv pouhou myšlenkou. Udržování také končí, když usneš nebo upadneš do bezvědomí, nebo když se cíl vzdálí z tvého dosahu magického působení daným kouzlem či schopností.</text:p>
        </text:list-item>
        <text:list-item>
          <text:p text:style-name="P75">Efekt nebo tvar působení kouzla je možné v průběhu udržování libovolně měnit, vyžaduje to však <text:span text:style-name="T13">s</text:span><text:span text:style-name="T12">oustředění</text:span>. V jednom kole je možné zaklínáním ovládat vždy jen jedno kouzlo nebo schopnost.</text:p>
        </text:list-item>
        <text:list-item>
          <text:p text:style-name="P76">Skrz <text:span text:style-name="T12">aktivní magické</text:span> spojení je možné kouzlit nebo udržovat na neomezenou vzdálenost, stále se však musí součet vzdálenosti ke vstupnímu bodu spojení a vzdálenosti cíle od výstupního bodu vejít do dosahu magického působení.</text:p>
        </text:list-item>
        <text:list-item>
          <text:p text:style-name="P75"><text:soft-page-break/>Když na jednom místě působí dvě protikladná kouzla, zůstane tam jen to silnější a jeho Síla se sníží o Sílu slabšího. Slabší kouzlo tím není zrušeno, jeho účinek je pouze dočasně potlačen.</text:p>
        </text:list-item>
      </text:list>
      <text:p text:style-name="P27"/>
      <text:p text:style-name="P28">Astrální bytosti</text:p>
      <text:list xml:id="list50637034377946331" text:style-name="L2">
        <text:list-item>
          <text:p text:style-name="P77">Astrální bytosti existují ve fyzickém světě jen po dobu udržování kouzla, které je stvořilo či povolalo.</text:p>
        </text:list-item>
        <text:list-item>
          <text:p text:style-name="P77">Nově stvořená astrální bytost od svého tvůrce přebírá osobnost a schopnost rozumět jazyky, jímž byla povolána. Všechno ostatní se musí naučit.</text:p>
        </text:list-item>
        <text:list-item>
          <text:p text:style-name="P77">Při stvoření je možné dát bytosti její pravé jméno. Se znalostí pravého jména a příslušného rituálu je možné bytost kdykoliv znovu povolat, případně se ji pokusit ovládnout. Znalost pravého jména je také potřeba k zopakování rituálu stvoření, tím je možné bytost zcela vyléčit, přivolat i z mrtvých, případně posílit či naučit nové schopnosti.</text:p>
        </text:list-item>
        <text:list-item>
          <text:p text:style-name="P77">Astrální bytost má se svým stvořitelem magické pouto. Díky němu jej bude vždy na slovo poslouchat a nikdy jej nezradí. Pouto končí smrtí stvořitele, nebo když jej stvořitel rozváže opakováním rituálu stvoření.</text:p>
        </text:list-item>
        <text:list-item>
          <text:p text:style-name="P77">Se svobodnou astrální bytostí je možné navázat magické pouto dodatečně. Umožňuje to samé, co pouto vzniklé stvořením, ale nezavazuje bytost k absolutní poslušnosti.</text:p>
        </text:list-item>
        <text:list-item>
          <text:p text:style-name="P77">Astrální bytosti nejsou anonymní a pamatují si vše, co prožily.</text:p>
        </text:list-item>
        <text:list-item>
          <text:p text:style-name="P77">Pokud má bytost svůj sigil, je možné jej pomocí něho přivolat, ale nikoliv ovládnout, ani zopakovat rituál stvoření.</text:p>
        </text:list-item>
        <text:list-item>
          <text:p text:style-name="P77"><text:soft-page-break/>Astrální bytosti se samovolně neléčí a nefunguje na ně běžná léčivá magie. Léčba je možná pomocí speciálních kouzel či schopností, nebo zopakováním rituálu stvoření.</text:p>
        </text:list-item>
      </text:list>
      <text:p text:style-name="P64"/>
      <text:p text:style-name="P64">Sesílání kouzel</text:p>
      <text:list xml:id="list4271720738520337902" text:style-name="L3">
        <text:list-item>
          <text:p text:style-name="P81">K seslání kouzla se používá vždy ta dovednost, která je potřeba k jeho naučení.</text:p>
          <text:list>
            <text:list-item>
              <text:p text:style-name="P81">Pokud se účinkům kouzla nikdo nebrání, nebo kouzlo ze své podstaty obranu neumožňuje, tak je obtížnost seslání rovna 0 + 1k6.</text:p>
            </text:list-item>
            <text:list-item>
              <text:p text:style-name="P81">V opačném případě se cíl brání některou z obranných dovedností uvedených v popisu kouzla.</text:p>
            </text:list-item>
          </text:list>
        </text:list-item>
        <text:list-item>
          <text:p text:style-name="P81">K hodu na seslání se počítají stejné modifikátory, jako by šlo o střelbu a navíc postih zbroje.</text:p>
        </text:list-item>
        <text:list-item>
          <text:p text:style-name="P81">Za cenu jednoho bodu Vůle je možné získat bonus +3 k hodu na seslání. Bonus získáš i tehdy, když kouzlo použití bodu Vůle vyžaduje.<text:line-break/><text:tab/><text:span text:style-name="T62">V boji se toto posílené seslání považuje za fintu. V jednom kole se můžeš libovolným způsobem vyčerpat jen jednou, pokud tedy spotřebuješ bod Vůle, nemůžeš v tom samém kole použít fintu za fyzické vyčerpání.</text:span></text:p>
        </text:list-item>
        <text:list-item>
          <text:p text:style-name="P81">Při seslání kouzla je možné použít libovolný počet modifikací, pokud to dává smysl a výsledná Síla kouzla neklesne na nulu nebo níže.</text:p>
        </text:list-item>
      </text:list>
      <text:p text:style-name="P64">/*</text:p>
      <text:p text:style-name="P39">TODO: Tohle možná nechat do kapitoly Boj... <text:span text:style-name="T63">A nebo dát to shrnutí až za ni, ať je to všechno na jednom místě.</text:span></text:p>
      <text:list xml:id="list213043554163751" text:continue-numbering="true" text:style-name="L3">
        <text:list-item>
          <text:p text:style-name="P81"><text:soft-page-break/>Zranění kouzly s možností aktivní obrany se vyhodnocuje stejně, jako by šlo o útok na dálku. Bonus ke zranění a vliv zbroje je vždy uveden v popisu kouzla.</text:p>
        </text:list-item>
        <text:list-item>
          <text:p text:style-name="P81">Zranění kouzly bez možnosti aktivní obrany a udržovanými kouzly nezávisí na výsledku Hodu na seslání ani hodu na obranu. Určí se stejně, jako by cíl byl vystaven odpovídajícímu přirozenému efektu.</text:p>
        </text:list-item>
        <text:list-item>
          <text:p text:style-name="P81">Zraňující kouzla ovládaná soustředěním se v každém kole vyhodnocují stejně, jako by kouzlo bylo zrovna sesláno. Bonus za použití bodu Vůle se vztahuje vždy pouze na jedno vyhodnocení účinku.</text:p>
        </text:list-item>
        <text:list-item>
          <text:p text:style-name="P82">Očarované zbraně zraňují jen při zásahu mimo zbroj, nebo když projdou zbraní. Zranění se určí stejně jako u udržovaných kouzel, neodečítá se však od něj zbroj.</text:p>
        </text:list-item>
      </text:list>
      <text:p text:style-name="P66">*/</text:p>
      <text:p text:style-name="P64"/>
      <text:p text:style-name="P36">Rituální magie</text:p>
      <text:list xml:id="list5527969548904768241" text:style-name="L4">
        <text:list-item>
          <text:p text:style-name="P78">Ke zvýšení Síly rituálně seslaného kouzla přispívají jen ti, kdo znají sesílací dovednost kouzla, nemusí ale sesílané kouzlo znát. Výsledná Síla kouzla je hodnocením sesílací dovednosti vůdce rituálního týmu (ten musí kouzlo znát) a zvyšuje se o +1 za každé zdvojnásobení této hodnoty díky součtu hodnocení sesílací dovednosti členů týmu.</text:p>
        </text:list-item>
        <text:list-item>
          <text:p text:style-name="P78">Ke zvýšení dosahu přispívají všichni s dovedností Rituální magie. Dosah působení se určí jako desetinásobek součtu Síly kouzla (upravené o rituální bonus) a hodnocení Rituální magie všech ostatních členů.</text:p>
        </text:list-item>
        <text:list-item>
          <text:p text:style-name="P78"><text:soft-page-break/>Rituální kouzla je možné seslat pouze v případě, že výsledná Síla kouzla dosáhne nebo přesáhne Aktivační sílu uvedenou v popisu kouzla. Rituálně je možno sesílat všechna kouzla, i když Aktivační sílu uvedenu nemají.</text:p>
        </text:list-item>
      </text:list>
      <text:p text:style-name="P63"/>
      <text:p text:style-name="P63"/>
      <text:p text:style-name="P57">Zranění ohněm</text:p>
      <text:p text:style-name="P59">Zranění žíravinou</text:p>
      <text:p text:style-name="P58">Zranění energetickým výbojem</text:p>
      <text:p text:style-name="P57">Fyzické zranění</text:p>
      <text:p text:style-name="P62">– magické vržení kamenů, úlomků ledu a podobně, škrcení šlahouny popínavých rostlin, <text:span text:style-name="T53">dušení nedostatkem vzduchu /* To nemá bonus ke zranění, takže asi oddělit? Respektive má, je to jako útok beze zbraně, takže zranění 0 */</text:span></text:p>
      <text:p text:style-name="P57">Mentální útok</text:p>
      <text:p text:style-name="P59">Magicky stvořený jed, <text:span text:style-name="T54">magicky stvořená hořlavina, žíravina, atp.</text:span></text:p>
      <text:p text:style-name="P49">– <text:span text:style-name="T54">alchymistická schopnost (transmutace hmoty).</text:span></text:p>
      <text:p text:style-name="P49">– jako obyčejný jed.</text:p>
      <text:p text:style-name="P49">– je ho ještě potřeba nějak dopravit do těla oběti. Navíc je ho potřeba udržovat. Nejlepší asi bude to v téhle příručce neřešit.</text:p>
      <text:h text:style-name="P220" text:outline-level="1"><text:soft-page-break/>Kouzla a schopnosti</text:h>
      <text:p text:style-name="P31">Kouzla a schopnosti jsou řazeny pod jednotlivé magické specializace. Jaké specializace patří do tvého magického oboru zjistíš v seznamu dovedností. Znalost sdružené dovednosti znamená, že na stejném stupni znáš všechny v ní obsažené specializace.</text:p>
      <text:h text:style-name="P217" text:outline-level="2">Vrozené schopnosti</text:h>
      <text:p text:style-name="P31">Vrozené magické schopnosti nemají žádné požadavky. Může se je naučit každý, kdo má magické nadání. Za každou z nich je ale stále třeba zaplatit jeden bod zkušenosti, stejně jako za jakoukoliv jinou schopnost nebo kouzlo.</text:p>
      <text:h text:style-name="P207" text:outline-level="3">Silný hlas</text:h>
      <text:p text:style-name="P45">Požadavky: žádné<text:line-break/>Pasivní schopnost</text:p>
      <text:p text:style-name="P31">Máš opravdu silný hlas. Když chceš, jsi slyšet na větší vzdálenost a snadno přehlušíš všechny slabší zvuky.</text:p>
      <text:h text:style-name="Heading_20_2" text:outline-level="2">Vůle</text:h>
      <text:p text:style-name="P67">Síla vůle není magická disciplína v pravém slova smyslu, je však nezbytná pro jakoukoliv praktickou magii a proto ji všechny magické obory rozvíjí.</text:p>
      <text:h text:style-name="P208" text:outline-level="3">Meditační rituál<text:span text:style-name="T60">y</text:span></text:h>
      <text:p text:style-name="P65">/* <text:span text:style-name="T67">Ehm. Tak to skoro vypadá, že ty příklady rituálů půjdou zpět do Magie v Dakaře...</text:span> */</text:p>
      <text:p text:style-name="P65"><text:soft-page-break/><text:span text:style-name="T23">U jednotlivých rituálů</text:span><text:span text:style-name="T22"> najdeš</text:span><text:span text:style-name="T23"> </text:span><text:span text:style-name="T26">příklady postupu</text:span><text:span text:style-name="T18">. </text:span><text:span text:style-name="T26">N</text:span><text:span text:style-name="T18">emusíš </text:span><text:span text:style-name="T26">se je samozřejmě</text:span><text:span text:style-name="T18"> učit </text:span><text:span text:style-name="T27">nazpaměť</text:span><text:span text:style-name="T18">. J</text:span><text:span text:style-name="T25">sou</text:span><text:span text:style-name="T18"> zde uveden</text:span><text:span text:style-name="T25">y</text:span><text:span text:style-name="T18">, abys získal představu, jak asi magické praktiky </text:span><text:span text:style-name="T25">každé</text:span><text:span text:style-name="T18"> </text:span><text:span text:style-name="T22">tradice</text:span><text:span text:style-name="T18"> vypadají.<text:line-break/><text:tab/>Nehledě na to, jak přesně meditace probíhá, trvá vždy zhruba 5 minut a po tuto dobu jsi ve stavu srovnatelném s hlubokým spánkem; máš tedy zavřené oči a probere tě pouze silný fyzický kontakt, například zacloumání ramenem, zásah zbraní, nebo opravdu silný zvuk, třeba </text:span><text:span text:style-name="T22">hlasité</text:span><text:span text:style-name="T18"> „Vstávej!“ z bezprostřední blízkosti. Pokud je meditace předčasně přerušena, nemá žádný </text:span><text:span text:style-name="T22">účinek</text:span><text:span text:style-name="T18">.</text:span></text:p>
      <text:p text:style-name="P73">Herní efekt:</text:p>
      <text:p text:style-name="P65">Meditace ti <text:span text:style-name="T49">doplní</text:span> všechny spotřebované body Vůle, neo<text:span text:style-name="T49">dstraňuje</text:span> ale únavu z nevyspání. Není možné začít meditovat, pokud udržuješ jakoukoliv magii (viz <text:span text:style-name="T12">Udržování magie</text:span> v kapitole <text:span text:style-name="T12">Magie</text:span>).<text:line-break/><text:tab/><text:span text:style-name="T50">U</text:span><text:span text:style-name="T19">možňuje </text:span><text:span text:style-name="T21">také</text:span><text:span text:style-name="T19"> obnovit síly při intenzivním studiu, psaní dlouhých textů a podobných psychicky vyčerpávajících činnostech. </text:span><text:span text:style-name="T20">Je</text:span><text:span text:style-name="T24">jí</text:span><text:span text:style-name="T20"> časté používání je hlavním důvodem, proč se osoby s magickým talentem dokáží učit výrazně rychleji než obyčejní lidé.</text:span></text:p>
      <text:h text:style-name="P202" text:outline-level="4">Psychická meditace</text:h>
      <text:p text:style-name="P47">Požadavky: <text:span text:style-name="T59">Vůle</text:span> 1<text:line-break/><text:span text:style-name="T61">Doba provádění: 5 minut</text:span></text:p>
      <text:p text:style-name="P37">Zavři oči a uklidni svou mysl. Poté se zaměř na jednu ze svých myšlenek, ale opatrně, nesnaž se ji změnit. Nech ji volně plynout a pozoruj, kam tě zanese. Snaž se vnímat energii, jíž tato myšlenka probouzí a přetváří: Jaké pohyby ve tvém těle vyvolává? Jaké pocity probouzí ve tvé mysli? Vyvolává v tobě teplo nebo chlad? Způsobuje bolest?<text:line-break/><text:tab/>Pomalu přesuň svou pozornost na další myšlenku a pozoruj, jak rezonuje s tou předchozí. Postupně zkoumej jednotlivé proudy a vibrace své psychické energie, až nakonec obsáhneš úplný ob<text:soft-page-break/>raz: celé tvé tělo a mysl.<text:line-break/><text:tab/>Nyní je tvá vůle nanejvýš ostrá a připravená a stejně tak snadno jako se manifestuje v podobě tvého já, se může projevit i ve tvém okolí.</text:p>
      <text:h text:style-name="P202" text:outline-level="4">Rituál vstřebání živlů</text:h>
      <text:p text:style-name="P47">Požadavky: <text:span text:style-name="T59">Vůle</text:span> 1<text:line-break/><text:span text:style-name="T61">Doba provádění: 5 minut</text:span></text:p>
      <text:p text:style-name="P37">Pokud máš už připravený kruh s vepsanými glyfy živlů, vstup do něj. V opačném případě jej nejdříve nakresli. Mysli při tom na to, že oheň stojí proti vodě a země proti vzduchu. Pak se postav se do středu kruhu a obrať se k symbolu živlu, který je ti nejbližší.<text:line-break/><text:tab/>Chvíli glyf upřeně pozoruj, poté zavři oči. Měl bys jej jasně vidět i poslepu. Nyní připrav svou mysl podle toho, jaký živel zrovna vstřebáváš: Pro živel ohně si představ, že se nacházíš uprostřed velké koule žhavých plamenů. V případě vodního živlu se v myšlenkách přesuň hluboko pod klidnou hladinu. Až přijde na řadu země, umísti se do středobodu působení zemské tíže. Pro vstřebání živlu vzduchu nech své tělo volně vznášet vysoko v oblacích.<text:line-break/><text:tab/>Až bude tvá představa jasná a zřetelná, začni s hlubokými nádechy. Každým z nich do sebe vstřebávej více a více daného živlu a uvědomuj si, jak proniká celým tvým tělem: Oheň tě prosytí žárem, voda tě prostoupí chladem, země tě učiní tak těžkým, že se nebudeš moci pohnout a při vdechování živlu vzduchu se naopak staneš tak lehkým, že se budeš zcela volně vznášet.<text:line-break/><text:tab/>Každý z živlů vdechni právě sedmkrát, poté se vždy uvolni a nech svou představu rozplynout. Mysli na to, že po prvním živlu musí vždy následovat jeho protějšek, až poté můžeš přistoupit k další dvojici.<text:line-break/><text:tab/>Nakonec z kruhu vystup. Nyní je tvá mysl připravena na ta nejmocnější kouzla.</text:p>
      <text:h text:style-name="P203" text:outline-level="4"><text:soft-page-break/>Alchymistická meditace</text:h>
      <text:p text:style-name="P48"><text:span text:style-name="T45">Požadavky: </text:span><text:span text:style-name="T46">Vůle</text:span><text:span text:style-name="T45"> 1<text:line-break/></text:span><text:span text:style-name="T47">Doba provádění: 5 minut</text:span></text:p>
      <text:p text:style-name="P33">Alchymistická meditace pracuje s alegorickým obrazem Velkého díla, tedy cesty za poznáním vedoucím až k výrobě kamene mudrců. Jejím cílem je dotknout se nebeských sfér a vstřebat tak trochu Quintessence, všudypřítomného agentu transformace hmoty.</text:p>
      <text:p text:style-name="P37">Před zahájením meditace proveď výpočet ascendentu, tedy znamení zvěrokruhu, které se právě nachází nad východním obzorem. Jeho glyf bude tvým průvodcem na cestě po hřbetu draka, od hlavy po špičku ocasu. Uvolni svou mysl a následuj jej. Tato cesta představuje skryté Dílo a když se rozhlédneš, tak spatříš jeho odraz v nekonečných hlubinách Vesmíru.<text:line-break/><text:tab/>Vytrvej v cestě, dokud obraz Díla kolem tebe nezmizí, v té chvíli budeš na samém Počátku. Všude kolem tebe bude prázdný, nekonečný prostor. Nespatříš tam nic, co by ti pomohlo určit, kde je nahoře a kde dole. Postupně si uvědom, že v té černé prázdnotě i přes to vidíš – právě toto „černé světlo“ hledáš. Vnímej, jak <text:s/>postupně prozařuje tvé tělo, nech se jím zcela naplnit.</text:p>
      <text:h text:style-name="P202" text:outline-level="4">Rituál čerpání přírodní energie</text:h>
      <text:p text:style-name="P48">Požadavky: <text:span text:style-name="T59">Vůle</text:span> 1<text:line-break/><text:span text:style-name="T61">Doba provádění: 5 minut</text:span></text:p>
      <text:p text:style-name="P37">Obrať se čelem ke Slunci, rozpaž a otevři dlaně tak, aby na ně dopadalo co nejvíce svitu. Pokud Slunce není možné spatřit, tak pouze zavři oči a představ si jej. Vnímej, jak tě jeho paprsky hladí po tvářích, jak se hřejivé teplo vpíjí do celého tvého těla. Ruce občas pevně sevři do pěstí, jako bys tu energii chtěl do sebe co nejvíce zamáčknout.<text:line-break/><text:tab/>Poté se soustřeď na chodidla. Zatlač své nohy do země, jako by ses chtěl co nejhlouběji zabořit do půdy. Představuj si, jak se tvé <text:soft-page-break/>nohy zavrtávají stále hlouběji do země, až kam dosáhnou jen kořeny prastarých velikánů. Vychutnej si pocit hlubokého zakořenění, tak pevného, že tě nic nedokáže vyvrátit. Nech sluneční energii proudit skrze své tělo a volně odtékat tvými kořeny.<text:line-break/><text:tab/>Obdobně můžeš čerpat energii ze stromů nebo velkých kamenů, z jezer, řek či moří. Na světě není místa, kde by tato síla nebyla přítomna.</text:p>
      <text:h text:style-name="P204" text:outline-level="4">Rozjímání</text:h>
      <text:p text:style-name="P48">Požadavky: <text:span text:style-name="T59">Vůle</text:span> 1<text:line-break/><text:span text:style-name="T61">Doba provádění: 5 minut</text:span></text:p>
      <text:p text:style-name="P65"><text:span text:style-name="T48">Kněz – t</text:span>haumaturg své duševní síly nejsnáze obnoví rozjímáním a modlitbou. <text:span text:style-name="T51">Toto je příklad jedné z nejznámějších.</text:span></text:p>
      <text:p text:style-name="P38">Modlitba páně</text:p>
      <text:p text:style-name="P37">Otče náš, jenž jsi na nebesích,<text:line-break/>posvěť se jméno tvé.<text:line-break/>Přijď království tvé.</text:p>
      <text:p text:style-name="P37">Buď vůle tvá jako v nebi, tak i na zemi.<text:line-break/>Chléb náš vezdejší dej nám dnes.</text:p>
      <text:p text:style-name="P37">A odpusť nám naše viny,<text:line-break/>jako i my odpouštíme našim viníkům.<text:line-break/>A neuveď nás v pokušení,<text:line-break/>ale zbav nás od zlého.</text:p>
      <text:p text:style-name="P37">Neboť tvé je království<text:line-break/>i moc i sláva navěky.<text:line-break/>Amen.</text:p>
      <text:h text:style-name="P202" text:outline-level="4"><text:soft-page-break/>Somatická meditace</text:h>
      <text:p text:style-name="P48">Požadavky: <text:span text:style-name="T59">Vůle</text:span> 1<text:line-break/><text:span text:style-name="T61">Doba provádění: 5 minut</text:span></text:p>
      <text:p text:style-name="P37">Vyber si nějaký dobře zažitý cvik. Zavři oči a pomalu jej prováděj. Nech své myšlenky bloudit, těkat od jednoho tématu k druhému, neustávej však v pohybu. Nech tvé tělo, ať jedná za tebe, ať zbaví tvou mysl veškerých vědomých myšlenek. Staň se nemyslícím nástrojem, jednej podle své nejvnitřnější přirozenosti.<text:line-break/><text:tab/>Tvá mysl je nyní čistá. Nepřemýšlíš, prostě konáš.</text:p>
      <text:h text:style-name="P217" text:outline-level="2">Somatická odolnost</text:h>
      <text:p text:style-name="P31">Účinek všech schopností v rámci této dovednosti se sčítá s odolnostmi z jiných zdrojů, například z působení drog, lektvarů nebo kouzel.</text:p>
      <text:p text:style-name="P31"/>
      <text:list xml:id="list2782957662260189353" text:style-name="L5">
        <text:list-item>
          <text:p text:style-name="P83">Odolnost proti nízkým teplotám<text:line-break/>Odolnost proti vysokým teplotám</text:p>
        </text:list-item>
        <text:list-item>
          <text:p text:style-name="P83">Odolnost proti jedům a nemocem<text:line-break/>Zrychlená samoléčba</text:p>
        </text:list-item>
        <text:list-item>
          <text:p text:style-name="P83">Odolnost proti žíravinám<text:line-break/>Potlačení bolesti</text:p>
        </text:list-item>
        <text:list-item>
          <text:p text:style-name="P83">Potlačení paralýzy</text:p>
        </text:list-item>
        <text:list-item>
          <text:p text:style-name="P83">Somatická regenerace</text:p>
        </text:list-item>
      </text:list>
      <text:p text:style-name="P31"/>
      <text:h text:style-name="P207" text:outline-level="3"><text:soft-page-break/>Odolnost proti nízkým teplotám</text:h>
      <text:p text:style-name="P45">Požadavky: Somatická odolnost 1<text:line-break/>Pasivní schopnost<text:line-break/></text:p>
      <text:p text:style-name="P45">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p text:style-name="P45"/>
      <text:p text:style-name="P43">Herní efekt:</text:p>
      <text:p text:style-name="P45">Jakékoliv zranění mrazem sniž o své hodnocení Somatické odolnosti.</text:p>
      <text:p text:style-name="P31"/>
      <text:h text:style-name="P207" text:outline-level="3">Odolnost proti vysokým teplotám</text:h>
      <text:p text:style-name="P45">Požadavky: Somatická odolnost 1<text:line-break/>Pasivní schopnost<text:line-break/></text:p>
      <text:p text:style-name="P45">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p text:style-name="P45"/>
      <text:p text:style-name="P43"><text:soft-page-break/>Herní efekt:</text:p>
      <text:p text:style-name="P45">Jakékoliv zranění ohněm sniž o své hodnocení Somatické odolnosti. Otevřený plamen je pro tebe zcela bezpečný, pokud je tvé hodnocení Somatické odolnosti alespoň o 5 bodů vyšší, než Síla ohně.</text:p>
      <text:p text:style-name="P45"/>
      <text:h text:style-name="P207" text:outline-level="3">Odolnost proti jedům a nemocem</text:h>
      <text:p text:style-name="P45">Požadavky: Somatická odolnost 2<text:line-break/>Pasivní schopnost<text:line-break/></text:p>
      <text:p text:style-name="P45">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45"/>
      <text:p text:style-name="P43">Herní efekt:</text:p>
      <text:p text:style-name="P31">Síla všech jedů a nemocí se pro tebe snižuje o hodnocení <text:span text:style-name="T37">Somatické odolnosti</text:span>. V případě jedů si tedy celkové zranění snížíš o trojnásobek <text:span text:style-name="T37">Somatické odolnosti</text:span>. <text:span text:style-name="T12">Magické posílení jedů </text:span><text:span text:style-name="T16">(případně nemocí)</text:span> se od <text:span text:style-name="T12">Odolnosti proti jedům a nemocem neodečítá</text:span>.</text:p>
      <text:p text:style-name="P31"/>
      <text:h text:style-name="P207" text:outline-level="3">Zrychlená samoléčba</text:h>
      <text:p text:style-name="P45">Požadavky: Somatická odolnost 2<text:line-break/>Pasivní schopnost<text:line-break/></text:p>
      <text:p text:style-name="P42"><text:soft-page-break/>Herní efekt:</text:p>
      <text:p text:style-name="P31"><text:span text:style-name="T37">Po každém vydatném spánku, nejvýše ale jednou za den, se ti automaticky vyléčí jeden bod pošramocení navíc. Na závažná zranění </text:span><text:span text:style-name="T40">Zrychlená samoléčba</text:span><text:span text:style-name="T37"> neúčinkuje.<text:line-break/><text:tab/>Účinek </text:span><text:span text:style-name="T40">Zrychlené samoléčby</text:span><text:span text:style-name="T37"> se sčítá se </text:span><text:span text:style-name="T40">Somatickou regenerací</text:span><text:span text:style-name="T37"> i všemi ostatními metodami magické léčby.</text:span></text:p>
      <text:p text:style-name="P31"/>
      <text:h text:style-name="P207" text:outline-level="3">Odolnost proti žíravinám</text:h>
      <text:p text:style-name="P45">Požadavky: Somatická odolnost 3<text:line-break/>Pasivní schopnost<text:line-break/></text:p>
      <text:p text:style-name="P45">Odolnost proti žíravinám bývá typicky aktivována cílenou kůrou: Student je postupně vystavován kontaktu s rostoucí koncentrací různých žíravin. Nezřídka se při tom ale stává, že v sobě schopnost neprobudí, nebo mistr špatně odhadne, co student snese a způsobí mu tím těžká zranění, z nichž v lepším případě zbudou jizvy po celém těle. Mocná léčivá regenerační magie sice podobné znetvoření dokáže odstranit, nemusí však být tak jednoduché najít někoho, kdo takovou mocí vládne a bude ji chtít použít.</text:p>
      <text:p text:style-name="P45"/>
      <text:p text:style-name="P43">Herní efekt:</text:p>
      <text:p text:style-name="P45">Síla všech žíravin se pro tebe snižuje o hodnocení Somatické odolnosti.</text:p>
      <text:p text:style-name="P45"/>
      <text:h text:style-name="P207" text:outline-level="3"><text:soft-page-break/>Potlačení bolesti</text:h>
      <text:p text:style-name="P45">Požadavky: Somatická odolnost 3<text:line-break/>Aktivace: komplexní akce<text:line-break/>Vyžaduje udržování<text:line-break/>Použití stojí bod Vůle</text:p>
      <text:p text:style-name="P45"/>
      <text:p text:style-name="P45">Schopnost potlačení bolesti se velice často probouzí u adeptů trénujících jiné formy pasivních odolností jako vedlejší efekt násilných výcvikových procedur. Může se také vyvinout u někoho, kdo prošel dlouhodobým mučením, bolestivou chorobou, nebo kdo býval v mládí pravidelně nemilosrdně bit.</text:p>
      <text:p text:style-name="P45"/>
      <text:p text:style-name="P42">Herní efekt:</text:p>
      <text:p text:style-name="P31">Aktivace vyžaduje komplexní akci a použití bodu Vůle, a to až po obdržení zranění, není možné bolest potlačit předem. Po dobu udržování schopnosti si počítáš postihy za zranění, jako by tvá ztráta kondice byla o hodnocení <text:span text:style-name="T37">Somatické odolnosti</text:span> nižší. Snížení se nevztahuje na paralytické zranění, znehybnění v zápase a podobné efekty, kde bolest není hlavní složkou. Když utrpíš další zranění, stávající Potlačení bolesti se na něj nebude vztahovat, dokud znovu neprovedeš aktivaci.<text:line-break/><text:tab/>Potlačení bolesti lze také využít k odolávání účinkům mučení, hodnocení <text:span text:style-name="T37">Somatické odolnosti</text:span> se v takovém případě odečítá od hodnocení dovednosti mučitele.<text:line-break/><text:tab/>Efekt <text:span text:style-name="T12">Potlačení bolesti</text:span> se nesčítá s kouzlem <text:span text:style-name="T12">Zmírnění bolesti</text:span> (působí jen silnější efekt), sčítá se ale s nemagickými zdroji snížení bolesti, například s působením opiátů.</text:p>
      <text:p text:style-name="P31"/>
      <text:h text:style-name="P207" text:outline-level="3"><text:soft-page-break/>Potlačení paralýzy</text:h>
      <text:p text:style-name="P45">Požadavky: Somatická odolnost 4<text:line-break/>Aktivace: komplexní akce<text:line-break/>Vyžaduje udržování<text:line-break/>Použití stojí bod Vůle</text:p>
      <text:p text:style-name="P45"/>
      <text:p text:style-name="P45">Potlačení paralýzy se samovolně probouzí jen zcela výjimečně, obvykle u osob trpících nějakou chorobou, která jim paralýzu často a opakovaně způsobuje. Uměle se vyvolává podáváním malých dávek paralytických jedů, nebo používáním znehybňovacích kouzel.</text:p>
      <text:p text:style-name="P45"/>
      <text:p text:style-name="P42">Herní efekt:</text:p>
      <text:p text:style-name="P31">Aktivace vyžaduje komplexní akci a použití bodu Vůle, a to až po obdržení paralytického zranění. Po dobu udržování schopnosti zcela ignoruješ počet bodů paralytického zranění až do tvého hodnocení Potlačení bolesti, včetně paralýzy způsobené jedem. Když utrpíš další paralytické zranění, stávající Potlačení paralýzy se na něj nebude vztahovat, dokud znovu neprovedeš aktivaci.</text:p>
      <text:p text:style-name="P31"/>
      <text:h text:style-name="P207" text:outline-level="3">Somatická regenerace</text:h>
      <text:p text:style-name="P45">Požadavky: Somatická odolnost 5<text:line-break/>Pasivní schopnost<text:line-break/></text:p>
      <text:p text:style-name="P45"><text:soft-page-break/>Tvé tělo získá neuvěřitelné regenerační schopnosti, i z těch nejhorších zranění se zcela zotavíš za pouhých několik dní. Vedlejším účinkem je zrychlený růst nehtů a tělesného ochlupení – udržet si krátké vlasy a nehty vyžaduje každodenní stříhání.<text:line-break/><text:tab/>V závislosti na rozsahu zranění musíš po dobu regenerace jíst až několikrát více než běžný člověk, jinak viditelně zhubneš.</text:p>
      <text:p text:style-name="P45"/>
      <text:p text:style-name="P42">Herní efekt:</text:p>
      <text:p text:style-name="P31"><text:span text:style-name="T37">Po každém vydatném spánku, nejvýše ale jednou za den, se ti automaticky vyléčí jeden bod zranění. Somatická regenerace účinkuje i na libovolná závažná zranění – ta se vždy léčí přednostně. Dorostou ti dokonce i ztracené části těla – články prstů do týdne, ztracené končetiny do měsíce.<text:line-break/><text:tab/>Účinek </text:span><text:span text:style-name="T40">Somatické regenerace</text:span><text:span text:style-name="T37"> se sčítá se </text:span><text:span text:style-name="T40">Zrychlenou samoléčbou</text:span><text:span text:style-name="T37"> i všemi ostatními metodami magické léčby.</text:span></text:p>
      <text:p text:style-name="P31"/>
      <text:h text:style-name="P217" text:outline-level="2">Bojové schopnosti</text:h>
      <text:p text:style-name="P31">Všechny bojové somatické schopnosti se probouzejí intenzivním bojovým výcvikem.</text:p>
      <text:p text:style-name="P31"/>
      <text:list xml:id="list3748361459204404195" text:style-name="L6">
        <text:list-item>
          <text:p text:style-name="P84">Pevný postoj</text:p>
        </text:list-item>
        <text:list-item>
          <text:p text:style-name="P84">Vícenásobný útok</text:p>
        </text:list-item>
        <text:list-item>
          <text:p text:style-name="P84">Bojový tanec</text:p>
        </text:list-item>
        <text:list-item>
          <text:p text:style-name="P84">Děsivý řev</text:p>
        </text:list-item>
        <text:list-item>
          <text:p text:style-name="P84">Bojové šílenství</text:p>
        </text:list-item>
      </text:list>
      <text:p text:style-name="P31"><text:soft-page-break/></text:p>
      <text:h text:style-name="P207" text:outline-level="3">Pevný postoj</text:h>
      <text:p text:style-name="P45">Požadavky: Bojové schopnosti 1<text:line-break/>Pasivní schopnost<text:line-break/></text:p>
      <text:p text:style-name="P45">Dokážeš stát pevně jako skála.</text:p>
      <text:p text:style-name="P45"/>
      <text:p text:style-name="P42">Herní efekt:</text:p>
      <text:p text:style-name="P31">Ke všem hodům na obranu proti srážení a všem formám zatlačování si počítáš bonus +3. Pokud si to nepřeješ, nepůsobí na tebe žádná forma levitace.</text:p>
      <text:p text:style-name="P60"/>
      <text:h text:style-name="P207" text:outline-level="3">Vícenásobný útok</text:h>
      <text:p text:style-name="P45">Požadavky: Bojové schopnosti 2<text:line-break/>Použití stojí bod Vůle</text:p>
      <text:p text:style-name="P45"/>
      <text:p text:style-name="P45">Tato schopnost umožňuje účinně zasáhnout více cílů v jednom kole, ať už mocným rozmachem, sérií rychlých útoků, nebo třeba útokem každou z kombinace zbraní na jiný cíl.</text:p>
      <text:p text:style-name="P45"/>
      <text:p text:style-name="P42">Herní efekt:</text:p>
      <text:p text:style-name="P45"><text:soft-page-break/>Tato schopnost nahrazuje speciální akci Útok na více cílů. Za cenu bodu Vůle můžeš v jednom kole zblízka zaútočit na (Bojové schopnosti – 1) cílů a na všechny tyto útoky si započítáš postih pouze -1.</text:p>
      <text:p text:style-name="P31"/>
      <text:h text:style-name="P207" text:outline-level="3">Bojový tanec</text:h>
      <text:p text:style-name="P45">Požadavky: Bojové schopnosti 3<text:line-break/>Aktivace: obranná akce<text:line-break/>Použití stojí bod Vůle<text:line-break/></text:p>
      <text:p text:style-name="P45">Tato speciální bojová technika využívá stejných principů jako somatická meditace. Nepřemýšlíš, prostě jednáš. Tvůj pohyb v boji pak připomíná tanec.</text:p>
      <text:p text:style-name="P45"/>
      <text:p text:style-name="P35">Herní efekt:</text:p>
      <text:p text:style-name="P31">Po dobu udržování Bojového tance máš v každém kole dvě aktivní obrany. <text:span text:style-name="T37">Schopnost lze aktivovat nejdříve ve druhém kole boje a pouze v kole, kdy se bráníš nějakému útoku. Působit bude už v kole, kdy ji aktivuješ.</text:span></text:p>
      <text:p text:style-name="P31"/>
      <text:h text:style-name="P207" text:outline-level="3">Děsivý řev</text:h>
      <text:p text:style-name="P45">Požadavky: Bojové schopnosti 4<text:line-break/>Aktivace: nezávislá činnost (řev)<text:line-break/>Použití stojí bod Vůle<text:line-break/></text:p>
      <text:p text:style-name="P45"><text:soft-page-break/>Dokážeš zařvat hlasem, ze kterého jde mráz po zádech. Všechny v dosahu přejde chuť bojovat a podle morálky a bojechtivosti buď rovnou utečou, nebo se alespoň pokusí vyhnout dalšímu boji.</text:p>
      <text:p text:style-name="P45"/>
      <text:p text:style-name="P42">Herní efekt:</text:p>
      <text:p text:style-name="P45">Po dobu udržování budou všechny cíle v doslechu a dosahu tvého magického působení pod vlivem magického strachu. Pokud se rozhodnou bojovat, nebo k tomu budou donuceni, započítají si postih -1 k ÚČ i OČ (ať už bojují s kýmkoliv).<text:line-break/><text:tab/>Z efektu Děsivého řevu nemůžeš nikoho vyjmout, ovlivněn bude každý, kdo se nachází se v dosahu tvého magického působení. Vzdálenější cíle nebudou ovlivněny magicky a nepočítají si tedy postihy, pokud jsou ale v doslechu, stále jim to bude značně nepříjemné.<text:line-break/><text:tab/>Pokud má cíl nějakou formu magické odolnosti proti strachu, tak si svou odolnost odečte od tvého hodnocení Bojových schopností. Když takto výsledné hodnocení sníží pod 4, nebude si počítat postihy a pokud ho sníží na 0 nebo méně, nebude řevem ovlivněn vůbec. Stejně fungují kouzla a schopnosti tlumící zvuky, jejich hodnocení se sčítá s případnou odolností proti strachu.<text:line-break/></text:p>
      <text:h text:style-name="P207" text:outline-level="3">Bojové šílenství</text:h>
      <text:p text:style-name="P45">Požadavky: Bojové schopnosti 5<text:line-break/>Aktivace: volná akce<text:line-break/>Použití stojí bod Vůle</text:p>
      <text:p text:style-name="P31"/>
      <text:p text:style-name="P35">Herní efekt:</text:p>
      <text:p text:style-name="P31"><text:soft-page-break/>Bojové šílenství můžeš aktivovat jen následující kolo poté, co použiješ bod Staminy. Když obdržíš závažné zranění, Bojové šílenství se aktivuje automaticky a nestojí to bod Vůle (při překročení limitu udržování si budeš počítat postihy, viz <text:span text:style-name="T12">Udržování magie</text:span>).<text:line-break/><text:tab/>Udržování Bojového šílenství není možné ze své vůle přerušit. Skončí jen tehdy, když se zastavíš a několik minut odpočíváš – to je obvykle možné, jen když tě nikdo neohrožuje.<text:line-break/><text:tab/>Po dobu trvání Bojového šílenství si počítáš bonus +1 ke všem specializacím Fyzické zdatnosti a Boje zblízka. Pokud v průběhu vyčerpáš poslední bod Staminy (tedy ten, který máš navíc díky bonusu ke Stamině), tak po odeznění šílenství budeš mít jeden bod dlouhodobé únavy (postih -1 na všechny činnosti, dokud se pořádně neprospíš).</text:p>
      <text:p text:style-name="P31"/>
      <text:p text:style-name="P31"/>
      <text:h text:style-name="P217" text:outline-level="2">Duchovní schopnosti</text:h>
      <text:p text:style-name="P31">Duchovní schopnosti nejčastěji vychází z hluboké víry v boha nebo jiný vyšší princip.</text:p>
      <text:p text:style-name="P31"/>
      <text:list xml:id="list18029262326286136" text:style-name="L7">
        <text:list-item>
          <text:p text:style-name="P85">Neohroženost</text:p>
        </text:list-item>
        <text:list-item>
          <text:p text:style-name="P85">Osvěžující meditace</text:p>
        </text:list-item>
        <text:list-item>
          <text:p text:style-name="P85">Spirituální úder<text:line-break/>Mystický štít</text:p>
        </text:list-item>
        <text:list-item>
          <text:p text:style-name="P85">Železná vůle</text:p>
        </text:list-item>
        <text:list-item>
          <text:p text:style-name="P85">Clona myšlenek</text:p>
        </text:list-item>
      </text:list>
      <text:p text:style-name="P31"/>
      <text:h text:style-name="P207" text:outline-level="3"><text:soft-page-break/>Neohroženost</text:h>
      <text:p text:style-name="P45">Požadavky: Duchovní schopnosti 1<text:line-break/>Pasivní schopnost<text:line-break/></text:p>
      <text:p text:style-name="P45">Skálopevná víra v boha, nebo snad ve tvé vlastní schopnosti, je tvým štítem proti všem hrůzám a děsům.</text:p>
      <text:p text:style-name="P45"/>
      <text:p text:style-name="P42">Herní efekt:</text:p>
      <text:p text:style-name="P45">Máš magickou odolnost proti strachu na stupni rovném tvému hodnocení Duchovních schopností. Pokud je síla schopnosti vyvolávající strach po odečtení této odolnosti nulová nebo menší, nemá na tebe žádný vliv. V opačném případě se pouze sníží efekt, viz popis příslušných schopností.</text:p>
      <text:p text:style-name="P45"/>
      <text:h text:style-name="P207" text:outline-level="3">Osvěžující meditace</text:h>
      <text:p text:style-name="P45">Požadavky: Duchovní schopnosti 2<text:line-break/>Aktivace: Zhruba pětiminutová meditace<text:line-break/></text:p>
      <text:p text:style-name="P31">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p text:style-name="P31"/>
      <text:h text:style-name="P207" text:outline-level="3"><text:soft-page-break/>Spirituální úder</text:h>
      <text:p text:style-name="P45">Požadavky: Duchovní schopnosti 3<text:line-break/>Aktivace: útočná komplexní akce<text:line-break/>Použití stojí bod Vůle</text:p>
      <text:p text:style-name="P45"/>
      <text:p text:style-name="P45">Boží moc ti dává sílu zasáhnout nehmotné bytosti.</text:p>
      <text:p text:style-name="P45"/>
      <text:p text:style-name="P42">Herní efekt:</text:p>
      <text:p text:style-name="P45">Tvůj fyzický útok dokáže zranit i nehmotnou bytost. Vztahuje se i na útoky střelnými nebo vrhacími zbraněmi, ale pouze pokud se nachází v dosahu tvého magického působení (10 * Duchovní schopnosti metrů).</text:p>
      <text:p text:style-name="P31"/>
      <text:h text:style-name="P207" text:outline-level="3">Mystický štít</text:h>
      <text:p text:style-name="P45">Požadavky: Duchovní schopnosti 3<text:line-break/>Aktivace: volná akce při obdržení zranění<text:line-break/>Použití stojí bod Vůle<text:line-break/></text:p>
      <text:p text:style-name="P45">Věř a víra tvá tě ochrání. Tuto schopnost můžeš aktivovat kdykoliv obdržíš zranění nárazem, pokud jsi při vědomí. Samozřejmě ale stále platí omezení použití nejvýše jednoho bodu Vůle nebo Staminy za kolo.<text:line-break/><text:tab/>Pod zranění nárazem spadá zranění z pádu, zásah zbraní či střelou, nebo třeba magicky vrženým kamením nebo ledovou tříští. Nespadá pod něj zranění ohněm, mrazem, energií, kyselinou, jedem, ale ani zápasem nebo škrcením.</text:p>
      <text:p text:style-name="P45"><text:soft-page-break/></text:p>
      <text:p text:style-name="P42">Herní efekt:</text:p>
      <text:p text:style-name="P45">Snížení zranění nárazem až o 3 body za cenu jednoho bodu vůle.</text:p>
      <text:p text:style-name="P45"/>
      <text:h text:style-name="P207" text:outline-level="3">Železná vůle</text:h>
      <text:p text:style-name="P45">Požadavky: Duchovní schopnosti 4<text:line-break/>Pasivní schopnost<text:line-break/></text:p>
      <text:p text:style-name="P45">Tvá mysl je zcela oddána bohu, žádná cizí moc tě nemůže ovlivnit.</text:p>
      <text:p text:style-name="P45"/>
      <text:p text:style-name="P42">Herní efekt:</text:p>
      <text:p text:style-name="P45">Máš magickou odolnost proti všem formám ovlivňování mysli na stupni rovném tvému hodnocení Duchovních schopností. Pokud je síla použité schopnosti po odečtení této odolnosti nulová nebo menší, nemá na tebe žádný vliv. V opačném případě se pouze sníží účinek, viz popis příslušných schopností.<text:line-break/><text:tab/>Železná vůle nechrání proti čtení myšlenek, chrání ale proti úpravě paměti.</text:p>
      <text:p text:style-name="P45"/>
      <text:h text:style-name="P207" text:outline-level="3">Clona myšlenek</text:h>
      <text:p text:style-name="P45">Požadavky: Duchovní schopnosti 5<text:line-break/>Aktivace: Nezávislá činnost (pronášení slov modlitby, klidně i v duchu)<text:line-break/>Použití stojí bod Vůle <text:line-break/></text:p>
      <text:p text:style-name="P45"><text:soft-page-break/>Tvé modlitby jsou tak úpěnlivé, že k nim dokážeš upnout celou svou mysl.</text:p>
      <text:p text:style-name="P45"/>
      <text:p text:style-name="P42">Herní efekt:</text:p>
      <text:p text:style-name="P45">Pokud se někdo pokusí číst tvé myšlenky po dobu udržování této schopnosti, uslyší pouze slova modlitby.</text:p>
      <text:p text:style-name="P45"/>
      <text:h text:style-name="P217" text:outline-level="2">Střelecké a vrhačské schopnosti</text:h>
      <text:p text:style-name="P31">Všechny střelecké a vrhačské schopnosti se probouzejí intenzivním výcvikem střelby nebo použití vrhacích zbraní.</text:p>
      <text:p text:style-name="P31"/>
      <text:list xml:id="list8202977150943070383" text:style-name="L8">
        <text:list-item>
          <text:p text:style-name="P86">Jistá ruka<text:line-break/>Vrh odrazem</text:p>
        </text:list-item>
        <text:list-item>
          <text:p text:style-name="P86">Vějířový výstřel<text:line-break/>Vějířový hod</text:p>
        </text:list-item>
        <text:list-item>
          <text:p text:style-name="P86">Zaměření cíle<text:line-break/>Vidoucí střela</text:p>
        </text:list-item>
        <text:list-item>
          <text:p text:style-name="P86">Rychlé nabití</text:p>
        </text:list-item>
        <text:list-item>
          <text:p text:style-name="P86">Řízená střela</text:p>
        </text:list-item>
      </text:list>
      <text:p text:style-name="P31"/>
      <text:h text:style-name="P207" text:outline-level="3"><text:soft-page-break/>Jistá ruka</text:h>
      <text:p text:style-name="P45">Požadavky: Střelecké a vrhačské schopnosti 1<text:line-break/>Aktivace: útočná komplexní akce<text:line-break/>Použití stojí bod Vůle<text:line-break/></text:p>
      <text:p text:style-name="P31">Díky této schopnosti dokážeš přesně vystřelit nebo vrhnout zbraň, i když nemáš pevnou půdu pod nohama, letíš, padáš, sedíš v sedle cválajícího koně, stojíš na houpající se palubě lodi a podobně, nebo když se pohybuje cíl.</text:p>
      <text:p text:style-name="P31"/>
      <text:p text:style-name="P35">Herní efekt:</text:p>
      <text:p text:style-name="P31">Za cenu jednoho bodu Vůle si můžeš na jeden výstřel snížit postih za uvedené okolnosti dohromady až o tvé hodnocení Střeleckých a vrhačských dovedností.</text:p>
      <text:p text:style-name="P31"/>
      <text:h text:style-name="P207" text:outline-level="3">Vrh odrazem</text:h>
      <text:p text:style-name="P45">Požadavky: Střelecké a vrhačské schopnosti 1<text:line-break/>Aktivace: útočná komplexní akce<text:line-break/>Použití stojí bod Vůle<text:line-break/></text:p>
      <text:p text:style-name="P45">S touto schopností můžeš nechat vrhací zbraň odrazit od pevné překážky a s nezmenšenou účinností zasáhnout zamýšlený cíl. Použít můžeš jen některé zbraně, obvykle vrhací dýky nebo hvězdice, případně speciální vrhací disk. S dýkou nebo hvězdicí můžeš využít pouze jednoho odrazu a zasáhnout tak například cíl za pevnou pře<text:soft-page-break/>kážkou. Vrhací disk můžeš nechat odrazit tolikrát, jaké máš hodnocení Střeleckých a vrhacích schopností. Můžeš tak zasáhnout i více cílů a pokud zvládneš alespoň 4 odrazy a prostředí to umožňuje, tak dokonce disk může skončit zase ve tvé ruce.</text:p>
      <text:p text:style-name="P45"/>
      <text:p text:style-name="P31"><text:span text:style-name="T6">Herní efekt:</text:span><text:span text:style-name="T37"> <text:s/><text:line-break/>Ve vhodném prostředí umožňuje elmiminovat postih za kryt cíle, případně s vrhacím diskem zasáhnout více cílů. Na každý cíl se na útok hází zvlášť (bez postihu), na další cíl se ale pokračuje pouze v případě, že stávající cíl neuhnul (neuspěl v obraně Uhýbáním, pokud jen nebyl zraněn, tak disk stále pokračuje).</text:span></text:p>
      <text:p text:style-name="P45"/>
      <text:h text:style-name="P207" text:outline-level="3">Vějířový výstřel</text:h>
      <text:p text:style-name="P45">Požadavky: Střelecké a vrhačské schopnosti 2<text:line-break/>Aktivace: útočná komplexní akce<text:line-break/>Použití stojí bod Vůle<text:line-break/></text:p>
      <text:p text:style-name="P45">Tato schopnost umožňuje po nabití většího počtu šípů v jednom kole účinně zasáhnout více cílů. Dá se použít pouze s lukem, nebo se speciálně upravenou kuší.</text:p>
      <text:p text:style-name="P45"/>
      <text:p text:style-name="P42">Herní efekt:</text:p>
      <text:p text:style-name="P45"><text:soft-page-break/>Tato schopnost nahrazuje speciální akci Útok na více cílů. Za cenu jednoho bodu Vůle můžeš v jednom kole vystřelit až na (Střelecké a vrhací schopnosti – 1) cílů a na všechny tyto útoky si započítáš postih pouze -1.<text:line-break/><text:tab/>Nabití většího počtu šípů trvá stejně jako nabití jednoho. Schopnost se totiž probouzí intenzivním tréninkem, při kterém se naučíš z toulce vytáhnout příslušný počet šípů najednou.</text:p>
      <text:p text:style-name="P45"/>
      <text:h text:style-name="P207" text:outline-level="3">Vějířový hod</text:h>
      <text:p text:style-name="P45">Požadavky: Střelecké a vrhačské schopnosti 2<text:line-break/>Aktivace: útočná komplexní akce<text:line-break/>Použití stojí bod Vůle<text:line-break/></text:p>
      <text:p text:style-name="P45">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45"/>
      <text:p text:style-name="P42">Herní efekt:</text:p>
      <text:p text:style-name="P45">Tato schopnost nahrazuje speciální akci Útok na více cílů. Za cenu jednoho bodu Vůle umožňuje pomocí vrhacích zbraní v jednom kole zasáhnout až (hodnocení Střeleckých a vrhačských dovedností – 1) cílů. Na všechny tyto útoky si započítáš postih pouze -1.<text:line-break/><text:tab/>Při přípravě zbraní do rukou záleží na tom, jak je máš připravené. Pokud je máš správně vyskládané před sebou, nebo uložené ve speciálně vyrobeném pouzdře nebo bandalíru, můžeš jich větší počet připravit a vrhnout i za volnou akci. V opačném případě na každou zbraň připadne jedno kolo přípravy.</text:p>
      <text:p text:style-name="P31"><text:soft-page-break/></text:p>
      <text:h text:style-name="P207" text:outline-level="3">Zaměření cíle</text:h>
      <text:p text:style-name="P45">Požadavky: Střelecké a vrhačské schopnosti 3<text:line-break/>Aktivace: Komplexní akce<text:line-break/></text:p>
      <text:p text:style-name="P45">S pomocí této schopnosti se jedním kolem soustředění můžeš zaměřit na nějaký cíl. Zaměřovaný cíl musíš vidět nebo jinak vnímat natolik, abys jej dokázal rozeznat od okolí. Po dobu udržování pak budeš přesně vědět, kde se cíl nachází (i když se bude pohybovat) a trefíš ho klidně i poslepu.</text:p>
      <text:p text:style-name="P45"/>
      <text:p text:style-name="P42">Herní efekt:</text:p>
      <text:p text:style-name="P45">Po dobu udržování proti danému cíli eliminuje veškeré postihy za viditelnost.</text:p>
      <text:p text:style-name="P45"/>
      <text:h text:style-name="P207" text:outline-level="3">Vidoucí střela</text:h>
      <text:p text:style-name="P45">Požadavky: Střelecké a vrhačské schopnosti 3<text:line-break/>Aktivace: Komplexní akce<text:line-break/></text:p>
      <text:p text:style-name="P114">/* <text:span text:style-name="T70">Tohle je mimochodem extrémně divná schopnost, asi zrušit (nebo z ní udělat nějakou formu navádění střel – aha, řízená střela je o kus dál, tak nic).</text:span></text:p>
      <text:p text:style-name="P114"><text:span text:style-name="T71">Možná by tu ale mohla být střelba po balistické křivce bez postihu, nebo tak něco</text:span> */</text:p>
      <text:p text:style-name="P31"><text:soft-page-break/>Tato schopnost se aktivuje krátkým soustředěním. Po dobu udržování pak místo vlastníma očima uvidíš „očima střely“, samozřejmě ale jen do chvíle, než střela opustí dosah tvého magického působení. Nejčastěji se tedy aktivuje až těsně před výstřelem, abys neztratil orientaci.</text:p>
      <text:p text:style-name="P31"/>
      <text:p text:style-name="P35">Příklady použití:</text:p>
      <text:list xml:id="list5712581676926158902" text:style-name="L9">
        <text:list-item>
          <text:p text:style-name="P87">Nahlédnutí za roh</text:p>
        </text:list-item>
        <text:list-item>
          <text:p text:style-name="P87">Rozhlédnutí se po okolí výstřelem vysoko do vzduchu</text:p>
        </text:list-item>
      </text:list>
      <text:p text:style-name="P45"/>
      <text:h text:style-name="P207" text:outline-level="3">Rychlé nabití</text:h>
      <text:p text:style-name="P45">Požadavky: Střelecké a vrhačské schopnosti 4<text:line-break/>Použití stojí bod Vůle<text:line-break/>Aktivace: Volná akce<text:line-break/></text:p>
      <text:p text:style-name="P35">Herní efekt:</text:p>
      <text:p text:style-name="P31">Za cenu jednoho bodu vůle zkrátíš dobu nabíjení nebo přípravy vrhací zbraně o 1 kolo.</text:p>
      <text:p text:style-name="P31"/>
      <text:h text:style-name="P207" text:outline-level="3">Řízená střela</text:h>
      <text:p text:style-name="P45">Požadavky: Střelecké a vrhačské schopnosti 5<text:line-break/>Použití stojí bod Vůle<text:line-break/></text:p>
      <text:p text:style-name="P45"><text:soft-page-break/>Tato schopnost umožňuje po dobu udržování mírně upravovat směr letu střely. Nedokážeš takhle vystřelit za roh, můžeš ale dostřelit dál a přesněji zasáhnout cíl.</text:p>
      <text:p text:style-name="P45"/>
      <text:p text:style-name="P42">Herní efekt:</text:p>
      <text:p text:style-name="P45">Prodlužuje dostřel nebo dosah vrhací zbraně o tvůj dosah magického působení. Tato vzdálenost se navíc nepočítá při určování postihu za vzdálenost.</text:p>
      <text:p text:style-name="P31"/>
      <text:h text:style-name="P217" text:outline-level="2">Posílení smyslů</text:h>
      <text:p text:style-name="P31">Posílení smyslů se obvykle probouzí v rámci tréninku jiných schopností, například střelby, skrývání a podobně.</text:p>
      <text:p text:style-name="P31"/>
      <text:list xml:id="list6145549877367582596" text:style-name="L10">
        <text:list-item>
          <text:p text:style-name="P88">Hmatová paměť</text:p>
        </text:list-item>
        <text:list-item>
          <text:p text:style-name="P88">Chuťová paměť<text:line-break/>Čichová paměť<text:line-break/>Vylepšený hmat</text:p>
        </text:list-item>
        <text:list-item>
          <text:p text:style-name="P88">Sluchová paměť<text:line-break/>Vylepšená chuť<text:line-break/>Vylepšený čich</text:p>
        </text:list-item>
        <text:list-item>
          <text:p text:style-name="P88">Vylepšený sluch<text:line-break/>Ostrý zrak</text:p>
        </text:list-item>
        <text:list-item>
          <text:p text:style-name="P88">Noční vidění</text:p>
        </text:list-item>
      </text:list>
      <text:p text:style-name="P31"/>
      <text:h text:style-name="P207" text:outline-level="3"><text:soft-page-break/>Hmatová paměť</text:h>
      <text:p text:style-name="P45">Požadavky: Posílení smyslů 1<text:line-break/>Pasivní schopnost<text:line-break/></text:p>
      <text:p text:style-name="P45">Přesně si pamatuješ tvar předmětů a strukturu povrchu materiálů. Pokud máš dovednost Sochařství, nebo umíš vytvářet magické iluze, <text:s/>tak dokážeš tvar předmětů, které sis někdy ohmatal, přesně zreprodukovat. Pokud máš současně Vylepšený hmat, tak dokážeš také přesně určovat hmotnost předmětů, které si můžeš potěžkat, takže například okamžitě určíš, že zlatá mince, kterou ti někdo podá, není pravá, nebo že obchodník navážil méně, než říká.</text:p>
      <text:p text:style-name="P31"/>
      <text:h text:style-name="P207" text:outline-level="3">Chuťová paměť</text:h>
      <text:p text:style-name="P45">Požadavky: Posílení smyslů 2<text:line-break/>Pasivní schopnost<text:line-break/></text:p>
      <text:p text:style-name="P45">Dokážeš podle chuti přesně identifikovat substance, se kterými ses kdy setkal. Pamatuješ si ale samozřejmě pouze chutě, které dokážeš rozeznat. Bez schopnosti Vylepšená chuť tedy například nedokážeš rozeznat některé jedy ani žádné jiné substance, které běžný člověk chutí neodliší.</text:p>
      <text:p text:style-name="P31"/>
      <text:h text:style-name="P207" text:outline-level="3">Čichová paměť</text:h>
      <text:p text:style-name="P45">Požadavky: Posílení smyslů 2<text:line-break/>Pasivní schopnost<text:line-break/></text:p>
      <text:p text:style-name="P45"><text:soft-page-break/>Máš dokonalou čichovou paměť.</text:p>
      <text:p text:style-name="P45">Pokud máš současně Vylepšený čich, tak i po létech dokážeš podle pachu přesně identifikovat osoby, s nimiž ses dříve setkal a nenecháš se zmást ani maskováním nebo převlekem, leda by maskování překrývalo pach.</text:p>
      <text:p text:style-name="P45"/>
      <text:p text:style-name="P42">Herní efekt:</text:p>
      <text:p text:style-name="P45">Pokud se někdo pokusil překrýt pach nějakým jiným, rozpoznání bude dovednostní střet hodnocení dovednosti použité k zamaskování pachu, například Zálesácké učení (Stopování a zametání stop) nebo Zlodějské praktiky (Převleky) a tvého hodnocení Posílení smyslů.</text:p>
      <text:p text:style-name="P45"/>
      <text:h text:style-name="P207" text:outline-level="3">Vylepšený hmat</text:h>
      <text:p text:style-name="P45">Požadavky: Posílení smyslů 2<text:line-break/>Pasivní schopnost<text:line-break/></text:p>
      <text:p text:style-name="P31">Máš mnohem citlivější hmat. Dokážeš výrazně lépe provádět činnosti pouze po hmatu, například otevřít zámek poslepu či v naprosté tmě, provést chirurgický zákrok a podobně. Okamžitě poznáš kvalitu výbrusu drahých kamenů, dokážeš „přečíst“ prostým okem neviditelné vyryté značky, takže můžeš například snadno podvádět při karetních hrách, nebo zjistit, že má někdo karty podobným způsobem označené.<text:line-break/><text:tab/>Na krátkou vzdálenost dokážeš také holou pokožkou vycítit slabé závany vzduchu a sledovat tak například pohyb svého protivníka.</text:p>
      <text:p text:style-name="P31"/>
      <text:p text:style-name="P35"><text:soft-page-break/>Herní efekt:</text:p>
      <text:p text:style-name="P31">Při boji nebo jiné činnosti, kde se můžeš orientovat hmatem, máš za naprostou tmu, zavázané oči, a podobně, postih pouze -2 místo obvyklých -3. Při boji za světla s neviditelným protivníkem, který vydává alespoň nějaké zvuky, si počítáš postih pouze -1.</text:p>
      <text:p text:style-name="P31">Při testech hledání, kde můžeš využít hmat, si počítáš bonus +3.</text:p>
      <text:p text:style-name="P31"/>
      <text:h text:style-name="P207" text:outline-level="3">Sluchová paměť</text:h>
      <text:p text:style-name="P45">Požadavky: Posílení smyslů 3<text:line-break/>Pasivní schopnost<text:line-break/></text:p>
      <text:p text:style-name="P45">Máš dokonalou sluchovou paměť. Dokážeš přesně určit, komu nebo čemu patří hlas či zvuk, se kterým ses někdy dříve setkal. Pokud umíš zpívat nebo hrát na nějaký hudební nástroj, tak dokážeš přesně zopakovat jakoukoliv melodii, se kterou ses kdy setkal.</text:p>
      <text:p text:style-name="P31"/>
      <text:p text:style-name="P35">Herní efekt:</text:p>
      <text:p text:style-name="P45">Když se někdo snaží svůj hlas pozměnit, rozeznání bude dovednostní střet jeho použité dovednosti a tvé dovednosti Posílení smyslů.</text:p>
      <text:p text:style-name="P31"/>
      <text:h text:style-name="P207" text:outline-level="3">Obrazová paměť</text:h>
      <text:p text:style-name="P45">Požadavky: Posílení smyslů 3<text:line-break/>Pasivní schopnost<text:line-break/></text:p>
      <text:p text:style-name="P31"><text:soft-page-break/>Máš dokonalou obrazovou paměť. Dokážeš si vždy zpětně vybavit obrazy, mapy, schémata, tváře lidí, psané texty, a podobně. Pokud umíš psát, dokážeš text přesně zpětně reprodukovat. Pokud umíš malovat, dokážeš nakreslit cokoliv, co jsi kdy viděl.</text:p>
      <text:p text:style-name="P31"/>
      <text:h text:style-name="P207" text:outline-level="3">Vylepšená chuť</text:h>
      <text:p text:style-name="P45">Požadavky: Posílení smyslů 3<text:line-break/>Pasivní schopnost<text:line-break/></text:p>
      <text:p text:style-name="P45">Vylepšená chuť výrazně zvyšuje požitek z dobrého jídla a pití. Kromě toho dokážeš podle chuti poznat složení substancí, což ti mimo jiné umožňuje neomylně rozeznat jedy v jídle a pití. Nedokážeš ale rozeznat plynné jedy, pokud nejsou rozpuštěné v nějaké kapalině.<text:line-break/><text:tab/>Bez Chuťové paměti a Znalosti jedů díky Vylepšené chuti pouze poznáš, že se v ochutnaném vzorku nachází něco nepatřičného, ale nebudeš vědět, o co se jedná. Díky Chuťové paměti dokážeš podle chuti přesně určit jakoukoliv substanci, se kterou ses někdy dříve setkal. Jaké substance znáš obvykle vyjadřují dovednosti, například Alchymie nebo Znalost jedů, samozřejmě ale stačí, když ti někdo v konkrétním případě řekne, o co se jedná.</text:p>
      <text:p text:style-name="P31"/>
      <text:p text:style-name="P35">Herní efekt:</text:p>
      <text:p text:style-name="P31">Rozeznávání jedů a ostatních látek je s Vylepšenou chutí automatické, stále ale není jisté, že zkoumanou substanci znáš (to obvykle závisí na příslušné znalostní dovednosti). K ochutnávání ti stačí mikroskopické množství látky, s výjimkou těch nejprudších jedů je to tedy zcela bezpečné a i u nich ti hrozí nejvýše lehká otrava.<text:line-break/><text:soft-page-break/><text:tab/>Pokud je jed magicky maskovaný proti podobným způsobem detekce, tak se od tvého hodnocení dovednosti Posílení smyslů odečte hodnocení maskování jedu. K rozeznání potřebuješ alespoň jedničkové výsledné hodnocení.</text:p>
      <text:p text:style-name="P31"/>
      <text:h text:style-name="P207" text:outline-level="3">Vylepšený čich</text:h>
      <text:p text:style-name="P45">Požadavky: Posílení smyslů 3<text:line-break/>Pasivní schopnost<text:line-break/></text:p>
      <text:p text:style-name="P31">Máš výjimečný čich, asi jako pes. Dokážeš sledovat pachové stopy, podle pachu rozeznávat lidi a jejich předměty, zaregistrovat, že se ve vzduchu nachází cizorodý plyn. Pokud máš současně Čichovou paměť, tak vždy přesně víš, kdy a za jakých okolností ses s každým pachem dříve setkal.</text:p>
      <text:p text:style-name="P31"/>
      <text:p text:style-name="P35">Herní efekt:</text:p>
      <text:p text:style-name="P31">Vylepšený čich se obvykle nevyjadřuje bonusem, protože dokážeš vnímat pachy, které žádný obyčejný člověk nemá šanci ucítit. Pachy vnímatelné lidským čichem jsou pro tebe natolik výrazné, že si jich nemůžeš nevšimnout.</text:p>
      <text:p text:style-name="P31">Sledování pachové stopy poskytuje bonus +3 k Zálesáckému učení (Stopování) a navíc umožňuje stopovat i v terénech, kde by to jinak nebylo možné, třeba na holé skále.</text:p>
      <text:p text:style-name="P31"/>
      <text:h text:style-name="P207" text:outline-level="3"><text:soft-page-break/>Vylepšený sluch</text:h>
      <text:p text:style-name="P45">Požadavky: Posílení smyslů 4<text:line-break/>Pasivní schopnost<text:line-break/></text:p>
      <text:p text:style-name="P31">Máš nezvykle citlivý sluch. Dokážeš vnímat velmi slabé nebo vzdálené zvuky a slyšíš také v pásmech prostým uchem neslyšitelných, podobně jako pes. Můžeš například odposlouchávat hovor u vedlejšího stolu, uslyšíš píšťalku pro psy, Jako první zaslechneš podezřelý šramot způsobený plížícím se protivníkem, na krátkou vzdálenost uslyšíš tep srdce tvého protivníka.</text:p>
      <text:p text:style-name="P31"/>
      <text:p text:style-name="P35">Herní efekt:</text:p>
      <text:p text:style-name="P31">Při boji nebo jiné činnosti, kde se můžeš alespoň částečně orientovat sluchem, máš za naprostou tmu, zavázané oči, a podobně, postih pouze -2 místo obvyklých -3. Při boji za světla s neviditelným protivníkem, který vydává alespoň nějaké zvuky, si počítáš postih pouze -1.</text:p>
      <text:p text:style-name="P31">Při testech naslouchání si počítáš bonus +3.</text:p>
      <text:p text:style-name="P31"/>
      <text:h text:style-name="P207" text:outline-level="3">Ostrý zrak</text:h>
      <text:p text:style-name="P45">Požadavky: Posílení smyslů 4<text:line-break/>Pasivní schopnost<text:line-break/></text:p>
      <text:p text:style-name="P45"><text:soft-page-break/>Máš zrak srovnatelný s očima dravých ptáků. Dokážeš rozeznávat detaily na velmi krátkou i velkou vzdálenost. Dokážeš tedy například přečíst miniaturní, prostým zrakem neviditelné značky, rozeznávat kvalitu drahých kamenů, na dálku poznat, s kým máš tu čest, a podobně.</text:p>
      <text:p text:style-name="P45"/>
      <text:p text:style-name="P42">Herní efekt:</text:p>
      <text:list xml:id="list4591611869324057476" text:style-name="L11">
        <text:list-item>
          <text:p text:style-name="P89">Ostrý zrak snižuje postih za vzdálenost při střelbě nebo použití vrhacích zbraní o 1.</text:p>
        </text:list-item>
        <text:list-item>
          <text:p text:style-name="P89">Při testech na zahlédnutí si počítáš bonus +3.</text:p>
        </text:list-item>
      </text:list>
      <text:p text:style-name="P45"/>
      <text:h text:style-name="P207" text:outline-level="3">Noční vidění</text:h>
      <text:p text:style-name="P45">Požadavky: Posílení smyslů 5<text:line-break/>Pasivní schopnost<text:line-break/></text:p>
      <text:p text:style-name="P45">Dobře vidíš i ve slabém světle a dokážeš také lépe vnímat barvy za sníženého osvětlení. V absolutní tmě ale stále nevidíš nic.</text:p>
      <text:p text:style-name="P45"/>
      <text:p text:style-name="P42">Herní efekt:</text:p>
      <text:p text:style-name="P45">Noční vidění snižuje postih za snížené osvětlení o 1. Nepomáhá v mlze, kouři, ani v absolutní tmě. Nesčítá se s jinými zdroji nočního vidění, počítá se vždy nejsilnější efekt.</text:p>
      <text:p text:style-name="P45"/>
      <text:h text:style-name="P217" text:outline-level="2"><text:soft-page-break/>Umění skrývání</text:h>
      <text:p text:style-name="P45">Schopnosti skrývání se probouzí intenzivním tréninkem příslušných dovedností. Orientační smysl někdy bývá vrozený.</text:p>
      <text:p text:style-name="P45"/>
      <text:list xml:id="list2280517374473334508" text:style-name="L12">
        <text:list-item>
          <text:p text:style-name="P116">Orientační smysl</text:p>
        </text:list-item>
        <text:list-item>
          <text:p text:style-name="P116">Imitace zvuku</text:p>
        </text:list-item>
        <text:list-item>
          <text:p text:style-name="P116">Potlačení pachové stopy<text:line-break/>Tichý pohyb</text:p>
        </text:list-item>
        <text:list-item>
          <text:p text:style-name="P116">Hibernace<text:line-break/>Chůze beze stop</text:p>
        </text:list-item>
        <text:list-item>
          <text:p text:style-name="P116">Mimikry<text:line-break/>Potlačení pachu</text:p>
        </text:list-item>
      </text:list>
      <text:p text:style-name="P45"/>
      <text:h text:style-name="P207" text:outline-level="3">Orientační smysl</text:h>
      <text:p text:style-name="P45">Požadavky: Umění skrývání 1<text:line-break/>Pasivní schopnost<text:line-break/></text:p>
      <text:p text:style-name="P45">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p text:style-name="P45"/>
      <text:h text:style-name="P207" text:outline-level="3"><text:soft-page-break/>Imitace zvuku</text:h>
      <text:p text:style-name="P45">Požadavky: Umění skrývání 2<text:line-break/>Pasivní schopnost<text:line-break/></text:p>
      <text:p text:style-name="P45">Dokážeš vyloudit i zvuky, které nejsou v lidských možnostech. Tato schopnost nenahrazuje dovednost <text:span text:style-name="T16">Imitace hlasu, pouze rozšiřuje možnosti jejího použití. Můžeš se tedy například věrohodně vydávat za osobu opačného pohlaví, vydávat zvuky přijíždějícího povozu a koňského ržání, a podobně.</text:span></text:p>
      <text:p text:style-name="P31"/>
      <text:h text:style-name="P207" text:outline-level="3">Potlačení pachové stopy</text:h>
      <text:p text:style-name="P45">Požadavky: Umění skrývání 3<text:line-break/>Aktivace: Komplexní akce<text:line-break/>Vyžaduje udržování<text:line-break/></text:p>
      <text:p text:style-name="P45">Po dobu udržování schopnosti nezanecháváš pachovou stopu. Stále tě ale může někdo ucítit přímo.</text:p>
      <text:p text:style-name="P45"/>
      <text:p text:style-name="P42">Herní efekt:</text:p>
      <text:p text:style-name="P45">Pokud se tě snaží čichem vystopovat někdo s magickou schopností Vylepšený čich nebo jinak magicky posíleným čichem, tak se od jeho hodnocení Posílení smyslů odečte tvé hodnocení Umění skrývání.</text:p>
      <text:p text:style-name="P45"/>
      <text:h text:style-name="P207" text:outline-level="3"><text:soft-page-break/>Tichý pohyb</text:h>
      <text:p text:style-name="P45">Požadavky: Umění skrývání 3<text:line-break/>Pasivní schopnost<text:line-break/></text:p>
      <text:p text:style-name="P45">Dokážeš se pohybovat naprosto neslyšně, a to včetně všeho, co neseš, pokud to samo o sobě nevydává zvuky (například sténající osoba).</text:p>
      <text:p text:style-name="P45"/>
      <text:p text:style-name="P42">Herní efekt:</text:p>
      <text:p text:style-name="P45">Pokud se tě snaží zaslechnout někdo s magickou schopností Vylepšený sluch nebo jinak magicky posíleným sluchem, tak se od jeho hodnocení Posílení smyslů odečte tvé hodnocení Umění skrývání.</text:p>
      <text:p text:style-name="P45"/>
      <text:h text:style-name="P207" text:outline-level="3">Hibernace</text:h>
      <text:p text:style-name="P45">Požadavky: Umění skrývání 4<text:line-break/>Aktivace: Komplexní akce<text:line-break/>Použití stojí bod Vůle<text:line-break/></text:p>
      <text:p text:style-name="P45">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text:soft-page-break/>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p text:style-name="P45"/>
      <text:h text:style-name="P207" text:outline-level="3">Chůze beze stop</text:h>
      <text:p text:style-name="P45">Požadavky: Umění skrývání 4<text:line-break/>Aktivace: Komplexní akce<text:line-break/>Vyžaduje udržování<text:line-break/></text:p>
      <text:p text:style-name="P45">Po dobu udržování této schopnosti v materiálu, po kterém kráčíš, nezanecháváš žádné stopy. Schopnost se ale nevztahuje na to, co si přineseš s sebou: Pokud tedy například krvácíš, nebo z tebe odkapává voda, tak po sobě stopu zanecháš. Stejně tak zanecháváš pachovou stopu.</text:p>
      <text:p text:style-name="P45"/>
      <text:p text:style-name="P45"><text:span text:style-name="T1">Herní efekt:</text:span><text:line-break/>Chůze beze stop umožňuje nezanechávat stopy i v terénu, kde by to jinak nebylo možné, například v čerstvě napadaném sněhu. Dokážeš také „zametat“ své stopy a pohybovat se u toho nezmenšenou rychlostí. Stále je možné tě vystopovat, k hodnocení Zálesáckého učení (Stopování a zametání stop) si ale počítáš bonus +3.</text:p>
      <text:p text:style-name="P45"/>
      <text:h text:style-name="P207" text:outline-level="3"><text:soft-page-break/>Mimikry</text:h>
      <text:p text:style-name="P45">Požadavky: Umění skrývání 5<text:line-break/>Aktivace: Komplexní akce<text:line-break/>Vyžaduje udržování<text:line-break/>Použití stojí bod Vůle<text:line-break/></text:p>
      <text:p text:style-name="P45">Krátkým soustředěním po dobu udržování spolu se vším, co neseš, zcela splyneš s okolím. Pokud se nebudeš hýbat, tak budeš zcela neviditelný. Pohybu si někdo může všimnout, ale nemusí si uvědomit, že to, co se hýbe, na dané místo nepatří.</text:p>
      <text:p text:style-name="P45"/>
      <text:p text:style-name="P42">Herní efekt:</text:p>
      <text:p text:style-name="P45">Za cenu jednoho bodu vůle absolutní neviditelnost po dobu udržování a naprosté nehybnosti. Bonus +3 k plížení při pohybu.</text:p>
      <text:p text:style-name="P45"/>
      <text:h text:style-name="P207" text:outline-level="3">Potlačení pachu</text:h>
      <text:p text:style-name="P45">Požadavky: Umění skrývání 5, Potlačení pachové stopy<text:line-break/>Aktivace: Komplexní akce<text:line-break/>Vyžaduje udržování<text:line-break/></text:p>
      <text:p text:style-name="P45">Po dobu udržování schopnosti nevydáváš žádný pach a nezanecháváš pachovou stopu. Schopnost se vztahuje na všechno, co s sebou neseš, nesmíš to ale vláčet po zemi.</text:p>
      <text:p text:style-name="P45"/>
      <text:p text:style-name="P42">Herní efekt:</text:p>
      <text:p text:style-name="P45"><text:soft-page-break/>Pokud se tě snaží vyčenichat někdo s magickou schopností Vylepšený čich nebo jinak magicky posíleným čichem, tak se od jeho hodnocení Posílení smyslů odečte tvé hodnocení Umění skrývání.</text:p>
      <text:p text:style-name="P45"/>
      <text:h text:style-name="P217" text:outline-level="2">Umění předtuchy</text:h>
      <text:p text:style-name="P45"/>
      <text:list xml:id="list8498770253640943894" text:style-name="L13">
        <text:list-item>
          <text:p text:style-name="P90">Jasnozřivost</text:p>
        </text:list-item>
        <text:list-item>
          <text:p text:style-name="P90">Srážení střel</text:p>
        </text:list-item>
        <text:list-item>
          <text:p text:style-name="P90">Chytání střel</text:p>
        </text:list-item>
        <text:list-item>
          <text:p text:style-name="P90">Boj poslepu</text:p>
        </text:list-item>
        <text:list-item>
          <text:p text:style-name="P90">Šestý smysl</text:p>
        </text:list-item>
      </text:list>
      <text:p text:style-name="P45"/>
      <text:h text:style-name="P207" text:outline-level="3">Jasnozřivost</text:h>
      <text:p text:style-name="P45">Požadavky: Umění předtuchy 1<text:line-break/>Pasivní schopnost<text:line-break/></text:p>
      <text:p text:style-name="P45">Jasnozřivost umožňuje reagovat zlomek sekundy před tím, než se něco stane. Největší uplatnění má v překvapivých situacích.</text:p>
      <text:p text:style-name="P45"/>
      <text:p text:style-name="P42">Herní efekt:</text:p>
      <text:p text:style-name="P42">/* <text:span text:style-name="T73">Lépe: Nemůžeš být překvapen. Hmm, to dělá šestý smysl, safra.</text:span> */</text:p>
      <text:p text:style-name="P45"><text:soft-page-break/>Poskytuje bonus k Hodům na reakci rovný tvému hodnocení Umění předtuchy. O útočníkovi ale stále musíš vědět, aby sis mohl na reakci házet.</text:p>
      <text:p text:style-name="P45"/>
      <text:h text:style-name="P207" text:outline-level="3">Srážení střel</text:h>
      <text:p text:style-name="P45">Požadavky: Umění předtuchy 2<text:line-break/>Aktivace: Obranná akce<text:line-break/>Použití stojí bod Vůle<text:line-break/></text:p>
      <text:p text:style-name="P45">Díky této schopnosti dokážeš vlastní zbraní srazit střely v letu, a to včetně kulí z palných zbraní. Ke srážení se dá použít téměř libovolná zbraně, včetně dýky a biče. Bič ovšem není možné použít ke srážení kulí, protože by kontakt nevydržel.</text:p>
      <text:p text:style-name="P45"/>
      <text:p text:style-name="P42">Herní efekt:</text:p>
      <text:p text:style-name="P54">Za cenu jednoho bodu Vůle se můžeš výstřelu bránit zbraní. Do obrany si za počítáš dovednost s touto zbraní, obranu zbraně a bonus +3 za použití této schopnosti. Bránit můžeš i někoho jiného, pokud stojíš poblíž dráhy střely.</text:p>
      <text:p text:style-name="P45"/>
      <text:h text:style-name="P207" text:outline-level="3">Chytání střel</text:h>
      <text:p text:style-name="P45">Požadavky: Umění předtuchy 3<text:line-break/>Aktivace: Obranná akce<text:line-break/>Použití stojí bod Vůle<text:line-break/></text:p>
      <text:p text:style-name="P45"><text:soft-page-break/>Díky této schopnosti dokážeš rukou chytit letící střelu nebo vrhací zbraň. Chytání kulí z palných zbraní se výrazně nedoporučuje. Pokud je to technicky možné, tak v případě úspěchu střelu vždy chytíš za nějakou bezpečnou část.</text:p>
      <text:p text:style-name="P115">TODO: Sloučit se Srážením střel (na Srážení a chytání střel)</text:p>
      <text:p text:style-name="P42">Herní efekt:</text:p>
      <text:p text:style-name="P54">Za cenu jednoho bodu Vůle se můžeš výstřelu bránit dovedností Boj zblízka (Boj bez zbraně) nebo Žonglování s bonusem +3 k OČ. Chytat můžeš i střelu mířenou na někoho jiného, pokud stojíš poblíž dráhy letu.</text:p>
      <text:p text:style-name="P45"/>
      <text:h text:style-name="P207" text:outline-level="3">Boj poslepu</text:h>
      <text:p text:style-name="P45">Požadavky: Umění předtuchy 4, Jasnozřivost<text:line-break/>Pasivní schopnost<text:line-break/></text:p>
      <text:p text:style-name="P45">Při použití této schopnosti se přestaneš spoléhat na běžné smysly a řídíš se výhradně svou Jasnozřivostí. Zvuky, pachy a podobně stále vnímat můžeš, ale neorientuješ se podle nich.<text:line-break/><text:tab/>Kromě použití v boje můžeš tuto schopnost využít třeba i k přeběhnutí po vysutých překážkách, uhnutí před pastí v naprosté tmě, a podobně.</text:p>
      <text:p text:style-name="P45"/>
      <text:p text:style-name="P42">Herní efekt:</text:p>
      <text:p text:style-name="P45"><text:soft-page-break/>Při boji poslepu, tedy v naprosté tmě, se zavřenýma nebo zavázanýma očima a podobně, si počítáš postih pouze -1. Útočit s takto sníženým postihem můžeš ale pouze na cíle, které v daném kole útočí na tebe, ať už zblízka nebo na dálku. Zavřít oči a využít tak tuto schopnost můžeš i záměrně a snížit si tak například postih za boj s neviditelným protivníkem.<text:line-break/><text:tab/>Postih -1 se vztahuje také na ostatní zmíněné činnosti.</text:p>
      <text:p text:style-name="P45"/>
      <text:h text:style-name="P207" text:outline-level="3">Šestý smysl</text:h>
      <text:p text:style-name="P45">Požadavky: Umění předtuchy 5, Boj poslepu<text:line-break/>Pasivní schopnost<text:line-break/></text:p>
      <text:p text:style-name="P45">Nikdo tě nemůže překvapit. O útoky víš vždy chvilku před tím, než nastane, a to i v případě, že jsi o útočníkovi nevěděl. Šestý smysl tě také varuje před konzumací jedu (na poslední chvíli, takže sousto budeš nejspíš muset vyplivnout) a spuštěním pastí.<text:line-break/><text:tab/>Při hazardní hře Šestý smysl nepomáhá, leda by šlo o ruskou ruletu.</text:p>
      <text:p text:style-name="P45"/>
      <text:p text:style-name="P42">Herní efekt:</text:p>
      <text:p text:style-name="P45">Umožňuje hodit si na reakci (s případným bonusem za Jasnozřivost) i když jsi o útočníkovi nevěděl.</text:p>
      <text:p text:style-name="P45">Poskytuje bonus na obranu proti pastem rovný hodnocení Umění předtuchy.</text:p>
      <text:p text:style-name="P45">Před konzumací nemagických jedů chrání automaticky. Pokud je jed magicky maskovaný proti detekci, tak si od hodnocení Umění předtuchy odečti hodnocení maskování jedu.</text:p>
      <text:p text:style-name="P45"><text:soft-page-break/></text:p>
      <text:h text:style-name="P217" text:outline-level="2">Asasinské schopnosti</text:h>
      <text:p text:style-name="P45"/>
      <text:list xml:id="list2102766405158762373" text:style-name="L14">
        <text:list-item>
          <text:p text:style-name="P117">Chirurgický úder</text:p>
        </text:list-item>
        <text:list-item>
          <text:p text:style-name="P117">Zpožděné zranění</text:p>
        </text:list-item>
        <text:list-item>
          <text:p text:style-name="P117">Fatální zásah<text:line-break/>Zabíjecí ruce<text:line-break/>Paralytický úder</text:p>
        </text:list-item>
        <text:list-item>
          <text:p text:style-name="P117">Vláda nad zpožděným zraněním</text:p>
        </text:list-item>
        <text:list-item>
          <text:p text:style-name="P117">Pět větví stromu života<text:line-break/>Smrtící úder</text:p>
        </text:list-item>
      </text:list>
      <text:p text:style-name="P80">TODO: Celou tuhle větev nejspíš zrušit. Možná něco z toho přesunout do Rychlých rukou (Xena strike), ale obecně tu není nic, co by se mi nějak zvlášť líbilo.</text:p>
      <text:h text:style-name="P209" text:outline-level="3">Chirurgický úder</text:h>
      <text:p text:style-name="P45">Požadavky: Asasinské schopnosti 1<text:line-break/>Aktivace: Útočná komplexní akce (útok ze zálohy)<text:line-break/>Použití stojí bod Vůle</text:p>
      <text:p text:style-name="P45"/>
      <text:p text:style-name="P45">Tuto schopnost můžeš použít pouze když se cíl vůbec nebrání, obvykle tedy při útoku ze zálohy, když o tobě vůbec nevěděl, nebo když se nemůže bránit. K jejímu použití je potřeba krátká bodná zbraň (obvykle dýka, případně schopnost Zabíjecí ruce), lehká bodná vrhací zbraň (vrhací šipka nebo dýka), případně střelná nebo palná zbraň s ostrou střelou nebo průraznou kulí.</text:p>
      <text:p text:style-name="P45"><text:soft-page-break/></text:p>
      <text:p text:style-name="P42">Herní efekt:</text:p>
      <text:p text:style-name="P45">Bonus +3 k ÚČ uvedenými zbraněmi za cenu jednoho bodu Vůle v případě, že má cíl nulovou obranu.</text:p>
      <text:p text:style-name="P45"/>
      <text:h text:style-name="P207" text:outline-level="3">Zpožděné zranění</text:h>
      <text:p text:style-name="P45">Požadavky: Asasinské schopnosti 2<text:line-break/>Aktivace: Útočná komplexní akce<text:line-break/>Vyžaduje udržování<text:line-break/></text:p>
      <text:p text:style-name="P45">Díky této schopnosti můžeš způsobit zranění, které se neprojeví hned. V okamžiku zásahu nepoteče krev, nenastane otrava, cíl dokonce ani neucítí bolest a pokud o tobě nevěděl a nevšimne si, že má v těle šipku nebo díru, nemusí si útoku vůbec všimnout. Zranění se všemi průvodními jevy se projeví až v okamžiku, kdy ukončíš udržování, nebo když se cíl vzdálí z tvého dosahu magického působení.<text:line-break/><text:tab/>Zpožděné zranění je možné použít i se střelnými a vrhacími zbraněmi, pokud cíl zasáhneš v dosahu svého magického působení.</text:p>
      <text:p text:style-name="P31"/>
      <text:h text:style-name="P207" text:outline-level="3">Fatální zásah</text:h>
      <text:p text:style-name="P45">Požadavky: Asasinské schopnosti 3<text:line-break/>Aktivace: Volná akce při způsobení kritického zranění<text:line-break/>Použití stojí bod Vůle</text:p>
      <text:p text:style-name="P45"/>
      <text:p text:style-name="P45"><text:soft-page-break/>Tvé kritické zásahy mohou být opravdu smrtící. Schopnost můžeš aktivovat, kdykoliv způsobíš kritický zásah – tedy když přehodíš obranu cíle alespoň o 6. Musí se jednat o přímo způsobené fyzického zranění, tedy například zbraní nebo šípem, nikoliv ohněm, výbušninou nebo jedem.</text:p>
      <text:p text:style-name="P45"/>
      <text:p text:style-name="P42">Herní efekt:</text:p>
      <text:p text:style-name="P45">Při kritickém zásahu za cenu jednoho bodu Vůle způsobíš o 3 větší zranění.</text:p>
      <text:p text:style-name="P31"/>
      <text:h text:style-name="P207" text:outline-level="3">Zabíjecí ruce</text:h>
      <text:p text:style-name="P45">Požadavky: Asasinské schopnosti 3<text:line-break/>Aktivace: Komplexní akce<text:line-break/>Vyžaduje udržování<text:line-break/></text:p>
      <text:p text:style-name="P45">Po krátkém soustředění tvoje ruce ztvrdnou tak, že jimi můžeš lámat skálu.</text:p>
      <text:p text:style-name="P45"/>
      <text:p text:style-name="P42">Herní efekt:</text:p>
      <text:p text:style-name="P45">Tvoje ruce a nohy mají v boji po dobu udržování schopnosti parametry dýky (tedy 2/0) a umožňují vše, co by dokázal někdo s dýkou v ruce (až na to, že nejsou tak ostré), například prorážet bariéry.</text:p>
      <text:p text:style-name="P45"/>
      <text:h text:style-name="P209" text:outline-level="3"><text:soft-page-break/>Paralytický úder</text:h>
      <text:p text:style-name="P45">Požadavky: Asasinské schopnosti 3<text:line-break/>Aktivace: Útočná komplexní akce<text:line-break/>Vyžaduje udržování<text:line-break/></text:p>
      <text:p text:style-name="P45">S touto schopností můžeš bojem beze zbraně (případně Zabíjecíma rukama) způsobit paralytické zranění. Cíl si tedy bude počítat normálně počítat postihy za uštědřené zranění a v případě, že součet veškerého utrpěného zranění dosáhne mez vyřazení, bude zcela paralyzován. Nebude ale vůbec zraněn a v okamžiku ukončení udržování této schopnosti všechno tebou udělené paralytické zranění zcela zmizí.</text:p>
      <text:p text:style-name="P45"/>
      <text:h text:style-name="P207" text:outline-level="3">Vláda nad zpožděným zraněním</text:h>
      <text:p text:style-name="P45">Požadavky: Asasinské schopnosti 4, Zpožděné zranění<text:line-break/>Aktivace: Soustředěním v průběhu udržování Zpožděného zranění<text:line-break/></text:p>
      <text:p text:style-name="P45">Díky této schopnosti můžeš ovládat různé aspekty způsobeného Zpožděného zranění. Můžeš jej tedy nechat projevit postupně, nebo dokonce nechat projevit jen bolest s ním způsobenou, ať už okamžitě nebo postupně.<text:line-break/><text:tab/>Za cenu jednoho bodu vůle můžeš kdykoliv celý zbývající efekt způsobeného zpožděného zranění zrušit, samozřejmě ale pouze v případě, že zbraň nevězí v těle oběti.</text:p>
      <text:p text:style-name="P45"/>
      <text:h text:style-name="P207" text:outline-level="3"><text:soft-page-break/>Pět větví stromu života</text:h>
      <text:p text:style-name="P45">Požadavky: Asasinské schopnosti 5, Paralytický úder<text:line-break/>Aktivace: Útočná komplexní akce<text:line-break/>Vyžaduje udržování<text:line-break/></text:p>
      <text:p text:style-name="P45">Tato schopnost funguje stejně jako Paralytický úder. Když ale kondice cíle dosáhne meze vyřazení, tak se mu kromě úplné paralýzy zastaví přívod krve do mozku a pokud tuto schopnost nepřestaneš udržovat, zhruba do jedné minuty zemře. Po dobu paralýzy cíl může s jistými obtížemi mluvit.<text:line-break/><text:tab/>Použití schopnosti nestojí bod Vůle, je jí tedy možné zkombinovat například s Fatálním zásahem.</text:p>
      <text:p text:style-name="P31"/>
      <text:h text:style-name="P207" text:outline-level="3">Smrtící úder</text:h>
      <text:p text:style-name="P45">Požadavky: Asasinské schopnosti 5<text:line-break/>Aktivace: Útočná komplexní akce<text:line-break/>Použití stojí bod Vůle<text:line-break/></text:p>
      <text:p text:style-name="P45">Tato schopnost kombinuje Chirurgický úder a Fatální zásah.<text:line-break/></text:p>
      <text:p text:style-name="P42">Herní efekt:</text:p>
      <text:p text:style-name="P45">Při útoku na protivníka s nulovou obranou zbraní uvedenou v popisu Chirurgického úderu získáš bonus +3 k útoku a současně +3 ke zranění v případě, že půjde o kritický zásah. Dohromady za cenu jednoho bodu Vůle.</text:p>
      <text:p text:style-name="P31"/>
      <text:h text:style-name="P217" text:outline-level="2"><text:soft-page-break/>Bleskurychlé pohyby</text:h>
      <text:p text:style-name="P45"/>
      <text:list xml:id="list3546462399039281917" text:style-name="L15">
        <text:list-item>
          <text:p text:style-name="P118">Zpomalené vnímání času</text:p>
        </text:list-item>
        <text:list-item>
          <text:p text:style-name="P118">Rychlé ruce</text:p>
        </text:list-item>
        <text:list-item>
          <text:p text:style-name="P118">Blesková reakce</text:p>
        </text:list-item>
        <text:list-item>
          <text:p text:style-name="P118">Bleskový přesun</text:p>
        </text:list-item>
        <text:list-item>
          <text:p text:style-name="P118">Zmizení z očí</text:p>
        </text:list-item>
        <text:list-item>
          <text:p text:style-name="P118">Bleskový útok</text:p>
        </text:list-item>
      </text:list>
      <text:p text:style-name="P45"/>
      <text:h text:style-name="P207" text:outline-level="3">Zpomalené vnímání času</text:h>
      <text:p text:style-name="P45">Požadavky: Bleskurychlé pohyby 1<text:line-break/>Pasivní schopnost</text:p>
      <text:p text:style-name="P45"/>
      <text:p text:style-name="P45">Dokážeš registrovat extrémně rychlé děje, jako by sis je prohlížel na zpomaleném záznamu. Snadno tedy prohlédneš podvodnou hru založenou na manipulaci s kartami a vždycky dokážeš určit, kde skončila kulička při skořápkách. Vždycky také přesně víš, kam letěly vystřelené šípy či šipky a co přesně zasáhly, pokud jsi v době výstřelu viděl cílové místo, což může být užitečné například při hledání ztracené munice. Stejně tak dokážeš poznat osobu, kterou jsi zahlédl jen v rychlosti.<text:line-break/><text:tab/>Díky této schopnosti tě také není možné oblafnout schopnostmi Rychlé ruce a Zmizení z očí. Blesková reakce, Bleskový přesun a Bleskový útok proti tobě ale stále poskytují bonus, protože Zpo<text:soft-page-break/>malené vnímání času ti umožňuje pouze zpomaleně vnímat, nikoliv zrychleně reagovat. Ze stejného důvodu tato schopnost neposkytuje žádný bonus k hodu na reakci. <text:s/><text:line-break/></text:p>
      <text:h text:style-name="P207" text:outline-level="3">Rychlé ruce</text:h>
      <text:p text:style-name="P45">Požadavky: Bleskurychlé pohyby 2<text:line-break/>Aktivace: Volná akce<text:line-break/>Použití stojí bod Vůle<text:line-break/></text:p>
      <text:p text:style-name="P45">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line-break/></text:p>
      <text:h text:style-name="P207" text:outline-level="3">Blesková reakce</text:h>
      <text:p text:style-name="P45">Požadavky: Bleskurychlé pohyby 3<text:line-break/>Aktivace: Volná akce<text:line-break/>Použití stojí bod Vůle<text:line-break/></text:p>
      <text:p text:style-name="P35">Herní efekt:</text:p>
      <text:p text:style-name="P31">Automatická výhra v Hodu na reakci za cenu jednoho bodu Vůle. Pokud protivník také použije Bleskovou reakci, na Reakci si mezi sebou házíte stejně, jako byste tuto schopnost nepoužili.</text:p>
      <text:p text:style-name="P31"/>
      <text:h text:style-name="P207" text:outline-level="3"><text:soft-page-break/>Bleskový přesun</text:h>
      <text:p text:style-name="P45">Požadavky: Bleskurychlé pohyby 4, Blesková reakce<text:line-break/>Aktivace: Obranná nebo komplexní akce<text:line-break/>Použití stojí bod Vůle<text:line-break/></text:p>
      <text:p text:style-name="P45">Za cenu psychického vyčerpání se dokážeš na krátkou vzdálenost přesunout neuvěřitelnou rychlostí. Můžeš takto například uhnout před přicházející ránou, nebo třeba jako první dorazit k předmětu, který chce zvednout víc osob. Při takové rychlosti ovšem nedokážeš dost dobře koordinovat své další pohyby, takže nejsi schopen v průběhu přesunu udělat nic jiného a nedokážeš při tom zatáčet.</text:p>
      <text:p text:style-name="P45"/>
      <text:p text:style-name="P42">Herní efekt:</text:p>
      <text:p text:style-name="P45">Za cenu jednoho bodu Vůle získáš bonus +3 k obraně Uhýbáním, nebo bonus +3 k Testu rychlosti. Současně s tím se můžeš přímým směrem přesunout až do vzdálenosti rovné tvé Rychlosti běhu bez nutnosti pasivní obrany v případě, že probíháš kolem nějakého protivníka, nebo utíkáš z boje na blízko.</text:p>
      <text:p text:style-name="P45"/>
      <text:h text:style-name="P207" text:outline-level="3">Zmizení z očí</text:h>
      <text:p text:style-name="P45">Požadavky: Bleskurychlé pohyby 5, Zpomalené vnímání času, Bleskový přesun<text:line-break/>Aktivace: Obranná nebo komplexní akce<text:line-break/>Použití stojí bod Vůle<text:line-break/></text:p>
      <text:p text:style-name="P31"><text:soft-page-break/>Zmizení z očí využívá Zpomaleného vnímání času a přidává tak k Bleskovému přesunu možnost koordinace své hrubé motoriky. Díky této schopnosti dokážeš měnit směr přesunu a případně při tom i překonávat překážky. Obvyklé použití je k vyhledání úkrytu, nebo k přesunu protivníkovi do zad. Spěšný ústup neumožňuje koordinovat své pohyby natolik, abys v rámci tohoto manévru dokázal účinně zaútočit, v příštím kole ale tvůj útok bude překvapivý, takže pokud nad ním vyhraješ Hod na reakci, protivník se ti bude moci bránit pouze pasivně.</text:p>
      <text:p text:style-name="P45"/>
      <text:h text:style-name="P209" text:outline-level="3">Bleskový útok</text:h>
      <text:p text:style-name="P45">Požadavky: Bleskurychlé pohyby 6, Bleskový přesun<text:line-break/>Aktivace: Útočná komplexní akce<text:line-break/>Použití stojí bod Vůle<text:line-break/></text:p>
      <text:p text:style-name="P45">Tato velmistrovská schopnost umožňuje v průběhu bleskurychlého přesunu koordinovat pohyby tak, abys zblízka účinně zasáhl cíl.</text:p>
      <text:p text:style-name="P45"/>
      <text:p text:style-name="P42">Herní efekt:</text:p>
      <text:p text:style-name="P45">Za cenu jednoho bodu Vůle získáš bonus +3 k útoku zblízka.</text:p>
      <text:p text:style-name="P45"/>
      <text:h text:style-name="P217" text:outline-level="2">Sociální a umělecké schopnosti</text:h>
      <text:p text:style-name="P45"/>
      <text:list xml:id="list846555359927816782" text:style-name="L16">
        <text:list-item>
          <text:p text:style-name="P119">Působivé představení</text:p>
        </text:list-item>
        <text:list-item>
          <text:p text:style-name="P119">První dojem</text:p>
        </text:list-item>
        <text:list-item>
          <text:p text:style-name="P119"><text:soft-page-break/>Průměrná tvář</text:p>
        </text:list-item>
        <text:list-item>
          <text:p text:style-name="P119">Přemlouvání</text:p>
        </text:list-item>
        <text:list-item>
          <text:p text:style-name="P119">Hlas</text:p>
        </text:list-item>
        <text:list-item>
          <text:p text:style-name="P119">Slepá láska</text:p>
        </text:list-item>
      </text:list>
      <text:p text:style-name="P45"/>
      <text:h text:style-name="P207" text:outline-level="3">Působivé představení</text:h>
      <text:p text:style-name="P45">Požadavky: Sociální a umělecké schopnosti 1<text:line-break/>Pasivní schopnost<text:line-break/><text:line-break/>Tvá umělecká představení probouzí hluboké emoce, nezávisle na tom, jak dobře daný obor technicky zvládáš. Musí se však jednat o „živé“ vystoupení, bez přímého osobního kontaktu emoce nepřetrvají. Můžeš tedy zpívat vroucně a při tom falešně, nedokážeš ale namalovat obraz, který někoho rozpáče, aniž by byl přítomen vlastní malbě.<text:line-break/></text:p>
      <text:h text:style-name="P207" text:outline-level="3">První dojem</text:h>
      <text:p text:style-name="P45">Požadavky: Sociální a umělecké schopnosti 2<text:line-break/>Pasivní schopnost<text:line-break/></text:p>
      <text:p text:style-name="P31">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text:soft-page-break/>se milodaru nedočkáš.<text:line-break/><text:tab/>Vytvořený dojem se může časem změnit. Pokud například začneš nadávat někomu, kdo tě považoval za přátelskou osobu, nejspíš svůj postoj rychle přehodnotí.</text:p>
      <text:p text:style-name="P31"/>
      <text:h text:style-name="P207" text:outline-level="3">Průměrná tvář</text:h>
      <text:p text:style-name="P45">Požadavky: Sociální a umělecké schopnosti 3<text:line-break/>Aktivace: Komplexní akce<text:line-break/>Vyžaduje udržování<text:line-break/></text:p>
      <text:p text:style-name="P45">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p text:style-name="P31"/>
      <text:h text:style-name="P207" text:outline-level="3">Přemlouvání</text:h>
      <text:p text:style-name="P45">Požadavky: Sociální a umělecké schopnosti 4<text:line-break/>Aktivace: Nezávislá činnost (hovor)<text:line-break/>Použití stojí bod Vůle<text:line-break/>Vyžaduje udržování po dobu přemlouvání<text:line-break/></text:p>
      <text:p text:style-name="P45"><text:soft-page-break/>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p text:style-name="P45"/>
      <text:h text:style-name="P207" text:outline-level="3">Hlas</text:h>
      <text:p text:style-name="P45">Požadavky: Sociální a umělecké schopnosti 5<text:line-break/>Aktivace: Nezávislá činnost (hovor)<text:line-break/>Použití stojí bod Vůle<text:line-break/>Vyžaduje udržování<text:line-break/></text:p>
      <text:p text:style-name="P45">Když chceš, tvůj hlas nesnese odporu. Cokoliv řekneš, bude provedeno. Hlas nefunguje v případě, že se tě dotyčný zrovna snaží zabít, nebo když by jej příkaz ohrozil na zdraví či na životě.<text:line-break/><text:tab/>Hlasem mluvíš po celou dobu udržování schopnosti. Pokud chceš něco říct normálně, musíš udržování ukončit. Ovlivnění jsou js plně vědomi, že dělají něco proti své vůli. Nemohou neuposlechnout a po dobu udržování tě ani nenapadnou, jakmile se však z působení tvého Hlasu vymaní, v pomstě jim nic nebrání.</text:p>
      <text:p text:style-name="P45"/>
      <text:h text:style-name="P209" text:outline-level="3">Slepá láska</text:h>
      <text:p text:style-name="P45">Požadavky: Sociální a umělecké schopnosti 6<text:line-break/>Použití stojí bod Vůle<text:line-break/>Vyžaduje udržování po dobu důvěrného kontaktu<text:line-break/></text:p>
      <text:p text:style-name="P45"><text:soft-page-break/>Cíl, se kterým při udržování této schopnosti strávíš delší důvěrným kontaktem (může se jednat například o zpověď, první schůzku, nebo třeba noc plnou vášní), k tobě zahoří slepou láskou.<text:line-break/><text:tab/>O jakou formu lásky půjde závisí na situaci. Pokud jsi schopnost použil, když se ti cíl zpovídal, tak v něm vzbudíš hlubokou úctu a obdiv ke tvé osobě a touhu ti ve všem vyhovat. Svedená osoba opačného pohlaví se do tebe beznadějně zamiluje. Starší osoba k tobě může začít pociťovat silný rodičovský vztah, mladší zase vroucí lásku dítěte k rodiči. Osoby s nekompatibilní sexuální orientací, které nemají důvod se ti s čímkoliv svěřovat, nejspíš nedokážeš přimět k dostatečně důvěrnému kontaktu, schopnost na ně tedy není možné použít.<text:line-break/><text:tab/>Vzniklý vztah je trvalý a nevyžaduje ani následné udržování schopnosti. Kromě úplného přepisu paměti nebo tvé smrti není znám žádný způsob, jak účinky této schopnosti zlomit.<text:line-break/><text:tab/>Počet osob, v nichž můžeš současně vzbudit slepou lásku, není omezený. Čím více jich ale bude, tím slabší bude cit každého z nich.</text:p>
      <text:p text:style-name="P45"/>
      <text:h text:style-name="P217" text:outline-level="2">Akrobatické schopnosti</text:h>
      <text:p text:style-name="P45"/>
      <text:list xml:id="list3314036130265645608" text:style-name="L17">
        <text:list-item>
          <text:p text:style-name="P120">Vylepšená rovnováha</text:p>
        </text:list-item>
        <text:list-item>
          <text:p text:style-name="P120">Akrobatický úhyb</text:p>
        </text:list-item>
        <text:list-item>
          <text:p text:style-name="P120">Běh po hladině<text:line-break/>Zpomalení pádu</text:p>
        </text:list-item>
        <text:list-item>
          <text:p text:style-name="P120">Tekutost</text:p>
        </text:list-item>
        <text:list-item>
          <text:p text:style-name="P120">Běh na křídlech větru</text:p>
        </text:list-item>
      </text:list>
      <text:p text:style-name="P45"/>
      <text:h text:style-name="P207" text:outline-level="3"><text:soft-page-break/>Vylepšená rovnováha</text:h>
      <text:p text:style-name="P45">Požadavky: Akrobatické schopnosti 1<text:line-break/>Pasivní schopnost<text:line-break/></text:p>
      <text:p text:style-name="P31">Máš dokonalou rovnováhu. Dokážeš běhat po nataženém laně, balancovat na kládě plovoucí na rozbouřené řece, přeběhnout po hlavách davu. Při pádu z výšky alespoň dvou metrů vždy dopadneš na nohy.</text:p>
      <text:p text:style-name="P31"/>
      <text:p text:style-name="P42">Herní efekt:</text:p>
      <text:p text:style-name="P31">Počítáš si bonus +3 k Akrobacii při činnostech vyžadujících rovnováhu. Se stejným bonusem se také můžeš akrobaticky bránit proti srážení (na obranu si házíš Akrobacie + 3).</text:p>
      <text:p text:style-name="P31"/>
      <text:h text:style-name="P207" text:outline-level="3">Akrobatický úhyb</text:h>
      <text:p text:style-name="P45">Požadavky: Akrobatické schopnosti 2<text:line-break/>Aktivace: obranná akce<text:line-break/>Použití stojí bod Vůle<text:line-break/></text:p>
      <text:p text:style-name="P42">Herní efekt:</text:p>
      <text:p text:style-name="P45">Za cenu bodu vůle je tvoje OČ v tomto kole rovno Akrobacie + 3, na všechny útoky a obrany v tomto kole si ale musíš započítat postih zbroje. Toto OČ si počítáš proti všem útokům v daném kole, pasivní obrany ale stále mají postih -2.</text:p>
      <text:p text:style-name="P31"/>
      <text:h text:style-name="P207" text:outline-level="3"><text:soft-page-break/>Běh po hladině</text:h>
      <text:p text:style-name="P45">Požadavky: Akrobatické schopnosti 3<text:line-break/>Aktivace: Komplexní akce<text:line-break/>Použití stojí bod Vůle<text:line-break/>Vyžaduje udržování<text:line-break/></text:p>
      <text:p text:style-name="P45">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p text:style-name="P31"/>
      <text:h text:style-name="P207" text:outline-level="3">Zpomalení pádu</text:h>
      <text:p text:style-name="P45">Požadavky: Akrobatické schopnosti 3<text:line-break/>Aktivace: Volná akce<text:line-break/>Použití stojí bod Vůle<text:line-break/>Vyžaduje udržování<text:line-break/></text:p>
      <text:p text:style-name="P31">Silou vůle dokážeš zpomalit svůj pád, takže dopadneš bezpečně. Můžeš takto skočit z libovolné výšky a mít u toho jakoukoliv zátěž, kterou dokážeš zvednout. Pád stačí zpomalit na posledních několika metrech.</text:p>
      <text:p text:style-name="P31"/>
      <text:h text:style-name="P207" text:outline-level="3"><text:soft-page-break/>Tekutost</text:h>
      <text:p text:style-name="P45">Požadavky: Akrobatické schopnosti 4<text:line-break/>Aktivace: Komplexní akce<text:line-break/>Použití stojí bod Vůle<text:line-break/>Vyžaduje udržování<text:line-break/></text:p>
      <text:p text:style-name="P45">Po krátkém soustředění po dobu udržování schopnosti ohebnost tvého těla přesahuje fyzické limity. Mimo jiné dokážeš protékat skrz velmi úzké štěrbiny – stačí, když prostrčíš prst. Protékání ovšem trvá velmi dlouho, a to tím déle, čím užší štěrbina je.<text:line-break/><text:tab/>Předměty, které neseš, tvou schopnost nesdílí. Projdou tedy s tebou pouze v případě, že se do štěrbiny vejdou. Košili například procpeš i štěrbinou o šířce prstu, jen pak bude dost pomačkaná, plátovou zbroj nikoliv.<text:line-break/></text:p>
      <text:p text:style-name="P42">Herní efekt:</text:p>
      <text:p text:style-name="P31">Ve fázi „protékání“ jsi velice zranitelný, na obranu si házíš vždy 0 + 1k6. Můžeš si ale počítat zbroj, pokud ji při tom máš na sobě.</text:p>
      <text:p text:style-name="P31"/>
      <text:h text:style-name="P207" text:outline-level="3">Běh na křídlech větru</text:h>
      <text:p text:style-name="P45">Požadavky: Akrobatické schopnosti 5<text:line-break/>Aktivace: Komplexní akce<text:line-break/>Použití stojí bod Vůle<text:line-break/>Vyžaduje udržování<text:line-break/></text:p>
      <text:p text:style-name="P45"><text:soft-page-break/>Tato schopnost funguje stejně jako Běh po hladině, po krátkém rozeběhu ale můžeš běžet vzduchem. Nemůžeš při tom měnit směr, takže je potřeba správně se rozběhnout, než se odrazíš od země. Jakmile se zastavíš, ať už dobrovolně nebo ne, spadneš.</text:p>
      <text:p text:style-name="P45"/>
      <text:h text:style-name="P217" text:outline-level="2">Atletické schopnosti</text:h>
      <text:p text:style-name="P31"/>
      <text:list xml:id="list6254585799469830554" text:style-name="L18">
        <text:list-item>
          <text:p text:style-name="P121">Hluboký nádech</text:p>
        </text:list-item>
        <text:list-item>
          <text:p text:style-name="P121">Vypětí síly</text:p>
        </text:list-item>
        <text:list-item>
          <text:p text:style-name="P121">Bezpečný dopad</text:p>
        </text:list-item>
        <text:list-item>
          <text:p text:style-name="P121">Obří skok</text:p>
        </text:list-item>
        <text:list-item>
          <text:p text:style-name="P121">Vypětí rychlosti</text:p>
        </text:list-item>
      </text:list>
      <text:p text:style-name="P31"/>
      <text:h text:style-name="P207" text:outline-level="3">Hluboký nádech</text:h>
      <text:p text:style-name="P45">Požadavky: Atletické schopnosti 1<text:line-break/>Pasivní schopnost<text:line-break/></text:p>
      <text:p text:style-name="P45">Dokážeš zadržet dech na desítky minut.</text:p>
      <text:p text:style-name="P31"/>
      <text:h text:style-name="P207" text:outline-level="3"><text:soft-page-break/>Vypětí síly</text:h>
      <text:p text:style-name="P45">Požadavky: Atletické schopnosti 2<text:line-break/>Aktivace: Komplexní akce<text:line-break/>Použití stojí bod Vůle<text:line-break/>Vyžaduje udržování<text:line-break/></text:p>
      <text:p text:style-name="P45">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p text:style-name="P31"/>
      <text:p text:style-name="P35">Herní efekt:</text:p>
      <text:p text:style-name="P31">Bonus +3 k Síle na jeden silový úkon.</text:p>
      <text:p text:style-name="P45"/>
      <text:h text:style-name="P207" text:outline-level="3">Bezpečný dopad</text:h>
      <text:p text:style-name="P45">Požadavky: Atletické schopnosti 3<text:line-break/>Pasivní schopnost<text:line-break/></text:p>
      <text:p text:style-name="P42">Herní efekt:</text:p>
      <text:p text:style-name="P31">Od výšky pádu v metrech si před určením důsledků odečítáš hodnocení Atletických schopností.</text:p>
      <text:p text:style-name="P31"/>
      <text:h text:style-name="P207" text:outline-level="3"><text:soft-page-break/>Obří skok</text:h>
      <text:p text:style-name="P45">Požadavky: Atletické schopnosti 4<text:line-break/>Aktivace: Komplexní akce<text:line-break/>Použití stojí bod Vůle<text:line-break/></text:p>
      <text:p text:style-name="P42">Herní efekt:</text:p>
      <text:p text:style-name="P31">Za cenu jednoho bodu Vůle můžeš zvětšit svou obvyklou výšku skoku o hodnocení Atletických schopností v metrech a délku o dvojnásobek tohoto hodnocení.</text:p>
      <text:p text:style-name="P31"/>
      <text:h text:style-name="P207" text:outline-level="3">Vypětí rychlosti</text:h>
      <text:p text:style-name="P45">Požadavky: Atletické schopnosti 5<text:line-break/>Aktivace: Komplexní akce<text:line-break/>Použití stojí bod Vůle<text:line-break/>Vyžaduje udržování<text:line-break/></text:p>
      <text:p text:style-name="P45">Po dobu udržování se dokážeš udržovat dvojnásobnou rychlost pohybu – ať už chůze, běhu, nebo třeba plavání. Jakmile se zastavíš, schopnost pomine. Zrychlený pohyb tě vyčerpává jako bez použití této schopnosti, urazíš při tom ale dvojnásobnou vzdálenost. Kromě možnosti rychlého přesunu Vypětí rychlosti nijak nepomáhá v boji.</text:p>
      <text:p text:style-name="P31"/>
      <text:h text:style-name="P217" text:outline-level="2">Techniky sesílání</text:h>
      <text:p text:style-name="P31"/>
      <text:list xml:id="list5268411353085013314" text:style-name="L19">
        <text:list-item>
          <text:p text:style-name="P122">Obrana kouzlem</text:p>
        </text:list-item>
        <text:list-item>
          <text:p text:style-name="P122"><text:soft-page-break/>Seslání bez gestikulace<text:line-break/>Seslání bez zaříkávání</text:p>
        </text:list-item>
        <text:list-item>
          <text:p text:style-name="P122">Seslání na více cílů</text:p>
        </text:list-item>
        <text:list-item>
          <text:p text:style-name="P122">Udržování pohybu<text:line-break/><text:span text:style-name="T37">Předání detekčního smyslu</text:span></text:p>
        </text:list-item>
        <text:list-item>
          <text:p text:style-name="P122">Seslání na všechno v dosahu</text:p>
        </text:list-item>
      </text:list>
      <text:p text:style-name="P45"/>
      <text:h text:style-name="P211" text:outline-level="3">Obrana kouzlem</text:h>
      <text:p text:style-name="P31">Požadavky: Techniky sesílání 1<text:span text:style-name="T34"><text:line-break/>Modifikace: Kouzlo se sesílá v obranné akci (nehledě na dobu sesílání modifikovaného kouzla)<text:line-break/></text:span></text:p>
      <text:p text:style-name="P42">Příklady použití:</text:p>
      <text:list xml:id="list6503442722180922039" text:style-name="WW8Num12">
        <text:list-item>
          <text:p text:style-name="P123"><text:span text:style-name="T34">Bleskové vztyčení bariéry ze štěrku, hlíny nebo písku<text:line-break/>(</text:span><text:span text:style-name="T7">Obrana kouzlem</text:span><text:span text:style-name="T6">, </text:span><text:span text:style-name="T7">Manipulace se zemí</text:span><text:span text:style-name="T6">, pokud v dosahu kouzla není dostatek sypké země, tak navíc </text:span><text:span text:style-name="T7">Stvoření živlu</text:span><text:span text:style-name="T6"> nebo alespoň </text:span><text:span text:style-name="T7">Zvětšení objemu živlu)</text:span></text:p>
        </text:list-item>
        <text:list-item>
          <text:p text:style-name="P123">Rozptýlení útočníka nebo vychýlení zbraně či střely z dráhy letu silným proudem vody<text:line-break/><text:span text:style-name="T1">(</text:span><text:span text:style-name="T7">Obrana kouzlem</text:span><text:span text:style-name="T6">, </text:span><text:span text:style-name="T7">Manipulace s vodou</text:span><text:span text:style-name="T6">)</text:span></text:p>
        </text:list-item>
        <text:list-item>
          <text:p text:style-name="P123"><text:span text:style-name="T34">Obrana prudkým rázem vzduchu<text:line-break/></text:span><text:span text:style-name="T6"> (</text:span><text:span text:style-name="T7">Obrana kouzlem</text:span><text:span text:style-name="T6">, </text:span><text:span text:style-name="T7">Manipulace se vzduchem</text:span><text:span text:style-name="T6">)</text:span></text:p>
        </text:list-item>
        <text:list-item>
          <text:p text:style-name="P123"><text:span text:style-name="T34">Telepatické ponouknutí, aby útočník zkazil svůj útok<text:line-break/></text:span><text:span text:style-name="T6">(</text:span><text:span text:style-name="T7">Obrana kouzlem</text:span><text:span text:style-name="T6">, </text:span><text:span text:style-name="T7">Pošťouchnutí</text:span><text:span text:style-name="T6">)</text:span></text:p>
        </text:list-item>
        <text:list-item>
          <text:p text:style-name="P123"><text:span text:style-name="T34">Zpopelnění dříku šípu nebo šipky za letu<text:line-break/></text:span><text:span text:style-name="T6">(</text:span><text:span text:style-name="T7">Obrana kouzlem</text:span><text:span text:style-name="T6">, </text:span><text:span text:style-name="T7">Vzplanutí</text:span><text:span text:style-name="T6">, </text:span><text:span text:style-name="T7">Rozžhavení</text:span><text:span text:style-name="T6">)</text:span></text:p>
        </text:list-item>
      </text:list>
      <text:p text:style-name="P31"><text:soft-page-break/><text:span text:style-name="T34"><text:line-break/></text:span><text:span text:style-name="T1">Herní efekt:</text:span><text:span text:style-name="T10"><text:line-break/></text:span><text:span text:style-name="T32">Obranné kouzlo se sesílá v obranné akci, Hod na seslání bude tvým hodem na obranu. Když bráníš sám sebe, tak si už neházíš na obranu obvyklým způsobem; obranné kouzlo je tvá jediná obrana v daném kole a pokud čelíš většímu počtu útoků, tak se proti dalším můžeš bránit pouze pasivně. Když ale použiješ </text:span><text:span text:style-name="T33">Seslání na více cílů</text:span><text:span text:style-name="T32"> nebo </text:span><text:span text:style-name="T33">Seslání na všechno v dosahu</text:span><text:span text:style-name="T32">, tak se obranným kouzlem můžeš bránit většímu počtu útoků vedených na tebe nebo kohokoliv v dosahu. Na seslání si v takovám případě házíš jen jednou (použitím bodu Vůle jako obvykle získáš bonus +3) a výsledek se použije jako obrana proti všem těmto útokům.<text:line-break/><text:tab/>Když obranným kouzlem bráníš někoho jiného, tak si nepočítáš postihy za </text:span><text:span text:style-name="T33">Obranu spolubojovníka</text:span><text:span text:style-name="T32">, protože kouzlem můžeš pohodlně působit v celém dosahu. Dotyčný se navíc brání i sám a počítá si lepší z výsledků tvého Hodu na seslání obranného kouzla a svého Hodu na obranu.<text:line-break/><text:tab/>Obranné kouzlo, stejně jako protikouzlo, je možné použít jen v kole, kdy nesesíláš žádné jiné kouzlo, nebo v posledním kole sesílání jiného kouzla. Pokud tedy sesíláš dvoukolové kouzlo, tak se v prvním kole sesílání nemůžeš bránit obranným kouzlem ani protikouzlem, ve druhém (posledním) ano.</text:span></text:p>
      <text:p text:style-name="P31"/>
      <text:h text:style-name="P207" text:outline-level="3">Seslání bez gestikulace</text:h>
      <text:p text:style-name="P31">Požadavky: Techniky sesílání 2<text:line-break/><text:span text:style-name="T37">Modifikace:</text:span> -1 k Síle kouzla<text:line-break/></text:p>
      <text:p text:style-name="P42">Příklady použití:</text:p>
      <text:p text:style-name="P31"><text:soft-page-break/>Když z nějakého důvodu nemůžeš gestikulovat (jsi svázaný, paralyzovaný, apod.).<text:span text:style-name="T30"><text:line-break/></text:span></text:p>
      <text:p text:style-name="P44">Herní efekt:</text:p>
      <text:p text:style-name="P53">Seslání kouzla nevyžaduje gestikulaci.</text:p>
      <text:p text:style-name="P31"/>
      <text:h text:style-name="P207" text:outline-level="3">Seslání bez zaříkávání</text:h>
      <text:p text:style-name="P31">Požadavky: Techniky sesílání 2<text:line-break/><text:span text:style-name="T37">Modifikace:</text:span> -1 k Síle kouzla<text:line-break/></text:p>
      <text:p text:style-name="P42">Příklady použití:</text:p>
      <text:list xml:id="list6784558059133386849" text:style-name="WW8Num13">
        <text:list-item>
          <text:p text:style-name="P124">Seslání kouzla, když máš v ústech roubík, jsi pod vlivem zaklínadla Ticho, apod.</text:p>
        </text:list-item>
        <text:list-item>
          <text:p text:style-name="P124">Nenápadné seslání kouzla<text:line-break/><text:span text:style-name="T1">(Základní kouzlo, </text:span><text:span text:style-name="T4">Seslání bez gestikulace</text:span><text:span text:style-name="T3"> a </text:span><text:span text:style-name="T4">Seslání bez zaříkávání</text:span><text:span text:style-name="T1">)</text:span></text:p>
        </text:list-item>
      </text:list>
      <text:p text:style-name="P31"><text:line-break/><text:span text:style-name="T3">Herní efekt:</text:span></text:p>
      <text:p text:style-name="P53">Seslání kouzla nevyžaduje zaříkávání.</text:p>
      <text:p text:style-name="P31"/>
      <text:h text:style-name="P207" text:outline-level="3">Seslání na více cílů</text:h>
      <text:p text:style-name="P31">Požadavky: Techniky sesílání 3<text:line-break/><text:span text:style-name="T37">Modifikace:</text:span> -1 k Síle kouzla<text:line-break/></text:p>
      <text:p text:style-name="P42"><text:soft-page-break/>Příklady použití:</text:p>
      <text:list xml:id="list3558279584337754771" text:style-name="WW8Num14">
        <text:list-item>
          <text:p text:style-name="P125">Blesk přeskakující od jednoho cíle k druhému<text:line-break/><text:span text:style-name="T1">(</text:span><text:span text:style-name="T4">Manipulace se vzduchem</text:span><text:span text:style-name="T1">, </text:span><text:span text:style-name="T4">Seslání na více cílů</text:span><text:span text:style-name="T3"> a </text:span><text:span text:style-name="T4">Výboj)</text:span></text:p>
        </text:list-item>
        <text:list-item>
          <text:p text:style-name="P125">Několik ohnivých koulí vystřelených do různých směrů<text:line-break/><text:span text:style-name="T1">(</text:span><text:span text:style-name="T4">Manipulace s ohněm</text:span><text:span text:style-name="T1">, </text:span><text:span text:style-name="T4">Seslání na více cílů</text:span><text:span text:style-name="T3"> a </text:span><text:span text:style-name="T4">Vystřelení živlu</text:span><text:span text:style-name="T3">)</text:span></text:p>
        </text:list-item>
      </text:list>
      <text:p text:style-name="P53"/>
      <text:p text:style-name="P44">Herní efekt:</text:p>
      <text:p text:style-name="P31">Kouzlem s touto modifikací můžeš současně působit až na (Síla kouzla) cílů. Počet cílů, a také dosah magického působení, se určuje až po snížení Síly kouzla za tuto modifikaci, má ji tedy smysl použít pouze s kouzly se silou 3 nebo vyšší. Vícenásobným „zásahem“ stejného cíle se nezvyšuje účinek, útok se stále vyhodnocuje jen jednou. <text:line-break/><text:tab/>Cílem kouzla se míní jeden tvor nebo předmět či prostor zhruba do velikosti koule o průměru (Síla kouzla) metrů.</text:p>
      <text:p text:style-name="P31"/>
      <text:h text:style-name="P207" text:outline-level="3">Udržování pohybu</text:h>
      <text:p text:style-name="P31">Požadavky: Techniky sesílání 4<text:line-break/><text:span text:style-name="T37">Modifikace:</text:span> Doba sesílání se zvýší na 1 minutu<text:span text:style-name="T16"><text:line-break/></text:span></text:p>
      <text:p text:style-name="P31">Bez této modifikace můžeš udržovat pouze statická kouzla – kámen zdvihnutý do vzduchu pomocí <text:span text:style-name="T12">Manipulace se zemí</text:span><text:span text:style-name="T16"> bude po dobu jejího udržování nehybně viset ve výšce, udržované plameny budou plápolat, ale nemohou poletovat po místnosti, udržování </text:span><text:span text:style-name="T12">Manipulace se vzduchem</text:span><text:span text:style-name="T16"> vytvoří proud vzduchu vanoucí stálým směrem a silou, nebude to ale nárazový vítr schopný někoho srazit </text:span><text:soft-page-break/><text:span text:style-name="T16">k zemi.<text:line-break/><text:tab/>Pomocí </text:span><text:span text:style-name="T12">Udržování pohybu</text:span><text:span text:style-name="T16"> můžeš nechat živel ve smyčce opakovat všechny pohyby, které jsi s ním prováděl po dobu sesílání kouzla. Pohybující se živel je možno fyzicky zastavit, například postavením pevné stěny. Pokud ale bude kouzlo stále udržované, tak se po odstranění překážky opět rozpohybuje.<text:line-break/></text:span></text:p>
      <text:p text:style-name="P44">Příklady použití:</text:p>
      <text:list xml:id="list3849081570770461956" text:style-name="WW8Num15">
        <text:list-item>
          <text:p text:style-name="P126">Umělecké představení s pohyblivými ohnivými efekty</text:p>
        </text:list-item>
        <text:list-item>
          <text:p text:style-name="P126">Rotující kamenné břity bránící průchodu</text:p>
        </text:list-item>
        <text:list-item>
          <text:p text:style-name="P126">Přečerpávání vody – voda poteče vzduchem po dráze, kterou jí určíš</text:p>
        </text:list-item>
      </text:list>
      <text:p text:style-name="P31"/>
      <text:p text:style-name="P44">Herní efekt:</text:p>
      <text:p text:style-name="P31"><text:span text:style-name="T16">Pohybující se efekt kouzla může zraňovat (obrana Uhýbáním proti Hodu na seslání), srážet k zemi (akce Srážení, obrana Silou nebo Uhýbáním), a podobně. Účinek se vyhodnocuje v každém kole, kdy se cíl nachází v oblasti působení kouzla, nebo kdy se pohybuje skrz. Udržované kouzlo seslané s touto modifikací se považuje za </text:span><text:span text:style-name="T12">kouzlo umožňující aktivní obranu</text:span><text:span text:style-name="T16">.</text:span><text:line-break/></text:p>
      <text:h text:style-name="P207" text:outline-level="3">Předání detekčního smyslu</text:h>
      <text:p text:style-name="P45">Požadavky: Techniky sesílání 4<text:line-break/>Modifikace: beze změny<text:line-break/></text:p>
      <text:p text:style-name="P45">Díky této modifikaci je možné detekčními kouzly předávat informace i jinému cíli než sobě.</text:p>
      <text:p text:style-name="P31"><text:soft-page-break/></text:p>
      <text:h text:style-name="P207" text:outline-level="3">Seslání na všechno v dosahu</text:h>
      <text:p text:style-name="P31">Požadavky: Techniky sesílání 5<text:line-break/><text:span text:style-name="T37">Modifikace:</text:span> -2 k Síle kouzla<text:line-break/></text:p>
      <text:p text:style-name="P44">Herní efekt:</text:p>
      <text:p text:style-name="P31">Kouzlem s touto modifikací můžeš působit na celý prostor v dosahu působení, dosah bude ovšem menší díky snížení Síly kouzla za tuto modifikaci. Stále platí, že můžeš magicky ovlivnit jen to, co vnímáš. Zaklínadlem <text:span text:style-name="T12">Vzplanutí</text:span> s touto modifikací můžeš tedy zapálit jen přivrácenou stranu domu, přestože by se do rozsahu tvého magického působení vešel celý. Při sesílání kouzla se ale můžeš otáčet (bez postihu), případně pohybovat (s postihem za kouzlení za pohybu) a zasáhnout tak větší oblast. Můžeš tedy například kolem sebe vytvořit ohnivý kruh, když se při sesílání rozhlédneš kolem dokola, nebo obejít roh domu a zasáhnout i před tím skrytou stěnu.</text:p>
      <text:p text:style-name="P31"/>
      <text:h text:style-name="P217" text:outline-level="2">Práce s živly</text:h>
      <text:list xml:id="list4549661807191207609" text:style-name="WW8Num27">
        <text:list-item>
          <text:p text:style-name="P128">Svázání živlu s předmětem</text:p>
        </text:list-item>
        <text:list-item>
          <text:p text:style-name="P128">Zvětšení objemu živlu</text:p>
        </text:list-item>
        <text:list-item>
          <text:p text:style-name="P128">Vystřelení živlu</text:p>
        </text:list-item>
        <text:list-item>
          <text:p text:style-name="P128">Stvoření živlu</text:p>
        </text:list-item>
        <text:list-item>
          <text:p text:style-name="P128">Zpevnění živlu</text:p>
        </text:list-item>
      </text:list>
      <text:p text:style-name="P31"/>
      <text:h text:style-name="P205" text:outline-level="4"><text:soft-page-break/>Co jsou živly</text:h>
      <text:list xml:id="list9176901924500038053" text:style-name="L20">
        <text:list-item>
          <text:p text:style-name="P91">Vodní živel je jakákoliv kapalina, tekutá nebo zmrzlá, s výjimkou kapalin organického původu (například krve). Spadá sem také vodní pára.</text:p>
        </text:list-item>
        <text:list-item>
          <text:p text:style-name="P91">Zemní živel jsou všechny pevné látky kromě živé hmoty. Spadá pod něj také zkamenělá hmota organického původu (například uhlí nebo vápenec) a zemina (hlína).</text:p>
        </text:list-item>
        <text:list-item>
          <text:p text:style-name="P91">Vzdušný živel jsou všechny plyny s výjimkou vodní páry.</text:p>
        </text:list-item>
        <text:list-item>
          <text:p text:style-name="P91">Ohnivý živel jsou plameny a jakákoliv žhnoucí hmota nebo tavenina (například žhavé uhlíky nebo láva).</text:p>
        </text:list-item>
      </text:list>
      <text:p text:style-name="P45"/>
      <text:p text:style-name="P45">Manipulací s jedním živlem je možné nepřímo manipulovat s jiným. Pokud je například v hliněném džbánku voda, tak je možné s ním manipulovat jak zemním tak vodním kouzlem – zemní bude manipulovat s keramikou a vodu ponese s sebou, vodní naopak. Neplatí to v případě živých tvorů, vodním kouzlem není možné působit na člověka ani jiné živé tvory, přestože jejich těla obsahuji vodu.</text:p>
      <text:p text:style-name="P31"/>
      <text:h text:style-name="P207" text:outline-level="3">Svázání živlu s předmětem</text:h>
      <text:p text:style-name="P45">Požadavky: Práce s živly 1<text:line-break/>Modifikace: +1 kolo sesílání<text:line-break/>Samostatné seslání: 2 kola</text:p>
      <text:p text:style-name="P45"/>
      <text:p text:style-name="P43">Příklady použití:</text:p>
      <text:list xml:id="list6857808483567921023" text:style-name="WW8Num20">
        <text:list-item>
          <text:p text:style-name="P129"><text:soft-page-break/><text:span text:style-name="T32">Vytvoření planoucí čepele vložením meče do ohně a následným udržováním kouzla<text:line-break/>(samostatně seslané </text:span><text:span text:style-name="T33">Svázání živlu s předmětem</text:span><text:span text:style-name="T32">, udržování kouzla)</text:span></text:p>
        </text:list-item>
        <text:list-item>
          <text:p text:style-name="P129"><text:span text:style-name="T32">Vytvoření zbroje z oblázků<text:line-break/>(</text:span><text:span text:style-name="T33">Manipulace se zemí</text:span><text:span text:style-name="T32"> na poskládání oblázků na stávající zbroj, </text:span><text:span text:style-name="T33">Svázání živlu s předmětem</text:span><text:span text:style-name="T32"> a následné udržování kouzla)</text:span></text:p>
        </text:list-item>
      </text:list>
      <text:p text:style-name="P45"/>
      <text:p text:style-name="P43">Herní efekt:</text:p>
      <text:p text:style-name="P31"><text:span text:style-name="T32">Meč s planoucí čepelí při zásahu navíc způsobí </text:span><text:span text:style-name="T33">zranění obyčejným ohněm</text:span><text:span text:style-name="T32"> (tedy 0 + 1k6 – Pokrytí zbroje – 1k6).</text:span></text:p>
      <text:p text:style-name="P45">Přičarované oblázky po dobu udržování kouzla o 1 zvýší KZ zbroje, současně ale o 1 zvýší postih za zbroj.</text:p>
      <text:p text:style-name="P45"/>
      <text:h text:style-name="P209" text:outline-level="3">Zvětšení objemu živlu</text:h>
      <text:p text:style-name="P45">Požadavky: Práce s živly 2<text:line-break/>Modifikace: +1 kolo sesílání<text:line-break/></text:p>
      <text:p text:style-name="P45">Touto modifikací můžeš dočasně zvětšit objem dostupného živlu. Voda z čutory ti bude například stačit na to, abys z ní vykouzlil mocný proud, který podrazí nohy vzrostlému člověku. Přirozeného živlu musí být k dispozici alespoň jedna hrst (plamen jedné svíčky nestačí, pochodeň nebo sedmiramenný svícen ano). Zvětšeného živlu může být až tolik, že zcela zaplní celý rozsah působení kouzla.<text:line-break/><text:tab/>Není možné zvětšit objem pevné hmoty (například skály nebo ledovce), zdrojový živel musí být dostatečně sypký nebo tekutý.<text:line-break/><text:tab/>Objem živlu zůstává po seslání zvětšený pouze po dobu, kdy je <text:soft-page-break/>kouzlo udržované, pak bleskově mizí – voda se jako zázrakem vsákne do země či vypaří, plameny zhasnou, pevná hmota se rozpadne v prach a po chvilce zcela zmizí.<text:line-break/><text:tab/>Magicky stvořenou vodu je po dobu udržování kouzla možné normálně vypít a zahnat tak žízeň. Po skončení udržování se ale vrátí přesně stejná žízeň, jako před vypitím magicky stvořené vody. Smrt žízní je tedy takto možné pouze odsunout o dobu, kdy je kouzlo udržované, nikoliv zcela odvrátit.</text:p>
      <text:p text:style-name="P31"/>
      <text:p text:style-name="P31">/*</text:p>
      <text:p text:style-name="P31">TODO: Dá se tohle použít spolu s <text:span text:style-name="T12">Obranou kouzlem</text:span>?</text:p>
      <text:p text:style-name="P31">-- asi by to mělo jít.</text:p>
      <text:p text:style-name="P31">*/</text:p>
      <text:p text:style-name="P31"/>
      <text:h text:style-name="P207" text:outline-level="3">Vystřelení živlu</text:h>
      <text:p text:style-name="P45">Požadavky: Práce s živly 3<text:line-break/>Modifikace: nemění parametry modifikovaného kouzla<text:line-break/></text:p>
      <text:p text:style-name="P43">Příklady použití:</text:p>
      <text:list xml:id="list1369497243247112226" text:style-name="WW8Num16">
        <text:list-item>
          <text:p text:style-name="P130"><text:span text:style-name="T37">Vytvoření ohnivé koule z plamenů blízkého táborového ohně a její vystřelení za dosah tvého magického působení<text:line-break/></text:span><text:span text:style-name="T6">(</text:span><text:span text:style-name="T7">Manipulace s ohněm</text:span><text:span text:style-name="T6">)</text:span></text:p>
        </text:list-item>
        <text:list-item>
          <text:p text:style-name="P130"><text:span text:style-name="T34">Vystřelení štěrkem tvořené lebky přes hradby města<text:line-break/></text:span><text:span text:style-name="T6">(</text:span><text:span text:style-name="T7">Manipulace se zemí</text:span><text:span text:style-name="T6">)</text:span></text:p>
        </text:list-item>
        <text:list-item>
          <text:p text:style-name="P130"><text:soft-page-break/><text:span text:style-name="T34">Vystřelení spršky rampouchů vzniklých tvarováním a zmrazením vody z rybníka<text:line-break/></text:span><text:span text:style-name="T6">(</text:span><text:span text:style-name="T7">Manipulace s vodu</text:span><text:span text:style-name="T6">, </text:span><text:span text:style-name="T7">Mráz</text:span><text:span text:style-name="T6">)</text:span></text:p>
        </text:list-item>
      </text:list>
      <text:p text:style-name="P31"/>
      <text:p text:style-name="P44">Herní efekt:</text:p>
      <text:p text:style-name="P31"><text:span text:style-name="T37">Díky této modifikaci dokážeš vystřelit živel za dosah tvého magického působení. S jakým množstvím živlu to dokážeš udělat, a tedy i jak velkou oblast zasáhneš, je omezeno obvyklým rozsahem působení kouzla, tedy koulí o průměru rovném hodnocení kouzla v metrech.<text:line-break/><text:tab/>Díky modifikaci </text:span><text:span text:style-name="T40">Seslání na více cílů</text:span><text:span text:style-name="T39"> můžeš takových koulí vystřelit více (a klidně každou jiným směrem), pomocí </text:span><text:span text:style-name="T40">Seslání na všechno v dosahu</text:span><text:span text:style-name="T39"> můžeš někam vystřelit veškerý živel v celém rozsahu působení kouzla (a tedy zasáhnout stejně velkou vzdálenou oblast).</text:span><text:span text:style-name="T37"><text:line-break/><text:tab/>Efekt kouzla můžeš samozřejmě tvarovat, ale pouze dokud se nachází v rámci dosahu magického působení, takže v místě dopadu už nejspíš nebude držet tvar, a tudíž z něj nemůžeš vyjmout některé cíle jako u kouzla s přímým působením.<text:line-break/><text:tab/>Útok tímto kouzlem je nepřímá střelba se základním dostřelem rovným dosahu magického působení a maximálním dostřelem rovným čtyřnásobku základního. Stejně jako u střelby lukem si započítáš postih -1 k hodu na seslání za každý násobek základního dostřelu nad dosah působení kouzla.<text:line-break/><text:tab/>Další možností použití je vystřelit živel někam v dosahu tvého působení, kam normálně nevidíš – třeba za roh domu. Na rozdíl od seslání kouzla po sluchu takhle můžeš poslat plameny za roh i čistě preventivně, aniž by tam někdo způsobil hluk. Seslání se ale vyhodnocuje stejně, tedy s obvyklým postihem -3 za neviditelný cíl.</text:span></text:p>
      <text:p text:style-name="P31"/>
      <text:h text:style-name="P209" text:outline-level="3"><text:soft-page-break/>Stvoření živlu</text:h>
      <text:p text:style-name="P45">Požadavky: Práce s živly 4<text:line-break/>Modifikace: Seslání stojí bod Vůle<text:line-break/></text:p>
      <text:p text:style-name="P31"><text:span text:style-name="T37">Pomocí této modifikace dočasně stvoříš živel, se kterým bude tvé kouzlo pracovat. Umožní ti tedy například seslat kouzlo </text:span><text:span text:style-name="T40">Manipulace s ohněm</text:span><text:span text:style-name="T37">, aniž by v dosahu tvého magického působení byly nějaké otevřené plameny. Stvořeného živlu může být až tolik, že zcela zaplní celý rozsah působení kouzla.<text:line-break/><text:tab/>Kouzlem stvořený živel vydrží jen po dobu seslání a udržování kouzla, poté mizí obdobně jako v případě </text:span><text:span text:style-name="T40">Zvětšení objemu živlu</text:span><text:span text:style-name="T37">.</text:span></text:p>
      <text:p text:style-name="P31"/>
      <text:h text:style-name="P209" text:outline-level="3">Zpevnění živlu</text:h>
      <text:p text:style-name="P45">Požadavky: Práce s živly 5<text:line-break/>Modifikace: Doba sesílání se zvýší na 1 minutu <text:line-break/></text:p>
      <text:p text:style-name="P31"><text:span text:style-name="T37">Použitím této modifikace můžeš v průběhu minutového sesílání postupně upevnit živel vzniklý pomocí </text:span><text:span text:style-name="T40">Zvětšení objemu živlu</text:span><text:span text:style-name="T37">, </text:span><text:span text:style-name="T40">Stvoření živlu</text:span><text:span text:style-name="T37"> nebo prostě přeskupením přirozeného živlu manipulačním kouzlem.<text:line-break/></text:span></text:p>
      <text:p text:style-name="P43">Příklady použití:</text:p>
      <text:list xml:id="list2700568068773739819" text:style-name="WW8Num17">
        <text:list-item>
          <text:p text:style-name="P131"><text:span text:style-name="T37">Zatarasení chodby vyčarovanou kamennou stěnou<text:line-break/></text:span><text:span text:style-name="T6">(</text:span><text:span text:style-name="T7">Manipulace se zemí</text:span><text:span text:style-name="T6">, </text:span><text:span text:style-name="T7">Stvoření živlu</text:span><text:span text:style-name="T6"> a </text:span><text:span text:style-name="T7">Zpevnění živlu</text:span><text:span text:style-name="T6">)</text:span></text:p>
        </text:list-item>
        <text:list-item>
          <text:p text:style-name="P131"><text:soft-page-break/><text:span text:style-name="T37">Vykouzlení ledového iglů na ochranu před deštěm a kroupy<text:line-break/></text:span><text:span text:style-name="T6">(</text:span><text:span text:style-name="T7">Manipulace s vodou</text:span><text:span text:style-name="T6">, </text:span><text:span text:style-name="T7">Zmrazení</text:span><text:span text:style-name="T6">, </text:span><text:span text:style-name="T7">Zpevnění živlu</text:span><text:span text:style-name="T6">. Stvoření živlu v tomto případě není nutné, při dešti je vody dostatek)</text:span></text:p>
        </text:list-item>
      </text:list>
      <text:p text:style-name="P45"/>
      <text:p text:style-name="P43">Herní efekt:</text:p>
      <text:p text:style-name="P45">Zpevněný živel bude mít hodnocení bariéry rovné dvojnásobku Síly kouzla.</text:p>
      <text:p text:style-name="P31"/>
      <text:h text:style-name="P218" text:outline-level="2">Ohnivá magie</text:h>
      <text:list xml:id="list2384402816998463117" text:style-name="WW8Num28">
        <text:list-item>
          <text:p text:style-name="P132">Vnímání ohně<text:line-break/>Vzplanutí</text:p>
        </text:list-item>
        <text:list-item>
          <text:p text:style-name="P132">Manipulace s ohněm</text:p>
        </text:list-item>
        <text:list-item>
          <text:p text:style-name="P132">Ohřev</text:p>
        </text:list-item>
        <text:list-item>
          <text:p text:style-name="P132">Rozžhavení</text:p>
        </text:list-item>
        <text:list-item>
          <text:p text:style-name="P132">Probuzení sopky</text:p>
        </text:list-item>
        <text:list-item>
          <text:p text:style-name="P132">Proměna v oheň</text:p>
        </text:list-item>
      </text:list>
      <text:p text:style-name="P31"/>
      <text:h text:style-name="P207" text:outline-level="3">Vnímání ohně</text:h>
      <text:p text:style-name="P45">Požadavky: Ohnivá magie 1<text:line-break/>Doba sesílání: 1 kolo<text:line-break/>Vyžaduje udržování<text:line-break/></text:p>
      <text:p text:style-name="P31"><text:soft-page-break/><text:span text:style-name="T37">Po dobu udržování budou cíle kouzla schopny vycítit veškerý oheň v dosahu působení detekce (viz pravidla pro </text:span><text:span text:style-name="T40">Dosah detekčních kouzel</text:span><text:span text:style-name="T37">). Budou schopni přesně určit tvar detekovaných plamenů, jejich velikost, barvu, teplotu, případně další vlastnosti.<text:line-break/></text:span></text:p>
      <text:p text:style-name="P42">Příklad použití:</text:p>
      <text:p text:style-name="P31"><text:span text:style-name="T37">Pokud například po seslání </text:span><text:span text:style-name="T40">Vnímání ohně</text:span><text:span text:style-name="T37"> zjistíš, že se za stěnou nachází plamen o velikosti pochodně, tak můžeš v dalším kole seslat </text:span><text:span text:style-name="T40">Manipulaci s ohněm</text:span><text:span text:style-name="T37"> a zformovat tento plamen třeba do tvaru písmen, abys tak někomu předal zprávu. Nemůžeš ale tyto plameny použít k přímému útoku, protože místnost kolem nich stále nevidíš. Mohl bys ale použít </text:span><text:span text:style-name="T40">Manipulaci s ohněm</text:span><text:span text:style-name="T37"> spolu se </text:span><text:span text:style-name="T40">Zvětšením objemu živlu,</text:span><text:span text:style-name="T37"> rozšířit tak plameny po celé místnosti a následně je udržovat – účinek by se pak vyhodnotil jako působení zraňujícího udržovaného kouzla.</text:span></text:p>
      <text:p text:style-name="P31"/>
      <text:h text:style-name="P209" text:outline-level="3">Vzplanutí</text:h>
      <text:p text:style-name="P45">Požadavky: Ohnivá magie 1<text:line-break/>Doba sesílání: 1 kolo<text:line-break/>Obranná dovednost: Žádná, úspěšné seslání je automatický zásah<text:line-break/></text:p>
      <text:p text:style-name="P45">Tímto jednoduchým kouzlem můžeš zapálit hořlavý materiál. Dokud budeš kouzlo udržovat, tak oheň nepůjde zcela uhasit: pod vodou sice hořet nebude, ale po vytažení na vzduch opět vzplane. <text:span text:style-name="T12">Vzplanutí</text:span> má zhruba stejný účinek jako přiložení hořící pochodně, na zapálení špatně hořlavého materiálu, například mokrého dřeva, tedy může být potřeba více než jedno kolo.</text:p>
      <text:p text:style-name="P31"/>
      <text:p text:style-name="P42"><text:soft-page-break/>Příklady použití:</text:p>
      <text:list xml:id="list5615680295842323958" text:style-name="WW8Num18">
        <text:list-item>
          <text:p text:style-name="P92">Zapálení ohně bez křesadla</text:p>
        </text:list-item>
        <text:list-item>
          <text:p text:style-name="P92">Vypálení nápisu do kmene stromu, vypálení dutiny dřevěné píšťaly</text:p>
        </text:list-item>
        <text:list-item>
          <text:p text:style-name="P133"><text:span text:style-name="T37">Útok zapálením šatů nebo sesláním </text:span><text:span text:style-name="T40">Vzplanutí</text:span><text:span text:style-name="T37"> přímo na cíl</text:span></text:p>
        </text:list-item>
        <text:list-item>
          <text:p text:style-name="P133"><text:span text:style-name="T37">Potřísnění cíle alchymistickým olejem (třeba pomocí </text:span><text:span text:style-name="T40">Manipulace s vodou</text:span><text:span text:style-name="T39"> nebo </text:span><text:span text:style-name="T40">Manipulace se vzduchem</text:span><text:span text:style-name="T37">) a následné seslání </text:span><text:span text:style-name="T40">Vzplanutí</text:span></text:p>
        </text:list-item>
      </text:list>
      <text:p text:style-name="P31"/>
      <text:p text:style-name="P43">Herní efekt:</text:p>
      <text:p text:style-name="P31"><text:span text:style-name="T32">Pro přímý útok </text:span><text:span text:style-name="T33">Vzplanutím</text:span><text:span text:style-name="T32"> platí pravidla pro </text:span><text:span text:style-name="T33">kouzla bez možnosti aktivní obrany</text:span><text:span text:style-name="T32">. Kouzlo neúčinkuje pod vodou, ponořením se pod hladinu je tedy možné se zranění dočasně vyhnout.<text:line-break/><text:tab/>Pokud má cíl na sobě něco hořlavého, například oblečení, tak bude hořet a tudíž čelit </text:span><text:span text:style-name="T33">zranění obyčejným ohněm</text:span><text:span text:style-name="T32"> dalších 1k6 kol po seslání nebo po ukončení udržování kouzla. Dřívější uhašení zabere jednu komplexní akci buď jemu, nebo případnému pomocníku.<text:line-break/><text:tab/>Pokud se ti podařilo cíl nejprve potřísnit nějakou hořlavinou (např. alchymistickým olejem), tak místo </text:span><text:span text:style-name="T33">zranění obyčejným ohněm</text:span><text:span text:style-name="T32"> bude čelit zranění ohněm se silou této hořlaviny.</text:span></text:p>
      <text:p text:style-name="P31"/>
      <text:h text:style-name="P209" text:outline-level="3">Manipulace s ohněm</text:h>
      <text:p text:style-name="P45">Požadavky: Ohnivá magie 2<text:line-break/>Doba sesílání: 1 kolo<text:line-break/>Obranná dovednost: Uhýbání nebo dovednost boje se štítem <text:line-break/></text:p>
      <text:p text:style-name="P31"><text:soft-page-break/><text:span text:style-name="T37">Pomocí tohoto kouzla můžeš manipulovat s existujícími plameny v dosahu tvého magického působení: měnit jejich tvar a libovolně s nimi pohybovat. Pokud nikde v dosahu kouzla není otevřený oheň, nebo ho není dost, musíš použít </text:span><text:span text:style-name="T40">Zvětšení objemu živlu</text:span><text:span text:style-name="T37"> nebo </text:span><text:span text:style-name="T40">Stvoření živlu</text:span><text:span text:style-name="T32">, případně nejdříve seslat Vzplanutí a plameny tak vyrobit.</text:span><text:span text:style-name="T33"><text:line-break/></text:span><text:span text:style-name="T32"><text:tab/>Co spadá pod živel ohně najdeš v kapitole </text:span><text:span text:style-name="T33">Co jsou živly</text:span><text:span text:style-name="T32"> u dovednosti </text:span><text:span text:style-name="T33">Práce s živly</text:span><text:span text:style-name="T32">.</text:span><text:span text:style-name="T39"><text:line-break/></text:span></text:p>
      <text:p text:style-name="P42">Příklady použití:</text:p>
      <text:list xml:id="list2681658581329690661" text:style-name="WW8Num19">
        <text:list-item>
          <text:p text:style-name="P134"><text:span text:style-name="T34">Vyslání plamenů z táborového ohně na cíl v podobě ohnivého zášlehu, střely či koule<text:line-break/></text:span><text:span text:style-name="T6">(</text:span><text:span text:style-name="T7">Manipulace s ohněm</text:span><text:span text:style-name="T6">)</text:span></text:p>
        </text:list-item>
        <text:list-item>
          <text:p text:style-name="P134"><text:span text:style-name="T34">Zvětšení objemu plamenů pochodně, vytvarování do podoby ohnivé koule a vyslání na cíl<text:line-break/></text:span><text:span text:style-name="T6">(</text:span><text:span text:style-name="T7">Manipulace s ohněm</text:span><text:span text:style-name="T10">, </text:span><text:span text:style-name="T7">Zvětšení objemu živlu</text:span><text:span text:style-name="T6">)</text:span></text:p>
        </text:list-item>
        <text:list-item>
          <text:p text:style-name="P134"><text:span text:style-name="T34">Vyčarování ohně z čirého vzduchu a sežehnutí všeho v okolí<text:line-break/></text:span><text:span text:style-name="T6">(</text:span><text:span text:style-name="T7">Manipulace s ohněm</text:span><text:span text:style-name="T10">, </text:span><text:span text:style-name="T7">Stvoření živlu</text:span><text:span text:style-name="T10">, </text:span><text:span text:style-name="T7">Seslání na všechno v dosahu</text:span><text:span text:style-name="T10">)</text:span></text:p>
        </text:list-item>
        <text:list-item>
          <text:p text:style-name="P134"><text:span text:style-name="T34">Vytvoření ohnivé stěny, kruhu či třeba brány<text:line-break/></text:span><text:span text:style-name="T6">(</text:span><text:span text:style-name="T7">Manipulace s ohněm</text:span><text:span text:style-name="T6"> a následné udržování kouzla)</text:span></text:p>
        </text:list-item>
        <text:list-item>
          <text:p text:style-name="P134"><text:span text:style-name="T34">Přičarování plamenů na čepel meče<text:line-break/></text:span><text:span text:style-name="T6">(</text:span><text:span text:style-name="T7">Manipulace s ohněm, Stvoření živlu, Svázání živlu s předmětem</text:span><text:span text:style-name="T6"> a následné udržování kouzla)</text:span></text:p>
        </text:list-item>
        <text:list-item>
          <text:p text:style-name="P134"><text:span text:style-name="T34">Potřísnění cíle olejem (například pomocí Manipulace se vzduchem) a následný plamenný zášleh<text:line-break/></text:span><text:span text:style-name="T6">(příprava finty a následné použití </text:span><text:span text:style-name="T7">Manipulace s ohněm</text:span><text:span text:style-name="T6"> s bonusem +2 k hodu na seslání)</text:span></text:p>
        </text:list-item>
      </text:list>
      <text:p text:style-name="P54"/>
      <text:p text:style-name="P31"><text:soft-page-break/><text:span text:style-name="T34">Podobu plamenů, tvar ohnivé stěny apod. si můžeš libovolně popsat v mezích pravidel pro </text:span><text:span text:style-name="T33">Tvarování kouzel</text:span><text:span text:style-name="T32">.</text:span></text:p>
      <text:p text:style-name="P31"/>
      <text:p text:style-name="P43">Herní efekt:</text:p>
      <text:p text:style-name="P31"><text:span text:style-name="T32">Vyslání plamenů na živého tvora pomocí </text:span><text:span text:style-name="T33">Manipulace s ohněm</text:span><text:span text:style-name="T32"> je </text:span><text:span text:style-name="T33">útok kouzlem s možností aktivní obrany</text:span><text:span text:style-name="T32"> s bonusem ke zranění +4 a odečítá se o něj vždy Pokrytí zbroje cíle, nikoliv KZ.<text:line-break/><text:tab/>Pokud plameny zasáhnou ten samý cíl alespoň dvě kola po sobě, tak zapálí hořlavý materiál stejně jako kouzlo </text:span><text:span text:style-name="T33">Vzplanutí</text:span><text:span text:style-name="T32"> (včetně případného </text:span><text:span text:style-name="T33">zranění obyčejným ohněm</text:span><text:span text:style-name="T32"> po dobu 1-6 kol od zapálení).<text:line-break/><text:tab/>Když se někdo pokusí projít udržovanými plameny (třeba ohnivou stěnou), tak bude každé kolo kontaktu </text:span><text:span text:style-name="T33">čelit zranění obyčejným ohněm</text:span><text:span text:style-name="T32">. Pokud v daném kole kouzlo </text:span><text:span text:style-name="T33">ovládáš soustředěním</text:span><text:span text:style-name="T32">, tak se místo toho vyhodnocuje plný útok kouzlem.</text:span></text:p>
      <text:p text:style-name="P45"/>
      <text:h text:style-name="P207" text:outline-level="3">Ohřev</text:h>
      <text:p text:style-name="P31">Požadavky: Ohnivá magie 3<text:line-break/><text:span text:style-name="T37">Doba sesílání: 1 minuta</text:span></text:p>
      <text:p text:style-name="P31"/>
      <text:p text:style-name="P42">Příklady použití:</text:p>
      <text:list xml:id="list7106922945303409137" text:style-name="WW8Num21">
        <text:list-item>
          <text:p text:style-name="P93">Příjemný pobyt v ledovém mraze</text:p>
        </text:list-item>
        <text:list-item>
          <text:p text:style-name="P93">Uvaření oběda bez potřeby zapalovat oheň</text:p>
        </text:list-item>
      </text:list>
      <text:p text:style-name="P31"/>
      <text:h text:style-name="P207" text:outline-level="3"><text:soft-page-break/>Roztavení</text:h>
      <text:p text:style-name="P31">Požadavky: Ohnivá magie 4<text:line-break/><text:span text:style-name="T37">Doba sesílání: 1 minuta<text:line-break/>Seslání stojí bod Vůle<text:line-break/></text:span></text:p>
      <text:p text:style-name="P42">Příklady použití:</text:p>
      <text:list xml:id="list5133759092560026968" text:style-name="WW8Num22">
        <text:list-item>
          <text:p text:style-name="P135">Tavení extrémně odolných kovů</text:p>
        </text:list-item>
        <text:list-item>
          <text:p text:style-name="P135">Propálení se skrz dveře či stěnu</text:p>
        </text:list-item>
      </text:list>
      <text:p text:style-name="P54"/>
      <text:p text:style-name="P43">Herní efekt:</text:p>
      <text:p text:style-name="P56"><text:span text:style-name="T12">Roztavení</text:span> propálí jakýkoliv materiál, který není magicky chráněný proti ohni nebo poškození, jedno seslání roztaví zhruba 5 centimetrů tloušťky. Seslání <text:span text:style-name="T12">Roztavení</text:span> na živý cíl je fatální. Hodnocení případné magické ochrany se odečítá od Síly kouzla a roztavení zabrání v případě, že Sílu sníží na 0 nebo níže.</text:p>
      <text:p text:style-name="P45"/>
      <text:h text:style-name="P207" text:outline-level="3">Probuzení sopky</text:h>
      <text:p text:style-name="P31">Požadavky: Ohnivá magie 5<text:line-break/>Aktivační síla: 12<text:line-break/><text:span text:style-name="T37">Doba sesílání: 24 hodin<text:line-break/>Seslání stojí bod Vůle<text:line-break/><text:line-break/></text:span><text:span text:style-name="T40">Probuzení sopky</text:span><text:span text:style-name="T37"> je rituální kouzlo. Vyžaduje neaktivní, ale nikoliv zcela vyhaslou sopku. Pomocí ovládání soustředěním je možné do jisté míry ovlivňovat, jaká oblast bude výbuchem zasažena, kudy potečou lávové řeky, a podobně. Rituál možné použít také ke zmírnění stávající erupce, ať už přirozené, nebo magicky vyvolané.</text:span></text:p>
      <text:p text:style-name="P31"><text:soft-page-break/></text:p>
      <text:h text:style-name="P207" text:outline-level="3">Proměna v oheň</text:h>
      <text:p text:style-name="P45">Požadavky: Ohnivá magie 6<text:line-break/>Doba sesílání: 1 minuta<text:line-break/>Seslání stojí bod Vůle<text:line-break/></text:p>
      <text:p text:style-name="P45">Tímto kouzlem se tvé tělo změní v ohnivého elementála stejné síly jako je hodnocení kouzla (bez +3 bonusu za použití bodu Vůle). Změna se netýká výbavy a oblečení.<text:line-break/><text:tab/>V živelné formě můžeš používat svá ohnivá kouzla a jejich modifikace, jako by to byly přirozené schopnosti (viz <text:span text:style-name="T12">Přirozená elementální schopnost</text:span>), ostatní kouzla pouze spolu se <text:span text:style-name="T12">Sesláním bez zaříkávání</text:span>.</text:p>
      <text:p text:style-name="P31"/>
      <text:h text:style-name="P217" text:outline-level="2">Vodní magie</text:h>
      <text:p text:style-name="P31"/>
      <text:list xml:id="list5560158110673646712" text:style-name="WW8Num29">
        <text:list-item>
          <text:p text:style-name="P145">Vnímání vody<text:line-break/>Mráz</text:p>
        </text:list-item>
        <text:list-item>
          <text:p text:style-name="P145">Manipulace s vodou</text:p>
        </text:list-item>
        <text:list-item>
          <text:p text:style-name="P145">Ochlazení<text:line-break/>Vodní dech<text:line-break/><text:span text:style-name="T37">Vyčištění vody</text:span></text:p>
        </text:list-item>
        <text:list-item>
          <text:p text:style-name="P145">Hluboký mráz<text:line-break/>Roztříštění ledu</text:p>
        </text:list-item>
        <text:list-item>
          <text:p text:style-name="P145">Povodeň</text:p>
        </text:list-item>
        <text:list-item>
          <text:p text:style-name="P145"><text:soft-page-break/>Proměna ve vodu</text:p>
        </text:list-item>
      </text:list>
      <text:p text:style-name="P45"/>
      <text:h text:style-name="P207" text:outline-level="3">Vnímání vody</text:h>
      <text:p text:style-name="P45">Požadavky: Vodní magie 1<text:line-break/>Doba sesílání: 1 kolo<text:line-break/>Vyžaduje udržování<text:line-break/></text:p>
      <text:p text:style-name="P45">Po dobu udržování budou cíle kouzla schopny vycítit veškerou vodu v dosahu působení detekce (viz pravidla pro <text:span text:style-name="T12">Dosah detekčních kouzel</text:span>). Dokáží přesně určit její tvar, teplotu, rychlost proudění a další vlastnosti.</text:p>
      <text:p text:style-name="P31"/>
      <text:p text:style-name="P42">Příklad použití:</text:p>
      <text:list xml:id="list8895342764995314277" text:style-name="WW8Num41">
        <text:list-item>
          <text:p text:style-name="P94">Zjištění tvaru podvodní jeskyně a toho, že vede do nějaké nezaplavené prostory – nezjistíš sice, zda je tam dýchatelný vzduch, ale vycítíš tam rovnou hladinu.</text:p>
        </text:list-item>
        <text:list-item>
          <text:p text:style-name="P146"><text:span text:style-name="T37">Vytažení podzemní vody detekované </text:span><text:span text:style-name="T40">Vnímáním vody</text:span><text:span text:style-name="T37"> na povrch pomocí </text:span><text:span text:style-name="T40">Manipulace s vodou</text:span><text:span text:style-name="T37">.</text:span></text:p>
        </text:list-item>
        <text:list-item>
          <text:p text:style-name="P94">Zjištění, zda v dosahu působení ve vodě někdo plave – vycítíš prázdné místo ve tvaru lidské bytosti. Kouzlení na takové cíle bude mít postih -3 za to, že je nevidíš a víš o nich pouze zprostředkovaně.</text:p>
        </text:list-item>
        <text:list-item>
          <text:p text:style-name="P94">Odhalení jedu v nápoji</text:p>
        </text:list-item>
      </text:list>
      <text:p text:style-name="P45"/>
      <text:h text:style-name="P207" text:outline-level="3"><text:soft-page-break/>Mráz</text:h>
      <text:p text:style-name="P45">Požadavky: Vodní magie 1 /* <text:span text:style-name="T57">Asi lepší: Magie vody</text:span> */<text:line-break/>Doba sesílání: 1 kolo<text:line-break/>Obranná dovednost: Žádná, úspěšné seslání je automatický zásah<text:line-break/></text:p>
      <text:p text:style-name="P45">Mráz je možné použít i jako modifikaci, obvykle spolu s <text:span text:style-name="T12">Manipulací s vodou</text:span>. V t<text:span text:style-name="T58">o</text:span>m případě nemění parametry modifikovaného kouzla.</text:p>
      <text:p text:style-name="P45"/>
      <text:p text:style-name="P42">Příklady použití:</text:p>
      <text:list xml:id="list213043804160487" text:continue-list="list5615680295842323958" text:style-name="WW8Num18">
        <text:list-item>
          <text:p text:style-name="P133"><text:span text:style-name="T37">Zmražení potravin<text:line-break/></text:span><text:span text:style-name="T6">(</text:span><text:span text:style-name="T7">Mráz </text:span><text:span text:style-name="T8">+</text:span><text:span text:style-name="T6"> udržování kouzla)</text:span></text:p>
        </text:list-item>
        <text:list-item>
          <text:p text:style-name="P133"><text:span text:style-name="T37">Vytvoření námrazy, krup či sněhu<text:line-break/></text:span><text:span text:style-name="T6">(</text:span><text:span text:style-name="T7">Mráz </text:span><text:span text:style-name="T8">+</text:span><text:span text:style-name="T6"> </text:span><text:span text:style-name="T7">Manipulace s vodou</text:span><text:span text:style-name="T6">)</text:span></text:p>
        </text:list-item>
        <text:list-item>
          <text:p text:style-name="P133"><text:span text:style-name="T34">Pokrytí části hladiny ledem, aby se dalo přejít</text:span><text:span text:style-name="T6"><text:line-break/>(</text:span><text:span text:style-name="T7">Mráz </text:span><text:span text:style-name="T9">+</text:span><text:span text:style-name="T6"> </text:span><text:span text:style-name="T7">Zpevnění živlu</text:span><text:span text:style-name="T6">)</text:span></text:p>
        </text:list-item>
        <text:list-item>
          <text:p text:style-name="P133"><text:span text:style-name="T34">Vytvoření ledové stěny libovolného tvaru<text:line-break/></text:span><text:span text:style-name="T6">(</text:span><text:span text:style-name="T7">Mráz </text:span><text:span text:style-name="T9">+</text:span><text:span text:style-name="T6"> </text:span><text:span text:style-name="T7">Manipulace s vodou </text:span><text:span text:style-name="T9">+</text:span><text:span text:style-name="T6"> </text:span><text:span text:style-name="T7">Zpevnění živlu</text:span><text:span text:style-name="T6">)</text:span></text:p>
        </text:list-item>
        <text:list-item>
          <text:p text:style-name="P92">Seslání přímo na živého tvora s cílem mu mrazem ublížit</text:p>
        </text:list-item>
        <text:list-item>
          <text:p text:style-name="P133">Mrazivá čepel zbraně, mrazivý hrot šipky nebo šípu<text:line-break/><text:span text:style-name="T1">(</text:span><text:span text:style-name="T4">Mráz </text:span><text:span text:style-name="T5">+</text:span><text:span text:style-name="T1"> </text:span><text:span text:style-name="T4">Svázání živlu s předmětem</text:span><text:span text:style-name="T1"> </text:span><text:span text:style-name="T2">+</text:span><text:span text:style-name="T1"> udržování kouzla)</text:span></text:p>
        </text:list-item>
      </text:list>
      <text:p text:style-name="P45"/>
      <text:h text:style-name="P207" text:outline-level="3"><text:soft-page-break/>Manipulace s vodou</text:h>
      <text:p text:style-name="P45">Požadavky: Vodní magie 2<text:line-break/>Doba sesílání: 1 kolo<text:line-break/>Obranná dovednost: Uhýbání nebo dovednost boje se štítem<text:line-break/></text:p>
      <text:p text:style-name="P31"><text:span text:style-name="T37">Pomocí tohoto kouzla můžeš manipulovat vodou nebo vodní párou, sněhem či ledovou tříští, nikoliv ale s pevným ledem v dosahu tvého magického působení: zvednout ji do vzduchu, tvarovat ji a libovolně s ní pohybovat. Pokud nikde v dosahu kouzla voda není, nebo jí není dost, musíš použít </text:span><text:span text:style-name="T40">Zvětšení objemu živlu</text:span><text:span text:style-name="T37"> nebo </text:span><text:span text:style-name="T40">Stvoření živlu</text:span><text:span text:style-name="T39">.<text:line-break/><text:tab/></text:span><text:span text:style-name="T32">Co spadá pod živel vody najdeš v kapitole </text:span><text:span text:style-name="T33">Co jsou živly</text:span><text:span text:style-name="T32"> u dovednosti </text:span><text:span text:style-name="T33">Práce s živly</text:span><text:span text:style-name="T32">.</text:span></text:p>
      <text:p text:style-name="P31"/>
      <text:p text:style-name="P42">Příklady použití:</text:p>
      <text:list xml:id="list213043812163300" text:continue-numbering="true" text:style-name="WW8Num18">
        <text:list-item>
          <text:p text:style-name="P92">Zaplnění rozsahu působení mlhou</text:p>
        </text:list-item>
        <text:list-item>
          <text:p text:style-name="P92">Podražení nohou</text:p>
        </text:list-item>
        <text:list-item>
          <text:p text:style-name="P92">Sražení cíle k zemi</text:p>
        </text:list-item>
        <text:list-item>
          <text:p text:style-name="P92">Zatlačení cíle požadovaným směrem</text:p>
        </text:list-item>
        <text:list-item>
          <text:p text:style-name="P92">Uhašení ohně</text:p>
        </text:list-item>
        <text:list-item>
          <text:p text:style-name="P92">Zavlažování polí</text:p>
        </text:list-item>
        <text:list-item>
          <text:p text:style-name="P92">Vzlínání: Pokud je v dosahu kouzla nějaká podzemní voda a nestojíš na zcela nepropustném povrchu, můžeš ji po seslání <text:span text:style-name="T12">Vnímání vody</text:span> vytáhnout na povrch. Podle hloubky to může trvat i několik kol.</text:p>
        </text:list-item>
        <text:list-item>
          <text:p text:style-name="P133"><text:soft-page-break/><text:span text:style-name="T37">Zklidnění vln v okolí lodi<text:line-break/></text:span><text:span text:style-name="T6">(</text:span><text:span text:style-name="T7">Manipulace s vodou</text:span><text:span text:style-name="T6"> ovládaná soustředěním – nestačí udržovat, protože vlny se neustále mění)</text:span></text:p>
        </text:list-item>
        <text:list-item>
          <text:p text:style-name="P133"><text:span text:style-name="T34">Stvoření vodního proudu schopného tlačit loď i za naprostého bezvětří<text:line-break/></text:span><text:span text:style-name="T6">(rychlostí až (hodnocení) sáhů za kolo, tedy (1,2 * hodnocení) kilometrů za hodinu)</text:span><text:span text:style-name="T34"><text:line-break/></text:span><text:span text:style-name="T6">(</text:span><text:span text:style-name="T7">Manipulace s vodou</text:span><text:span text:style-name="T6"> a udržování kouzla)</text:span></text:p>
        </text:list-item>
        <text:list-item>
          <text:p text:style-name="P133"><text:span text:style-name="T34">Rozhození útočníka nebo vychýlení zbraně či střely z dráhy letu silným proudem vody</text:span><text:span text:style-name="T6"><text:line-break/>(</text:span><text:span text:style-name="T7">Obrana kouzlem</text:span><text:span text:style-name="T6">, </text:span><text:span text:style-name="T7">Manipulace s vodou</text:span><text:span text:style-name="T6">)</text:span></text:p>
        </text:list-item>
        <text:list-item>
          <text:p text:style-name="P133"><text:span text:style-name="T34">Útok smrští ostrých ledových úlomků<text:line-break/></text:span><text:span text:style-name="T6">(</text:span><text:span text:style-name="T7">Stvoření živlu</text:span><text:span text:style-name="T10"> pokud v dosahu žádná není</text:span><text:span text:style-name="T6">, </text:span><text:span text:style-name="T7">Manipulace s vodou</text:span><text:span text:style-name="T6"> a </text:span><text:span text:style-name="T7">Mráz</text:span><text:span text:style-name="T6">)</text:span></text:p>
        </text:list-item>
      </text:list>
      <text:p text:style-name="P31"/>
      <text:p text:style-name="P35">Herní efekt:</text:p>
      <text:list xml:id="list1828225686635110492" text:style-name="L21">
        <text:list-item>
          <text:p text:style-name="P147">Srážení, podrážení a zatlačování jsou speciální akce a cíl při tom může být zraněn, pokud má o co – například o stěnu, hranu stolu, atp.</text:p>
        </text:list-item>
        <text:list-item>
          <text:p text:style-name="P147">Smršť ledových úlomků je útok kouzlem s možností aktivní obrany, obranná dovednost je Uhýbání nebo dovednost boje se štítem, bonus ke zranění je +5 a cíl si normálně počítá zbroj (KZ nebo pokrytí, podle přesahu).</text:p>
        </text:list-item>
      </text:list>
      <text:p text:style-name="P31"/>
      <text:h text:style-name="P207" text:outline-level="3">Ochlazení</text:h>
      <text:p text:style-name="P31">Požadavky: Vodní magie 3<text:line-break/><text:span text:style-name="T37">Doba sesílání: 1 minuta</text:span></text:p>
      <text:p text:style-name="P31"><text:soft-page-break/></text:p>
      <text:p text:style-name="P42">Příklady použití:</text:p>
      <text:list xml:id="list213043820167716" text:continue-list="list7106922945303409137" text:style-name="WW8Num21">
        <text:list-item>
          <text:p text:style-name="P93">Příjemný pobyt v letních vedrech</text:p>
        </text:list-item>
        <text:list-item>
          <text:p text:style-name="P93">Chlazení potravin</text:p>
        </text:list-item>
      </text:list>
      <text:p text:style-name="P31"/>
      <text:h text:style-name="P212" text:outline-level="3">Vodní dech</text:h>
      <text:p text:style-name="P31"><text:span text:style-name="T18">Požadavky: Vodní magie 3<text:line-break/></text:span><text:span text:style-name="T34">Doba sesílání: 1 kolo<text:line-break/></text:span></text:p>
      <text:p text:style-name="P51">Po dobu udržování umožňuje dýchat pod vodou.</text:p>
      <text:p text:style-name="P31"/>
      <text:h text:style-name="P209" text:outline-level="3">Vyčištění vody</text:h>
      <text:p text:style-name="P31"><text:span text:style-name="T18">Požadavky: Vodní magie 3<text:line-break/></text:span><text:span text:style-name="T34">Doba sesílání: 1 minuta<text:line-break/></text:span></text:p>
      <text:p text:style-name="P42">Příklady použití:</text:p>
      <text:list xml:id="list7389418645735984512" text:style-name="L22">
        <text:list-item>
          <text:p text:style-name="P136">Proměna znečištěné vody v pitnou</text:p>
        </text:list-item>
        <text:list-item>
          <text:p text:style-name="P136">Kompletní vyčistění na úroveň destilované vody</text:p>
        </text:list-item>
        <text:list-item>
          <text:p text:style-name="P136">Získání vody ze šťávy rostlin</text:p>
        </text:list-item>
      </text:list>
      <text:p text:style-name="P51"/>
      <text:h text:style-name="P207" text:outline-level="3"><text:soft-page-break/>Hluboký mráz</text:h>
      <text:p text:style-name="P31">Požadavky: Vodní magie 4<text:line-break/><text:span text:style-name="T37">Doba sesílání: 1 minuta<text:line-break/>Seslání stojí bod Vůle<text:line-break/></text:span></text:p>
      <text:p text:style-name="P45">Hluboký mráz umožňuje dosáhnout extrémně nízkých teplot.</text:p>
      <text:p text:style-name="P31"/>
      <text:p text:style-name="P42">Příklady použití:</text:p>
      <text:list xml:id="list213043824156525" text:continue-list="list5133759092560026968" text:style-name="WW8Num22">
        <text:list-item>
          <text:p text:style-name="P135">Uchovávání čerstvých potravin</text:p>
        </text:list-item>
        <text:list-item>
          <text:p text:style-name="P135">Hluboké zmrazení živého tvora - oddálení působení jedu nebo smrti v důsledku kritického zranění</text:p>
        </text:list-item>
        <text:list-item>
          <text:p text:style-name="P135">Rozbíjení odolných materiálů, vytváření děr či tunelů – po hlubokém zmrazení se jakýkoliv materiál stává extrémně křehkým a je možné jej snadno rozbít</text:p>
        </text:list-item>
      </text:list>
      <text:p text:style-name="P54"/>
      <text:p text:style-name="P43">Herní efekt:</text:p>
      <text:p text:style-name="P31"><text:span text:style-name="T32">Seslání </text:span><text:span text:style-name="T33">Hlubokého mrazu</text:span><text:span text:style-name="T32"> umožňuje klepnutím tvrdým předmětem následně rozbít jakýkoliv materiál, který není magicky chráněný proti mrazu nebo poškození, jedno seslání hluboce zmrazí zhruba 5 centimetrů tloušťky. Hodnocení případné magické ochrany se odečítá od Síly kouzla a zmrazení zabrání v případě, že Sílu sníží na 0 nebo níže.<text:line-break/><text:tab/>Živý cíl </text:span><text:span text:style-name="T33">Hluboké zmrazení</text:span><text:span text:style-name="T32"> samo o sobě nijak nepoškodí, následné rozbití je ovšem fatální. Po dobu zmrazení se dotyčnému prakticky zastaví metabolismus – nestárne, otrava jedem nepostupuje, zranění nekrvácí, a podobně. Rozmrazení ukončením udr</text:span><text:soft-page-break/><text:span text:style-name="T32">žování kouzla je zcela bezpečné, rozmrazení jiným způsobem není po dobu působení Hlubokého zmrazení možné (s výjimkou použití protikladného magického efektu, například kouzla </text:span><text:span text:style-name="T33">Roztavení</text:span><text:span text:style-name="T32">, což ale cíl zaručeně nepřežije).</text:span></text:p>
      <text:p text:style-name="P31"/>
      <text:h text:style-name="P207" text:outline-level="3">Roztříštění ledu</text:h>
      <text:p text:style-name="P31"><text:span text:style-name="T18">Požadavky: Vodní magie 4<text:line-break/></text:span><text:span text:style-name="T34">Doba sesílání: 1 kolo</text:span></text:p>
      <text:p text:style-name="P31"/>
      <text:p text:style-name="P42">Herní efekt:</text:p>
      <text:p text:style-name="P56">Jedno seslání roztříští zhruba 5 centimetrů tloušťky ledu.</text:p>
      <text:p text:style-name="P31"/>
      <text:h text:style-name="P207" text:outline-level="3">Povodeň</text:h>
      <text:p text:style-name="P31">Požadavky: Vodní magie 5<text:line-break/>Aktivační síla: 12<text:line-break/><text:span text:style-name="T37">Doba sesílání: 24 hodin</text:span></text:p>
      <text:p text:style-name="P31"><text:span text:style-name="T37"><text:line-break/></text:span><text:span text:style-name="T40">Povodeň</text:span><text:span text:style-name="T37"> je rituální kouzlo. Účinek do značné míry závisí na tom, jak velký vodní tok se rozvodní. Skrze ovládání soustředěním je možné v dosahu magického působení určovat, jaká oblast bude povodní zasažena. Rituál je možné použít i k lokálnímu zmírnění existující povodně, ať už přirozené, nebo magicky vyvolané.</text:span></text:p>
      <text:p text:style-name="P31"/>
      <text:h text:style-name="P207" text:outline-level="3"><text:soft-page-break/>Proměna ve vodu</text:h>
      <text:p text:style-name="P45">Požadavky: Zemní magie 6<text:line-break/>Doba sesílání: 1 minuta<text:line-break/>Seslání stojí bod Vůle<text:line-break/></text:p>
      <text:p text:style-name="P45">Tímto kouzlem se tvé tělo změní ve vodního elementála stejné síly jako je hodnocení kouzla (bez +3 bonusu za použití magické energie). Změna se netýká výbavy a oblečení.<text:line-break/><text:tab/>V živelné formě můžeš používat svá vodní kouzla a jejich modifikace, jako by to byly přirozené schopnosti (viz <text:span text:style-name="T12">Přirozená elementální schopnost</text:span>), ostatní kouzla pouze spolu se Sesláním bez zaříkávání.</text:p>
      <text:p text:style-name="P45"/>
      <text:h text:style-name="P219" text:outline-level="2">Zemní magie</text:h>
      <text:p text:style-name="P24"/>
      <text:list xml:id="list1493288748485050953" text:style-name="WW8Num30">
        <text:list-item>
          <text:p text:style-name="P148">Vnímání země</text:p>
        </text:list-item>
        <text:list-item>
          <text:p text:style-name="P148">Manipulace se zemí</text:p>
        </text:list-item>
        <text:list-item>
          <text:p text:style-name="P148">Trhlina<text:line-break/>Zacelení země</text:p>
        </text:list-item>
        <text:list-item>
          <text:p text:style-name="P148">Přesun skalních bloků</text:p>
        </text:list-item>
        <text:list-item>
          <text:p text:style-name="P148">Zemětřesení<text:line-break/><text:span text:style-name="T1">Přitažlivost</text:span></text:p>
        </text:list-item>
        <text:list-item>
          <text:p text:style-name="P148">Proměna v zemi</text:p>
        </text:list-item>
      </text:list>
      <text:p text:style-name="P31"/>
      <text:h text:style-name="P207" text:outline-level="3"><text:soft-page-break/>Vnímání země</text:h>
      <text:p text:style-name="P45">Požadavky: Zemní magie 1<text:line-break/>Doba sesílání: 1 kolo<text:line-break/>Vyžaduje udržování<text:line-break/></text:p>
      <text:p text:style-name="P45">Po dobu udržování budou cíle kouzla schopny vycítit veškerý zemní živel v dosahu působení detekce (viz pravidla pro <text:span text:style-name="T12">Dosah detekčních kouzel</text:span>). Dokáží přesně určit jeho tvar, tvrdost a další vlastnosti.</text:p>
      <text:p text:style-name="P31"/>
      <text:p text:style-name="P42">Příklady použití:</text:p>
      <text:list xml:id="list2893801936587878918" text:style-name="L23">
        <text:list-item>
          <text:p text:style-name="P95">Odhad tvaru chodeb či místností</text:p>
        </text:list-item>
        <text:list-item>
          <text:p text:style-name="P95">Zjištění hloubky závalu či tloušťky skalní stěny</text:p>
        </text:list-item>
        <text:list-item>
          <text:p text:style-name="P95">Vycítění přítomnosti drahých kamenů, případně kovů nebo jejich rud</text:p>
        </text:list-item>
      </text:list>
      <text:p text:style-name="P31"/>
      <text:h text:style-name="P207" text:outline-level="3">Manipulace se zemí</text:h>
      <text:p text:style-name="P45">Požadavky: Zemní magie 2<text:line-break/>Doba sesílání: 1 kolo<text:line-break/>Obranná dovednost: Uhýbání, dovednost boje se štítem<text:line-break/></text:p>
      <text:p text:style-name="P45">Manipulace se zemí umožňuje zvednout do vzduchu a tvarovat sypký nebo tvárný zemní materiál, tedy například kyprou hlínu, písek, štěrk nebo menší kameny, nikoliv ale velké balvany nebo pevnou skálu. Najednou manipulovat můžeš zhruba s takovým množstvím zemního živlu, jaké by unesl člověk se silou rovnou <text:soft-page-break/>hodnocení kouzla. Bez použití <text:span text:style-name="T12">Zpevnění živlu</text:span> není možné vytvořit pevnou stěnu. Po dobu udržování kouzla je sice možné držet živel v požadovaném tvaru, kdokoliv jím ale snadno projde.<text:line-break/><text:tab/><text:span text:style-name="T30">Co spadá pod živel země najdeš v kapitole </text:span><text:span text:style-name="T28">Co jsou živly</text:span><text:span text:style-name="T30"> u dovednosti </text:span><text:span text:style-name="T28">Práce s živly</text:span><text:span text:style-name="T30">.</text:span></text:p>
      <text:p text:style-name="P45"/>
      <text:p text:style-name="P42">Příklady použití:</text:p>
      <text:list xml:id="list4003288953775167569" text:style-name="L24">
        <text:list-item>
          <text:p text:style-name="P149"><text:span text:style-name="T37">Ztížení viditelnosti rozvířením písku nebo prachu<text:line-break/></text:span><text:span text:style-name="T6">(</text:span><text:span text:style-name="T7">Manipulace se zemí</text:span><text:span text:style-name="T10"> a následné udržování kouzla</text:span><text:span text:style-name="T6">)</text:span></text:p>
        </text:list-item>
        <text:list-item>
          <text:p text:style-name="P149"><text:span text:style-name="T37">Útok sprškou štěrku nebo kamenů<text:line-break/></text:span><text:span text:style-name="T6">(</text:span><text:span text:style-name="T7">Manipulace se zemí</text:span><text:span text:style-name="T6">)</text:span></text:p>
        </text:list-item>
        <text:list-item>
          <text:p text:style-name="P149"><text:span text:style-name="T37">Obrana nastavením dočasné stěny z hlíny, písku nebo kamení do dráhy střely nebo úderu<text:line-break/></text:span><text:span text:style-name="T6">(</text:span><text:span text:style-name="T7">Manipulace se zemí</text:span><text:span text:style-name="T10">, </text:span><text:span text:style-name="T7">Obrana kouzlem</text:span><text:span text:style-name="T6">)</text:span></text:p>
        </text:list-item>
        <text:list-item>
          <text:p text:style-name="P149"><text:span text:style-name="T37">Stvoření pevné stěny, například ve tvaru rampy nebo schodů<text:line-break/></text:span><text:span text:style-name="T6">(</text:span><text:span text:style-name="T7">Manipulace se zemí</text:span><text:span text:style-name="T10">, </text:span><text:span text:style-name="T7">Zpevnění živlu</text:span><text:span text:style-name="T10"> a následné udržování kouzla</text:span><text:span text:style-name="T6">)</text:span></text:p>
        </text:list-item>
        <text:list-item>
          <text:p text:style-name="P149">Zpevnění zbroje vrstvou drobných kamínků<text:line-break/><text:span text:style-name="T6">(</text:span><text:span text:style-name="T7">Manipulace se zemí</text:span><text:span text:style-name="T10">, </text:span><text:span text:style-name="T7">Svázání živlu s předmětem</text:span><text:span text:style-name="T10">)</text:span></text:p>
        </text:list-item>
      </text:list>
      <text:p text:style-name="P45"/>
      <text:p text:style-name="P42">Herní efekt:</text:p>
      <text:p text:style-name="P31">Útok zemním živlem má bonus ke zranění +5. Cíl si normálně počítá zbroj (KZ nebo pokrytí, podle přesahu)</text:p>
      <text:p text:style-name="P31"/>
      <text:h text:style-name="P207" text:outline-level="3"><text:soft-page-break/>Trhlina</text:h>
      <text:p text:style-name="P31">Požadavky: Zemní magie 4<text:line-break/><text:span text:style-name="T37">Doba sesílání: 1 minuta<text:line-break/>Seslání stojí bod Vůle<text:line-break/></text:span></text:p>
      <text:p text:style-name="P35">Příklady použití:</text:p>
      <text:list xml:id="list4846217206889677497" text:style-name="L25">
        <text:list-item>
          <text:p text:style-name="P150">Lámání skály</text:p>
        </text:list-item>
        <text:list-item>
          <text:p text:style-name="P150">Proražení cihlové stěny</text:p>
        </text:list-item>
      </text:list>
      <text:p text:style-name="P31"/>
      <text:p text:style-name="P43">Herní efekt:</text:p>
      <text:p text:style-name="P31"><text:span text:style-name="T33">Trhlina</text:span><text:span text:style-name="T32"> roztrhá jakýkoliv materiál tvořený zemním živlem, který není magicky chráněný proti poškození, jedno seslání roztrhá zhruba 5 centimetrů tloušťky. Hodnocení případné magické ochrany se odečítá od Síly kouzla a roztrhání zabrání v případě, že Sílu sníží na 0 nebo níže.</text:span></text:p>
      <text:p text:style-name="P31"/>
      <text:h text:style-name="P207" text:outline-level="3">Zacelení země</text:h>
      <text:p text:style-name="P31">Požadavky: Zemní magie 4<text:line-break/><text:span text:style-name="T37">Doba sesílání: 1 minuta<text:line-break/></text:span></text:p>
      <text:p text:style-name="P31">Zacelení země dokáže zvrátit poškození zemního živlu, jaké dokáže způsobit kouzlo Trhlina. Úlomky je nejdříve potřeba poskládat do původního tvaru, například pomocí <text:span text:style-name="T12">Manipulace se zemí</text:span> a jejího následného udržování. K dokonalé opravě rozbitého uměleckého díla, například sochy, je potřeba příslušné hodnocení umělecké nebo řemeslné dovednosti.</text:p>
      <text:p text:style-name="P31"><text:soft-page-break/></text:p>
      <text:h text:style-name="P213" text:outline-level="3">Přesun skalních bloků</text:h>
      <text:p text:style-name="P45">Požadavky: Zemní magie 4<text:line-break/>Doba sesílání: 1 hodina<text:line-break/>Aktivační síla: 6<text:line-break/></text:p>
      <text:p text:style-name="P31">Rituální kouzlo, umožňuje zvednout a soustředěním přesouvat obrovské skalní bloky. Šestkové hodnocení stačí zhruba na zvednutí kamene o velikosti dospělého koně, na menhir do Stonehenge je potřeba desítka.</text:p>
      <text:p text:style-name="P31"/>
      <text:h text:style-name="P207" text:outline-level="3">Zemětřesení</text:h>
      <text:p text:style-name="P31">Požadavky: Zemní magie 5<text:line-break/>Aktivační síla: 12<text:line-break/><text:span text:style-name="T37">Doba sesílání: 24 hodin</text:span></text:p>
      <text:p text:style-name="P31"><text:span text:style-name="T37"><text:line-break/></text:span><text:span text:style-name="T40">Zemětřesení</text:span><text:span text:style-name="T37"> je rituální kouzlo. Pomocí ovládání soustředěním je možné do jisté míry určovat, jaká oblast bude zasažena. Rituál možné použít také ke zmírnění stávajícího zemětřesení, ať už přirozeného nebo magicky vyvolaného.</text:span></text:p>
      <text:p text:style-name="P45"/>
      <text:h text:style-name="P207" text:outline-level="3">Proměna v zemi</text:h>
      <text:p text:style-name="P45">Požadavky: Zemní magie 6<text:line-break/>Doba sesílání: 1 minuta<text:line-break/>Seslání stojí bod Vůle<text:line-break/></text:p>
      <text:p text:style-name="P45"><text:soft-page-break/>Tímto kouzlem se tvé tělo změní v zemního elementála stejné síly jako je hodnocení kouzla (bez +3 bonusu za použití magické energie). Změna se netýká výbavy a oblečení.<text:line-break/><text:tab/>V živelné formě můžeš používat svá zemní kouzla a jejich modifikace, jako by to byly přirozené schopnosti (viz <text:span text:style-name="T12">Přirozená elementální schopnost</text:span>), ostatní kouzla pouze spolu se Sesláním bez zaříkávání.</text:p>
      <text:p text:style-name="P45"/>
      <text:h text:style-name="P217" text:outline-level="2">Vzdušná magie</text:h>
      <text:p text:style-name="P31"/>
      <text:list xml:id="list7302074394182954828" text:style-name="WW8Num40">
        <text:list-item>
          <text:p text:style-name="P151">Vnímání vzduchu</text:p>
        </text:list-item>
        <text:list-item>
          <text:p text:style-name="P151">Manipulace se vzduchem</text:p>
        </text:list-item>
        <text:list-item>
          <text:p text:style-name="P151">Vláda nad zvukem</text:p>
        </text:list-item>
        <text:list-item>
          <text:p text:style-name="P151">Výboj</text:p>
        </text:list-item>
        <text:list-item>
          <text:p text:style-name="P151">Tornádo<text:line-break/>Povolání blesku</text:p>
        </text:list-item>
        <text:list-item>
          <text:p text:style-name="P151">Proměna ve vzduch</text:p>
        </text:list-item>
      </text:list>
      <text:p text:style-name="P31"/>
      <text:h text:style-name="P207" text:outline-level="3">Vnímání vzduchu</text:h>
      <text:p text:style-name="P45">Požadavky: Vzdušná magie 1<text:line-break/>Doba sesílání: 1 kolo<text:line-break/>Vyžaduje udržování<text:line-break/></text:p>
      <text:p text:style-name="P45"><text:soft-page-break/>Po dobu udržování budou cíle kouzla schopny vycítit tvar, proudění, jedovatost a vhodnost k dýchání a další vlastnosti vzduchu v dosahu působení detekce (viz pravidla pro <text:span text:style-name="T12">Dosah detekčních kouzel</text:span>).</text:p>
      <text:p text:style-name="P31"/>
      <text:p text:style-name="P42">Příklady použití:</text:p>
      <text:list xml:id="list2555983283688742700" text:style-name="L26">
        <text:list-item>
          <text:p text:style-name="P96">Zjištění tvaru chodeb či místností a také tvaru věcí či tvorů uvnitř – budou se jevit jako prázdná místa ve vzdušné mase. Taková detekce je ale hodně přibližná, rozhodně nepoznáš, o koho se přesně jedná a nerozeznáš drobné předměty. Kouzlení na tyto cíle bude mít postih -3 za to, že je nevidíš a víš o nich pouze zprostředkovaně.</text:p>
        </text:list-item>
        <text:list-item>
          <text:p text:style-name="P96">Odhalení plynného jedu ve vzduchu</text:p>
        </text:list-item>
      </text:list>
      <text:p text:style-name="P45"/>
      <text:h text:style-name="P207" text:outline-level="3">Manipulace se vzduchem</text:h>
      <text:p text:style-name="P45">Požadavky: Vzdušná magie 2<text:line-break/>Doba sesílání: 1 kolo<text:line-break/>Obranná dovednost: Uhýbání<text:line-break/></text:p>
      <text:p text:style-name="P45"><text:span text:style-name="T30">Co spadá pod živel vzduchu najdeš v kapitole </text:span><text:span text:style-name="T28">Co jsou živly</text:span><text:span text:style-name="T30"> u dovednosti </text:span><text:span text:style-name="T28">Práce s živly</text:span><text:span text:style-name="T30">.</text:span></text:p>
      <text:p text:style-name="P45"/>
      <text:p text:style-name="P35">Příklady použití:</text:p>
      <text:list xml:id="list5379177643670651910" text:style-name="L27">
        <text:list-item>
          <text:p text:style-name="P152">Přivolání větru: ztížení pohybu proti směru větru, zmírnění nebo posílení přírodního větru<text:line-break/><text:span text:style-name="T1">(</text:span><text:span text:style-name="T4">Manipulace se vzduchem</text:span><text:span text:style-name="T3"> a následní udržování kouzla</text:span><text:span text:style-name="T1">)</text:span></text:p>
        </text:list-item>
        <text:list-item>
          <text:p text:style-name="P143"><text:soft-page-break/>Odstrčení cíle nárazem větru<text:line-break/><text:span text:style-name="T1">(</text:span><text:span text:style-name="T4">Manipulace se vzduchem</text:span><text:span text:style-name="T1">)</text:span></text:p>
        </text:list-item>
        <text:list-item>
          <text:p text:style-name="P152">Dmýchání na kovářskou výheň<text:line-break/><text:span text:style-name="T1">(</text:span><text:span text:style-name="T4">Manipulace se vzduchem</text:span><text:span text:style-name="T1">)</text:span></text:p>
        </text:list-item>
        <text:list-item>
          <text:p text:style-name="P152"><text:span text:style-name="T18">Zametení podlahy proudem vzduchu bez rozházení svitků na policích<text:line-break/></text:span><text:span text:style-name="T1">(</text:span><text:span text:style-name="T4">Manipulace se vzduchem</text:span><text:span text:style-name="T1">)</text:span></text:p>
        </text:list-item>
        <text:list-item>
          <text:p text:style-name="P152"><text:span text:style-name="T18">Zranění protivníka rázovou vlnou<text:line-break/>(</text:span><text:span text:style-name="T28">Manipulace se vzduchem</text:span><text:span text:style-name="T18">)</text:span></text:p>
        </text:list-item>
        <text:list-item>
          <text:p text:style-name="P152">Použití rázové vlny k vyrážení dveří nebo prorážení bariér<text:line-break/><text:span text:style-name="T1">(</text:span><text:span text:style-name="T4">Manipulace se vzduchem</text:span><text:span text:style-name="T1">)</text:span></text:p>
        </text:list-item>
        <text:list-item>
          <text:p text:style-name="P152"><text:span text:style-name="T18">Použití rázové vlny ke srážení k zemi, vyrážení zbraně<text:line-break/></text:span><text:span text:style-name="T1">(</text:span><text:span text:style-name="T4">Manipulace se vzduchem</text:span><text:span text:style-name="T1">)</text:span></text:p>
        </text:list-item>
        <text:list-item>
          <text:p text:style-name="P152">Obrana rázovou vlnou<text:line-break/><text:span text:style-name="T1">(</text:span><text:span text:style-name="T4">Manipulace se vzduchem</text:span><text:span text:style-name="T1">, </text:span><text:span text:style-name="T4">Obrana kouzlem</text:span><text:span text:style-name="T1">)</text:span></text:p>
        </text:list-item>
      </text:list>
      <text:p text:style-name="P23">Herní efekt:</text:p>
      <text:list xml:id="list740048722559140179" text:style-name="L28">
        <text:list-item>
          <text:p text:style-name="P153">Přivolání větru snižuje Bojovou rychlost a Rychlost běhu cílů o hodnocení kouzla.</text:p>
        </text:list-item>
        <text:list-item>
          <text:p text:style-name="P153">Odstrčení cíle nárazem větru, srážení k zemi a vyrážení zbraně se vyhodnocuje jako použití odpovídající speciální akce.</text:p>
        </text:list-item>
        <text:list-item>
          <text:p text:style-name="P153">Zranění rázovou vlnou je +5. Cíl si normálně počítá zbroj (KZ nebo pokrytí, podle přesahu).</text:p>
        </text:list-item>
        <text:list-item>
          <text:p text:style-name="P153">Prorážení bariér rázovou vlnou se vyhodnocuje stejně, jako by se o to pokoušela postava se Silou rovnou Síle kouzla (s případným bonusem +3 za použití bodu Vůle).</text:p>
        </text:list-item>
      </text:list>
      <text:p text:style-name="P31"/>
      <text:h text:style-name="P207" text:outline-level="3"><text:soft-page-break/>Vláda nad zvukem</text:h>
      <text:p text:style-name="P45">Požadavky: Vzdušná magie 3<text:line-break/>Doba sesílání: 1 kolo<text:line-break/></text:p>
      <text:p text:style-name="P42">Příklady použití:</text:p>
      <text:list xml:id="list1202826060618202742" text:style-name="L29">
        <text:list-item>
          <text:p text:style-name="P154">Nechat vycházet zvuky, které dělá cíl, z jiného místa</text:p>
          <text:list>
            <text:list-item>
              <text:p text:style-name="P154">Takže se může například zdát, že přicházíš odjinud, mluvíš zpoza sloupu, a podobně</text:p>
            </text:list-item>
          </text:list>
        </text:list-item>
        <text:list-item>
          <text:p text:style-name="P154">Určit místo v dosahu působení, odkud bude cíl slyšet všechny zvuky</text:p>
          <text:list>
            <text:list-item>
              <text:p text:style-name="P154">Takto můžeš například odposlouchávat tichý hovor u vedlejšího stolu, ale také způsobit, že někdo neuslyší hovor u vašeho stolu tím, že jej necháš poslouchat z velké dálky</text:p>
            </text:list-item>
          </text:list>
        </text:list-item>
        <text:list-item>
          <text:p text:style-name="P154">Zesílení nebo zeslabení zvuků v rozsahu působení, až do stavu naprostého ticha</text:p>
          <text:list>
            <text:list-item>
              <text:p text:style-name="P154">Takto můžeš například zajistit, že tvůj hlas bude dobře slyšet v celém rozsahu působení</text:p>
            </text:list-item>
            <text:list-item>
              <text:p text:style-name="P154">Nebo třeba znemožnit cíli sesílat kouzla vyžadující zaklínání</text:p>
            </text:list-item>
          </text:list>
        </text:list-item>
      </text:list>
      <text:p text:style-name="P31"/>
      <text:p text:style-name="P31">Zvuky není možné zesilovat donekonečna, maximálně zesílený zvuk bude slyšet zhruba z dvojnásobné vzdálenosti.</text:p>
      <text:p text:style-name="P31"/>
      <text:h text:style-name="P207" text:outline-level="3"><text:soft-page-break/>Výboj</text:h>
      <text:p text:style-name="P31"><text:span text:style-name="T37">Požadavky: Vzdušná magie 4<text:line-break/>Doba sesílání: 1 kolo<text:line-break/>Obranná dovednost: Uhýbání<text:line-break/></text:span>Seslání stojí bod Vůle<text:line-break/></text:p>
      <text:p text:style-name="P35">Příklady použití:</text:p>
      <text:list xml:id="list5243184004915413178" text:style-name="L30">
        <text:list-item>
          <text:p text:style-name="P144">Přeskočení výboje na cíl<text:line-break/><text:span text:style-name="T1">(</text:span><text:span text:style-name="T4">Výboj</text:span><text:span text:style-name="T1">)</text:span></text:p>
        </text:list-item>
        <text:list-item>
          <text:p text:style-name="P144">Přeskočení řetězového výboje mezi několika cíli<text:line-break/><text:span text:style-name="T3">(</text:span><text:span text:style-name="T4">Výboj</text:span><text:span text:style-name="T3">, </text:span><text:span text:style-name="T4">Seslání na více cílů</text:span><text:span text:style-name="T3">)</text:span></text:p>
        </text:list-item>
      </text:list>
      <text:p text:style-name="P31"/>
      <text:p text:style-name="P35">Herní efekt:</text:p>
      <text:p text:style-name="P31">Výboj zraňuje pouze živé cíle. Bonus ke zranění je +4 a cíl si vždy odečítá Pokrytí zbroje, nikoliv KZ.</text:p>
      <text:p text:style-name="P31"/>
      <text:h text:style-name="P207" text:outline-level="3">Přivolání blesku</text:h>
      <text:p text:style-name="P31">Požadavky: Vzdušná magie 5<text:line-break/>Aktivační síla: 10<text:line-break/><text:span text:style-name="T37">Doba sesílání: 1 minuta</text:span></text:p>
      <text:p text:style-name="P31"><text:span text:style-name="T37"><text:line-break/></text:span><text:span text:style-name="T40">Přivolání blesku</text:span><text:span text:style-name="T37"> je rituální kouzlo. Použití je možné jen pokud nad oblastí bouřkové mraky. Pomocí ovládání soustředěním je možné zhruba určit, co bude bleskem bude zasaženo – není možné cílit na konkrétní osoby, jen na přibližnou oblast nebo na objekty nejméně o velikosti domu.</text:span></text:p>
      <text:p text:style-name="P20"><text:soft-page-break/></text:p>
      <text:h text:style-name="P207" text:outline-level="3">Tornádo</text:h>
      <text:p text:style-name="P31">Požadavky: Vzdušná magie 5<text:line-break/>Aktivační síla: 12<text:line-break/><text:span text:style-name="T37">Doba sesílání: 1 hodina</text:span></text:p>
      <text:p text:style-name="P31"><text:span text:style-name="T37"><text:line-break/></text:span><text:span text:style-name="T40">Tornádo</text:span><text:span text:style-name="T37"> je rituální kouzlo. Pomocí ovládání soustředěním je možné do jisté míry určovat, kudy se bude tornádo pohybovat. Rituál možné použít také ke zmírnění či zastavení stávajícího tornáda, ať už přirozeného nebo magicky vyvolaného.</text:span></text:p>
      <text:p text:style-name="P31"/>
      <text:h text:style-name="P207" text:outline-level="3">Proměna ve vzduch</text:h>
      <text:p text:style-name="P45">Požadavky: Vzdušná magie 6<text:line-break/>Doba sesílání: 1 minuta<text:line-break/>Seslání stojí bod Vůle<text:line-break/></text:p>
      <text:p text:style-name="P26"><text:span text:style-name="T37">Tímto kouzlem se tvé tělo změní ve vzdušného elementála stejné síly jako je hodnocení kouzla (bez +3 bonusu za použití magické energie). Změna se netýká výbavy a oblečení.<text:line-break/><text:tab/>V živelné formě můžeš používat svá vzdušná kouzla a jejich modifikace, jako by to byly přirozené schopnosti (viz </text:span><text:span text:style-name="T40">Přirozená elementální schopnost</text:span><text:span text:style-name="T37">), ostatní kouzla pouze spolu se Sesláním bez zaříkávání.</text:span></text:p>
      <text:p text:style-name="P24"/>
      <text:h text:style-name="P217" text:outline-level="2"><text:soft-page-break/>Tvorba elementálů</text:h>
      <text:p text:style-name="P31"/>
      <text:list xml:id="list4436120370218035000" text:style-name="WW8Num31">
        <text:list-item>
          <text:p text:style-name="P155">Rituál stvoření ohnivého elementála<text:line-break/>Rituál stvoření vodního elementála<text:line-break/>Rituál stvoření zemního elementála<text:line-break/>Rituál stvoření vzdušného elementála<text:line-break/>Přirozená elementální schopnost</text:p>
        </text:list-item>
        <text:list-item>
          <text:p text:style-name="P155">Ohnivá aura</text:p>
        </text:list-item>
        <text:list-item>
          <text:p text:style-name="P155">Pohlcení</text:p>
        </text:list-item>
        <text:list-item>
          <text:p text:style-name="P155">Samoléčba kontaktem se živlem</text:p>
        </text:list-item>
        <text:list-item>
          <text:p text:style-name="P155">Samostatná existence</text:p>
        </text:list-item>
      </text:list>
      <text:p text:style-name="P31"/>
      <text:p text:style-name="P31">Pro tvorbu elementálů platí pravidla v kapitole <text:span text:style-name="T12">Tvorba astrálních bytostí</text:span>. Každý elementál také může sloužit jako zdroj malého množství daného živlu (ale nemusí, když nechce a není mu to přikázáno někým, koho musí poslouchat). S použitím <text:span text:style-name="T12">Zvětšení objemu živlu</text:span> jej tedy můžeš použít jako zdroj pro velkou většinu živelných kouzel (s výjimkou <text:span text:style-name="T12">Probuzení sopky</text:span> a podobných velkých rituálních kouzel).<text:line-break/><text:tab/>Elementály není možné naučit kouzlit pomocí <text:span text:style-name="T12">Předání znalosti či dovednosti</text:span>. Mohou se ale naučit používat kouzla svého živlu (a jejich modifikace z dovedností <text:span text:style-name="T12">Práce s živly</text:span> a <text:span text:style-name="T12">Techniky sesílání</text:span>) jako své přirozené schopnosti (viz. <text:span text:style-name="T12">Přirozená schopnost</text:span>).</text:p>
      <text:p text:style-name="P31"/>
      <text:h text:style-name="P205" text:outline-level="4"><text:soft-page-break/>Podoba elementálů</text:h>
      <text:p text:style-name="P31">Elementálové jsou velcí asi jako člověk, mohou však mít libovolný tvar, jaký jim určíš (viz. <text:span text:style-name="T12">Tvarování kouzel</text:span>). Jejich podoba je do značné míry daná tím, čím jsou tvořeni: vodní elementál například může být průzračně čirý, nebo také bahnitý a kalný, podle toho, kde k jeho vyvolání došlo, ale vždy bude tvořen vodou.<text:line-break/><text:tab/>Elementálové nemohou mluvit, protože nemají žádné hlasové ústrojí. Mohou ale vydávat zvuky příslušné jejich živlu: Vodní elementál šplouchat, vzdušný fičet, zemní skřípat či chřestit, ohnivý hučet jako planoucí hranice.</text:p>
      <text:p text:style-name="P31"/>
      <text:h text:style-name="P205" text:outline-level="4">Jak elementálové vnímají</text:h>
      <text:p text:style-name="P31">Elementálové nemají chuť, čich ani zrak. Hmat mají výrazně horší než člověk, nedokáží například nahmatat znaky vyryté do kamene, poznají ale, že se něčeho dotýkají a jaký to má tvar. Sluch mají zhruba stejně dobrý jako člověk, nevnímají jej však ušima, ale celým svým tělem.<text:line-break/><text:tab/>Místo zraku mají zvláštní smysl podobný <text:span text:style-name="T12">Astrálnímu vnímání</text:span>. Detaily najdeš v popisu této schopnosti.<text:line-break/><text:tab/>Elementálové nevnímají bolest. Kouzla ani schopnosti pracující s bolestí tedy na ně nemají žádný efekt. Postihy za zranění si ale počítají, poškození jim snižuje výkonnost.</text:p>
      <text:p text:style-name="P31"/>
      <text:h text:style-name="P205" text:outline-level="4">Zranitelnost elementálů</text:h>
      <text:p text:style-name="P31">Fyzické útoky (tedy útoky zbraněmi, magicky vrženým kamením, apod.) proti vodním, vzdušným a ohnivým elementálům způsobují o 6 bodů nižší zranění, protože z velké části prochází skrz. Žádného elementála není možné utopit, udusit, ani otrávit.</text:p>
      <text:p text:style-name="P31"><text:soft-page-break/><text:span text:style-name="T12">Ohnivý elementál</text:span> je imunní na zranění ohněm a žárem, ale zranitelný vodou a mrazem: každé takové zranění mu způsobí o 4 body větší poškození. Obyčejná voda (například vychrstnutí vědra) na něj působí jako zbraň se zraněním +4 (nezvyšuje se o další 4 body). V dešti (ať už magickém či nemagickém) nebo na hladině vody moc dlouho nepřežije, každé kolo je zraněn za 4 + 1k6 – 1k6.</text:p>
      <text:p text:style-name="P31"><text:span text:style-name="T12">Vodní elementál</text:span> je imunní na zranění vodou (nelze jej utopit), zranění mrazem je pro něj vždy jen znehybňující – po rozmrznutí nebude vůbec zraněn, zmrzlého elementála je ale možné rozbít a tím jej zničit. Zranění ohněm mu způsobuje o 4 body větší poškození.</text:p>
      <text:p text:style-name="P31"><text:span text:style-name="T12">Vzdušný elementál</text:span> je imunní na zranění energetickými výboji a bleskem.</text:p>
      <text:p text:style-name="P31"><text:span text:style-name="T12">Zemní elementál</text:span> má přirozenou zbroj s KZ 4 a Pokrytím 4. Tato zbroj se vztahuje na všechny druhy útoků, od kterých se odečítá normální zbroj nebo pokrytí, magické útoky rázovou vlnou a tlakové (nikoliv ohnivé) výbuchy ji obcházejí.</text:p>
      <text:p text:style-name="P31"/>
      <text:h text:style-name="P205" text:outline-level="4">Pohyblivost elementálů</text:h>
      <text:p text:style-name="P31">Základní bojová rychlost všech elementálů je 2 + Hodnocení. Jejich Rychlost běhu je 16 + 2 * Hodnocení.</text:p>
      <text:list xml:id="list5907899569710180158" text:style-name="WW8Num32">
        <text:list-item>
          <text:p text:style-name="P156">Vodní elementál se dokáže touto plnou rychlostí pohybovat i ve vodě a pod vodou.</text:p>
        </text:list-item>
        <text:list-item>
          <text:p text:style-name="P156">Vzdušný elementál umí touto rychlostí létat.</text:p>
        </text:list-item>
        <text:list-item>
          <text:p text:style-name="P156">Ohnivý elementál <text:span text:style-name="T12">nelétá </text:span><text:span text:style-name="T16">(a</text:span> nemůže tedy přejít přes větší vodní plochu, protože by jej to uhasilo). Může ale snadno šplhat po strmých stěnách a pokud je povrch hořlavý, tak se na něm udrží dokonce i hlavou dolů.</text:p>
        </text:list-item>
        <text:list-item>
          <text:p text:style-name="P156"><text:soft-page-break/>Zemní elementál <text:span text:style-name="T12">neběhá</text:span><text:span text:style-name="T16"> (a samozřejmě ani nelétá a neplave)</text:span>. Vždy se pohybuje svou bojovou rychlostí, a to i po dně pod vodou.</text:p>
        </text:list-item>
      </text:list>
      <text:p text:style-name="P31"/>
      <text:p text:style-name="P31">Všichni elementálové jsou <text:span text:style-name="T12">neúnavní</text:span> (nepoužívají Vydrž, místo toho mají bonus +1 k útoku, obraně a všem ostatním činnostem, kde se výdrž projevuje).</text:p>
      <text:p text:style-name="P31"/>
      <text:h text:style-name="P205" text:outline-level="4">Bojové parametry elementálů</text:h>
      <text:p text:style-name="P31">Všichni elementálové, nehledě na hodnocení, jsou ve své základní formě velcí zhruba jako člověk a mají tedy 12 bodů kondice. Nemá u nich smysl sledovat závažná zranění (o jejich léčbě pojednává kapitola <text:span text:style-name="T12">Zranění, léčba a smrt astrálních bytostí</text:span>).</text:p>
      <text:p text:style-name="P31"/>
      <text:p text:style-name="P31">Všichni také mají stejný základ útoku a obrany:</text:p>
      <text:p text:style-name="P31">ÚČ = Hodnocení + 1 (za neúnavnost) + Útok přirozené zbraně</text:p>
      <text:p text:style-name="P31">OČ = Hodnocení + 1 (za neúnavnost)</text:p>
      <text:p text:style-name="P31"/>
      <text:h text:style-name="P200" text:outline-level="5">Přirozené zbraně elementálů</text:h>
      <text:p text:style-name="P31"><text:span text:style-name="T12">Ohnivý elementál:</text:span><text:span text:style-name="T16"> </text:span>2/+2 (zraňuje dotekem, proto vysoký útok)<text:line-break/>Zraňuje ohněm, odečítá se vždy Pokrytí. Může také zapálit hořlavé oblečení cíle, stejně jako by šlo o <text:span text:style-name="T12">Manipulaci s ohněm</text:span> (tedy dvěma úspěšnými zásahy a cíl bude po dobu 1k6 kol zraňován <text:span text:style-name="T12">přirozeným ohněm</text:span>).</text:p>
      <text:p text:style-name="P31"><text:soft-page-break/><text:span text:style-name="T12">Vodní elementál:</text:span><text:span text:style-name="T16"> </text:span>2/-<text:line-break/>Vodní elementál sám o sobě nezraňuje, může ale odtlačovat, podrážet nohy, ztěžovat útok (obrana spolubojovníka), a podobně. Pro tyto účely má Sílu zbraně 2 a obranu 0. Způsobit zranění může, pouze pokud jej vyvoláš se schopností <text:span text:style-name="T12">Pohlcení</text:span> nebo s <text:span text:style-name="T12">Přirozenou schopností</text:span> představující efekt nějakého útočného kouzla. V dostatečně hluboké vodě se může někoho pokusit utopit (stejná pravidla, jako kdyby uměl <text:span text:style-name="T12">Pohlcení</text:span>), i když <text:span text:style-name="T12">Pohlcení</text:span> neumí.</text:p>
      <text:p text:style-name="P31"><text:span text:style-name="T12">Zemní elementál:</text:span> 0/+6</text:p>
      <text:p text:style-name="P31"><text:span text:style-name="T12">Vzdušný elementál:</text:span> -/-<text:line-break/>Vzdušný elementál bez speciálních schopností nemůže útočit. Může ale snížit bojovou i bežeckou rychlost jednoho cíle ve své bezprostřední blízkosti o své hodnocení. Podobně jako vodní elementál může útočit pouze pokud jej vyvoláš se schopností <text:span text:style-name="T12">Pohlcení</text:span> nebo s <text:span text:style-name="T12">Přirozenou schopností</text:span> představující efekt nějakého útočného kouzla.</text:p>
      <text:p text:style-name="P31"/>
      <text:h text:style-name="P207" text:outline-level="3">Stvoření ohnivého elementála</text:h>
      <text:p text:style-name="P31">Požadavky: Tvorba elementálů 1<text:line-break/>Doba sesílání: 12 hodin<text:line-break/></text:p>
      <text:p text:style-name="P31">K provedení rituálu je potřeba dostatek přirozeného (tedy nikoliv magicky stvořeného) ohně. Rituál je tedy vhodné provádět například u hořícího domu nebo lesa, nebo alespoň u pořádně velké zapálené hranice.</text:p>
      <text:p text:style-name="P31"/>
      <text:h text:style-name="P207" text:outline-level="3"><text:soft-page-break/>Stvoření vodního elementála</text:h>
      <text:p text:style-name="P31">Požadavky: Tvorba elementálů 1<text:line-break/>Doba sesílání: 12 hodin<text:line-break/>Seslání stojí bod Vůle (hodnocení stvořeného elementála se tím ale nezvyšuje)<text:line-break/></text:p>
      <text:p text:style-name="P31">K provedení rituálu je potřeba dostatek přirozené (tedy nikoliv magicky stvořené) vody. Rituál je tedy vhodné provádět například u břehu moře, řeky či jezera, nebo alespoň za vydatného deště.</text:p>
      <text:p text:style-name="P31"/>
      <text:h text:style-name="P207" text:outline-level="3">Stvoření zemního elementála</text:h>
      <text:p text:style-name="P31">Požadavky: Tvorba elementálů 1<text:line-break/>Doba sesílání: 12 hodin<text:line-break/></text:p>
      <text:p text:style-name="P31">K provedení rituálu je potřeba dostatek odkryté, přirozené (tedy nikoliv magicky stvořené) a dostatečně sypké země. Rituál je tedy vhodné provádět například v otevřeném lomu, u hromady písku či štěrku, nebo třeba ve vývratu po velkém stromu.</text:p>
      <text:p text:style-name="P31"/>
      <text:h text:style-name="P207" text:outline-level="3">Stvoření vzdušeného elementála</text:h>
      <text:p text:style-name="P31">Požadavky: Tvorba elementálů 1<text:line-break/>Doba sesílání: 12 hodin<text:line-break/></text:p>
      <text:p text:style-name="P31">Rituál vyžaduje dostatek volného vzduchu, což ale většinou nebývá problém.</text:p>
      <text:p text:style-name="P31"/>
      <text:h text:style-name="P207" text:outline-level="3"><text:soft-page-break/>Přirozená elementální schopnost</text:h>
      <text:p text:style-name="P31">Požadavky: Dovednost Tvorba elementálů na stejném nebo vyšším stupni jako dovednost požadovaná u daného kouzla<text:line-break/>Použití: Předání této schopnosti astrální bytosti vázané magickým poutem pomocí rituálu stvoření<text:line-break/></text:p>
      <text:p text:style-name="P31">Elementálové nemohou kouzlit, mohou ale získat přirozené schopnosti se stejným účinkem. Probíhá to tak, že se nejdříve ty naučíš, jak jim danou schopnost předat a následně znovu provedeš <text:span text:style-name="T12">Rituál stvoření</text:span>, čímž elementála „přestavíš“ do podoby, v níž bude tuto schopnost umět. Předání každé <text:span text:style-name="T12">Přirozené schopnosti</text:span> se musíš naučit (a zaplatit za to zkušeností) zvlášť. Nemusíš na to dané kouzlo umět, musíš ale splnit požadavek na hodnocení magické specializace, jako kdyby ses jej chtěl sám naučit.<text:line-break/><text:tab/>Elementál se jako přirozené schopnosti může naučit pouze kouzla z magie odpovídající jeho živlu (vodní elementál z vodní magie, atp.) a modifikace z dovedností Techniky sesílání a Práce s živly. Nemůžeš jej tedy naučit například jak vytvořit dalšího elementála, jak pracovat s astrálním prostorem a podobně.</text:p>
      <text:p text:style-name="P31"/>
      <text:p text:style-name="P31">Použití přirozené schopnosti nevyžaduje gestikulaci ani zaklínání, pouze <text:span text:style-name="T28">soustředění</text:span>. Elementál je navíc sám sobě zdrojem živlu, se kterým pracuje (samozřejmě ale v malém množství, takže na většinu schopností potřebuje modifikaci Zvětšení objemu živlu). Jako sesílací dovednost slouží elementálovo hodnocení.<text:line-break/><text:tab/>Elementál nemůže používat body Vůle. Ty se ale můžeš naučit schopnost <text:span text:style-name="T12">Posílení použití schopnosti</text:span> z dovednosti <text:span text:style-name="T12">Práce s astrálními bytostmi</text:span> a posilovat pak použití jeho schopností<text:span text:style-name="T37"> za cenu vlastního vyčerpání</text:span>.</text:p>
      <text:p text:style-name="P31"/>
      <text:h text:style-name="P207" text:outline-level="3"><text:soft-page-break/>Ohnivá aura</text:h>
      <text:p text:style-name="P31">Požadavky: Tvorba elementálů 2<text:line-break/>Použití: Předání této schopnosti astrální bytosti vázané magickým poutem pomocí rituálu stvoření<text:line-break/></text:p>
      <text:p text:style-name="P31">Tuto schopnost může mít pouze ohnivý elementál. Jeho tělo bude po dobu udržování schopnosti obklopeno aurou živých plamenů.</text:p>
      <text:p text:style-name="P31"/>
      <text:p text:style-name="P35">Herní efekt:</text:p>
      <text:p text:style-name="P31">V každém kole, kdy se někdo snaží na elementála zaútočit beze zbraně nebo zbraní s nulovým dosahem, nebo když je někdo elementálem zasažen v boji zblízka, bude dotyčný čelit <text:span text:style-name="T12">zranění přirozeným ohněm</text:span> (tedy 0 + 1k6 – Pokrytí – 1k6).</text:p>
      <text:p text:style-name="P31"/>
      <text:h text:style-name="P207" text:outline-level="3">Pohlcení</text:h>
      <text:p text:style-name="P31">Požadavky: Tvorba elementálů 3<text:line-break/>Použití: Předání této schopnosti astrální bytosti vázané magickým poutem pomocí rituálu stvoření<text:line-break/></text:p>
      <text:p text:style-name="P31">Tuto schopnost může získat jen vodní nebo vzdušný elementál. Dokáže díky ní vtáhnout jeden cíl „do sebe“ a tím jej utopit nebo udusit.</text:p>
      <text:p text:style-name="P31"/>
      <text:p text:style-name="P35">Herní efekt:</text:p>
      <text:p text:style-name="P31">Pohlcení se vyhodnocuje jako <text:span text:style-name="T12">Zápas</text:span> se silou zbraně 2 a zraněním +4 (včetně nutnosti úspěšného zahájení zápasu).</text:p>
      <text:p text:style-name="P31"><text:soft-page-break/></text:p>
      <text:h text:style-name="P207" text:outline-level="3">Samoléčba kontaktem s živlem</text:h>
      <text:p text:style-name="P31">Požadavky: Tvorba elementálů 4<text:line-break/>Použití: Předání této schopnosti astrální bytosti vázané magickým poutem pomocí rituálu stvoření<text:line-break/></text:p>
      <text:p text:style-name="P31">Díky této schopnosti se elementál dokáže samovolně léčit tím, že se zcela ponoří (nebo zahrabe) do „svého“ přirozeného (tedy nikoliv magicky stvořeného) živlu. Takto si vyléčí jeden bod ztracené kondice za každou hodinu kontaktu s živlem.</text:p>
      <text:p text:style-name="P31"/>
      <text:h text:style-name="P207" text:outline-level="3">Samostatná existence elementálů</text:h>
      <text:p text:style-name="P31">Požadavky: Tvorba elementálů 5<text:line-break/>Použití: Předání této schopnosti astrální bytosti vázané magickým poutem pomocí rituálu stvoření<text:line-break/></text:p>
      <text:p text:style-name="P31">Díky této schopnosti může elementál existovat i bez toho, že by někdo jiný udržoval jeho přivolávací kouzlo. Je k tomu ovšem potřeba magické zřídlo nebo siločára a dostatek přirozeného živlu odpovídajícího typu. Ohnivý elementál tedy může samostatně existovat například v kráteru sopky, pokud je sopka zároveň magickým zřídlem, a podobně.<text:line-break/><text:tab/>Zničený elementál s touto schopností se nedokáže samovolně obnovit, jedinou možností „oživení“ zůstává provedení rituálu stvoření, a to může může udělat jen někdo znalý příslušného rituálu, kdo má s tímto elementálem pouto a zná jeho pravé jméno.</text:p>
      <text:p text:style-name="P31"/>
      <text:h text:style-name="P217" text:outline-level="2"><text:soft-page-break/>Práce s astrálními bytostmi</text:h>
      <text:p text:style-name="P31"/>
      <text:list xml:id="list1267264971007781935" text:style-name="WW8Num33">
        <text:list-item>
          <text:p text:style-name="P157">Přivolání pomocí pravého jména<text:line-break/>Přivolání pomocí sigilu<text:line-break/>Předání znalosti či dovednosti</text:p>
        </text:list-item>
        <text:list-item>
          <text:p text:style-name="P157">Svázání sigilu s pravým jménem<text:line-break/>Posílení použití schopnosti</text:p>
        </text:list-item>
        <text:list-item>
          <text:p text:style-name="P157">Magická smlouva</text:p>
        </text:list-item>
        <text:list-item>
          <text:p text:style-name="P157">Ovládnutí pomocí pravého jména<text:line-break/>Rituál přivlastnění</text:p>
        </text:list-item>
        <text:list-item>
          <text:p text:style-name="P157">Vynucené udržování<text:line-break/>Obří forma</text:p>
        </text:list-item>
        <text:list-item>
          <text:p text:style-name="P157">Gigantická forma</text:p>
        </text:list-item>
      </text:list>
      <text:p text:style-name="P31"/>
      <text:h text:style-name="P207" text:outline-level="3">Přivolání pomocí pravého jména</text:h>
      <text:p text:style-name="P31">Požadavky: Práce s astrálními bytostmi 1<text:line-break/>Doba sesílání: 1 minuta<text:line-break/></text:p>
      <text:p text:style-name="P31">Takto můžeš povolat libovolnou astrální bytost (tedy nejen toho druhu, jaký dokážeš stvořit), ale jen v případě, že znáš její pravé jméno. Toto jméno musíš v průběhu povolávání nahlas vyslovit (někdo jej tudíž může odposlechnout). Bytost zůstává ve fyzickém světě pouze po dobu udržování tohoto kouzla, při ukončení udržování okamžitě zmizí a její případné fyzické tělo se zhroutí na zem, rozteče či rozplyne.<text:line-break/><text:tab/>Maximální hodnocení bytosti, kterou takto dokážeš přivolat, je <text:soft-page-break/>rovno tvému hodnocení Práce s astrálními bytostmi. Pokud na přivolání použiješ bod Vůle, dokážeš přivolat bytost až o 3 silnější. <text:line-break/><text:tab/>Bytost se musí mít z čeho materializovat. Když chceš například přivolat ohnivého elementála, musíš rozdělat pořádný oheň (a navíc musí být přirozený, tzn. nikoliv magicky stvořený).<text:line-break/><text:tab/>Přivolat je možné pouze jednu bytost, není tedy možné použít modifikace <text:span text:style-name="T12">Seslání na více cílů</text:span> ani <text:span text:style-name="T12">Seslání na všechno v dosahu</text:span>. Je ale možné přivolávací kouzlo seslat a udržovat vícekrát a mít tak povolaných více bytostí současně. Jejich maximální počet je tedy dán tvým limitem na počet současně udržovaných kouzel.</text:p>
      <text:p text:style-name="P31"/>
      <text:p text:style-name="P31">Pokud se s Vypravěčem nedomluvíš jinak, tak na začátku hry můžeš znát pouze pravé jméno bytosti, kterou jsi sám stvořil (na to musíš znát rituál tvorby příslušného druhu bytostí). Znalost dalších pravých jmen musíš získat během hry.</text:p>
      <text:p text:style-name="P31"><text:line-break/>Samotné přivolání bytost vůbec k ničemu nenutí. Je ale možné se s ní na něčem domluvit, nebo s ní uzavřít <text:span text:style-name="T12">Magickou smlouvu</text:span>. Bez znalosti schopnosti <text:span text:style-name="T12">Magická smlouva</text:span> to ovšem bude pouze dohoda na dobré slovo – bytost ji může kdykoliv porušit.</text:p>
      <text:p text:style-name="P31"/>
      <text:p text:style-name="P22">Příběhový námět:</text:p>
      <text:p text:style-name="P31">Pokud sis bytost nestvořil sám, ale pouze jsi někde získal její pravé jméno, tak je možné, že nejsi sám, kdo jej zná. Vypravěč může při každém takovém přivolání ověřit pravděpodobnost (obvykle 1 na 1k6), že v tu chvíli zrovna jejích služeb využívá někdo jiný.<text:line-break/><text:tab/>Pokud se to stane, tak Vypravěč porovná hodnocení dovedností, které jste ty a tvůj soupeř použili k přivolání bytosti (u tebe to tedy <text:soft-page-break/>bude hodnocení Práce s astrálními bytostmi). Pokud je jeden z vás tvůrce bytosti a má s ní aktivní magické pouto, započítá si bonus +2. Kdo má víc, vyhrál (nehází se).<text:line-break/></text:p>
      <text:p text:style-name="P31">Pokud vyhraješ, tak:</text:p>
      <text:list xml:id="list5072223394283755616" text:style-name="WW8Num34">
        <text:list-item>
          <text:p text:style-name="P158">Víš, že jsi ducha někomu přebral (drhlo to)</text:p>
        </text:list-item>
        <text:list-item>
          <text:p text:style-name="P158">Dotyčný ví, že mu ducha přebral někdo silnější, ale neví kdo. Může si někdy později ducha přivolat a zeptat se ho</text:p>
        </text:list-item>
      </text:list>
      <text:p text:style-name="P31">Pokud prohraješ, tak:</text:p>
      <text:list xml:id="list5059259833048739496" text:style-name="WW8Num35">
        <text:list-item>
          <text:p text:style-name="P159">Víš, že se ti přivolání nepovedlo, protože ducha využívá a ovládá někdo silnější</text:p>
        </text:list-item>
        <text:list-item>
          <text:p text:style-name="P159">Duch ví, že se ho někdo pokusil přivolat, může a nemusí to říct svému současnému pánu</text:p>
        </text:list-item>
      </text:list>
      <text:p text:style-name="P31"><text:line-break/>Ve výjimečných případech se ti také může stát, že ti duch z ničeho nic zmizí, protože jej zrovna povolal někdo silnější (tohle by ale Vypravěč měl udělat jen pokud to nějak posune nebo obohatí příběh, určitě ne bezdůvodně).</text:p>
      <text:p text:style-name="P31"/>
      <text:h text:style-name="P207" text:outline-level="3">Přivolání pomocí sigilu</text:h>
      <text:p text:style-name="P31">Požadavky: Práce s astrálními bytostmi 1<text:line-break/>Doba sesílání: 1 minuta<text:line-break/></text:p>
      <text:p text:style-name="P31"><text:soft-page-break/>Takto je možné povolat libovolnou astrální bytost, ale jen v případě, že znáš její sigil. Sigil musíš v průběhu přivolání nakreslit nebo vyrobit, případně použít jeho existující ztvárnění.<text:line-break/><text:tab/>Pro přivolání pomocí sigilu platí stejná pravidla jako pro <text:span text:style-name="T12">Přivolání pomocí pravého jména</text:span><text:span text:style-name="T16">.</text:span> Je dokonce možné pomocí sigilu někomu přetáhnout bytost, kterou přivolal pomocí jejího pravého jména. Jediný rozdíl je, že při této metodě přivolání není možné použít <text:span text:style-name="T12">Ovládnutí pomocí pravého jména</text:span>.<text:line-break/><text:tab/>Přivolat je možné pouze jednu bytost, není tedy možné použít modifikace <text:span text:style-name="T12">Seslání na více cílů</text:span> ani <text:span text:style-name="T12">Seslání na všechno v dosahu</text:span>. Je ale možné přivolávací kouzlo seslat a udržovat vícekrát a mít tak povolaných více bytostí současně. Jejich maximální počet je tedy dán tvým limitem na počet současně udržovaných kouzel.</text:p>
      <text:p text:style-name="P31"/>
      <text:p text:style-name="P31">Dá se předpokládat, že ti tvůj mistr v průběhu studia nějaké sigily prozradil, abys měl na čem trénovat. Půjde pravděpodobně o nějaké „školní elementály“, nebo možná o bytost stvořenou přímo tvým mistrem. Pokud se s Vypravěčem nedohodneš jinak, tak do začátku hry můžeš předpokládat, že ses na každém stupni hodnocení <text:span text:style-name="T12">Práce s astrálními bytostmi</text:span> naučil jeden sigil příslušný bytosti s právě takovým hodnocením – můžeš tedy znát jeden sigil jedničkové bytosti, jeden sigil dvojkové, jeden trojkové, atd. až do tvého hodnocení <text:span text:style-name="T12">Práce s astrálními bytostmi</text:span>. Musí se jednat o bytosti příslušné tvé magické tradici.</text:p>
      <text:p text:style-name="P31"/>
      <text:h text:style-name="P207" text:outline-level="3"><text:soft-page-break/>Předání znalosti či dovednosti</text:h>
      <text:p text:style-name="P31">Požadavky: Práce s astrálními bytostmi 1<text:line-break/>Doba sesílání: 6 hodin<text:line-break/>Použití: Předání této schopnosti astrální bytosti vázané magickým poutem pomocí rituálu stvoření<text:line-break/></text:p>
      <text:p text:style-name="P31">Takto můžeš bytosti předat některou ze svých znalostí či dovedností, například znalost určitého jazyka, řemesla, a podobně. Platí pro to následující omezení:</text:p>
      <text:list xml:id="list2882907922594992590" text:style-name="WW8Num36">
        <text:list-item>
          <text:p text:style-name="P160">Musíš znát pravé jméno bytosti a při tomto rituálu jej vyslovit.</text:p>
        </text:list-item>
        <text:list-item>
          <text:p text:style-name="P160">Předávat znalosti a dovednosti můžeš pouze bytosti, s níž máš navázané <text:span text:style-name="T12">magické pouto</text:span><text:span text:style-name="T16">.</text:span></text:p>
        </text:list-item>
        <text:list-item>
          <text:p text:style-name="P160">Bytost musí být schopna danou dovednost fyzicky provádět. Ohnivý elementál se například nemůže naučit bojovat s mečem, zemní elementál se nemůže naučit plavat nebo jezdit na koni, apod.</text:p>
        </text:list-item>
        <text:list-item>
          <text:p text:style-name="P160">Není třeba předávat znalost jazyka použitého při stvoření bytosti, ten zná automaticky.</text:p>
        </text:list-item>
        <text:list-item>
          <text:p text:style-name="P160">Není možné předat celou sdruženou dovednost, předávají se jednotlivé specializace nebo samostatné dovednosti.</text:p>
        </text:list-item>
        <text:list-item>
          <text:p text:style-name="P160">Není možné předávat specializace Fyzické zdatnosti (fyzické schopnosti bytosti jsou obvykle závislé na jejím hodnocení).</text:p>
        </text:list-item>
        <text:list-item>
          <text:p text:style-name="P160">Není možné předat znalost magické schopnosti nebo kouzla.</text:p>
        </text:list-item>
        <text:list-item>
          <text:p text:style-name="P160"><text:soft-page-break/>Předání každé další specializace nebo samostatné dovednosti vyžaduje znovu se naučit tuto schopnost. Za každou dovednost nebo specializaci, kterou se naučíš astrálním bytostem předávat, tedy zaplatíš 1 bod zkušenosti. Tyto znalosti a dovednosti ale pak ale můžeš předávat opakovaně, a to klidně i různým bytostem.</text:p>
        </text:list-item>
        <text:list-item>
          <text:p text:style-name="P160">Předat můžeš celé své hodnocení dané schopnosti nebo dovednosti, ale maximálně do hodnocení bytosti.</text:p>
        </text:list-item>
      </text:list>
      <text:p text:style-name="P31"/>
      <text:p text:style-name="P35">Příklady použití:</text:p>
      <text:list xml:id="list4882211888187672080" text:style-name="WW8Num37">
        <text:list-item>
          <text:p text:style-name="P161">Zemní elementál schopný stavět zdi domů<text:line-break/><text:span text:style-name="T1">(předání znalosti řemesla Zednictví)</text:span></text:p>
        </text:list-item>
        <text:list-item>
          <text:p text:style-name="P161"><text:span text:style-name="T18">Ohnivý elementál schopný psát do vzduchu ohnivým písmem<text:line-break/></text:span><text:span text:style-name="T1">(předání znalosti písma elementálovi, který díky </text:span><text:span text:style-name="T4">Přirozené elementální schopnosti</text:span><text:span text:style-name="T1"> umí používat </text:span><text:span text:style-name="T4">Vládu nad ohněm</text:span><text:span text:style-name="T1">)</text:span></text:p>
        </text:list-item>
      </text:list>
      <text:p text:style-name="P31"/>
      <text:h text:style-name="P207" text:outline-level="3">Svázání sigilu s pravým jménem </text:h>
      <text:p text:style-name="P31">Požadavky: Práce s astrálními bytostmi 2, znalost Přivolání pomocí pravého jména<text:line-break/>Doba sesílání: 6 hodin<text:line-break/>Použití: Předání této schopnosti astrální bytosti vázané magickým poutem pomocí rituálu stvoření<text:line-break/></text:p>
      <text:p text:style-name="P31"><text:soft-page-break/>Takto je možné svázat konkrétní sigil (tedy grafický znak nebo obrazec) s pravým jménem nějaké astrální bytosti. Bytost potom bude možné pomocí tohoto sigilu přivolávat (viz <text:span text:style-name="T12">Přivolání pomocí sigilu</text:span>).<text:line-break/><text:tab/>Hlavním důvodem, proč bytost přivolávat sigilem a ne pravým jménem, je, že když někdo odposlechne pravé jméno (třeba při přivolávání bytosti), tak ji pak s jeho pomocí může nejen přivolat, ale také ovládnout (viz <text:span text:style-name="T12">Ovládnutí pomocí pravého jména</text:span>), zatímco pomocí sigilu ji může pouze přivolat.</text:p>
      <text:p text:style-name="P31"/>
      <text:p text:style-name="P31">K tomu, abys mohl svázat sigil s pravým jménem bytosti, ji musíš nejprve přivolat pomocí jejího pravého jména (viz <text:span text:style-name="T12">Přivolání pomocí pravého jména</text:span>).<text:line-break/><text:tab/>Bytost může mít současně připoutaných více sigilů a je možné, že jen ona sama je bude znát všechny. Jednou připoutaný sigil už od bytosti nelze nijak oddělit. Je možné pouze zničit všechny jeho kopie a zlikvidovat všechny, kdo jej znají. Pak jej bude znát jen bytost sama.</text:p>
      <text:p text:style-name="P31"/>
      <text:h text:style-name="P207" text:outline-level="3">Posílení použití schopnosti</text:h>
      <text:p text:style-name="P31">Požadavky: Práce s astrálními bytostmi 2<text:line-break/>Doba sesílání: Stejně jako posilovaná schopnost<text:line-break/>Seslání stojí bod Vůle<text:line-break/></text:p>
      <text:p text:style-name="P31">Když chceš po astrální bytosti, aby použila nějakou svou schopnost, tak jí to můžeš prostě přikázat (nebo ji o to požádat) a ona ji použije se svým základním hodnocením, nebo za to můžeš pomocí tohoto kouzla připlatit jeden bod Vůle, pak ji použije s +3 bonusem. Podmínkou je, že danou schopnost znáš, tedy že umíš stvořit bytost s <text:soft-page-break/>touto schopností.<text:line-break/><text:tab/>Posílit použití schopnosti je také možné pouze bytosti, kterou jsi sám přivolal pomocí jejího sigilu nebo pravého jména. Tím se automaticky splňuje i podmínka, že bytost musí být v dosahu tvého magického působení (kdyby nebyla, tak by přestala existovat).</text:p>
      <text:p text:style-name="P31"/>
      <text:h text:style-name="P207" text:outline-level="3">Magická smlouva</text:h>
      <text:p text:style-name="P31">Požadavky: Práce s astrálními bytostmi 3<text:line-break/>Modifikace: Beze změny</text:p>
      <text:p text:style-name="P31"/>
      <text:p text:style-name="P31">Magická smlouva se liší od obyčejné dohody tím, že jakmile splníš svou část úmluvy, tak je bytost magicky zavázána k co nejrychlejšímu splnění své části a nemůže se rozhodnout to odložit, úmyslně zkazit, ani neprovést, ani kdyby chtěla. Stále se ovšem jedná o dohodu v tom smyslu, že s ní musí ve chvíli uzavírání dobrovolně souhlasit. Ty sám touto smlouvou k ničemu zavázán nebudeš, když ale svou část dohody nesplníš, tak ani bytost nemusí splnit svou a navíc na tebe může být (po právu) naštvaná.<text:line-break/><text:tab/>Magickou smlouvu je možné uzavřít jak s bytostí přivolanou pomocí pravého jména, tak pomocí sigilu. Bytost si vždy je vědoma toho, že uzavírá smlouvu magickou a nikoliv pouhou dohodu. Pokud přestaneš udržovat povolávcí kouzlo dříve, než bytost stihne svou část splnit, její závazek tím propadá.</text:p>
      <text:p text:style-name="P31"/>
      <text:p text:style-name="P31">Jako protiváhu služby, kterou požaduješ, po tobě bytost může chtít například:</text:p>
      <text:list xml:id="list484740976687254395" text:style-name="WW8Num38">
        <text:list-item>
          <text:p text:style-name="P162">Abys jí pomohl vyřídit si účty s někým, kdo získal její pravé jméno nebo sigil a zneužívá jej.</text:p>
        </text:list-item>
        <text:list-item>
          <text:p text:style-name="P162"><text:soft-page-break/>Abys něco udělal pro jejího tvůrce.</text:p>
        </text:list-item>
        <text:list-item>
          <text:p text:style-name="P162">Pokud je svobodná, tak může mít svou vlastní agendu a chtít po tobě, abys jí s něčím pomohl.</text:p>
        </text:list-item>
        <text:list-item>
          <text:p text:style-name="P162">Může chtít růst, nebo rozšiřovat své schopnosti. Prakticky to pro tebe bude znamenat vytvořit s ní pouto pomocí <text:span text:style-name="T12">Rituálu přivlastnění</text:span> (pozor na to, že při tom nemůžeš mít magické pouto s žádnou jinou bytostí) a následně provést rituál stvoření a předat ji nějakou schopnost, kterou ještě nemá, nebo zvýšit její hodnocení. Součástí smlouvy může být i opětovné rozvázání magického pouta na konci rituálu stvoření.</text:p>
        </text:list-item>
      </text:list>
      <text:p text:style-name="P31"/>
      <text:h text:style-name="P207" text:outline-level="3">Ovládnutí pomocí pravého jména</text:h>
      <text:p text:style-name="P31">Požadavky: Práce s astrálními bytostmi 4<text:line-break/>Modifikace: Seslání stojí bod Vůle (ale nedává bonus k hodu na ovládnutí)</text:p>
      <text:p text:style-name="P31"/>
      <text:p text:style-name="P31">Tuto modifikaci můžeš využít pouze spolu s přivoláním astrální bytosti pomocí jejího pravého jména, nikoliv pomocí sigilu. Umožňuje ti získat nad ní kontrolu, není to ale úplně jisté.<text:line-break/><text:tab/>Při pokusu o ovládnutí se hází: Bytost svým hodnocením, ty hodnocením <text:span text:style-name="T12">Práce s astrálními bytostmi</text:span> (bez +3 bonusu k hodu na seslání za použití magické energie, bonus se v tomto případě vztahuje na to, jak silnou bytost se vůbec můžeš pokusit přivolat). Vypravěč si kostkou hází skrytě.<text:line-break/><text:tab/>Když vyhraješ, bytost tě musí po celou dobu udržování povolávacího kouzla poslouchat, včetně poskytování (podle ní) pravdivých odpovědí na tvoje otázky. Pokud ovšem není v její nátuře pomáhat (to je obvykle dáno povahou jejího stvořitele), tak nebude odpoví<text:soft-page-break/>dat na nic, na co se jí přímo nezeptáš a nebude dělat nic, co jí přímo nepřikážeš. Nemůže ale sama o své vůli dělat nic, cos jí alespoň nepřímo nepřikázal.<text:line-break/><text:tab/>Když prohraješ, tak bytost může dělat cokoliv uzná za vhodné: zaútočit na tebe (to pro ni obvykle znamená možnost jen jednoho útoku nebo jednokolového použití nějaké schopnosti, protože ji můžeš kdykoliv zbavit existence tím, že přestaneš udržovat přivolávací kouzlo), nebo třeba předstírat, že plní tvé příkazy, ale místo toho ti lhát, nebo si za tvými zády prostě jen užívat své existence.</text:p>
      <text:p text:style-name="P31"/>
      <text:h text:style-name="P207" text:outline-level="3">Rituál přivlastnění</text:h>
      <text:p text:style-name="P31">Požadavky: Práce s astrálními bytostmi 4<text:line-break/>Doba sesílání: 1 hodina<text:line-break/></text:p>
      <text:p text:style-name="P31">Pokud zrovna nemáš aktivní pouto s žádnou astrální bytostí, tak se můžeš pomocí tohoto rituálu pokusit si nějakou existující bytost připoutat. Musíš k tomu znát její pravé jméno a při tomto rituálu jej nahlas vyslovit. V případě, že bytost s připoutáním souhlasí (například proto, abys ji mohl svou magií posílit), je úspěch automatický. Pokud nesouhlasí, tak je rituál možné provést pouze pokud ji nejprve úspěšně ovládneš pomocí jejího pravého jména (viz. <text:span text:style-name="T12">Ovládnutí pomocí pravého jména</text:span>) a souhlas jí přikážeš.<text:line-break/><text:tab/>Přivlastněná bytost tě při každém dalším přivolání pomocí pravého jména (nikoliv pomocí sigilu) automaticky musí poslouchat (nebudeš tedy pokaždé muset uspět v ovládnutí pomocí pravého jména) a můžeš ji posilovat a upravovat pomocí rituálu stvoření (ovšem pouze pokud znáš rituál tvorby tohoto druhu astrálních bytostí), ale nebude ti nutně věrná. Pokud sis ji přivlastnil násilím, tak je naopak velice pravděpodobné, že se ti bude snažit vzdorovat a nepřímo ti škodit: bude plnit příkazy doslovně, neudělá pro tebe nic, co jí výslovně nepřikážeš, apod.</text:p>
      <text:p text:style-name="P20"><text:soft-page-break/></text:p>
      <text:h text:style-name="P207" text:outline-level="3">Vynucené udržování</text:h>
      <text:p text:style-name="P31">Požadavky: Práce s astrálními bytostmi 5<text:line-break/>Použití: Předání této schopnosti astrální bytosti vázané magickým poutem pomocí rituálu stvoření<text:line-break/></text:p>
      <text:p text:style-name="P31">Tuto schopnost může astrální bytost aktivovat, když ji někdo povolá pomocí jejího pravého jména a neuspěje v hodu na její ovládnutí (viz <text:span text:style-name="T12">Ovládnutí pomocí pravého jména</text:span>). Dokud bude bytost tuto schopnost udržovat, povolávající mág nebude schopen ukončit udržování její existence jinak než tím, že spáchá sebevraždu, nebo že se sám uvede do bezvědomí.<text:line-break/><text:tab/>Bytost toho může využít například k zabití toho, kdo ji přivolal. Tím se sice sama odešle zpět do nebytí, ale může se tak třeba zbavit někoho, kdo zneužívá znalosti jejího pravého jména.</text:p>
      <text:p text:style-name="P31"/>
      <text:h text:style-name="P207" text:outline-level="3">Obří forma</text:h>
      <text:p text:style-name="P31">Požadavky: Práce s astrálními bytostmi 5<text:line-break/>Použití: Předání této schopnosti astrální bytosti vázané magickým poutem pomocí rituálu stvoření<text:line-break/></text:p>
      <text:p text:style-name="P31">Umožňuje zvětšit tělo bytosti zhruba na velikost vzpínajícího se koně.<text:line-break/></text:p>
      <text:p text:style-name="P35">Herní efekt:</text:p>
      <text:p text:style-name="P31"><text:soft-page-break/>Maximální kondice bytosti se zvýší na 16 bodů. Její Síla bude rovna Hodnocení + 3 (projeví se to jen u bytostí s pevným tělem). Zranění v boji se nezvyšuje.</text:p>
      <text:p text:style-name="P31"/>
      <text:h text:style-name="P207" text:outline-level="3">Gigantická forma</text:h>
      <text:p text:style-name="P31">Požadavky: Práce s astrálními bytostmi 6<text:line-break/>Použití: Předání této schopnosti astrální bytosti vázané magickým poutem pomocí rituálu stvoření<text:line-break/></text:p>
      <text:p text:style-name="P31">Umožňuje zvětšit tělo bytosti zhruba na velikost vzpínajícího se slona.<text:line-break/></text:p>
      <text:p text:style-name="P35">Herní efekt:</text:p>
      <text:p text:style-name="P31">Maximální kondice bytosti se zvýší na 20 bodů. Její Síla bude rovna Hodnocení + 6 (projeví se to jen u bytostí s pevným tělem). Zranění v boji se nezvyšuje.</text:p>
      <text:p text:style-name="P31"/>
      <text:h text:style-name="P217" text:outline-level="2">Očarování předmětů</text:h>
      <text:p text:style-name="P31"/>
      <text:list xml:id="list1704705284108575112" text:style-name="L31">
        <text:list-item>
          <text:p text:style-name="P163">Mechanická spoušť<text:line-break/>Nabíjení očarovaných předmětů</text:p>
        </text:list-item>
        <text:list-item>
          <text:p text:style-name="P163">Rezonanční spoušť</text:p>
        </text:list-item>
        <text:list-item>
          <text:p text:style-name="P163">Magická spoušť<text:line-break/>Aktivace očarovaných předmětů</text:p>
        </text:list-item>
        <text:list-item>
          <text:p text:style-name="P163"><text:soft-page-break/>Svázání se zdrojem magické energie</text:p>
        </text:list-item>
        <text:list-item>
          <text:p text:style-name="P163">Tvorba magického ohniska</text:p>
        </text:list-item>
      </text:list>
      <text:p text:style-name="P21"/>
      <text:h text:style-name="P205" text:outline-level="4">Aktivace a udržování očarovaných předmětů</text:h>
      <text:p text:style-name="P54">Každý očarovaný předmět je nejdříve nutné aktivovat (a udržovat aktivní), až potom se začne jeho účinek spouštět tak, jak bylo určeno při jeho výrobě. Kdokoliv, kdo umí udržovat magii, to může udělat jednoduše tím, že se předmětu dotkne a chvilku se na to soustředí – aktivace je komplexní akce. Když se naučíš <text:span text:style-name="T12">Aktivaci očarovaných předmětů</text:span><text:span text:style-name="T16">, tak to budeš moci dělat i na dálku.</text:span></text:p>
      <text:p text:style-name="P54"/>
      <text:h text:style-name="P205" text:outline-level="4">Použití očarovaných předmětů</text:h>
      <text:p text:style-name="P31">Když se aktivovaný předmět spustí, výsledek se vyhodnotí, jako by toto kouzlo právě seslal ten, kdo předmět aktivoval. Použije se tedy jeho hodnocení sesílací dovednosti kouzla (to je dovednost požadovaná pro jeho naučení), nikoliv hodnocení dovednosti tvůrce předmětu.<text:line-break/><text:tab/>Každé použití aktivovatelného předmětu stojí 1 bod energie předmětu, ale <text:span text:style-name="T12">nedává</text:span> bonus k vyhodnocení.<text:line-break/><text:tab/><text:span text:style-name="T34">Pokud předmět sešle kouzlo, které je třeba udržovat, tak ho musí udržovat ten, kdo předmět aktivoval. Nemusí pak už ale udržovat aktivní samotný předmět.</text:span></text:p>
      <text:p text:style-name="P42"/>
      <text:h text:style-name="P207" text:outline-level="3"><text:soft-page-break/>Mechanická spoušť</text:h>
      <text:p text:style-name="P31">Požadavky: Očarování předmětů 1<text:line-break/>Výroba: 1 hodina<text:line-break/></text:p>
      <text:p text:style-name="P31">Pomocí této schopnosti můžeš očarovat nějaký obyčejný předmět, takže bude možné s jeho pomocí sesílat některé z kouzel, která znáš. Kouzlo může být spojené s modifikacemi, předmět jej pak ale bude umět pouze v této konkrétní variantě modifikací. Není nutné používat modifikace pro seslání bez zaříkávání a bez gestikulace, kouzla sesílaná pomocí očarovaných předmětů automaticky zaklínání ani gestikulaci nevyžadují a aktivují se tak, jak bylo při jejich výrobě určeno.<text:line-break/><text:tab/>V tomto případě se kouzlo spouští mechanicky: <text:span text:style-name="T34">Při otevření dveří, otočení prstence na magické hůlce, atp. Podmínky spuštění je nutné přesně stanovit při výrobě, dodatečně už nejdou měnit (leda předmět očarovat znovu).<text:line-break/><text:tab/>K tomu, aby předmět mohl kouzlo seslat, je jej nejprve potřeba nabít pomocí kouzla </text:span><text:span text:style-name="T33">Nabití očarovaného předmětu</text:span><text:span text:style-name="T34">.</text:span></text:p>
      <text:p text:style-name="P54"/>
      <text:h text:style-name="P207" text:outline-level="3">Nabití očarovaného předmětu</text:h>
      <text:p text:style-name="P31">Požadavky: Očarování předmětů 1<text:line-break/><text:span text:style-name="T37">Doba sesílání: 1 minuta<text:line-break/>Vyžaduje použití bodů Vůle</text:span></text:p>
      <text:p text:style-name="P31"/>
      <text:p text:style-name="P31">Tímto relativně krátkým rituálem je možné nabít očarovaný předmět. Nabíjení stojí body Vůle – kolik bodů Vůle spotřebuješ, o tolik se zvýší magický náboj předmětu. Maximum, na které dokážeš libovolný předmět nabít, je rovno tvému hodnocení Vůle. Nabíjet je možné i předměty, které vyrobil někdo jiný.</text:p>
      <text:p text:style-name="P31"><text:soft-page-break/></text:p>
      <text:p text:style-name="P35">Příklad:</text:p>
      <text:p text:style-name="P31">Odpočatý kouzelník s Vůlí 3 chce dobít magickou hůlku s aktuálním nábojem 1. Nejvýše ji takto může přidat dva body magického náboje (jeden už hůlka má a nejvíce ji může nabít na své hodnocení Vůle, tedy 3). Bude ho to stát dva body Vůle.</text:p>
      <text:p text:style-name="P31"/>
      <text:h text:style-name="P207" text:outline-level="3">Rezonanční spoušť</text:h>
      <text:p text:style-name="P31">Požadavky: Očarování předmětů 2<text:line-break/>Výroba: 1 hodina<text:line-break/></text:p>
      <text:p text:style-name="P54">Umožňuje očarovat předmět za stejných podmínek jako <text:span text:style-name="T12">Mechanická spoušť</text:span>, pouze metoda seslání kouzla je jiná: V tomto případě se kouzlo spouští pomocí principu <text:span text:style-name="T12">Rezonance psaného a čteného slova</text:span>. Spouštěcí slovo nebo věta musí být na předmětu skutečně napsaná, nápis ale může být zakrytý.<text:line-break/><text:tab/>Jeden předmět je možné očarovat až tolika spouštěmi, kolik činí tvé hodnocení Očarování předmětů. Každé z kouzel se musí spouštět jinak, není tedy možné jedním heslem spustit dvě kouzla současně. Energie předmětu je pro všechna kouzla společná.</text:p>
      <text:p text:style-name="P54"/>
      <text:p text:style-name="P42">Příklady použití:</text:p>
      <text:list xml:id="list8018021251281595788" text:style-name="L32">
        <text:list-item>
          <text:p text:style-name="P137">Zámek, který se odemkne pronesením spouštěcího slova<text:line-break/><text:span text:style-name="T1">(</text:span><text:span text:style-name="T4">Rezonanční spoušť</text:span><text:span text:style-name="T1"> a </text:span><text:span text:style-name="T4">Manipulace se zemí</text:span><text:span text:style-name="T1">)</text:span></text:p>
        </text:list-item>
        <text:list-item>
          <text:p text:style-name="P137"><text:soft-page-break/>Magická hůlka, která po pronesení správného slova vystřelí ohnivou kouli<text:line-break/><text:span text:style-name="T1">(</text:span><text:span text:style-name="T4">Rezonanční spoušť</text:span><text:span text:style-name="T1">, </text:span><text:span text:style-name="T4">Stvoření živlu</text:span><text:span text:style-name="T1"> a </text:span><text:span text:style-name="T4">Manipulace s ohněm</text:span><text:span text:style-name="T1">)</text:span></text:p>
        </text:list-item>
        <text:list-item>
          <text:p text:style-name="P164"><text:span text:style-name="T34">Svitek, který po přečtení sám vzplane (spouští je přímo text zprávy)<text:line-break/></text:span><text:span text:style-name="T6">(</text:span><text:span text:style-name="T7">Rezonanční spoušť</text:span><text:span text:style-name="T6">, </text:span><text:span text:style-name="T7">Vzplanutí</text:span><text:span text:style-name="T6">)</text:span></text:p>
        </text:list-item>
        <text:list-item>
          <text:p text:style-name="P137">Svitek, který po přečtení sešle nějaké kouzlo<text:line-break/><text:span text:style-name="T1">(</text:span><text:span text:style-name="T4">Rezonanční spoušť</text:span><text:span text:style-name="T3"> a příslušné kouzlo</text:span><text:span text:style-name="T1">)</text:span></text:p>
        </text:list-item>
      </text:list>
      <text:p text:style-name="P31"/>
      <text:h text:style-name="P207" text:outline-level="3">Magická spoušť</text:h>
      <text:p text:style-name="P31">Požadavky: Očarování předmětů 3<text:line-break/>Výroba: 1 hodina<text:line-break/></text:p>
      <text:p text:style-name="P54">Umožňuje očarovat předmět za stejných podmínek jako Mechanická spoušť, pouze metoda seslání kouzla je jiná: V tomto případě se kouzlo spouští s využitím <text:span text:style-name="T12">Principu magické rezonance</text:span>. Předmět sešle kouzlo, když se ocitne v oblasti působení jiného, předem určeného kouzla.<text:line-break/><text:tab/>Jeden předmět je možné očarovat až tolika spouštěmi, kolik činí tvé hodnocení Očarování předmětů. Každé z kouzel předmětu se musí spouštět jinak, není tedy možné na seslání jednoho kouzla zareagovat sesláním více kouzel. Energie předmětu je pro všechna kouzla společná.<text:line-break/><text:tab/>Každé spouštěcí kouzlo musí někdo při výrobě <text:span text:style-name="T12">Magické spouště</text:span> seslat (klidně někdo jiný, případně i pomocí předmětu). Kouzlo předmětu musíš umět seslat sám.</text:p>
      <text:p text:style-name="P54"/>
      <text:p text:style-name="P54"><text:soft-page-break/>Není možné vytvořit magickou spoušť reagující na nějakou modifikaci (třeba Seslání na všechno v rozsahu), reagovat je vždy nutné na základní kouzlo. Spoušť reaguje na dané kouzlo nehledě na to, jaké modifikace byly při jeho seslání použity.</text:p>
      <text:p text:style-name="P54"/>
      <text:p text:style-name="P42">Příklady použití:</text:p>
      <text:list xml:id="list7065478395426747026" text:style-name="L33">
        <text:list-item>
          <text:p text:style-name="P165"><text:span text:style-name="T34">Náramek, který se zahřeje, když se ocitne v rozsahu působení </text:span><text:span text:style-name="T33">Vnímání vzduchu</text:span><text:span text:style-name="T34"><text:line-break/>(</text:span><text:span text:style-name="T33">Magická spoušť</text:span><text:span text:style-name="T34">, </text:span><text:span text:style-name="T33">Ohřev</text:span><text:span text:style-name="T34">)</text:span></text:p>
        </text:list-item>
        <text:list-item>
          <text:p text:style-name="P165"><text:span text:style-name="T34">Amulet, který automaticky sešle </text:span><text:span text:style-name="T33">Protikouzlo</text:span><text:span text:style-name="T34">, když se ocitne v rozsahu působení </text:span><text:span text:style-name="T33">Vlády nad ohněm</text:span></text:p>
        </text:list-item>
      </text:list>
      <text:p text:style-name="P31"/>
      <text:h text:style-name="P207" text:outline-level="3">Aktivace očarovaných předmětů</text:h>
      <text:p text:style-name="P31">Požadavky: Očarování předmětů 3<text:line-break/><text:span text:style-name="T37">Doba sesílání: 1 kolo<text:line-break/></text:span></text:p>
      <text:p text:style-name="P31">Touto schopností můžeš očarované předměty aktivovat na dálku. Stále ale musíš předmět vnímat (vidět, registrovat pomocí nějakého detekčního kouzla, apod.).</text:p>
      <text:p text:style-name="P31"/>
      <text:h text:style-name="P207" text:outline-level="3">Svázání se zdrojem magické síly</text:h>
      <text:p text:style-name="P31">Požadavky: Očarování předmětů 4<text:line-break/><text:span text:style-name="T37">Doba sesílání: 1 minuta</text:span><text:line-break/></text:p>
      <text:p text:style-name="P31"><text:soft-page-break/>Tímto krátkým rituálem můžeš předmět svázat s nějakým zdrojem magické síly: Zřídlem, siločárou nebo magickým ohniskem. Dokud se bude předmět nacházet ve vzdálenosti dosahu tvého magického působení od tohoto zdroje, tak bude stále aktivovaný a spuštění efektu nebude vyčerpávat energii předmětu.</text:p>
      <text:p text:style-name="P31"/>
      <text:h text:style-name="P217" text:outline-level="2">Protimagie</text:h>
      <text:list xml:id="list3397774775447053578" text:style-name="L34">
        <text:list-item>
          <text:p text:style-name="P166">Protikouzlo</text:p>
        </text:list-item>
        <text:list-item>
          <text:p text:style-name="P166">Odčarování</text:p>
        </text:list-item>
        <text:list-item>
          <text:p text:style-name="P166">Magická stráž</text:p>
        </text:list-item>
      </text:list>
      <text:p text:style-name="P31"/>
      <text:h text:style-name="P207" text:outline-level="3">Protikouzlo</text:h>
      <text:p text:style-name="P31">Požadavky: Protimagie 1<text:line-break/><text:span text:style-name="T37">Doba sesílání: Obranná akce<text:line-break/></text:span></text:p>
      <text:p text:style-name="P42">Herní efekt:</text:p>
      <text:p text:style-name="P31"><text:span text:style-name="T37">Výsledek hodu na seslání </text:span><text:span text:style-name="T40">Protikouzla</text:span><text:span text:style-name="T37"> se použije jako hod na obranu proti právě sesílanému kouzlu. Takto se můžeš bránit i kouzlům, která neumožňují aktivní obranu.<text:line-break/><text:tab/>Pokud je cílem rušeného kouzla někdo jiný než ty a toto kouzlo umožňuje aktivní obranu, tak se navíc může bránit sám a použije se lepší z výsledků.<text:line-break/><text:tab/>Při použití Protikouzla proti kouzlům stejné magické tradice (např. Živlová magie) si započti bonus +1 k hodu na seslání. Proti kouzlům z jiných oborů budeš mít naopak postih -1.<text:line-break/><text:tab/></text:span>Protikouzlo můžeš použít dvěma způsoby: Buď jej zacílit na sesi<text:soft-page-break/>latele (pokud jej vidíš nebo jinak vnímáš), pak se tento hod na obranu vztahuje proti všem cílům sesílaného kouzla, nebo jej zacílit na konkrétní cíl (nebo více cílů pokud použiješ modifikaci <text:span text:style-name="T12">Seslání na více cílů</text:span> nebo <text:span text:style-name="T12">Seslání na všechno v dosahu</text:span>), pak se vztahuje pouze na obranu těchto cílů.<text:line-break/><text:tab/><text:span text:style-name="T32">Protikouzlo, stejně jako obranné kouzlo, je možné použít jen v kole, kdy nesesíláš žádné jiné kouzlo, nebo v posledním kole sesílání jiného kouzla. Pokud tedy sesíláš dvoukolové kouzlo, tak se v prvním kole sesílání nemůžeš bránit protikouzlem ani obranným kouzlem, ve druhém (posledním) ano.</text:span></text:p>
      <text:p text:style-name="P31"/>
      <text:p text:style-name="P31">/*</text:p>
      <text:p text:style-name="P31">TODO: Jde Protikouzlo použít proti obrannému kouzlu?</text:p>
      <text:p text:style-name="P31">-- Asi by mělo</text:p>
      <text:p text:style-name="P31">Jak se to vyhodnotí?</text:p>
      <text:p text:style-name="P31">-- Jedna možnost je, že když protikouzlem přehodím hod na seslání obranného kouzla, tak Obranné kouzlo nemá vůbec žádný účinek (asi pak jde o nulovou obranu a cíl si pak znovu hází na obranu (nemůže mít na obranu jen 0, výsledek je vždycky alespoň 0 + 1k6).</text:p>
      <text:p text:style-name="P31">-- Další možnost je odečítat hod na seslání protikouzla od hodu na seslání obranného kouzla. To je ještě drsnější, ale zas to dává smysl i slabým protikouzlům.</text:p>
      <text:p text:style-name="P31">-- <text:span text:style-name="T12">Pak by šlo prostě jen při úspěšném seslání Protikouzla dát postih na hod na seslání Obranného kouzla (dejme tomu -2 nebo -3). To asi mechanicky dává největší smysl.</text:span></text:p>
      <text:p text:style-name="P31"/>
      <text:p text:style-name="P31">Jde Protikouzlo použít proti Protikouzlu?</text:p>
      <text:p text:style-name="P31"><text:soft-page-break/>-- ne</text:p>
      <text:p text:style-name="P31">*/</text:p>
      <text:p text:style-name="P31"/>
      <text:h text:style-name="P207" text:outline-level="3">Odčarování</text:h>
      <text:p text:style-name="P31">Požadavky: Protimagie 2<text:line-break/><text:span text:style-name="T37">Doba sesílání: 1 kolo<text:line-break/></text:span></text:p>
      <text:p text:style-name="P31"><text:span text:style-name="T37">Odčarování umožňuje zrušit cizí udržované kouzlo nebo schopnost, pokud je síla Odčarování stejná nebo větší, než síla rušeného kouzla. V opačném případě je kouzlo pouze oslabeno po dobu udržování odčarování – jeho síla se sníží o hodnocení </text:span><text:span text:style-name="T40">Odčarování</text:span><text:span text:style-name="T37">. Snížení síly cílového kouzla nemá vliv na dosah a rozsah jeho působení, u některých kouzel se tudíž vůbec nemusí projevit.</text:span></text:p>
      <text:p text:style-name="P45"/>
      <text:h text:style-name="P207" text:outline-level="3">Magická stráž</text:h>
      <text:p text:style-name="P31">Požadavky: Protimagie 3<text:line-break/><text:span text:style-name="T37">Doba sesílání: 1 kolo<text:line-break/></text:span></text:p>
      <text:p text:style-name="P31"><text:span text:style-name="T37">Po dobu udržování </text:span><text:span text:style-name="T40">Magické stráže</text:span><text:span text:style-name="T37"> vždy vycítíš, když je na chráněné cíle sesíláno nějaké kouzlo, nedokážeš ovšem říct jaké. Můžeš na to reagovat například sesláním </text:span><text:span text:style-name="T40">Protikouzla</text:span><text:span text:style-name="T37">. </text:span><text:span text:style-name="T40">Magickou stráž</text:span><text:span text:style-name="T37"> je spolu možno použít spolu s </text:span><text:span text:style-name="T40">Magickým spojením</text:span><text:span text:style-name="T37"> a bránit tak chráněný cíl svými </text:span><text:span text:style-name="T40">Protikouzly</text:span><text:span text:style-name="T37"> na libovolnou vzdálenost. Nemusí to však být zcela spolehlivé, protože jak </text:span><text:span text:style-name="T40">Magická stráž</text:span><text:span text:style-name="T37"> tak </text:span><text:span text:style-name="T40">Magické spojení</text:span><text:span text:style-name="T37"> jsou kouzla, a je tudíž možné je odčarovat.</text:span></text:p>
      <text:p text:style-name="P45"><text:soft-page-break/></text:p>
      <text:h text:style-name="P217" text:outline-level="2">Léčivá magie</text:h>
      <text:p text:style-name="P31"/>
      <text:list xml:id="list4753612852489670403" text:style-name="L35">
        <text:list-item>
          <text:p text:style-name="P167">Očištění poživatin<text:line-break/>Hojivý rituál<text:line-break/>Zmírnění bolesti<text:line-break/>Léčba nemoci</text:p>
        </text:list-item>
        <text:list-item>
          <text:p text:style-name="P167">Umělé dýchání<text:line-break/>Zpomalení jedu<text:line-break/>Vzkříšení<text:line-break/>Očista</text:p>
        </text:list-item>
        <text:list-item>
          <text:p text:style-name="P167">Neutralizace jedu<text:line-break/>Uzdravení alergie<text:line-break/>Stabilizace</text:p>
        </text:list-item>
        <text:list-item>
          <text:p text:style-name="P167">Uzdravení znetvoření<text:line-break/>Narovnání kostí</text:p>
        </text:list-item>
        <text:list-item>
          <text:p text:style-name="P167">Změna vzhledu<text:line-break/>Regenerace</text:p>
        </text:list-item>
        <text:list-item>
          <text:p text:style-name="P167">Uzdravení neplodnosti</text:p>
        </text:list-item>
      </text:list>
      <text:p text:style-name="P31"/>
      <text:h text:style-name="P207" text:outline-level="3">Očištění poživatin</text:h>
      <text:p text:style-name="P31">Požadavky: Léčivá magie 1<text:line-break/><text:span text:style-name="T37">Doba sesílání: 1 minuta<text:line-break/></text:span></text:p>
      <text:p text:style-name="P45"><text:soft-page-break/>Tímto kouzlem je možné očistit vodu nebo potraviny od všech nečistot, zápachu, hniloby a podobně. Potraviny nesmí být už zcela zkažené. Kouzlo nedokáže odstranit jedy vzniklé jinak než přirozenými rozkladnými procesy. <text:line-break/><text:tab/>Provedení závisí na magické tradici: Thaumaturg se nad jídlem vroucně pomodlí, přírodní čaroděj je může například zabalit do čistého plátna nebo listí, zamumlat zaříkávání a přesunout tak veškeré nečistoty z potravin do tohoto obalu, který následně zahodí.</text:p>
      <text:p text:style-name="P45"/>
      <text:h text:style-name="P207" text:outline-level="3">Hojivý rituál</text:h>
      <text:p text:style-name="P31">Požadavky: Léčivá magie 1, Léčitelství (Léčení) 1<text:line-break/><text:span text:style-name="T37">Doba sesílání: 10 minut<text:line-break/></text:span></text:p>
      <text:p text:style-name="P45">Pacient se začne cítit lépe už v průběhu sesílání, efekt bude ale trvalý až po dokončení rituálu.</text:p>
      <text:p text:style-name="P45"/>
      <text:p text:style-name="P42">Herní efekt:</text:p>
      <text:p text:style-name="P45">Hojivý rituál vyléčí (Síla kouzla) bodů zranění. Platí všchna pravidla pro <text:span text:style-name="T12">Magickou léčbu</text:span> Použití bodu Vůle účinek kouzla nezvyšuje, zvyšuje ale šanci na úspěšné seslání díky bonusu k Hodu na seslání.</text:p>
      <text:p text:style-name="P45"><text:line-break/>Hodnocení tvé dovednosti Léčitelství (Léčení) určuje, jak závažná zranění dokážeš <text:span text:style-name="T12">Hojivým rituálem</text:span> léčit:</text:p>
      <text:p text:style-name="P31"/>
      <text:list xml:id="list3223689625117693663" text:style-name="L36">
        <text:list-item>
          <text:p text:style-name="P168">Pouze pošramocení</text:p>
        </text:list-item>
        <text:list-item>
          <text:p text:style-name="P168">Otevřená zranění</text:p>
        </text:list-item>
        <text:list-item>
          <text:p text:style-name="P168"><text:soft-page-break/>Vnitřní zranění a závažné následky otrav</text:p>
        </text:list-item>
        <text:list-item>
          <text:p text:style-name="P168">Popáleniny a omrzliny</text:p>
        </text:list-item>
        <text:list-item>
          <text:p text:style-name="P168">Zlomeniny</text:p>
        </text:list-item>
      </text:list>
      <text:p text:style-name="P45"/>
      <text:p text:style-name="P45">Nejdříve se léčí závažná zranění, a to vždy od největšího, poté pošramocení. Každé závažné zranění se léčí zvlášť.</text:p>
      <text:p text:style-name="P45"/>
      <text:p text:style-name="P42">Příklad:</text:p>
      <text:p text:style-name="P31">Šermíř je v jednom boji zraněn za 6 bodů pošramocení, 4 body sečného závažného zranění a dva body závažného zranění popálením. Kněz s Léčivou magií 5 a Léčením 5 na něj po boji sešle <text:span text:style-name="T12">Hojivý rituál</text:span><text:span text:style-name="T16">. Vyléčí mu tím 4 body sečného závažného zranění (protože to bylo největší závažné zranění) a jeden bod popálenin (protože po vyléčení sečného závažného zranění mají stále popáleniny prioritu, protože se jedná o závažné zranění).</text:span></text:p>
      <text:p text:style-name="P31"/>
      <text:h text:style-name="P207" text:outline-level="3">Zmírnění bolesti</text:h>
      <text:p text:style-name="P31">Požadavky: Léčivá magie 1, Léčitelství (Léčení) 1<text:line-break/>Doba sesílání: 1 minuta<text:line-break/>Vyžaduje udržování<text:line-break/></text:p>
      <text:p text:style-name="P35">Herní efekt:</text:p>
      <text:p text:style-name="P31">Po dobu udržování <text:span text:style-name="T12">Zmírnění bolesti</text:span> si bude cíl kouzla počítat postihy za ztrátu kondice, jako by byla o Sílu kouzla nižší. Pokud je cíl zraněn v průběhu udržování <text:span text:style-name="T12">Zmírnění bolesti</text:span>, nové zranění do efektu není zahrnuto, dokud není kouzlo znovu sesláno. Snížení <text:soft-page-break/>se nevztahuje na postihy za paralytické zranění, znehybnění v zápase a podobné efekty, kde bolest není hlavní složkou.<text:line-break/><text:tab/>Efekt <text:span text:style-name="T12">Zmírnění bolesti</text:span> se nesčítá se schopností <text:span text:style-name="T12">Potlačení bolesti</text:span> (působí jen silnější efekt), sčítá se ale s nemagickými zdroji snížení bolesti, například s působením opiátů.</text:p>
      <text:p text:style-name="P31"/>
      <text:h text:style-name="P207" text:outline-level="3">Léčba nemoci</text:h>
      <text:p text:style-name="P31">Požadavky: Léčivá magie 1, Léčitelství (Léčení) 1<text:line-break/>Doba sesílání: 1 hodina<text:line-break/>Aktivační Síla: 3<text:line-break/></text:p>
      <text:p text:style-name="P50">Tímto rituálním kouzlem můžeš vyléčit většinu běžných nemocí. Podmínkou ale je znalost Léčitelství (Léčení) na stejném nebo vyšším stupni, než je nebezpečnost nemoci. Pokud tvá léčitelská znalost nestačí, nemoc pouze zmírníš.</text:p>
      <text:p text:style-name="P50"/>
      <text:h text:style-name="P207" text:outline-level="3">Umělé dýchání</text:h>
      <text:p text:style-name="P31">Požadavky: Léčivá magie 2, Léčitelství (První pomoc) 1<text:line-break/>Doba sesílání: 1 kolo<text:line-break/>Vyžaduje udržování<text:line-break/></text:p>
      <text:p text:style-name="P31">Tímto kouzlem po dobu udržování zajistíš cíli dostatečný přísun kyslíku i v případě, že nemůže (nebo nechce) dýchat. <text:span text:style-name="T12">Umělé dýchání</text:span> nefunguje pod vodou.</text:p>
      <text:p text:style-name="P31"/>
      <text:p text:style-name="P35">Herní efekt:</text:p>
      <text:p text:style-name="P31"><text:soft-page-break/>Použití zvyšuje účinnost resuscitace o 1.</text:p>
      <text:p text:style-name="P31"/>
      <text:h text:style-name="P207" text:outline-level="3">Zpomalení jedu</text:h>
      <text:p text:style-name="P31">Požadavky: Léčivá magie 2, Léčitelství (Znalost jedů a protijedů) 2<text:line-break/>Doba sesílání: 1 kolo<text:line-break/>Vyžaduje udržování<text:line-break/></text:p>
      <text:p text:style-name="P7">Po dobu udržování tohoto kouzla se u cíle zcela zastaví účinky působení jedu. Jed ale není odstraněn a po ukončení udržování začne dále působit.</text:p>
      <text:p text:style-name="P31"/>
      <text:h text:style-name="P207" text:outline-level="3">Vzkříšení</text:h>
      <text:p text:style-name="P31">Požadavky: Léčivá magie 2, Léčitelství (První pomoc) 1<text:line-break/>Doba sesílání: 1 kolo<text:line-break/>Vyžaduje udržování<text:line-break/></text:p>
      <text:p text:style-name="P31"><text:span text:style-name="T12">Vzkříšení</text:span> přivede k vědomí bezvědomého, okamžitě probírá ze spánku a přivede cíl k plnému vědomí, dokáže dokonce i probrat cíl z kómatu. Po ukončení udržování se pacient vrátí do původního stavu, leda by byla mezi tím odstraněna jeho příčina (probuzený člověk znovu neusne).<text:line-break/><text:tab/>Vzkříšení nezajišťuje fyzickou způsobilost. Pacient probraný z kómatu se stále nebude moci hýbat, bude ale ale vnímat, co se kolem děje, bude schopný nezastřeného uvažování a dokáže komunikovat mrkáním nebo pohybem rtů.</text:p>
      <text:p text:style-name="P31"/>
      <text:h text:style-name="P207" text:outline-level="3"><text:soft-page-break/>Očista</text:h>
      <text:p text:style-name="P31">Požadavky: Léčivá magie 2<text:line-break/><text:span text:style-name="T37">Doba sesílání: 10 minut<text:line-break/></text:span></text:p>
      <text:p text:style-name="P45">Sesláním tohoto kouzla uvedeš cíl do stavu, jako by prošel důkladnou lázní (ovšem bez přidaných aromatických látek či olejů). Zmizí tělesný zápach, pročistí a ozdraví se pokožka, kouzlo dokonce navodí i stav psychické svěžesti a pohody.</text:p>
      <text:p text:style-name="P31"/>
      <text:h text:style-name="P207" text:outline-level="3">Neutralizace jedu</text:h>
      <text:p text:style-name="P31">Požadavky: Léčivá magie 3, Léčitelství (Znalost jedů a protijedů) 3<text:line-break/>Doba sesílání: 1 minuta<text:line-break/></text:p>
      <text:p text:style-name="P31">Toto kouzlo se pokusí neutralizovat jed v jídle, pití či v těle oběti. Je dokonce možné neutralizovat jed v surovém stavu – jedovatá rostlina nebo ampule s jedem tak pozbude své jedovatosti.</text:p>
      <text:p text:style-name="P31"/>
      <text:p text:style-name="P35">Herní efekt:</text:p>
      <text:p text:style-name="P31"><text:span text:style-name="T18">Permanentně sníží sílu jedu o Sílu kouzla. Použití na otráveného pacienta má efekt jen před uplynutím doby latence jedu, seslání v době působení jedu nemá žádný efekt. </text:span><text:span text:style-name="T34">Použítí bodu Vůle účinek kouzla nezvyšuje, zvyšuje ale šanci na úspěšné seslání díky bonusu k Hodu na seslání.</text:span><text:span text:style-name="T18"><text:line-break/><text:tab/>Magicky posílené jedy jsou proti </text:span><text:span text:style-name="T28">Neutralizaci jedu</text:span><text:span text:style-name="T18"> odolné, Síla kouzla se sníží o hodnocení posílení jedu.</text:span></text:p>
      <text:p text:style-name="P51"/>
      <text:h text:style-name="P207" text:outline-level="3"><text:soft-page-break/>Uzdravení alergie</text:h>
      <text:p text:style-name="P31">Požadavky: Léčivá magie 3, Léčitelství (Léčení) 2<text:line-break/>Doba sesílání: 1 hodina<text:line-break/>Aktivační síla: 5</text:p>
      <text:p text:style-name="P31"/>
      <text:p text:style-name="P50">Tímto rituálním kouzlem můžeš pacienta zcela zbavit alergie. Podmínkou ale je znalost Léčitelství (Léčení) na stejném nebo vyšším stupni, než je závažnost alergie. Pokud tvá léčitelská znalost nestačí, alergii pouze zmírníš.</text:p>
      <text:p text:style-name="P31"/>
      <text:h text:style-name="P207" text:outline-level="3">Stabilizace</text:h>
      <text:p text:style-name="P31">Požadavky: Léčivá magie 3, Léčitelství (První pomoc) 2<text:line-break/>Doba sesílání: 1 kolo<text:line-break/></text:p>
      <text:p text:style-name="P31">Tímto kouzlem je možné umírajícího pacienta stabilizovat prakticky okamžitě. Stále platí všechny ostatní podmínky použití První pomoci ke stabilizaci, pouze doba se zkrátí na 1 kolo.</text:p>
      <text:p text:style-name="P31"/>
      <text:h text:style-name="P207" text:outline-level="3">Narovnání kostí</text:h>
      <text:p text:style-name="P31">Požadavky: Léčivá magie 4<text:line-break/>Doba sesílání: 1 minuta<text:line-break/></text:p>
      <text:p text:style-name="P31">Tímto kouzlem můžeš pacientovi srovnat polámané kosti, vrátit kloub do příslušné jamky a podobně. To vše bez toho, že bys musel pacienta operovat. Kouzlo samo o sobě zlomeninu nevyléčí, zajistí ale, že sroste správně.<text:line-break/><text:soft-page-break/><text:tab/>Po dobu udržování <text:span text:style-name="T12">Narovnání kostí</text:span> je navíc kost ve správném tvaru a poloze udržována magicky, je jí tedy možné používat a namáhat, jako by byla zdravá.<text:line-break/></text:p>
      <text:p text:style-name="P35">Herní efekt:</text:p>
      <text:p text:style-name="P31">Tvé hodnocení Léčitelství (Léčení) určuje, jak závažné zlomeniny, případně jak dobře, dokážeš takto narovnat.</text:p>
      <text:p text:style-name="P31"/>
      <text:list xml:id="list1040399383162186772" text:style-name="L37">
        <text:list-item>
          <text:p text:style-name="P169">S jedničkovým Léčením dokážeš spravit vymknutý kotník či vyhozené rameno a narovnat čisté zlomy kostí</text:p>
        </text:list-item>
        <text:list-item>
          <text:p text:style-name="P169">S pětkovým Léčením dokážeš správně srovnat i na malé kousíčky rozdrcenou kost</text:p>
        </text:list-item>
      </text:list>
      <text:p text:style-name="P31"/>
      <text:p text:style-name="P31">Po dobu udržování <text:span text:style-name="T12">Narovnání kostí</text:span> si cíl nepočítá postihy za zranění způsobené narovnanou zlomeninou.</text:p>
      <text:p text:style-name="P31"/>
      <text:h text:style-name="P207" text:outline-level="3">Uzdravení znetvoření</text:h>
      <text:p text:style-name="P31">Požadavky: Léčivá magie 4, Léčitelství (Léčení) 3<text:line-break/>Doba sesílání: 1 hodina<text:line-break/>Aktivační síla: 6<text:line-break/></text:p>
      <text:p text:style-name="P31"><text:span text:style-name="T43">Tímto rituálním kouzlem můžeš pacienta zbavit znetvoření: Odstranit jizvy, obnovit růst vlasů či vousů a podobně. Kouzlo nedokáže obnovit ztracené části těla a není ani možné změnit vizáž cíle na jinou než přirozenou. Sesláním </text:span><text:span text:style-name="T15">Uzdravení znetvoření</text:span><text:span text:style-name="T43"> na někoho, kdo má vzhled magicky upravený, se mu vrátí jeho původní.</text:span></text:p>
      <text:p text:style-name="P31"><text:soft-page-break/></text:p>
      <text:h text:style-name="P207" text:outline-level="3">Změna vzhledu</text:h>
      <text:p text:style-name="P31">Požadavky: Léčivá magie 5, Léčitelství (Léčení) 4<text:line-break/>Doba seslání: 1 hodina<text:line-break/>Aktivační síla: 7<text:line-break/></text:p>
      <text:p text:style-name="P31">Tímto rituálním kouzlem můžeš permanentně změnit vzhled cíle, a to včetně tónu pokožky a barvy vlasů a vousů. Výsledek bude závislý na tvém uměleckém nadání, viz pravidla pro <text:span text:style-name="T12">Tvarování kouzel</text:span>.</text:p>
      <text:p text:style-name="P31"/>
      <text:h text:style-name="P207" text:outline-level="3">Regenerace</text:h>
      <text:p text:style-name="P31">Požadavky: Léčivá magie 5, Léčitelství (Léčení) 4<text:line-break/>Doba sesílání: 12 hodin<text:line-break/>Aktivační síla: 8<text:line-break/>Seslání stojí bod Vůle<text:line-break/></text:p>
      <text:p text:style-name="P31">Rituál Regenerace dokáže cíli vrátit ztracená části těla. Drobné nedostatky, jako třeba uštípnuté zuby, ztracené články prstů a podobně, dorostou už v průběhu sesílání rituálu. Regenerace rozsáhlých poškození, jako třeba ztracených končetin, je rituálem pouze započata podle rozsahu mohou trvat dalších několik dní až měsíců. Po tuto dobu bude cíl vyžadovat výrazně zvýšený příjem potravy.</text:p>
      <text:p text:style-name="P31"/>
      <text:h text:style-name="P207" text:outline-level="3"><text:soft-page-break/>Uzdravení neplodnosti</text:h>
      <text:p text:style-name="P31">Požadavky: Léčivá magie 6, Léčitelství (Léčení) 5<text:line-break/>Doba sesílání: 12 hodin<text:line-break/>Aktivační síla: 9<text:line-break/>Seslání stojí bod Vůle<text:line-break/></text:p>
      <text:p text:style-name="P31">Tento rituál, hraničící se skutečným zázrakem, dokáže zvrátit mužskou i ženskou neplodnost.</text:p>
      <text:p text:style-name="P31"/>
      <text:h text:style-name="P217" text:outline-level="2">Žehnání</text:h>
      <text:p text:style-name="P31"/>
      <text:list xml:id="list1639588834036841908" text:style-name="L38">
        <text:list-item>
          <text:p text:style-name="P170">Požehnání setbě</text:p>
        </text:list-item>
        <text:list-item>
          <text:p text:style-name="P170">Požehnání potenci</text:p>
        </text:list-item>
        <text:list-item>
          <text:p text:style-name="P170">Požehnání zdravému růstu</text:p>
        </text:list-item>
        <text:list-item>
          <text:p text:style-name="P170">Požehnání zrání</text:p>
        </text:list-item>
        <text:list-item>
          <text:p text:style-name="P170">Požehnání plodnosti</text:p>
        </text:list-item>
      </text:list>
      <text:p text:style-name="P31"/>
      <text:h text:style-name="P207" text:outline-level="3">Požehnání setbě</text:h>
      <text:p text:style-name="P31">Požadavky: Žehnání 1<text:line-break/>Doba sesílání: 1 minuta<text:line-break/>Aktivační síla: 3<text:line-break/></text:p>
      <text:p text:style-name="P4"><text:soft-page-break/>Žehná se zrnu před tím, než je zaseto. Kouzlo má dlouhodobé účinky, poskytuje ochranu před škůdci a nemocemi a zajišťuje dobrou klíčivost i v nepříznivých podmínkách.</text:p>
      <text:p text:style-name="P3"/>
      <text:h text:style-name="P207" text:outline-level="3">Požehnání potenci</text:h>
      <text:p text:style-name="P31">Požadavky: Žehnání 2<text:line-break/>Doba sesílání: 1 minuta<text:line-break/></text:p>
      <text:p text:style-name="P31">Toto požehnání po dobu několika desítek minut u cíle výrazně zvyšuje sexuální apetit a potenci. Dokáže také dlouhodobě vyléčit potíže s potencí, nevyléčí však neplodnost.</text:p>
      <text:p text:style-name="P6"/>
      <text:h text:style-name="P207" text:outline-level="3">Požehnání zdravému růstu</text:h>
      <text:p text:style-name="P31">Požadavky: Žehnání 3<text:line-break/>Doba sesílání: 1 minuta<text:line-break/>Aktivační síla: 5<text:line-break/></text:p>
      <text:p text:style-name="P31">Žehná se obvykle novorozencům, ať už lidským nebo zvířecím, případně čerstvě vyklíčeným rostlinám. V pozdějším věku už požehnání nemá takový účinek.</text:p>
      <text:p text:style-name="P31"/>
      <text:h text:style-name="P207" text:outline-level="3">Požehnání zrání</text:h>
      <text:p text:style-name="P31">Požadavky: Žehnání 4<text:line-break/>Doba sesílání: 1 minuta<text:line-break/>Aktivační síla: 6<text:line-break/></text:p>
      <text:p text:style-name="P31"><text:soft-page-break/>Tento rituál se používá v době zrání zrna či plodů, zajišťuje tak bohatou, zdravou a kvalitní úrodu. Využití má také při pálení alkoholu, nápoj pak má vysoký obsah alkoholu a vynikající chuť a kvalitu.</text:p>
      <text:p text:style-name="P31"/>
      <text:h text:style-name="P207" text:outline-level="3">Požehnání plodnosti</text:h>
      <text:p text:style-name="P31">Požadavky: Žehnání 5<text:line-break/>Doba sesílání: 1 minuta<text:line-break/>Aktivační síla: 7<text:line-break/></text:p>
      <text:p text:style-name="P31">Po dobu několika dní po seslání výrazně zvyšuje úspěšnost početí a také pravděpodobnost vícerčat, samozřejmě ale pouze v době, kdy je to biologicky možné. Účinek se zvyšuje, pokud je požehnáno oběma partnerům.</text:p>
      <text:p text:style-name="P31"/>
      <text:h text:style-name="P217" text:outline-level="2">Magie rostlin</text:h>
      <text:p text:style-name="P31"/>
      <text:list xml:id="list4793565318325896615" text:style-name="L39">
        <text:list-item>
          <text:p text:style-name="P171">Uzdravení rostlin</text:p>
        </text:list-item>
        <text:list-item>
          <text:p text:style-name="P171">Vláda nad rostlinstvem</text:p>
        </text:list-item>
        <text:list-item>
          <text:p text:style-name="P171">Divoký růst</text:p>
        </text:list-item>
        <text:list-item>
          <text:p text:style-name="P171">Prorůstání<text:span text:style-name="T37"><text:line-break/></text:span>Stvoření živé hmoty</text:p>
        </text:list-item>
        <text:list-item>
          <text:p text:style-name="P171">Řízený růst<text:line-break/>Splynutí se stromem<text:line-break/>Přesun dřevem</text:p>
        </text:list-item>
      </text:list>
      <text:p text:style-name="P31"><text:soft-page-break/></text:p>
      <text:h text:style-name="P207" text:outline-level="3">Uzdravení rostlin</text:h>
      <text:p text:style-name="P31">Požadavky: Magie rostlin 1<text:line-break/>Doba sesílání: 10 minut<text:line-break/></text:p>
      <text:p text:style-name="P31">Toto kouzlo uzdraví veškeré neduhy rostlin: Hnilobu, fyzické poškození, usychání a podobně. V případě rozsáhlého poškození je třeba nejdříve rostlinu mechanicky poskládat do původního tvaru.<text:line-break/><text:tab/>Uzdravení rostlin dokáže také zlomit účinky <text:span text:style-name="T12">Prokletí zkažením</text:span>, pokud má vyšší Sílu.</text:p>
      <text:p text:style-name="P31"/>
      <text:h text:style-name="P207" text:outline-level="3">Vláda nad rostlinstvem</text:h>
      <text:p text:style-name="P31">Požadavky: Magie rostlin 2<text:line-break/>Doba sesílání: 1 kolo<text:line-break/></text:p>
      <text:p text:style-name="P31">Tímto kouzlem je možné přinutit rostliny k sice zrychlenému, ale jinak přirozenému pohybu – větve se mohou naklánět a ohýbat, květy rozvíjet či zavírat, popínavé rostliny mohou něco ovíjet, a podobně. K řízení pohybu je potřeba kouzlo ovládat soustředěním, udržování pouze udrží rostliny v aktuálním tvaru. Po ukončení sesílání a udržování kouzla se rostliny pomalu vrátí do původního, přirozeného stavu, ale jen v případě, že to je fyzicky možné – zapletené šlahouny zůstanou zapletené.</text:p>
      <text:p text:style-name="P31"/>
      <text:p text:style-name="P35">Příklady použití:</text:p>
      <text:list xml:id="list54346327104546133" text:style-name="L40">
        <text:list-item>
          <text:p text:style-name="P172"><text:soft-page-break/>Rychlé zametání stop<text:line-break/><text:span text:style-name="T1">Pouze tam, kde je rostlinný podrost. Nenahrazuje dovednost Zálesácké učení (Stopování a zametání stop), pouze ji umožňuje použít na dálku a za plné rychlosti pohybu.</text:span></text:p>
        </text:list-item>
        <text:list-item>
          <text:p text:style-name="P172">Zamotání cíle do větví či šlahounů</text:p>
        </text:list-item>
        <text:list-item>
          <text:p text:style-name="P172">Náklon větví stromu tak, aby vytvořily přístřešek</text:p>
        </text:list-item>
        <text:list-item>
          <text:p text:style-name="P172">Odkrytí tajných značek vytvořených <text:span text:style-name="T12">Řízeným růstem</text:span>.</text:p>
        </text:list-item>
      </text:list>
      <text:p text:style-name="P31"/>
      <text:p text:style-name="P35">Herní efekt:</text:p>
      <text:p text:style-name="P31">K vyhodnocování je možné použít speciální akce Bránění v pohybu, Zajímání zápasem. Švihnutí větví může být fyzický útok, síla zbraně bude 0, zranění od +0 do +6 podle velikosti a nebezpečnosti větve.</text:p>
      <text:p text:style-name="P31"/>
      <text:h text:style-name="P207" text:outline-level="3">Divoký růst</text:h>
      <text:p text:style-name="P31">Požadavky: Magie rostlin 3<text:line-break/>Doba sesílání: 1 kolo<text:line-break/>Modifikace: Seslání stojí bod Vůle<text:line-break/></text:p>
      <text:p text:style-name="P31">Způsobí divoký, neřízený růst. Spolu s <text:span text:style-name="T12">Řízeným růstem</text:span> to může být prudký řízený růst – hmota pak vyroste už v průběhu sesílání <text:span text:style-name="T12">Řízeného růstu</text:span><text:span text:style-name="T16">. Po ukončení sesílání a udržování kozula veškerá divoce narostlá živá hmota před očima zchřadne a rozpadne se v prach.</text:span></text:p>
      <text:p text:style-name="P31"/>
      <text:p text:style-name="P35">Příklady použití:</text:p>
      <text:list xml:id="list5132499133711819937" text:style-name="L41">
        <text:list-item>
          <text:p text:style-name="P97"><text:soft-page-break/>Vytvoření semínek, z nichž začnou prudce rašit kořeny, škrtit a omotávat protivníka.<text:line-break/>(<text:span text:style-name="T4">Stvoření živé hmoty</text:span><text:span text:style-name="T3">, </text:span><text:span text:style-name="T4">Divoký růst</text:span><text:span text:style-name="T3"> a </text:span><text:span text:style-name="T4">Vláda nad rostlinstvem</text:span><text:span text:style-name="T3">. Pokud jsou použita existující semínka nebo živé rostliny, </text:span><text:span text:style-name="T4">Stvoření živé hmoty</text:span><text:span text:style-name="T3"> není potřeba)</text:span></text:p>
        </text:list-item>
        <text:list-item>
          <text:p text:style-name="P138"><text:span text:style-name="T16">Použití divoce rostoucích rostlin ke zvednutí nebo přenesení břemene.<text:line-break/>(</text:span><text:span text:style-name="T12">Divoký růst</text:span><text:span text:style-name="T16">, </text:span><text:span text:style-name="T12">Vláda nad rostlinstvem</text:span><text:span text:style-name="T16">)</text:span></text:p>
        </text:list-item>
      </text:list>
      <text:p text:style-name="P31"/>
      <text:p text:style-name="P35">Herní efekt:</text:p>
      <text:p text:style-name="P31"><text:span text:style-name="T37">Útok divoce rostoucími šlahouny či kořeny ovládanými pomocí </text:span><text:span text:style-name="T40">Vlády nad rostlinstvem</text:span><text:span text:style-name="T37"> se vyhodnocuje jako Zápas, ale s tím, že ty sám v zápase nejsi, cíl zápasí pouze s tvým kouzlem. Kouzlo má pro tyto účely zranění +0, případně +1, pokud jsou použity ostnaté šlahouny.<text:line-break/><text:tab/></text:span><text:span text:style-name="T32">Divoce rostoucí rostliny mají mnohem menší sílu než kouzlo Prorůstání, při zvedání břemen, prorážení bariér a podobně je efektivní Síla rovna pouze Síle kouzla a nezvyšuje se o bonus za použití bodu Vůle.</text:span></text:p>
      <text:p text:style-name="P31"/>
      <text:h text:style-name="P207" text:outline-level="3">Prorůstání</text:h>
      <text:p text:style-name="P31">Požadavky: Magie rostlin 4<text:line-break/><text:span text:style-name="T37">Doba sesílání: 1 minuta<text:line-break/>Seslání stojí bod Vůle</text:span></text:p>
      <text:p text:style-name="P45"/>
      <text:p text:style-name="P45"><text:soft-page-break/>K seslání <text:span text:style-name="T12">Prorůstání</text:span> jsou potřeba semena, živé pupeny, případně rostoucí konečky kořenů. Rostoucí hmota má neuvěřitelnou sílu, dokáže lámat skálu, vyvracet dveře, nadzvednout nebo odstunout těžký balvan a podobně. Podmínkou je, aby v cílovém materiálu byla alespoň jedna okem viditelná puklina, do které výhonky proniknou, případně aby se předmět dotýkal něčeho pevného.</text:p>
      <text:p text:style-name="P45"/>
      <text:p text:style-name="P43">Herní efekt:</text:p>
      <text:p text:style-name="P56"><text:span text:style-name="T12">Prorůstání</text:span> roztrhá jakýkoliv materiál, který není magicky chráněný proti poškození. Jedno seslání rozbije zhruba 5 centimetrů tloušťky. Seslání <text:span text:style-name="T12">Prorůstání</text:span> na živý cíl je fatální. Hodnocení případné magické ochrany se odečítá od Síly kouzla a rozbití zabrání v případě, že Sílu sníží na 0 nebo níže.<text:line-break/><text:tab/>Pro účely vyvracení dveří nebo odsouvání či nadzvedávání těžkých předmětů má kouzlo hodnocení Síly rovné Síla kouzla + 3.</text:p>
      <text:p text:style-name="P45"/>
      <text:p text:style-name="P31"/>
      <text:h text:style-name="P207" text:outline-level="3">Stvoření živé hmoty</text:h>
      <text:p text:style-name="P31">Požadavky: Magie rostlin 4<text:line-break/>Modifikace: Seslání stojí bod Vůle<text:line-break/>S<text:span text:style-name="T37">amostatné seslání: 1 kolo, stojí bod Vůle<text:line-break/></text:span></text:p>
      <text:p text:style-name="P31">Tato modifikace umožňuje dočasně stvořit semena nebo klíčky rostlin. Vše, co z nich vyroste, ať už přirozenou cestou nebo působením jiných kouzel, po skončení udržování zetleje a rozpadne se v prach.</text:p>
      <text:p text:style-name="P31"/>
      <text:h text:style-name="P207" text:outline-level="3"><text:soft-page-break/>Řízený růst</text:h>
      <text:p text:style-name="P31">Požadavky: Magie rostlin 5<text:line-break/>Doba sesílání: 1 minuta<text:line-break/></text:p>
      <text:p text:style-name="P31">Seslání Řízeného růstu upraví vlastnosti rostliny tak, že dále poroste do požadovaného tvaru. Růst stromů a podobných dlouhožijících rostlin ale samozřejmě dosažením tohoto stavu nekončí, pro udržení živoucí skulptury v požadovaném tvaru je tedy třeba kouzlo v pravidelných intervalech opakovat.<text:line-break/><text:tab/>Použití modifikace <text:span text:style-name="T12">Divoký růst způsobí</text:span>, že rostliny vyrostou do požadovaného tvaru už v průběhu sesílání Řízeného růstu, takto narostlá živá hmota ale vydrží jen po dobu udržování, poté vpřed očima zchřadne a rozpadne se. Po dobu udržování ale může být pevná a neprostupná.</text:p>
      <text:p text:style-name="P31"/>
      <text:p text:style-name="P31">Příklady použití.</text:p>
      <text:list xml:id="list4605909308349965808" text:style-name="L42">
        <text:list-item>
          <text:p text:style-name="P173">Růst stromových obydlí, dutých kmenů stromů, a podobně.<text:line-break/><text:span text:style-name="T1">(</text:span><text:span text:style-name="T4">Řízený růst</text:span><text:span text:style-name="T1">)</text:span></text:p>
        </text:list-item>
        <text:list-item>
          <text:p text:style-name="P173">Vytvoření skrytých značek v kůře či kmeni stromů, které budou čitelné pouze po odstranění překryvu silou nebo kouzlem <text:span text:style-name="T12">Vláda nad rostlinstvem</text:span>.<text:line-break/><text:span text:style-name="T1">(</text:span><text:span text:style-name="T4">Řízený růst</text:span><text:span text:style-name="T1">)</text:span></text:p>
        </text:list-item>
        <text:list-item>
          <text:p text:style-name="P173">Růst živé zbroje přesně na míru cíli. K oblékání zbroje může být potřeba použít kouzlo <text:span text:style-name="T12">Vláda nad rostlinstvem</text:span>.<text:line-break/><text:span text:style-name="T1">(</text:span><text:span text:style-name="T4">Řízený růst</text:span><text:span text:style-name="T3">, případně spolu s </text:span><text:span text:style-name="T4">Divokým růstem</text:span><text:span text:style-name="T3">, pokud má zbroj vyrůst rychle</text:span><text:span text:style-name="T1">)</text:span></text:p>
        </text:list-item>
        <text:list-item>
          <text:p text:style-name="P173"><text:soft-page-break/>Vytvoření neproniknutelného živého plotu, klece a podobně<text:line-break/><text:span text:style-name="T1">(</text:span><text:span text:style-name="T4">Řízený růst</text:span><text:span text:style-name="T3">, případně spolu s </text:span><text:span text:style-name="T4">Divokým růstem</text:span><text:span text:style-name="T3">, pokud má plot vyrůst v průběhu sesílání </text:span><text:span text:style-name="T4">Řízeného růstu</text:span><text:span text:style-name="T1">)</text:span></text:p>
        </text:list-item>
        <text:list-item>
          <text:p text:style-name="P173">Tváře na kmenech stromů.</text:p>
        </text:list-item>
      </text:list>
      <text:p text:style-name="P45"/>
      <text:p text:style-name="P42">Herní efekt:</text:p>
      <text:p text:style-name="P31">Pokud je Řízený růst použit k vytvoření nějaké překážky, hodnocení bariéry bude rovné dvojnásobku Síly kouzla.</text:p>
      <text:p text:style-name="P31"/>
      <text:h text:style-name="P207" text:outline-level="3">Splynutí se stromem</text:h>
      <text:p text:style-name="P31">Požadavky: Magie rostlin 5<text:line-break/>Doba sesílání: 1 minuta<text:line-break/></text:p>
      <text:p text:style-name="P31">V průběhu sesílání tohoto kouzla se staneš součástí kmenu stromu. Poté, co strom obejmeš, se tvá pokožka změní v kůru, následně se tvůj reliéf vcucne dovnitř. Spolu s tebou do kmenu vstoupí i všechno, co neseš. Pokud to ale není dostatečně pevné, může to dojít poměrně značné újmě – asi jako kdyby se to ocitlo mezi dvěma na sobě ležícími kmeny daného stromu. Kouzlo není třeba udržovat, proměna je trvalá a k vystoupení je třeba použít to samé kouzlo.<text:line-break/><text:tab/>Kouzlo je možné použít i na jiné osoby nebo předměty, pokud po celou dobu sesílání pevně objímají kmen stromu. Pokud <text:span text:style-name="T12">Splynutí se stromem</text:span> neznají, sami se ze stromu nedostanou. <text:line-break/><text:tab/>Ve formě splynutí se stromem nepotřebuješ jíst ani pít, o vše se postará strom. Můžeš při tom používat kouzla Magie rostlin, jako <text:soft-page-break/>by to byly tvé přirozené schopnosti – nemusíš u toho gestikulovat ani zaříkávat. Ostatní kouzla můžeš používat pouze s modifikacemi <text:span text:style-name="T12">Seslání bez gestikulace</text:span> a <text:span text:style-name="T12">Seslání bez zaříkávání</text:span>.<text:line-break/></text:p>
      <text:p text:style-name="P35">Herní efekt:</text:p>
      <text:p text:style-name="P31">Po dobu pobytu uvnitř kmene jsi zranitelný stejně jako kmen – rozsekání kmenu na třísky nebo spálení tě spolehlivě zabije.<text:line-break/><text:tab/>Splynutí se stromem má skrytou astrální auru, maskování je rovno tvému hodnocení Magie rostlin.<text:line-break/></text:p>
      <text:h text:style-name="P207" text:outline-level="3">Přesun dřevem</text:h>
      <text:p text:style-name="P31">Požadavky: Magie rostlin 5, <text:span text:style-name="T12">Splynutí se stromem<text:line-break/></text:span><text:span text:style-name="T16">Doba sesílání: Po dobu cestování<text:line-break/></text:span></text:p>
      <text:p text:style-name="P31"><text:span text:style-name="T16">Pomocí této schopnosti můžeš po použití </text:span><text:span text:style-name="T12">Splynutí se stromem</text:span><text:span text:style-name="T16"> cestovat skrze živé dřevo stromů. Podmínkou je, že se musí překrývat kořenový podrost. Rychlost přesunu je vysoká, za hodinu takto můžeš urazit 10 * Síla kouzla kilometrů. Přenášet je možné i jiné tvory, pokud na ně bylo použito </text:span><text:span text:style-name="T12">Splynutí se stromem</text:span><text:span text:style-name="T16">. Není ale možné přenášet pevné předměty, ty zůstávají součástí stromu, do kterého byly vcucnuty.</text:span></text:p>
      <text:p text:style-name="P31"/>
      <text:h text:style-name="P217" text:outline-level="2">Magie zvířat</text:h>
      <text:p text:style-name="P31"/>
      <text:list xml:id="list8340080798227202381" text:style-name="L43">
        <text:list-item>
          <text:p text:style-name="P98">Vláda nad drobným tvorstvem<text:line-break/>Životní pouto<text:line-break/>Řeč zvířat</text:p>
        </text:list-item>
        <text:list-item>
          <text:p text:style-name="P174"><text:soft-page-break/>Rituální tvorba séra<text:line-break/><text:span text:style-name="T37">Změna pachové stopy<text:line-break/>Ovládání zuřivosti</text:span></text:p>
        </text:list-item>
        <text:list-item>
          <text:p text:style-name="P98">Příkaz<text:line-break/>Zkrocení bestie<text:line-break/>Posel</text:p>
        </text:list-item>
        <text:list-item>
          <text:p text:style-name="P98">Zapůjčení smyslů</text:p>
        </text:list-item>
        <text:list-item>
          <text:p text:style-name="P139">Zapůjčení</text:p>
        </text:list-item>
      </text:list>
      <text:p text:style-name="P31"/>
      <text:h text:style-name="P207" text:outline-level="3">Vláda nad drobným tvorstvem</text:h>
      <text:p text:style-name="P45">Požadavky: Magie zvířat 1<text:line-break/>Doba sesílání: Po dobu ovládání drobného tvorstva<text:line-break/></text:p>
      <text:p text:style-name="P45">Toto kouzlo působí jen na tvory velikosti hmyzu nebo menší. Neúčinkuje na hlodavce, ti se řadí mezi zvířata. Po dobu ovládání kouzla soustředěním můžeš drobné tvory v rozsahu přimět dělat cokoliv si zamaneš, pokud to je v jejich fyzických možnostech. Udržování nemá žádný efekt, jakmile kouzlo přestaneš ovládat, tvorové se vrátí k tomu, co dělali před tím.</text:p>
      <text:p text:style-name="P45"/>
      <text:p text:style-name="P42">Příklady použití:</text:p>
      <text:list xml:id="list5293168733574467685" text:style-name="L44">
        <text:list-item>
          <text:p text:style-name="P99">Zahalení se do mračna much</text:p>
        </text:list-item>
        <text:list-item>
          <text:p text:style-name="P99">Odehnání včel z úlu, když chceš vybrat med</text:p>
        </text:list-item>
        <text:list-item>
          <text:p text:style-name="P99">Rozptýlení protivníka v boji</text:p>
        </text:list-item>
      </text:list>
      <text:p text:style-name="P45"/>
      <text:p text:style-name="P42"><text:soft-page-break/>Herní efekt:</text:p>
      <text:p text:style-name="P45">Rozptýlení protivníků se projeví postihem -1 k použití dovedností.</text:p>
      <text:p text:style-name="P45"/>
      <text:h text:style-name="P207" text:outline-level="3">Životní pouto</text:h>
      <text:p text:style-name="P45">Požadavky: Magie zvířat 1<text:line-break/>Pasivní schopnost<text:line-break/></text:p>
      <text:p text:style-name="P45">Životní pouto obvykle vzniká samovolně mezi zvířetem a jeho pánem, ve výjimečných případech i mezi dvěma lidmi, nejčastěji dvojčaty. V jednu chvíli je možné mít pouze jedno životní pouto. Pouto zmizí při úmrtí, případně po několikaměsíčním odloučení bez toho, že by bylo využíváno k sesílání kouzel. Navázání nového pouta trvá nejméně měsíc a není to možné udělat cíleně, mezi oběma z dvojice musí vzniknout skutečně vřelý vztah.</text:p>
      <text:p text:style-name="P45"/>
      <text:p text:style-name="P42">Příklady použití:</text:p>
      <text:list xml:id="list1153630648952583985" text:style-name="L45">
        <text:list-item>
          <text:p text:style-name="P100">Zapůjčení na libovolnou vzdálenost</text:p>
        </text:list-item>
        <text:list-item>
          <text:p text:style-name="P100">Navázání Magického spojení a následné seslání zapůjčení</text:p>
        </text:list-item>
      </text:list>
      <text:p text:style-name="P45"/>
      <text:p text:style-name="P42">Herní efekt:</text:p>
      <text:p text:style-name="P45"><text:soft-page-break/>Pouto je trvalé a funguje podobně jako <text:span text:style-name="T12">Magická značka</text:span> – je přes něj možné navázat <text:span text:style-name="T12">Magické spojení</text:span> na libovolnou vzdálenost a následně přes něj používat například ostatní schopnosti z Magie zvířat. <text:span text:style-name="T12">Magické spojení</text:span> přes životní pouto nemůže navázat nikdo kromě členů dvojice, i ti se to ale nejdříve musí naučit. Aktivní spojení pak po dobu jeho udržování může využít kdokoliv a používat přes něj libovolné magické praktiky.</text:p>
      <text:p text:style-name="P45"/>
      <text:h text:style-name="P207" text:outline-level="3">Řeč zvířat</text:h>
      <text:p text:style-name="P45">Požadavky: Magie zvířat 1<text:line-break/>Doba sesílání: Po dobu komunikace se zvířetem<text:line-break/></text:p>
      <text:p text:style-name="P45">Rozumíš řeči tvorů o velikosti hlodavce a více. Komunikace se zvířetem se ale ani zdaleka nepodobá lidskému rozhovoru, sdělovat lze pouze okamžité nálady a motivace (žízeň, hlad, strach, respekt, nebezpečí, potrava), případně používat signály, kterým zvíře rozumí – například jej zahnat, vykázat ze svého teritoria, vyzvat na souboj, nebo přimět k útoku na společného nepřítele.<text:line-break/><text:tab/>„Rozhovor“ se zvířetem obyčejnému člověku může připadat jako mručení, výhružné vrčení či jiné zvířecí zvuky, neméně důležitá je také řeč těla – správný postoj a pohyby.<text:line-break/><text:tab/>Použití řeči zvířat nad nimi nedává žádnou moc, jde stále jen o obyčejnou komunikaci. Zvíře stále udělá jen to, co bude samo chtít.</text:p>
      <text:p text:style-name="P45"/>
      <text:p text:style-name="P42">Příklady použití:</text:p>
      <text:list xml:id="list5747468436792764748" text:style-name="L46">
        <text:list-item>
          <text:p text:style-name="P101">Přivolání zvířat daného druhu v doslechu</text:p>
        </text:list-item>
        <text:list-item>
          <text:p text:style-name="P101">Zahnání zvířete</text:p>
        </text:list-item>
        <text:list-item>
          <text:p text:style-name="P101">Zjištění, kde je možné najít vodu</text:p>
        </text:list-item>
        <text:list-item>
          <text:p text:style-name="P101"><text:soft-page-break/>Získání informace o tom, že se lesem pohybovaly dvounohé bytosti</text:p>
        </text:list-item>
        <text:list-item>
          <text:p text:style-name="P101">Nalákání zvířete na nějaké místo, třeba sdělením, že tam je potrava</text:p>
        </text:list-item>
        <text:list-item>
          <text:p text:style-name="P101">Převzetí „vlády nad smečkou“ – může být potřeba fyzicky porazit stávajícího vůdce</text:p>
        </text:list-item>
      </text:list>
      <text:p text:style-name="P45"/>
      <text:p text:style-name="P42">Herní efekt:</text:p>
      <text:p text:style-name="P45">K vyhodnocení, zda se ti zvíře podaří k něčemu přesvědčit, použij dovednost Zálesácké učení (Znalost divočiny) případně Zálesácké učení (Krocení a cvičení zvířat).</text:p>
      <text:p text:style-name="P45"/>
      <text:h text:style-name="P207" text:outline-level="3">Rituální tvorba séra</text:h>
      <text:p text:style-name="P45">Požadavky: Magie zvířat 2<text:line-break/>Doba sesílání: 10 minut<text:line-break/></text:p>
      <text:p text:style-name="P45">Sérum je druh protijedu. Vyrábí se vpravením bezpečného množství jedu do těla nějakého živého tvora a následným odebráním a zpracováním jeho krve po té, co si proti jedu vytvoří protilátky. K výrobě je tedy potřeba vzorek použitého jedu a sérum bude účinné pouze proti němu. Sérum je možné vyrobit pouze proti jedu živočišného původu, tedy například proti zmijímu jedu, nikoliv proti bolehlavu nebo arseniku. <text:line-break/><text:tab/>Výroba nemagickou cestou trvá dlouho. Obvykle dokonce déle, než je doba působení jedu, takže pacient čekání nemusí přežít. Tímto kouzlem je možné výrobu výrazně zkrátit a současně účinek séra posílit.</text:p>
      <text:p text:style-name="P45"><text:soft-page-break/></text:p>
      <text:p text:style-name="P45"><text:span text:style-name="T1">Herní efekt:</text:span><text:line-break/><text:span text:style-name="T12">Rituální tvorba séra</text:span> umožňuje zkrátit proces výroby séra na dobu sesílání tohoto kouzla. Vzniklé sérum je pak navíc magicky posílené, snižuje Sílu jedu, proti kterému bylo vyrobeno, o Sílu kouzla použitého k jeho výrobě. Posílené sérum má slabou astrální auru.<text:line-break/><text:tab/>Pokud nejsi ten, kdo je jedem otrávený, můžeš k výrobě séra použít vlastní tělo.</text:p>
      <text:p text:style-name="P31"/>
      <text:h text:style-name="P207" text:outline-level="3">Změna pachové stopy</text:h>
      <text:p text:style-name="P45">Požadavky: Magie zvířat 2<text:line-break/>Doba sesílání: Po dobu měnění pachové stopy<text:line-break/></text:p>
      <text:p text:style-name="P45"><text:span text:style-name="T12">Změna pachové stopy</text:span> umožňuje na dálku mazat, měnit, nebo dokonce vytvářet nové pachové stopy. Neumožňuje zabránit vydávání pachu ani přirozený pach zamaskovat tak, aby nebyl přímo cítit.</text:p>
      <text:p text:style-name="P45"/>
      <text:p text:style-name="P42">Herní efekt:</text:p>
      <text:p text:style-name="P45">Jak dobře bude pachová stopa odstraněna, případně nakolik bude nová věrohodná, určuje tvé hodnocení dovednosti Zálesácké učení (Stopování a zametání stop).</text:p>
      <text:p text:style-name="P45"/>
      <text:h text:style-name="P207" text:outline-level="3"><text:soft-page-break/>Ovládání zuřivosti</text:h>
      <text:p text:style-name="P45">Požadavky: Magie zvířat 2, Řeč zvířat<text:line-break/>Doba sesílání: 1 kolo<text:line-break/></text:p>
      <text:p text:style-name="P45">Pomocí této schopnosti dokážeš probudit nebo naopak zklidnit animální zuřivost, a to u zvířat i lidí. Použití velice připomíná Řeč zvířat, včetně vydávání zvuků a provádění submisivních, nebo naopak agresivních gest a pohybů.<text:line-break/><text:tab/>Uklidněné zvíře určitě nezaútočí, člověk se k tomu stále může o své vlastní vůli rozhodnout. Ovládnutí bestie tedy dokáže zastavit agresivního opilce, ale nikoliv chladnokrevného vraha. Obdobně není možné ovlivnit, proti komu bude zuřivost probuzena – to závisí na okolnostech a situaci. U lidí se navíc zuřivost nemusí nutně projevit smrtícím útokem, někteří si ji vybíjejí jinak.<text:line-break/></text:p>
      <text:p text:style-name="P42">Herní efekt:</text:p>
      <text:p text:style-name="P45">Lidé se mohou uklidnění nebo probuzení zuřivosti pokusit odolat testem dovednosti Vůle, zvířata svým hodnocením Nebezpečnosti.</text:p>
      <text:p text:style-name="P45"/>
      <text:h text:style-name="P207" text:outline-level="3">Příkaz</text:h>
      <text:p text:style-name="P45">Požadavky: Magie zvířat 3<text:line-break/>Doba sesílání: Po dobu komunikace se zvířetem<text:line-break/></text:p>
      <text:p text:style-name="P45">Dokážeš vyslovit příkaz tak, že mu porozumí každý tvor se zvířecí inteligencí a okamžitě tě poslechne. Zvíře pochopí dokonce i příkaz v lidské řeči, a to stejně dobře, jako bys jej vyslechl ty sám – včetně chápání toho, že se lidé a věci označují jménem, porozumění abs<text:soft-page-break/>traktním pojmům, lidskému měření času a podobně. Když <text:span text:style-name="T12">Příkaz</text:span> vyslovíš pomocí <text:span text:style-name="T12">Řeči zvířat</text:span>, tak mu nebude rozumět nikdo, kdo tuto schopnost neumí, budeš ale omezený v tom, co můžeš zvířeti přikázat.</text:p>
      <text:p text:style-name="P45"/>
      <text:p text:style-name="P42">Příklady použití:</text:p>
      <text:list xml:id="list1448556352784596209" text:style-name="L47">
        <text:list-item>
          <text:p text:style-name="P102">Ovládání zvířat v boji pomocí Příkazů kdy a na koho mají útočit.</text:p>
        </text:list-item>
        <text:list-item>
          <text:p text:style-name="P102">Vydání příkazu ochočenému zvířeti:</text:p>
        </text:list-item>
      </text:list>
      <text:list xml:id="list6644931281584574873" text:style-name="L48">
        <text:list-item>
          <text:p text:style-name="P103">Hlídej celou noc.</text:p>
        </text:list-item>
        <text:list-item>
          <text:p text:style-name="P103">Choď sem každé ráno, jinak si dělej co chceš.</text:p>
        </text:list-item>
        <text:list-item>
          <text:p text:style-name="P103">Dvě hodiny nenápadně sleduj tamhle toho člověka a pak se sem vrať.</text:p>
        </text:list-item>
        <text:list-item>
          <text:p text:style-name="P103">Najdi mého společníka a předej mu tuhle zprávu<text:line-break/>(zvíře samozřejmě nemůže mluvit, zpráva tedy musí být například na něčem napsaná)</text:p>
        </text:list-item>
      </text:list>
      <text:p text:style-name="P45"/>
      <text:p text:style-name="P42">Herní efekt:</text:p>
      <text:p text:style-name="P45">V boji můžeš příkazy vyslovovat v rámci nezávislé činnosti – hovoru. Nemůžeš při tom ale dělat žádnou komplexní akci, která vyžaduje soustředění, například kouzlit. <text:span text:style-name="T12">Příkaz</text:span> musíš udržovat, aby tě zvíře poslouchalo a na každé zvíře je nutné <text:span text:style-name="T12">Příkaz</text:span> seslat zvlášť, není možné použít modifikaci <text:span text:style-name="T12">Seslání na více cílů</text:span> ani <text:span text:style-name="T12">Seslání na všechno v dosahu</text:span>. Počet zvířat, kterým můžeš najednou přikazovat, je tedy omezen tvým limitem na udržování magie.<text:line-break/><text:tab/>Když vydáš <text:span text:style-name="T12">Příkaz</text:span> zvířeti, které máš ochočené pomocí dovednosti Zálesácké učení (Krocení a cvičení zvířat), tak jej bude <text:soft-page-break/>plnit i po skončení udržování. Bude plně rozumět zadání, provádět jej ale bude jen v rámci možností své vlastní inteligence a svých zvířecích instinktů. Divoké nebo někým jiným ochočené zvíře bude tvůj <text:span text:style-name="T12">Příkaz</text:span> plnit jen po dobu udržování kouzla, přestane jej tedy plnit například když se vzdálí z tvého dosahu magického působení.<text:line-break/><text:tab/>Pokud stejnému zvířeti vydají různé osoby konfliktní <text:span text:style-name="T12">Příkazy</text:span>, přednost bude mít ten později vydaný. Pokud jsou oba Příkazy vydané současně, nebo jsou oba současně udržované, rozhodnou pravidla pro střet Protikladných efektů kouzel – působit tedy bude jen <text:span text:style-name="T12">Příkaz</text:span> s vyšší Silou kouzla, při rovnosti Síly nebude působit žádný.<text:line-break/><text:tab/><text:span text:style-name="T12">Příkaz</text:span> neúčinkuje na útočící šelmy a tvory s vyšší Nebezpečností, než je Síla kouzla. Bojové statistiky šelem a dravých ptáků najdeš v kapitole <text:span text:style-name="T12">Bestiář</text:span>.</text:p>
      <text:p text:style-name="P45"/>
      <text:h text:style-name="P207" text:outline-level="3">Zapůjčení smyslů</text:h>
      <text:p text:style-name="P45">Požadavky: Magie zvířat 4<text:line-break/>Doba sesílání: 1 kolo<text:line-break/>Vyžaduje udržování<text:line-break/></text:p>
      <text:p text:style-name="P45">Po dobu udržování budeš schopen intuitivně přepínat mezi vnímáním vlastními smysly a smysly cílového zvířete. Kouzlo neumožňuje zapůjčit si smysly inteligentní bytosti. Seslání na více cílů nebo vícenásobné seslání <text:span text:style-name="T12">Zapůjčení smyslů</text:span> umožňuje přepínat mezi více zvířaty, v jednu chvíli ale můžeš vnímat jen smysly jednoho z nich.</text:p>
      <text:p text:style-name="P45"/>
      <text:p text:style-name="P42">Příklady použití:</text:p>
      <text:list xml:id="list4601299789550092618" text:style-name="L49">
        <text:list-item>
          <text:p text:style-name="P104">Vnímání čichem svého psa</text:p>
        </text:list-item>
        <text:list-item>
          <text:p text:style-name="P104"><text:soft-page-break/>Pohled očima zatoulané kočky</text:p>
        </text:list-item>
      </text:list>
      <text:p text:style-name="P42"/>
      <text:h text:style-name="P207" text:outline-level="3">Zapůjčení</text:h>
      <text:p text:style-name="P54">Požadavky: Magie zvířat 5, Zapůjčení smyslů<text:line-break/>Doba sesílání: 1 minuta<text:line-break/>Vyžaduje udržování<text:line-break/></text:p>
      <text:p text:style-name="P45"><text:span text:style-name="T18">Po seslání Zapůjčení se tvé tělo stane zcela bezvládným, asi jako bys hluboce spal. Po dobu udržování se „staneš“ dotyčným zvířetem, budeš vnímat jeho smysly, pociťovat jeho pudy a instinkty, cítit jeho bolest a řídit jeho tělo. Stále budeš schopen lidského uvažování a zůstanou ti tvé znalosti, nebudeš však schopen používat své dovednosti ani magické schopnosti a kouzla. Po dobu zapůjčení nemůžeš s cílovým zvířetem komunikovat, budeš ale cítit přítomnost jeho vědomí. Pokud zvíře není na </text:span><text:span text:style-name="T28">Zapůjčení</text:span><text:span text:style-name="T18"> zvyklé, bude po jeho ukončení velice rozrušené – podle své nátury obvykle vyděšené k smrti nebo agresivní. <text:line-break/><text:tab/>Kouzlo neumožňuje zapůjčit si inteligentní bytost. Seslání na více cílů nebo vícenásobné seslání </text:span><text:span text:style-name="T28">Zapůjčení</text:span><text:span text:style-name="T18"> umožňuje přepínat mezi více zvířaty, v jednu chvíli ale můžeš ovládat jen jedno z nich.<text:line-break/><text:tab/></text:span><text:span text:style-name="T28">Zapůjčení</text:span><text:span text:style-name="T18">, stejně jako kouzlo </text:span><text:span text:style-name="T28">Příkaz</text:span><text:span text:style-name="T30">, není možné použít na tvory s vyšší Nebezpečností, než je Síla kouzla.</text:span></text:p>
      <text:p text:style-name="P54"/>
      <text:h text:style-name="P217" text:outline-level="2">Tvorba přírodních duchů</text:h>
      <text:p text:style-name="P54">/* <text:span text:style-name="T72">Tohle je třeba přejmenovat. Povolávání, možná... (asi jo)</text:span> */</text:p>
      <text:list xml:id="list683132021590687764" text:style-name="L50">
        <text:list-item>
          <text:p text:style-name="P105">Zrození přírodního ducha<text:line-break/>Přirozená přírodní schopnost</text:p>
        </text:list-item>
        <text:list-item>
          <text:p text:style-name="P105"><text:soft-page-break/>Posednutí zvířete</text:p>
        </text:list-item>
        <text:list-item>
          <text:p text:style-name="P105">Oživení mrtvého těla</text:p>
        </text:list-item>
        <text:list-item>
          <text:p text:style-name="P105">Samoléčba požíráním čerstvého masa</text:p>
        </text:list-item>
        <text:list-item>
          <text:p text:style-name="P140">Samostatná existence přírodních duchů</text:p>
        </text:list-item>
      </text:list>
      <text:p text:style-name="P45"/>
      <text:p text:style-name="P45">Podoba, smysly, <text:s/>zranitelnost, bojové statistiky, fyzické možnosti a pohyblivost přírodních duchů jsou dány vlastnostmi zvířete či rostliny, do které byl duch přivolán. Duch v těle psa může nadále využívat výborný psí čich, útočit psími zuby, atd. Bojové statistiky šelem a dravých ptáků najdeš v kapitole <text:span text:style-name="T12">Bestiář</text:span>.<text:line-break/><text:tab/>Duch může být povolán pouze do těla tvora nebo rostliny se stejnou nebo nižší Nebezpečností, než je Síla ducha. Pokud je Síla ducha větší, tak po dobu, kdy je v těle přítomen, jeho Nebezpečnost, fyzickou Sílu a ostatní fyzické parametry zvyšuje na svoji Sílu, ale nejvýše o 3 body více, než je průměrná Nebezpečnost zvířete daného druhu. Ani ten nejmocnější duch tedy nedokáže posílit tělo veverky tak, aby byla schopna ohrozit dospělého slona.<text:line-break/><text:tab/>Duch v těle rostliny nemůže útočit bez dalších magických schopností. Když je umí, tak se útok vyhodnocuje jako použití příslušného kouzla (např. <text:span text:style-name="T12">Vláda nad rostlinstvem</text:span>) pouze s tím, že nejde o kouzlo ale o přirozenou schopnost, takže se není možné bránit <text:span text:style-name="T12">Protikouzlem</text:span>.</text:p>
      <text:p text:style-name="P45"/>
      <text:h text:style-name="P207" text:outline-level="3">Zrození přírodního ducha</text:h>
      <text:p text:style-name="P45">Požadavky: Tvorba přírodních duchů 1<text:line-break/>Doba sesílání: 12 hodin<text:line-break/></text:p>
      <text:p text:style-name="P45"><text:soft-page-break/>Pověsti o tom, že je v lesích možno narazit na oživlé stromy nebo na inteligentní duchy v podobě divokých zvířat, jsou pravdivé. Není už ale pravda, že by se tito duchové zjevovali zcela samovolně, vždy je nejprve musí přivést k životu někdo znalý tohoto kouzla. Duchové rostlin se manifestují v nějaké rostlině (nejčastěji ve stromě), duchové zvířat v živém jedinci daného druhu. Není to tedy tak, že by se po provedení tohoto kouzla zjevila nová bytost, ale tak, že v existujícím jedinci probudíš lidskou inteligenci a později případně další schopnosti.<text:line-break/><text:tab/>Přírodní duchové jsou astrální bytosti, platí tedy pro ně všechna pravidla pro <text:span text:style-name="T12">Tvorbu astrálních bytostí</text:span><text:span text:style-name="T30"> s výjimkou pravidel pro léčení – přírodní duchové se přirozeně léčí stejně jako zvíře nebo rostlina, v níž se nacházejí.</text:span><text:span text:style-name="T4"> </text:span><text:span text:style-name="T12"><text:s/></text:span><text:line-break/><text:tab/>Duch v těle zvířete může komunikovat jen tak, jak mu to umožňuje jeho fyzické tělo. Obvykle tedy nemůže mluvit (někteří ptáci se to ale mohou naučit), může ale kývat hlavou, mručet, vrčet a podobně. Je se s ním možné dorozumívat pomocí <text:span text:style-name="T12">Řeči zvířat</text:span>, ale jen ve značně omezené míře – duch je sice stejně inteligentní jako ty, ale řeč zvířat neumožňuje většinu lidských pojmů vyjádřit. Pokud jej naučíš psát, může například rýt kopytem do země a podobně – nutno ale říct, že přírodní duchové obecně podobné věci nedělají moc rádi a jsou povětšinou dost málomluvní. Duch v těle rostliny nemůže komunikovat prakticky vůbec. Dokud jej nenaučíš nějaké další schopnosti (například <text:span text:style-name="T12">Vládu nad rostlinstvem</text:span>), nebude se dokonce schopen ani hýbat.<text:line-break/><text:tab/>Duchové rostlin se nejčastěji přivolávají do stromů předem k tomuto účelu připravených pomocí kouzla Řízený růst. Takto pak vznikají kráčející stromovci s tvarem těla vzdáleně připomínající lidské schopni kráčivé chůze a používání větví jako končetin (hýbat se ale duch dokáže až když se naučí <text:span text:style-name="T12">Vládu nad rostlinstvem</text:span>).<text:line-break/><text:tab/>Stejně jako u všech ostatních astrálních bytostí platí, že duch fyzicky existuje jen po dobu udržování kouzla, jímž jsi jej stvořil, nebo které později použiješ k jeho přivolání. Ukončení udržování ale v <text:soft-page-break/>případě přírodních duchů neznamená, že by zvíře nebo rostlina, v níž se duch manifestoval, pozbyla života. Místo toho se z něj opět stane obyčejné zvíře nebo rostlina, dokud ducha opět nepřivoláš například pomocí jeho <text:span text:style-name="T12">Pravého jména</text:span>.</text:p>
      <text:p text:style-name="P45"/>
      <text:p text:style-name="P42">Herní efekt:</text:p>
      <text:p text:style-name="P45">Hodnocení Nebezpečnosti zvířete, do kterého ducha povoláš, nemůže být vyšší než Síla tohoto kouzla.</text:p>
      <text:p text:style-name="P45"/>
      <text:h text:style-name="P207" text:outline-level="3">Přirozená přírodní schopnost</text:h>
      <text:p text:style-name="P45">Požadavky: Dovednost Tvorba přírodních duchů na stejném nebo vyšším stupni jako dovednost požadovaná u daného kouzla<text:line-break/>Použití: Předání této schopnosti astrální bytosti vázané magickým poutem pomocí rituálu stvoření<text:line-break/></text:p>
      <text:p text:style-name="P31">Přírodní duchové nemohou kouzlit, mohou ale získat přirozené schopnosti se stejným účinkem. Probíhá to tak, že se nejdříve ty naučíš, jak jim danou schopnost předat a následně znovu provedeš <text:span text:style-name="T12">Zrození přírodního ducha</text:span>, čímž jej tuto schopnost naučíš. Předání každé <text:span text:style-name="T12">Přirozené schopnosti</text:span> se musíš naučit (a zaplatit za to zkušeností) zvlášť. Nemusíš na to dané kouzlo umět, musíš ale splnit požadavek na hodnocení magické specializace, jako kdyby ses jej chtěl sám naučit.<text:line-break/><text:tab/>Duch zvířete se může jako přirozené schopnosti naučit pouze kouzla z Magie zvířat, duch rostliny jen kouzla z Magie rostlin. Oba se také můžeš naučit příslušné modifikace z <text:span text:style-name="T12">Technik sesílání</text:span>. Nemůžeš je ale naučit například probouzet další duchy, jak pracovat s astrálním prostorem a podobně.</text:p>
      <text:p text:style-name="P31"><text:soft-page-break/></text:p>
      <text:p text:style-name="P45">Použití přirozené schopnosti nevyžaduje gestikulaci ani zaklínání, pouze <text:span text:style-name="T28">soustředění</text:span>. Jako sesílací dovednost slouží duchovo hodnocení.<text:line-break/><text:tab/>Duch nemůže používat body Vůle. Ty se ale můžeš naučit schopnost <text:span text:style-name="T12">Posílení použití schopnosti</text:span> z dovednosti <text:span text:style-name="T12">Práce s astrálními bytostmi</text:span> a posilovat pak použití jeho schopností za cenu vlastního vyčerpání.</text:p>
      <text:p text:style-name="P45"/>
      <text:h text:style-name="P207" text:outline-level="3">Posednutí zvířete či rostliny</text:h>
      <text:p text:style-name="P45">Požadavky: Tvorba přírodních duchů 2<text:line-break/>Modifikace: beze změny<text:line-break/></text:p>
      <text:p text:style-name="P45">Díky znalosti této modifikace můžeš přírodního ducha přivolat i do těla jiného zvířete nebo do jiné rostliny rostliny, než v jaké byl stvořen. Platí to jak pro opakování <text:span text:style-name="T12">Zrození přírodního ducha</text:span>, <text:s/>tak pro všechny formy přivolávání (pomocí pravého jména, pomocí sigilu).</text:p>
      <text:p text:style-name="P45"/>
      <text:h text:style-name="P207" text:outline-level="3">Oživení mrtvého těla</text:h>
      <text:p text:style-name="P45">Požadavky: Tvorba přírodních duchů 3<text:line-break/>Modifikace: beze změny<text:line-break/></text:p>
      <text:p text:style-name="P45"><text:soft-page-break/>Používání této modifikace bývá obvykle považováno za eticky nepřijatelný čin. S její pomocí totiž můžeš zvířecího ducha přivolat i do těla mrtvého zvířete, a to jak <text:span text:style-name="T16">rituálem stvoření (tedy kouzlem </text:span><text:span text:style-name="T12">Zrození přírodního ducha</text:span><text:span text:style-name="T16">)</text:span>, <text:s/>tak všemi metodami přivolávání (pomocí pravého jména, pomocí sigilu).</text:p>
      <text:p text:style-name="P45"/>
      <text:p text:style-name="P45"><text:span text:style-name="T1">Herní efekt:</text:span><text:line-break/>Pokud je toto tělo poškozeno, tak bude mít duch na všechny svoje akce postih rovný postihu za zranění či poškození mrtvého těla. Po přivolání se ale i silně poškozené tělo začne hýbat a bude mít plný počet bodů kondice podle své velikosti. Postihy za případná další zranění se budou sčítat s těmi za poškození těla ve chvíli přivolávání.</text:p>
      <text:p text:style-name="P45"/>
      <text:h text:style-name="P207" text:outline-level="3">Samoléčba požíráním čerstvého masa</text:h>
      <text:p text:style-name="P45">Požadavky: Tvorba přírodních duchů 4<text:line-break/>Použití: Předání této schopnosti astrální bytosti vázané magickým poutem pomocí rituálu stvoření<text:line-break/></text:p>
      <text:p text:style-name="P45">Díky této schopnosti může duch léčit své fyzické tělo požíráním čerstvě ulovené kořisti. Podmínkou samozřejmě je, že se zrovna nachází ve zvířeti, jehož metabolismus umožňuje tento druh potravy strávit.</text:p>
      <text:p text:style-name="P45"/>
      <text:p text:style-name="P42">Herní efekt:</text:p>
      <text:p text:style-name="P45"><text:soft-page-break/>„Nažrání se až k prasknutí“ duchovo fyzické tělo kompletně vyléčí i z těch nejhorších zranění. Menší množství mu vyléčí jen poměrnou část. O jaké množství se jedná závisí na velikosti stávajícího těla – jestřáb potřebuje k nasycení výrazně méně než medvěd.</text:p>
      <text:p text:style-name="P45"/>
      <text:h text:style-name="P207" text:outline-level="3">Samostatná existence přírodních duchů</text:h>
      <text:p text:style-name="P45">Požadavky: Tvorba přírodních duchů 5<text:line-break/>Použití: Předání této schopnosti astrální bytosti vázané magickým poutem pomocí rituálu stvoření</text:p>
      <text:p text:style-name="P45"/>
      <text:p text:style-name="P45">Díky této schopnosti může přírodní duch existovat ve fyzickém těle i bez toho, že by někdo jiný udržoval jeho přivolávací kouzlo. Je k tomu ovšem potřeba blízkost magického zřídla nebo siločáry a odpovídající prostředí, nejčastěji hluboký hvozd.<text:line-break/><text:tab/>Zničení fyzického těla ducha jeho existence zbaví. Jedinou možností „oživení“ je provedení rituálu stvoření, a to může udělat jen někdo znalý příslušného rituálu, kdo má s tímto duchem magické pouto a zná jeho pravé jméno.</text:p>
      <text:p text:style-name="P45"/>
      <text:h text:style-name="P217" text:outline-level="2">Tělesné proměny</text:h>
      <text:p text:style-name="P44"/>
      <text:list xml:id="list3657355602052573264" text:style-name="L51">
        <text:list-item>
          <text:p text:style-name="P106">Tlustá kůže</text:p>
        </text:list-item>
        <text:list-item>
          <text:p text:style-name="P106">Kostěné výrůstky</text:p>
        </text:list-item>
        <text:list-item>
          <text:p text:style-name="P106"><text:soft-page-break/>Šavlové zuby a drápy<text:line-break/>Zrychlený růst<text:line-break/>Stabilizace růstu</text:p>
        </text:list-item>
        <text:list-item>
          <text:p text:style-name="P106">Rohy<text:line-break/>Kostěný pancíř<text:line-break/>Trpasličí vzrůst</text:p>
        </text:list-item>
        <text:list-item>
          <text:p text:style-name="P106">Ovládnutí proměny<text:line-break/>Obří vzrůst</text:p>
        </text:list-item>
        <text:list-item>
          <text:p text:style-name="P142">Zpomalení stárnutí</text:p>
        </text:list-item>
      </text:list>
      <text:p text:style-name="P44"/>
      <text:p text:style-name="P45">Kouzla v rámci této dovednosti způsobují permanentní změny. Proměna ale nenastává v průběhu sesílání, ale až později v rámci přirozeného růstu. Z tohoto důvodu je možné změny spustit pouze v mladém, stále rostoucím subjektu – čím ranější věk, tím snáze přeměna proběhne.<text:line-break/><text:tab/>Pokud těmito schopnostmi měníš sama sebe, tak bude přeměna stabilní a nebude mít žádné vedlejší účinky, protože ji podporuje tvoje vlastní magie. S dostatečnou úrovní znalosti Tělesných proměn se <text:s/>dokonce můžeš naučit své přeměny řídit pomocí schopnosti <text:span text:style-name="T12">Ovládnutí proměny</text:span> a cíleně tak přecházet z proměněné formy do normální a zpět.<text:line-break/><text:tab/>Naproti tomu způsobení tělesné proměny u jiného živého tvora má vždy nepříznivý vedlejší efekt: způsobuje postupně se zrychlující stárnutí celého organismu. Proměněný jedinec se bez dalších magických zásahů málokdy dožije více než dvojnásobku věku, kdy došlo ke spuštění první přeměny, v případě rozsáhlejších změn ještě méně. Vzhledem k tomu, že je vhodné proměny spouštět v co nejranějším věku, to tedy bývá poměrně krátká doba. Tento nepříjemný vedlejší účinek je možné dočasně zvrátit pomocí <text:span text:style-name="T12">Stabilizace růstu</text:span>. Její účinek ale také postupně klesá, zpočátku jedno použití <text:soft-page-break/>poskytne zhruba čtvrt roku života bez zrychleného stárnutí, po několika použitích už to ale bude jen jeden nebo dva měsíce a po několika desítkách seslání může být potřeba stabilizaci opakovat každý týden, ještě později pak každý den.</text:p>
      <text:p text:style-name="P31"/>
      <text:h text:style-name="P207" text:outline-level="3">Tlustá kůže</text:h>
      <text:p text:style-name="P45">Požadavky: Tělesné proměny 1<text:line-break/>Doba sesílání: 1 hodina<text:line-break/></text:p>
      <text:p text:style-name="P42">Herní efekt:</text:p>
      <text:p text:style-name="P45">Poskytuje přirozenou zbroj 1/1. Nesčítá se s oblečenou zbrojí.</text:p>
      <text:p text:style-name="P45"/>
      <text:h text:style-name="P207" text:outline-level="3">Kostěné výrůstky</text:h>
      <text:p text:style-name="P45">Požadavky: Tělesné proměny 2<text:line-break/>Doba sesílání: 1 hodina<text:line-break/></text:p>
      <text:p text:style-name="P42">Herní efekt:</text:p>
      <text:p text:style-name="P45">Výrůstky se dají použít například jako zbraň s parametry 1/0 s použitím dovednosti Boj zblízka (Boj beze zbraně) nebo Boj zblízka (Zápas).</text:p>
      <text:p text:style-name="P45"/>
      <text:h text:style-name="P207" text:outline-level="3"><text:soft-page-break/>Šavlové zuby a drápy</text:h>
      <text:p text:style-name="P45">Požadavky: Tělesné proměny 3<text:line-break/>Doba sesílání: 1 hodina<text:line-break/></text:p>
      <text:p text:style-name="P45">Toto kouzlo spustí růst výrazně prodloužených zubů (tesáků a špičáků) a drápů. Pokud je použito na tvora, který v přirozené formě drápy nemá, tak dojde k přeměně nehtů. Použití na kopytnatce nebo jiné tvory bez zárodků drápů, ovlivňuje pouze chrup. Použití na tvory bez chrupu nemá žádný efekt.</text:p>
      <text:p text:style-name="P45"/>
      <text:p text:style-name="P42">Herní efekt:</text:p>
      <text:p text:style-name="P45">Použití na člověka nebo jiného tvora bez přirozených drápů a výrazných tesáků a špičáků poskytne přirozenou zbraň se silou 1/+1 s použitím dovednosti Boj zblízka (Boj beze zbraně) nebo Boj zblízka (Zápas). Šelmám zvětšení zubů či drápů o 1 zvýší <text:s/>bonus ke zranění.</text:p>
      <text:p text:style-name="P45"/>
      <text:h text:style-name="P207" text:outline-level="3">Zrychlený růst</text:h>
      <text:p text:style-name="P45">Požadavky: Tělesné proměny 3<text:line-break/>Doba sesílání: 1 kolo<text:line-break/></text:p>
      <text:p text:style-name="P45">Zrychlený růst účinkuje jak na živé tvory, tak na rosltiny. Za každou hodinu udržování zrychleného růstu cíl zestárne o zhruba 10 * Síla kouzla hodin a při tom odpovídajícím způsobem vyroste. Ve stejném poměru se zvyšuje i příjem potravy, dotyčný tedy pravděpodobně bude muset po celou dobu působení kouzla jíst. Použití na dospělý cíl nezpůsobuje další růst, stále ale dochází ke zrychlenému stárnutí.</text:p>
      <text:p text:style-name="P45"><text:soft-page-break/></text:p>
      <text:h text:style-name="P207" text:outline-level="3">Stabilizace růstu</text:h>
      <text:p text:style-name="P45">Požadavky: Tělesné proměny 3<text:line-break/>Doba sesílání: 1 hodina<text:line-break/></text:p>
      <text:p text:style-name="P45">Seslání na čas zamezí zrychlenému stárnutí v důsledku vyvolání tělesných proměn. Účinek s každým dalším použitím klesá.</text:p>
      <text:p text:style-name="P45"/>
      <text:h text:style-name="P207" text:outline-level="3">Rohy</text:h>
      <text:p text:style-name="P45">Požadavky: Tělesné proměny 4<text:line-break/>Doba sesílání: 1 hodina<text:line-break/></text:p>
      <text:p text:style-name="P45">Rohy nemusí nutně vyrůst jen na hlavě. Mohou být i na ramenou, vyrůstat ze zápěstí či předlotí, a podobně.</text:p>
      <text:p text:style-name="P45"/>
      <text:p text:style-name="P42">Herní efekt:</text:p>
      <text:p text:style-name="P45">Rohy se dají použít například jako zbraň s parametry 1/+2 s použitím dovednosti Boj zblízka (Boj beze zbraně) nebo Boj zblízka (Zápas).</text:p>
      <text:p text:style-name="P45"/>
      <text:h text:style-name="P207" text:outline-level="3">Kostěný pancíř</text:h>
      <text:p text:style-name="P45">Požadavky: Tělesné proměny 4<text:line-break/>Doba sesílání: 1 hodina<text:line-break/></text:p>
      <text:p text:style-name="P42"><text:soft-page-break/>Herní efekt:</text:p>
      <text:p text:style-name="P45">Poskytuje přirozenou zbroj 3/3 s postihem -1, případně bonus +1 ke KZ oblečené zbroje a zvýšení postihu zbroje o dalších -1.</text:p>
      <text:p text:style-name="P45"/>
      <text:h text:style-name="P207" text:outline-level="3">Trpasličí vzrůst</text:h>
      <text:p text:style-name="P45">Požadavky: Tělesné proměny 4<text:line-break/>Doba sesílání: 1 hodina<text:line-break/></text:p>
      <text:p text:style-name="P45">Jedinec vyroste zhruba na polovinu obvyklé velikosti. Trpasličí vzrůst je permanentní, není jej možné zvrátit pomocí Ovládnutí proměny.</text:p>
      <text:p text:style-name="P45"/>
      <text:p text:style-name="P45">Člověk trpasličího vzrůstu má pouze 8 bodů kondice a mez smrti na -4 bodech. Trpasličí vzrůst může být výhodný například při prolézání úzkými štěrbinami. Síla postavy se nesnižuje.</text:p>
      <text:p text:style-name="P45"/>
      <text:h text:style-name="P207" text:outline-level="3">Ovládnutí proměny</text:h>
      <text:p text:style-name="P45">Požadavky: Tělesné proměny 5<text:line-break/>Doba sesílání: 1 minuta<text:line-break/>Aktivní schopnost<text:line-break/></text:p>
      <text:p text:style-name="P45">Tato schopnost ti umožňuje přecházet mezi proměněnou a přirozenou formou. Můžeš dokonce jednotlivé proměny aktivovat zvlášť. Funguje však pouze na tebe a pouze na proměny, které jsi u sebe sám vyvolal.</text:p>
      <text:p text:style-name="P45"><text:soft-page-break/></text:p>
      <text:h text:style-name="P207" text:outline-level="3">Obří vzrůst</text:h>
      <text:p text:style-name="P45">Požadavky: Tělesné proměny 5<text:line-break/>Doba sesílání: 1 hodina</text:p>
      <text:p text:style-name="P45"/>
      <text:p text:style-name="P45">Jedinec vyroste zhruba na jedenapůlnásobek obvyklé velikosti. Obří vzrůst je permanentní, není jej možné zvrátit pomocí Ovládnutí proměny.</text:p>
      <text:p text:style-name="P45"/>
      <text:p text:style-name="P42">Herní efekt:</text:p>
      <text:p text:style-name="P45">Člověk obřího vzrůstu má 16 bodů kondice a mez smrti na -8 bodech. Obří vzrůst také poskytuje bonus +3 k hodnocení Síly, zranění v boji se nezvyšuje.</text:p>
      <text:p text:style-name="P45"/>
      <text:h text:style-name="P207" text:outline-level="3">Zpomalení stárnutí</text:h>
      <text:p text:style-name="P45">Požadavky: Tělesné proměny 6<text:line-break/>Pasivní schopnost<text:line-break/></text:p>
      <text:p text:style-name="P45">Tato schopnost funguje pouze na tebe. Výrazně prodlužuje přirozenou délku života.</text:p>
      <text:p text:style-name="P31"/>
      <text:h text:style-name="P217" text:outline-level="2">Proklínání</text:h>
      <text:p text:style-name="P31"/>
      <text:list xml:id="list8764653424677922783" text:style-name="L52">
        <text:list-item>
          <text:p text:style-name="P107"><text:soft-page-break/>Prokletí zkažením</text:p>
        </text:list-item>
        <text:list-item>
          <text:p text:style-name="P107">Prokletí nákazou<text:line-break/>Prokletí zápachem</text:p>
        </text:list-item>
        <text:list-item>
          <text:p text:style-name="P107">Prokletí alergií</text:p>
        </text:list-item>
        <text:list-item>
          <text:p text:style-name="P107">Prokletí impotencí</text:p>
        </text:list-item>
        <text:list-item>
          <text:p text:style-name="P107">Prokletí znetvořením</text:p>
        </text:list-item>
        <text:list-item>
          <text:p text:style-name="P107">Prokletí neplodností</text:p>
        </text:list-item>
      </text:list>
      <text:p text:style-name="P31"/>
      <text:p text:style-name="P31">Používání prokletí je většinou považováno za černou magii a průvodní jev čarodějnictví. Díky tomu sice každý, kdo něco takového umí, vzbuzuje v obyčejných lidech hrůzu, na druhou stranu se ale snadno může stát, že se díky tomu stane cíle lovu na čarodějnice.<text:line-break/><text:tab/>Všechna prokletí působí trvale a v auře cíle se projeví jako slabá, pasivní magie. Obtížnost povšimnutí si této změny v auře je rovna hodnocení Proklínání toho, kdo prokletí seslal.<text:line-break/><text:tab/>Prokletí se, vzhledem k dlouhé době sesílání, často používají spolu s <text:span text:style-name="T12">Magickým spojením</text:span><text:span text:style-name="T16">,</text:span> případně <text:span text:style-name="T12">Magickou značkou</text:span><text:span text:style-name="T16"> </text:span>(tyto schopnosti najdeš pod dovedností Astrální praktiky). Vytvoření magického spojení se zamýšleným cílem umožní seslat prokletí v klidu a pohodlí z libovolného místa nehledě na vzdálenost. Prostí lidé si právě z tohoto důvodu velmi často myslí, že vyřknutí prokletí je záležitostí jedné krátké věty.<text:line-break/><text:tab/>Magická značka je užitečná v případě, že by si cíl, nebo někdo v jeho okolí, mohl navázaného magického spojení všimnout. Značku je obtížné nalézt a umožňuje navázat aktivní magické spojení kdykoliv později – třeba až bude cíl spát.</text:p>
      <text:p text:style-name="P31"/>
      <text:h text:style-name="P205" text:outline-level="4"><text:soft-page-break/>Lámání prokletí</text:h>
      <text:p text:style-name="P31">U každého prokletí je uvedeno, jakým kouzlem je možno účinky zvrátit. Platí pravidla pro působení protikladných efektů kouzel, a to i přes to, že se jedná o permanentní působení a nikoliv o střet dvou aktivně udržovaných magických efektů. Znamená to, že pokud síla kouzla použitého k odstranění prokletí nebude alespoň rovna síle prokletí, účinky se podaří pouze oslabit, nikoliv zcela potlačit.</text:p>
      <text:p text:style-name="P45"/>
      <text:h text:style-name="P207" text:outline-level="3">Prokletí zkažením</text:h>
      <text:p text:style-name="P45">Požadavky: Proklínání 1<text:line-break/>Doba sesílání: 1 hodina<text:line-break/></text:p>
      <text:p text:style-name="P45">Tímto prokletím je možné zcela zničit úrodu – obvykle se používá až když je sklizeno a úroda se celá vejde do rozsahu působení kouzla, způsobit zkysnutí mléka či zkažení alkoholických nápojů – do sudů je ovšem třeba nahlédnout nebo použít nějaké detekční kouzlo, případně seslat prokletí zkažením přímo na dřevo sudu.<text:line-break/><text:tab/>Prokletí zkažením je možné zvrátit <text:span text:style-name="T12">Očištěním poživatin</text:span><text:span text:style-name="T16">, ale jen pokud je použito do několika dní, pak už totiž není co zachraňovat.</text:span></text:p>
      <text:p text:style-name="P45"/>
      <text:h text:style-name="P207" text:outline-level="3">Prokletí nákazou</text:h>
      <text:p text:style-name="P45">Požadavky: Proklínání 2<text:line-break/>Doba sesílání: 1 hodina<text:line-break/></text:p>
      <text:p text:style-name="P45"><text:soft-page-break/>Cíl tohoto kouzla se nakazí neinfekční formou vybrané choroby (nákaza se dále nešíří). Síla kouzla musí být stejná nebo větší, než je nebezpečnost vybrané nemoci a ten, kdo prokletí sesílá, musel někdy (případně nyní) být danou chorobou nakažený.<text:line-break/><text:tab/>Prokletí nákazou je možné zvrátit kouzlem <text:span text:style-name="T12">Léčba nemoci</text:span>.</text:p>
      <text:p text:style-name="P45"/>
      <text:h text:style-name="P207" text:outline-level="3">Prokletí zápachem</text:h>
      <text:p text:style-name="P45">Požadavky: Proklínání 2<text:line-break/>Doba sesílání: 1 hodina<text:line-break/></text:p>
      <text:p text:style-name="P45">Prokletý cíl začne trpět permanentně zvýšeným fyzickým zápachem. Koupel dokáže zápach krátkodobě potlačit, návrat je ale otázkou několika minut a do půl hodiny bude opět tak silný, že spolehlivě přebije všechny dostupné parfémy.<text:line-break/><text:tab/>Prokletí zápachem je možné zvrátit kouzlem <text:span text:style-name="T12">Očista</text:span>.</text:p>
      <text:p text:style-name="P45"/>
      <text:h text:style-name="P207" text:outline-level="3">Prokletí alergií</text:h>
      <text:p text:style-name="P45">Požadavky: Proklínání 3<text:line-break/>Doba sesílání: 1 hodina<text:line-break/></text:p>
      <text:p text:style-name="P45">Síla kouzla určuje, o jak závažnou alergii se může jednat a jak běžná substance ji bude spouštět. Trojkové kouzlo dokáže vyvolat mírnou alergii na nějakou poměrně vzácnou substanci (zlato, stříbro), šestkové zvládne způsobit vážnou alergii i na relativně běžný alergen (pyl, alkohol). <text:s/><text:line-break/><text:tab/>Účinky tohoto prokletí zvrátí kouzlo <text:span text:style-name="T12">Uzdravení alergie</text:span>.</text:p>
      <text:p text:style-name="P45"/>
      <text:h text:style-name="P207" text:outline-level="3"><text:soft-page-break/>Prokletí impotencí</text:h>
      <text:p text:style-name="P45">Požadavky: Proklínání 4<text:line-break/>Doba sesílání: 1 hodina<text:line-break/></text:p>
      <text:p text:style-name="P45">Toto prokletí může být v jistém smyslu ještě horší než neplodnost. Zdravé dospělé muže každopádně zcela určitě nepotěší.<text:line-break/><text:tab/>Účinky je možné zvrátit kouzlem <text:span text:style-name="T12">Uzdravení znetvoření</text:span>.</text:p>
      <text:p text:style-name="P45"/>
      <text:h text:style-name="P207" text:outline-level="3">Prokletí znetvořením</text:h>
      <text:p text:style-name="P45">Požadavky: Proklínání 5<text:line-break/>Doba sesílání: 1 hodina<text:line-break/></text:p>
      <text:p text:style-name="P45">Cíl tohoto kouzla bude permanentně fyzicky zohyzděn (ale nikoliv zchromen). Výsledek závisí na tvé fantasii a uměleckých schopnostech, viz pravidla pro <text:span text:style-name="T12">Tvarování kouzel</text:span>.</text:p>
      <text:p text:style-name="P45"/>
      <text:h text:style-name="P207" text:outline-level="3">Prokletí neplodností</text:h>
      <text:p text:style-name="P45">Požadavky: Proklínání 6<text:line-break/>Doba sesílání: 1 hodina</text:p>
      <text:p text:style-name="P45"/>
      <text:p text:style-name="P45">Toto kouzlo způsobí permanentní a běžnými způsoby nevyléčitelnou neplodnost. Účinky je možné zvrátit jen magicky, například kouzlem <text:span text:style-name="T12">Uzdravení neplodnosti</text:span>.</text:p>
      <text:p text:style-name="P45"/>
      <text:h text:style-name="P217" text:outline-level="2"><text:soft-page-break/>Počasnická magie</text:h>
      <text:p text:style-name="P45"/>
      <text:list xml:id="list4011467135900552304" text:style-name="L53">
        <text:list-item>
          <text:p text:style-name="P108">Rozšířené působení<text:line-break/>Změna teploty vzduchu</text:p>
        </text:list-item>
        <text:list-item>
          <text:p text:style-name="P108">Přivolání mlhy</text:p>
        </text:list-item>
        <text:list-item>
          <text:p text:style-name="P108">Přivolání oblačnosti<text:line-break/>Předpověď počasí</text:p>
        </text:list-item>
        <text:list-item>
          <text:p text:style-name="P108">Přivolání větru</text:p>
        </text:list-item>
        <text:list-item>
          <text:p text:style-name="P108">Přivolání srážek</text:p>
        </text:list-item>
      </text:list>
      <text:p text:style-name="P45"/>
      <text:h text:style-name="P207" text:outline-level="3">Rozšířené působení</text:h>
      <text:p text:style-name="P45">Požadavky: Počasnická magie 1<text:line-break/>Modifikace: Zdesetinásobení doby sesílání (účinkuje výhradně na počasnická kouzla)<text:line-break/></text:p>
      <text:p text:style-name="P45">Počasnická kouzla by s běžným dosahem magického působení nejspíš nebyla moc použitelná. Vánice na ploše několika desítek metrů by byla jen zajímavá kuriozita. Z tohoto důvodu se všichni počasníci učí nejprve tuto modifikaci. Jejím použitím je možné účinek počasnických kouzel postupně rozšířit na mnohem větší oblast. Nejde o rozšíření dosahu magického působení, efekt se šíří zcela přirozeným způsobem – teplejší vzduch vyvolaný kouzlem zahřívá vzduch okolní, kouzlem stvořené mraky se šíří za dosah působení, a podobně.</text:p>
      <text:p text:style-name="P45"/>
      <text:p text:style-name="P42">Herní efekt:</text:p>
      <text:p text:style-name="P45"><text:soft-page-break/>V průběhu prodlouženého sesílání se postupně zestonásobí oblast působnosti kouzla. Trojkové počasnické kouzlo seslané s touto modifikací tedy ovlivní okolí až do vzdálenosti tří kilometrů. Za větrného počasí bude zasažená oblast zúžená a protažená ve směru větru.<text:line-break/><text:tab/>Udržování kouzla seslaného s touto modifikací ovšem stále ovlivňuje jen základní dosah magického působení. To znamená, že na rozšířené oblasti působení změna nebude fixovaná kouzlem a postupně se vrátí do původního stavu. Podle okolních povětrnostních podmínek to může trvat od několika hodin po několik dní.</text:p>
      <text:p text:style-name="P45"/>
      <text:h text:style-name="P207" text:outline-level="3">Změna teploty vzduchu</text:h>
      <text:p text:style-name="P45">Požadavky: Počasnická magie 1<text:line-break/>Doba sesílání: 10 minut<text:line-break/></text:p>
      <text:p text:style-name="P42">Herní efekt:</text:p>
      <text:p text:style-name="P45">Umožňuje změnit teplotu vzduchu v zasažené oblasti zhruba o 2 * Sílu kouzla stupňů. Při použití <text:span text:style-name="T12">Rozšířeného působení</text:span> se změna teploty se vzdáleností od středu působení snižuje.</text:p>
      <text:p text:style-name="P45"/>
      <text:h text:style-name="P207" text:outline-level="3">Přivolání mlhy</text:h>
      <text:p text:style-name="P45">Požadavky: Počasnická magie 2<text:line-break/>Doba sesílání: 10 minut<text:line-break/></text:p>
      <text:p text:style-name="P42">Herní efekt:</text:p>
      <text:p text:style-name="P45">Síla kouzla určuje, o jak hustou mlhu půjde. Dvojková síla přivolá řídký opar, devítková mlhu hustou tak, že by se dala krájet.</text:p>
      <text:p text:style-name="P45"><text:soft-page-break/></text:p>
      <text:h text:style-name="P207" text:outline-level="3">Přivolání oblačnosti</text:h>
      <text:p text:style-name="P45">Požadavky: Počasnická magie 3<text:line-break/>Doba sesílání: 10 minut<text:line-break/></text:p>
      <text:p text:style-name="P42">Herní efekt:</text:p>
      <text:p text:style-name="P45">Síla kouzla určuje, o jakou oblačnost půjde. Trojková síla přivolá řídkou oblačnost, devítková těžká bouřková mračna.</text:p>
      <text:p text:style-name="P45"/>
      <text:h text:style-name="P207" text:outline-level="3">Předpověď počasí</text:h>
      <text:p text:style-name="P45">Požadavky: Počasnická magie 3<text:line-break/>Doba sesílání: 1 minuta pozorování oblohy<text:line-break/></text:p>
      <text:p text:style-name="P42">Herní efekt:</text:p>
      <text:p text:style-name="P45">Přesná předpověď počasí na Síla kouzla dní.</text:p>
      <text:p text:style-name="P45"/>
      <text:h text:style-name="P207" text:outline-level="3">Přivolání větru</text:h>
      <text:p text:style-name="P45">Požadavky: Počasnická magie 4<text:line-break/>Doba sesílání: 10 minut</text:p>
      <text:p text:style-name="P45"/>
      <text:p text:style-name="P42">Herní efekt:</text:p>
      <text:p text:style-name="P45"><text:soft-page-break/>Síla kouzla určuje, o jak silný vítr půjde. Čtyřková síla přivolá slabý vítr, devítková uragán.<text:line-break/></text:p>
      <text:h text:style-name="P207" text:outline-level="3">Přivolání srážek</text:h>
      <text:p text:style-name="P45">Požadavky: Počasnická magie 5<text:line-break/>Doba sesílání: 10 minut<text:line-break/></text:p>
      <text:p text:style-name="P45">Srážky je možné přivolat jen za odpovídající oblačnosti. Vydatnost srážek bude odpovídat druhu a hustotě mraků. Stávající teplota vzduchu určuje, zda půjde o déšť, kroupy nebo sníh.</text:p>
      <text:p text:style-name="P45"/>
      <text:h text:style-name="P217" text:outline-level="2">Telepatie</text:h>
      <text:p text:style-name="P45"/>
      <text:list xml:id="list4259667397777716986" text:style-name="L54">
        <text:list-item>
          <text:p text:style-name="P181">Empatie<text:line-break/>Projekce emocí</text:p>
        </text:list-item>
        <text:list-item>
          <text:p text:style-name="P181">Vnímání citů<text:line-break/>Projekce citů</text:p>
        </text:list-item>
        <text:list-item>
          <text:p text:style-name="P181">Čtení formulovaných myšlenek<text:line-break/>Projekce formulovaných myšlenek<text:line-break/>Pošťouchnutí<text:line-break/>Telepatická bariéra</text:p>
        </text:list-item>
        <text:list-item>
          <text:p text:style-name="P181">Přenos významu<text:line-break/>Projekce snu<text:line-break/>Projekce vjemů<text:line-break/>Čtení vjemů</text:p>
        </text:list-item>
        <text:list-item>
          <text:p text:style-name="P181"><text:soft-page-break/>Zmatení<text:line-break/>Vnuknutí<text:line-break/>Detekce telepatického působení<text:line-break/>Čtení podprahových vjemů</text:p>
        </text:list-item>
        <text:list-item>
          <text:p text:style-name="P109">Čtení vyšších emocí<text:line-break/>Projekce vyšších emocí</text:p>
        </text:list-item>
      </text:list>
      <text:p text:style-name="P45"/>
      <text:p text:style-name="P45">Telepatii můžeš v principu používat i proti ostatním hráčským postavám. Mysli při tom ale na to, že když na to přijdou, téměř určitě se jim to nebude líbit a výsledkem nejspíš bude, že s tebou už nebudou chtít spolupracovat. Pokud jste se předem nedomluvili, že ve vaší hře půjde o intrikaření mezi hráčskými postavami, raději to nedělej.</text:p>
      <text:p text:style-name="P46"/>
      <text:h text:style-name="P207" text:outline-level="3">Empatie</text:h>
      <text:p text:style-name="P8">Požadavky: Telepatie 1<text:line-break/>Doba sesílání: 1 kolo<text:line-break/></text:p>
      <text:p text:style-name="P8">Po dobu udržování nebo ovládání soustředěním budeš místo svých emocí pociťovat základní emoce cíle. Základní emoce nejsou dané výchovou ani sociální interakcí, vyskytují se u všech ras a kultur a z velké části také u vyšších živočichů, například zvířat. Mezi základní emoce patří:</text:p>
      <text:p text:style-name="P8"/>
      <text:list xml:id="list3078776876000415309" text:style-name="L55">
        <text:list-item>
          <text:p text:style-name="P182">strach, hněv, radost, smutek, důvěra, nedůvěra, znechucení, očekávání, překvapení</text:p>
        </text:list-item>
      </text:list>
      <text:p text:style-name="P8"/>
      <text:p text:style-name="P8"><text:soft-page-break/>Pokud cíl zrovna žádnou z těchto emocí neprožívá, neucítíš nic.<text:line-break/><text:tab/>Tato schopnost může vyskytnout i přirozeně. Obvykle se aktivuje, když v blízkosti někdo projeví silné emoce. Netrénovaný telepat obvykle tuto schopnost nedokáže vypnout, takže si emoci s cílem prožije až do konce. Časem může přijít na to, že pomůže vzdálit se z dohledu a doslechu.</text:p>
      <text:p text:style-name="P8"/>
      <text:h text:style-name="P207" text:outline-level="3">Projekce emocí</text:h>
      <text:p text:style-name="P8">Požadavky: Telepatie 1<text:line-break/></text:p>
      <text:p text:style-name="P8">Díky této schopnosti můžeš po dobu udržování nebo ovládání soustředěním projektovat své základní emoce na jiný cíl (s použitím příslušných modifikací případně i více cílů). Projektované emoce musíš opravdu sám prožívat, nebo je věrohodně hrát. Co jsou to základní emoce viz popis <text:span text:style-name="T12">Empatie</text:span>.<text:line-break/><text:tab/>Zda si cíl uvědomí, že pociťované emoce nejsou zcela přirozené, záleží na něm a na situaci. Sucharovi, který se nikdy nesměje, nejspíš bude náhlá vlna veselí a radosti přinejmenším podezřelá. Nezabrání to však prožívání projektované emoce ani to samo o sobě ani nenapoví nic o tom, odkud se vzala.</text:p>
      <text:p text:style-name="P8"/>
      <text:p text:style-name="P10">Herní efekt:</text:p>
      <text:p text:style-name="P8">Jak se cíl zachová záleží na rozhodnutí Vypravěče, případně hráče postavy. Projektované emoce nezpůsobují žádné postihy.<text:line-break/><text:tab/>Věrohodnost hraných emocí udává tvé hodnocení Herectví. Když je zahraješ i jako hráč, získáš bonus za fintu.</text:p>
      <text:p text:style-name="P8"/>
      <text:h text:style-name="P207" text:outline-level="3"><text:soft-page-break/>Vnímání citů</text:h>
      <text:p text:style-name="P8">Požadavky: Telepatie 2<text:line-break/>Doba sesílání: 1 kolo<text:line-break/></text:p>
      <text:p text:style-name="P8">Po dobu udržování nebo ovládání soustředěním budeš místo svých citů vnímat aktuálně prožívané city cíle. Nepoznáš ovšem, ke komu se tyto city vztahují. Může to být k tobě, k někomu dalšímu přítomnému, nebo třeba k někomu, na koho cíl zrovna myslí. Mezi city patří:</text:p>
      <text:p text:style-name="P8"/>
      <text:list xml:id="list1561186871721536940" text:style-name="L56">
        <text:list-item>
          <text:p text:style-name="P183">láska, přátelství, nenávist, nepřátelství, závist, žárlivost, pohrdání, opovržení, odpor, štítivost</text:p>
        </text:list-item>
      </text:list>
      <text:p text:style-name="P8"/>
      <text:p text:style-name="P8">Pokud cíl zrovna žádný z těchto citů neprožívá, neucítíš nic.</text:p>
      <text:p text:style-name="P8"/>
      <text:h text:style-name="P207" text:outline-level="3">Projekce citů</text:h>
      <text:p text:style-name="P8">Požadavky: Telepatie 2<text:line-break/>Doba sesílání: 1 kolo<text:line-break/></text:p>
      <text:p text:style-name="P8">Po dobu udržování nebo ovládání soustředěním cíl pocítí stejné city jako ty ke stejným osobám jako ty. Musí se jedna o city aktuálně prožívané, musíš tedy na dotyčné osoby zrovna myslet (a jako hráč popsat, na koho tvá postava myslí a co k němu cítí). Jaké city můžeš projektovat najdeš v popisu <text:span text:style-name="T12">Vnímání citů</text:span>.<text:line-break/><text:tab/>K čemu to povede závisí na úvaze Vypravěče, respektive hráče postavy. Láska k osobě stejného pohlaví například pravděpodobně vyvolá stud. City, na rozdíl od základních emocí, není možné hrát.</text:p>
      <text:p text:style-name="P8"><text:soft-page-break/></text:p>
      <text:h text:style-name="P207" text:outline-level="3">Čtení formulovaných myšlenek</text:h>
      <text:p text:style-name="P31">Požadavky: Telepatie 3<text:line-break/>Doba sesílání: 1 kolo<text:line-break/></text:p>
      <text:p text:style-name="P31">Po dobu udržování nebo ovládání soustředěním „uslyšíš“ slovně formulované myšlenky cíle. Když je cílů více, bude to podobné, jako kdybys poslouchal hovor více osob.<text:line-break/><text:tab/>Kromě soukromých myšlenek cíle „uslyšíš“ i to, co zrovna slyší, říká, nebo čte. Pokud ale neznáš jazyk, v němž cíl přemýšlí, nebo který zrovna čte či poslouchá, nebudeš přečteným myšlenkám rozumět. <text:s/>„Slyšet“ je navíc jen obsah myšlenek, takže například nepoznáš, jestli tvůj cíl poslouchá mužský nebo ženský hlas, nebo zda to bylo řečeno klidně či afektovaně. Vzpomínky nebo zapamatované informace můžeš číst pouze pokud si je cíl zrovna vybaví.<text:line-break/><text:tab/>Pokud cíl nemá příslušnou magickou schopnost (například <text:span text:style-name="T12">Detekci telepatického působení</text:span><text:span text:style-name="T16">), tak nemá jak poznat, že mu čteš myšlenky. </text:span><text:span text:style-name="T12">Čtení formulovaných myšlenek</text:span><text:span text:style-name="T16"> je ovšem kouzlo jako každé jiné, takže je možné například pomocí </text:span><text:span text:style-name="T12">Astrálního vnímání</text:span><text:span text:style-name="T16"> zjistit, že na cíl magicky působíš.<text:line-break/></text:span></text:p>
      <text:p text:style-name="P31"/>
      <text:p text:style-name="P35">Příklad použití:</text:p>
      <text:list xml:id="list86126753429069611" text:style-name="L57">
        <text:list-item>
          <text:p text:style-name="P175">Kdokoliv se může pokusit přivést cíl na myšlenky o tom, co si chceš přečíst. Nejjednodušší je přivést na to téma v rozhovoru, ať už fyzickém nebo telepatickém. Například takto: „Co ti včera ukradli?“</text:p>
        </text:list-item>
        <text:list-item>
          <text:p text:style-name="P127"><text:soft-page-break/>Cíl se ti může pokoušet podsouvat falešné myšlenky – třeba když počítá s tím, že by mohl být telepaticky odposloucháván. Samozřejmě se ale automaticky prozradí, když například pomyslí na to, že by to mohl udělat, nebo když začne přemýšlet nad tím, co by ti mohl podsunout. Dokonale kontrolovat své vědomé myšlenky vyžaduje intenzivní trénink.</text:p>
        </text:list-item>
        <text:list-item>
          <text:p text:style-name="P127">Cizí telepatický rozhovor můžeš odposlouchávat jak čtením myšlenek telepata, tak jeho cíle (oba slyší všechno, co si oba myslí).</text:p>
        </text:list-item>
      </text:list>
      <text:p text:style-name="P31"/>
      <text:p text:style-name="P35">Herní efekt:</text:p>
      <text:list xml:id="list2295195659496937393" text:style-name="L58">
        <text:list-item>
          <text:p text:style-name="P176">Efektu kouzla se není možné bránit, úspěšné seslání proti nulové obtížnosti znamená úspěšné čtení.</text:p>
        </text:list-item>
        <text:list-item>
          <text:p text:style-name="P176">Podsouvání myšlenek cílem čtení se vyhodnocuje jako test dovednosti Jednání (Přetvářka a lhaní) ze strany cíle a Jednání (Znalost mysli) z tvé strany. Pokud cíl v tomto testu neuspěje, poznáš, že se ti myšlenky snaží cíleně podsouvat.</text:p>
        </text:list-item>
        <text:list-item>
          <text:p text:style-name="P176">Když cíl neví a nepředpokládá, že je telepaticky čten, tak pravděpodobně na téma nadhozené v rozhovoru pomyslí. Když se tomu má důvod cíleně bránit, vyhodnocuje se to stejně jako podsouvání myšlenek. V průběhu rozhovoru se cíl nejspíš nebude pouštět do dlouhých úvah. Nejlepší je to každopádně odehrát – Vypravěč prostě za cíl přemýšlí nahlas. </text:p>
        </text:list-item>
        <text:list-item>
          <text:p text:style-name="P176">Pokud někdo libovolnou formu čtení myšlenek použije na hráčskou postavu, Vypravěč může hráče vyzvat, aby přemýšlel nahlas, nebo zpětně rekapituloval své úvahy. Při použití na nehráčskou postavu naopak za dotyčného nahlas přemýšlí Vypravěč.</text:p>
        </text:list-item>
      </text:list>
      <text:p text:style-name="P31"><text:soft-page-break/></text:p>
      <text:p text:style-name="P31"/>
      <text:h text:style-name="P207" text:outline-level="3">Projekce formulovaných myšlenek</text:h>
      <text:p text:style-name="P31">Požadavky: Telepatie 3<text:line-break/>Doba sesílání: 1 kolo<text:line-break/></text:p>
      <text:p text:style-name="P31"><text:span text:style-name="T30">Cíl po dobu udržování nebo ovládání soustředěním uslyší tvoje slovně formulované myšlenky, stejně jako kdyby na tebe používal </text:span><text:span text:style-name="T28">Čtení formulovaných myšlenek</text:span><text:span text:style-name="T30">.</text:span></text:p>
      <text:p text:style-name="P31"/>
      <text:p text:style-name="P35">Herní efekt:</text:p>
      <text:p text:style-name="P31">Říkej nahlas, na co myslíš. Přesně to „uslyší“ cíl – spolu s hovorem, který při tom slyšíš, případně s tím, co zrovna čteš (ať už nahlas nebo potichu). Efektu kouzla se není možné bránit, cíl si ale bude jasně uvědomovat, že předávané myšlenky nejsou jeho vlastní – je to asi jako když bys na něj přímo mluvil.</text:p>
      <text:p text:style-name="P31"/>
      <text:p text:style-name="P35">Příklady použití:</text:p>
      <text:list xml:id="list5322064516621325041" text:style-name="L59">
        <text:list-item>
          <text:p text:style-name="P177">Když chceš něco sdělit někomu, kdo netuší, co je to telepatie, tak je dobré mu nějak vysvětlit, že se s ním pokoušíš komunikovat. Můžeš postupovat například takto:<text:line-break/>„Ahoj. Nevyděs se, mluvím k tobě v myšlenkách. Potřebuju ti říct...“</text:p>
        </text:list-item>
        <text:list-item>
          <text:p text:style-name="P177"><text:soft-page-break/>Telepatický rozhovor vyvoláš tak, že sešleš a budeš zároveň udržovat kouzla na čtení a projekci myšlenek. Funguje to jako obyčejný rozhovor, jen s tím, že jsou slyšet i myšlenky, které se obvykle neříkají nahlas (odehrajte to), a to obousměrně (takže i cíl uslyší to, co si jen pomyslíš).</text:p>
        </text:list-item>
      </text:list>
      <text:p text:style-name="P31"/>
      <text:h text:style-name="P209" text:outline-level="3">Pošťouchnutí</text:h>
      <text:p text:style-name="P8">Požadavky: Telepatie 3<text:line-break/>Doba sesílání: 1 kolo<text:line-break/>Obranná dovednost: Vůle nebo dovednost použitá k narušované činnosti<text:line-break/></text:p>
      <text:p text:style-name="P8">Pomocí tohoto kouzla můžeš vysílat krátké motorické impulzy – k mrknutí, cuknutí rukou a podobně. Nedokážeš zcela převzít kontrolu, můžeš ale cíli účinně znesnadňovat zamýšlené pohyby, případně jej donutit k cuknutí či poškubávání. Na vyvolání efektu je třeba se soustředit, udržování <text:span text:style-name="T12">Pošťouchnutí</text:span> nemá žádný efekt.</text:p>
      <text:p text:style-name="P8"/>
      <text:p text:style-name="P10">Příklady použití:</text:p>
      <text:list xml:id="list9156469675349386752" text:style-name="L60">
        <text:list-item>
          <text:p text:style-name="P184">Postavení cíle do společensky nepříjemné situace vyvoláním tiku, rozlitím sklenice a podobně<text:line-break/><text:span text:style-name="T1">(</text:span><text:span text:style-name="T4">Pošťouchnutí</text:span><text:span text:style-name="T1">, případně ovládané soustředěním. Cíl se brání dovedností Vůle)</text:span></text:p>
        </text:list-item>
        <text:list-item>
          <text:p text:style-name="P184">Ztížení či úplné znemožnění zamýšleného fyzického útoku<text:line-break/><text:span text:style-name="T1">(</text:span><text:span text:style-name="T4">Pošťouchnutí</text:span><text:span text:style-name="T1">, </text:span><text:span text:style-name="T4">Obarna kouzlem</text:span><text:span text:style-name="T3">. Vyhodnocuje se jako obranné kouzlo</text:span><text:span text:style-name="T1">)</text:span></text:p>
        </text:list-item>
        <text:list-item>
          <text:p text:style-name="P184">Zabránění v zamýšlené fyzické činnosti<text:line-break/><text:span text:style-name="T1">(</text:span><text:span text:style-name="T4">Pošťouchnutí</text:span><text:span text:style-name="T3">, vyhodnocuje se jako Protiakce</text:span><text:span text:style-name="T1">)</text:span></text:p>
        </text:list-item>
      </text:list>
      <text:p text:style-name="P8"><text:soft-page-break/></text:p>
      <text:h text:style-name="P207" text:outline-level="3">Telepatická bariéra</text:h>
      <text:p text:style-name="P8">Požadavky: Telepatie 3<text:line-break/>Doba sesílání: 1 kolo<text:line-break/></text:p>
      <text:p text:style-name="P10">Herní efekt:</text:p>
      <text:p text:style-name="P8">Na cíl pod vlivem tohoto kouzla není možné použít žádnou telepatickou praktiku, pokud její Síla není vyšší, než Síla <text:span text:style-name="T12">Telpatické bariéry</text:span>. Bariéra nechrání před schopnostmi z dovedností Uhranutí ani Mentální praktiky.</text:p>
      <text:p text:style-name="P8"/>
      <text:h text:style-name="P207" text:outline-level="3">Přenos významu</text:h>
      <text:p text:style-name="P8">Požadavky: Telepatie 4<text:line-break/>Modifikace: Beze změny<text:line-break/></text:p>
      <text:p text:style-name="P8">Díky této modifikaci můžeš při použití Čtení formulovaných myšlenek nebo Projekce formulovaných myšlenek místo slovního znění myšlenek přenášet jejich význam. <text:span text:style-name="T12">Přenos významu</text:span> neumožňuje překládat šifry (když někdo řekne „Tady orel“, tak je významem „orel“, nikoliv to, co tato šifra označuje), leda by si cíl šifru vědomě přeložil.</text:p>
      <text:p text:style-name="P8"/>
      <text:p text:style-name="P10">Příklady použití:</text:p>
      <text:list xml:id="list2857422526757333934" text:style-name="L61">
        <text:list-item>
          <text:p text:style-name="P185">Porozumění cizí řeči čtením myšlenek mluvčího nebo někoho, kdo jej poslouchá a zná daný jazyk.</text:p>
        </text:list-item>
        <text:list-item>
          <text:p text:style-name="P185"><text:soft-page-break/>Telepatický rozhovor bez znalosti společného jazyka.</text:p>
        </text:list-item>
      </text:list>
      <text:p text:style-name="P8"/>
      <text:p text:style-name="P10"/>
      <text:h text:style-name="P207" text:outline-level="3">Projekce snu</text:h>
      <text:p text:style-name="P14">Požadavky: Telepatie 4<text:line-break/>Doba sesílání: Po dobu trvání snu<text:line-break/></text:p>
      <text:p text:style-name="P14">Toto kouzlo můžeš použít pouze na spící cíl schopný snění, například na člověka nebo zvíře. Dotyčný nemusí zrovna snít, kouzlo jej k tomu přivede. Na to, co ve snu bude, máš stejnou měrou vliv ty a podvědomí cíle. Cíl si bude sen po probuzení pamatovat. Každému cíli můžeš projektovat jen jeden sen za noc.</text:p>
      <text:p text:style-name="P8"/>
      <text:p text:style-name="P10">Herní efekt:</text:p>
      <text:p text:style-name="P8">Střídejte se s Vypravěčem (nebo s ostatními hráči, pokud budou chtít přispět) v přidávání jednotlivých výjevů.<text:line-break/><text:tab/>Začínáš ty – určuješ tím téma snu. Použij k tomu jen jedno slovo nebo slovní spojení, například: „smrt“, „hroby a kříže“, „tvář přítele“, a podobně. Vypravěč následně spojí tvé téma s něčím z paměti nebo podvědomí cíle. Ostatní hráči mohou přidávat detaily. Pokračujte ve střídání, dokud neřekneš, že sen končí, nebo počet tvých vstupů dosáhne Síly kouzla. Každý další výjev může být podrobnější.<text:line-break/><text:tab/>Do snu můžeš vnést i sama sebe. V každém výjevu také můžeš pronést jednu větu, ať už za svůj obraz, nebo za nějakou jinou věc nebo osobu, kterou jsi ty nebo Vypravěč přidal.</text:p>
      <text:p text:style-name="P8"/>
      <text:p text:style-name="P10"><text:soft-page-break/>Příklad použití:</text:p>
      <text:p text:style-name="P8">Ty: „Tvář přítele.“</text:p>
      <text:p text:style-name="P8">Vypravěč: „Mužská tvář s jasnýma hnědýma očima, krátkými vlasy a pěstěným vousem.“</text:p>
      <text:p text:style-name="P8">Ty: „Hroby a kříže.“</text:p>
      <text:p text:style-name="P8">Jiný hráč: „Je úplněk, hustá mlha, hrobové ticho.“</text:p>
      <text:p text:style-name="P8">Ty: „Jeden z hrobů je odkrytý. Rakev je otevřená, úzký paprsek měsíčního světla dopadá přímo na přítelovu tvář. Sen končí.“</text:p>
      <text:p text:style-name="P8"/>
      <text:h text:style-name="P207" text:outline-level="3">Projekce vjemů</text:h>
      <text:p text:style-name="P8">Požadavky: Telepatie 4<text:line-break/>Doba sesílání: 1 kolo<text:line-break/>Obranná dovednost: Vůle<text:line-break/></text:p>
      <text:p text:style-name="P8">Tímto kouzlem můžeš soustředěním měnit vnímání cíle jedním smyslem, případně vnímání jednoho tělesného pocitu: bolesti, únavy, žízně, sexuální žádostivosti nebo orgasmu.<text:line-break/><text:tab/>Každý vjem musíš nahradit nějakým jiným. Nemůžeš tedy cíl kompletně odpojit od veškerého vnímání a způsobit, že bude zcela slepý, hluchý, nebo že nic neucítí.</text:p>
      <text:p text:style-name="P8"/>
      <text:p text:style-name="P10">Příklady použití:</text:p>
      <text:list xml:id="list2570473550672693854" text:style-name="L62">
        <text:list-item>
          <text:p text:style-name="P186">Selektivní neviditelnost – můžeš určit, co cíl neuvidí (uvidí místo toho to, co je za tím)</text:p>
        </text:list-item>
        <text:list-item>
          <text:p text:style-name="P186"><text:soft-page-break/>Selektivní iluze – můžeš určit, že cíl místo tebou vybraných objektů, osob či zvuků uvidí nebo uslyší něco jiného</text:p>
        </text:list-item>
        <text:list-item>
          <text:p text:style-name="P186">Selektivní maskování pachů – můžeš určit, že cíl neucítí nějaký pach</text:p>
        </text:list-item>
        <text:list-item>
          <text:p text:style-name="P186">Zahlcení cíle změtí náhodných zvuků či obrazů<text:line-break/><text:span text:style-name="T1">(Cíl je po dobu působení kouzla efektivně hluchý nebo slepý)</text:span></text:p>
        </text:list-item>
        <text:list-item>
          <text:p text:style-name="P186">Iluze rozžhavení zbraně<text:line-break/><text:span text:style-name="T1">(Vyhodnocuje se jako akce odzbrojení. Cíl se brání Vůlí)</text:span></text:p>
        </text:list-item>
        <text:list-item>
          <text:p text:style-name="P191">Utlumení vnímání bolesti<text:line-break/><text:span text:style-name="T1">(Odolnost proti bolesti rovná Síle kouzla)</text:span></text:p>
        </text:list-item>
        <text:list-item>
          <text:p text:style-name="P195">Projekce bolesti<text:line-break/><text:span text:style-name="T1">(Cíl si počítá postihy za zranění, jako by jeho ztráta kondice byla o Sílu kouzla větší)</text:span></text:p>
        </text:list-item>
        <text:list-item>
          <text:p text:style-name="P192">Projekce vlastní bolesti<text:line-break/><text:span text:style-name="T1">(Pokud máš větší postih za zranění než cíl, cíl si bude počítat tvůj postih místo svého)</text:span></text:p>
        </text:list-item>
        <text:list-item>
          <text:p text:style-name="P192">Vsugerování fyzické únavy<text:line-break/><text:span text:style-name="T1">(Pokud cíl neuspěje v obraně proti kouzlu, nemůže v tomto kole použít bod Staminy, protože se cítí zcela fyzicky vyčerpaný)</text:span></text:p>
        </text:list-item>
      </text:list>
      <text:p text:style-name="P7"/>
      <text:p text:style-name="P13">Herní efekt:</text:p>
      <text:list xml:id="list3484416058395112241" text:style-name="L63">
        <text:list-item>
          <text:p text:style-name="P187">Použití projekce vjemů vždy vyžaduje ovládání soustředěním. Udržování kouzla má smysl pouze abys neztratil možnost na cíl působit, když ti například zmizí z výhledu.</text:p>
        </text:list-item>
        <text:list-item>
          <text:p text:style-name="P196"><text:soft-page-break/>Cíl se účinku brání každé kolo působení (jde o standardní obranu, podle jeho rozhodnutí tedy pasivní nebo aktivní).</text:p>
        </text:list-item>
        <text:list-item>
          <text:p text:style-name="P196">V každém kole můžeš působit jen na jeden smysl cíle. Kouzlo vyžaduje soustředění, takže není možné současně seslat druhé a působit na jiný. Mohou to ale udělat dva nezávislí telepati a způsobit tak například, že cíl současně nic neuvidí a neuslyší.</text:p>
        </text:list-item>
        <text:list-item>
          <text:p text:style-name="P196">Detaily, umělecký dojem a celková věrohodnost všech psychických iluzí se řídí pravidly pro <text:span text:style-name="T12">Tvarování kouzel</text:span>.</text:p>
        </text:list-item>
      </text:list>
      <text:p text:style-name="P8"/>
      <text:h text:style-name="P207" text:outline-level="3">Čtení vjemů</text:h>
      <text:p text:style-name="P8">Požadavky: Telepatie 4<text:line-break/>Doba sesílání: 1 kolo <text:line-break/></text:p>
      <text:p text:style-name="P8">Po dobu udržování pociťuješ všechny vjemy a tělesné pocity cíle, jako bys jím sám byl. Tvoje vjemy a tělesné pocity jsou po tuto dobu zcela potlačeny.</text:p>
      <text:p text:style-name="P8"/>
      <text:p text:style-name="P10">Herní efekt:</text:p>
      <text:list xml:id="list3675419347739937227" text:style-name="L64">
        <text:list-item>
          <text:p text:style-name="P188">Budeš si počítat postihy za zranění cíle místo svých (ale pouze za bolestivé zranění, nikoliv např. za paralytické). Budeš vnímat jeho očima, slyšet jeho ušima, cítit jeho nosem. Na jakoukoliv akci prováděnou vlastním tělem si musíš započítat postih -3. Postih se nevztahuje na sesílání psychických kouzel.</text:p>
        </text:list-item>
        <text:list-item>
          <text:p text:style-name="P188"><text:soft-page-break/>Je sice technicky možné seslat toto kouzla na více cílů, ale výsledkem bude naprosté přehlcení vjemy a tělesnými pocity, takže se to výrazně nedoporučuje.</text:p>
        </text:list-item>
      </text:list>
      <text:p text:style-name="P8"/>
      <text:h text:style-name="P207" text:outline-level="3">Zmatení</text:h>
      <text:p text:style-name="P8">Požadavky: Telepatie 5<text:line-break/>Doba sesílání: 1 kolo<text:line-break/>Obranná dovednost: Vůle<text:line-break/></text:p>
      <text:p text:style-name="P8">Úspěšným sesláním tohoto kouzla na krátký okamžik odpojíš mysl cíle od krátkodobé paměti. Chvilku si nebude schopen vzpomenout, co chtěl udělat, kdo je pro něj přítel a nepřítel, kde vlastně je, a podobně. </text:p>
      <text:p text:style-name="P8"/>
      <text:p text:style-name="P10">Herní efekt:</text:p>
      <text:p text:style-name="P8">Při seslání kouzla, případně v každém kole ovládání soustředěním, se cíl brání Vůlí proti tvému Hodu na seslání (<text:span text:style-name="T43">jde o standardní obranu, podle jeho rozhodnutí tedy pasivní nebo aktivní</text:span>). Pokud neuspěje, tak v dalším kole bude jen pasivně reagovat na situaci – bránit se a případně vracet rány (tedy útočit jen na toho, kdo v daném kole útočí na něj). Efekt je třeba vyvolat soustředěním, udržování <text:span text:style-name="T43">kouzla má smysl pouze abys neztratil možnost na cíl působit, když ti například zmizí z výhledu.</text:span> Je možné použít modifikaci <text:span text:style-name="T12">Seslání na více cílů</text:span> nebo <text:span text:style-name="T12">Seslání na všechno v dosahu</text:span> a zmást tak více cílů (každý se brání zvlášť).</text:p>
      <text:p text:style-name="P8"/>
      <text:h text:style-name="P207" text:outline-level="3"><text:soft-page-break/>Vnuknutí</text:h>
      <text:p text:style-name="P8">Požadavky: Telepatie 5<text:line-break/>Doba sesílání: 1 minuta<text:line-break/>Obranná dovednost: Vůle</text:p>
      <text:p text:style-name="P8"/>
      <text:p text:style-name="P8">Vnuknutí záměru pracuje s podvědomím cíle. Dotyčný nebude zkoumat, proč jej něco takového napadlo a pokud se mu to bude zdát alespoň trochu rozumné, udělá to. Vnuknutí neumožňuje změnit pohled cíle na to, co je a co není pravdivé. Nelze tedy například přesvědčit žalářníka, že dostal příkazy, aby tě pustil.</text:p>
      <text:p text:style-name="P8"/>
      <text:p text:style-name="P10">Příklady použití:</text:p>
      <text:list xml:id="list3424740509221575951" text:style-name="L65">
        <text:list-item>
          <text:p text:style-name="P189">Vnuknutí podvědomé potřeby o něčem přemýšlet, nebo si na něco vzpomenout a současné čtení myšlenek<text:line-break/><text:span text:style-name="T1">(Seslání a udržování </text:span><text:span text:style-name="T4">Čtení formulovaných myšlenek</text:span><text:span text:style-name="T1">, následné seslání </text:span><text:span text:style-name="T4">Vnuknutí</text:span><text:span text:style-name="T1">).</text:span></text:p>
        </text:list-item>
        <text:list-item>
          <text:p text:style-name="P189">Vnuknutí záměru, třeba jít zajatci zkontrolovat pouta<text:line-break/><text:span text:style-name="T1">(</text:span><text:span text:style-name="T4">Vnuknutí</text:span><text:span text:style-name="T1">)</text:span></text:p>
        </text:list-item>
      </text:list>
      <text:p text:style-name="P8"/>
      <text:p text:style-name="P10">Herní efekt:</text:p>
      <text:list xml:id="list6916252399878672292" text:style-name="L66">
        <text:list-item>
          <text:p text:style-name="P190">Vnuknutí potřeby o něčem přemýšlet nedokáže cíl přímo přimět k prozrazení tajemství, nebo předem připravené lži. Pokud se například nějaký agent vydává za bratra bohatého obchodníka, tak bude sám o sobě takto uvažovat a při ponouknutí k úvaze o tom, co s ním prožil, si vzpomene na svůj předem připravený krycí příběh. Můžeš ale zkusit v jeho krytí nalézt trhliny, asi jako kdybys jej důkladně vyslý<text:soft-page-break/>chal.<text:line-break/><text:tab/>Bankéř si nezopakuje kód od trezoru jen tak pro nic za nic, určitě na něj ale pomyslí, když bude trezor otevírat (a k tomu jej můžeš ponouknout).</text:p>
        </text:list-item>
        <text:list-item>
          <text:p text:style-name="P190">Úspěšné vnuknutí záměru ještě nutně neznamená, že to cíl provede. Musí se jednat o něco, co by skutečně mohl chtít udělat. Vnuknutí záměru skočit do propasti tedy bude určitě neúspěšné, zatímco vnuknutí záměru pokusit se do propasti sešplhat a podívat se, co je na dně, může uspět. Je to sice nebezpečné, ale z pohledu cíle to nemusí být úplný nesmysl (pokud tedy zrovna nejde o postarší dámu s výraznou nadváhou, <text:s/>ta o něčem takovém nebude ani uvažovat). Žalářník určitě nepůjde vězně pustit ven jen tak pro nic za nic, může se se rozhodnout vyvést ho z cely a dát mu pořádnou nakládačku, aby na to všichni ostatní vězni viděli.<text:line-break/><text:tab/>Cíl bude každopádně vnuknutý záměr provádět jen po dobu udržování kouzla. Jakmile udržování skončí, vrátí se mu jeho vlastní myšlení a pravděpodobně se podiví nad tím, proč zrovna tohle udělal.</text:p>
        </text:list-item>
      </text:list>
      <text:p text:style-name="P8"/>
      <text:h text:style-name="P207" text:outline-level="3">Detekce telepatického působení</text:h>
      <text:p text:style-name="P8">Požadavky: Telepatie 5<text:line-break/>Pasivní schopnost<text:line-break/></text:p>
      <text:p text:style-name="P8">Pokud jsi při vědomí a nespíš, tak vždy poznáš, když na tebe někdo používá libovolnou telepatickou schopnost.</text:p>
      <text:p text:style-name="P8"/>
      <text:h text:style-name="P207" text:outline-level="3"><text:soft-page-break/>Čtení podprahových vjemů</text:h>
      <text:p text:style-name="P8">Požadavky: Telepatie 5<text:line-break/>Modifikace: beze změny<text:line-break/></text:p>
      <text:p text:style-name="P8">Pomocí této modifikace dokážeš číst i podprahové vjemy cíle: například bolest, na kterou si už cíl zvykl a neuvědomuje si ji, zvuky, které slyší, ale nevnímá, obrazy zachycené periferním viděním, a podobně.<text:line-break/><text:tab/>Budeš také schopen číst podvědomé významy toho, co cíl vnímá – například, že někoho z davu zná, byť jej jen letmo zahlédl a sám si to neuvědomuje, protože se soustředí na něco jiného.</text:p>
      <text:p text:style-name="P8"/>
      <text:p text:style-name="P10">Herní efekt:</text:p>
      <text:p text:style-name="P8">Podprahové vjemy neprozrazují to, co cíl považuje za tajemství, leda bys znal a použil <text:span text:style-name="T12">Sociální empatii</text:span>. Úspěch se vyhodnotí stejně jako detekce lži pomocí <text:span text:style-name="T12">Čtení vyšších emocí</text:span>.</text:p>
      <text:p text:style-name="P8"/>
      <text:p text:style-name="P10">Příklad použití:</text:p>
      <text:list xml:id="list5523555755666140379" text:style-name="L67">
        <text:list-item>
          <text:p text:style-name="P197"><text:span text:style-name="T37">Rozpoznání, že agent, kterému čteš myšlenky, v davu zahlédl svůj kontakt. Pokud neumíš schopnost </text:span><text:span text:style-name="T40">Čtení vyšších emocí</text:span><text:span text:style-name="T37">, nebo jsi neuspěl v testu na odhalení pravdy, tak zjistíš pouze to, že cíl agenta zná, ale nikoliv proč.<text:line-break/></text:span><text:span text:style-name="T6">(</text:span><text:span text:style-name="T7">Čtení vjemů</text:span><text:span text:style-name="T6">, </text:span><text:span text:style-name="T7">Čtení podprahových vjemů a významů</text:span><text:span text:style-name="T6">, </text:span><text:span text:style-name="T7">Čtení vyšších emocí</text:span><text:span text:style-name="T6">)</text:span></text:p>
        </text:list-item>
      </text:list>
      <text:p text:style-name="P8"/>
      <text:h text:style-name="P210" text:outline-level="3"><text:soft-page-break/>Čtení vyšších emocí</text:h>
      <text:p text:style-name="P9">Požadavky: Telepatie 6<text:line-break/>Doba sesílání: 1 kolo<text:line-break/></text:p>
      <text:p text:style-name="P9"><text:span text:style-name="T12">Čtení vyšších emocí</text:span> funguje stejně jako <text:span text:style-name="T12">Empatie</text:span>, umožňuje ale vnímat i vyšší emoce:</text:p>
      <text:p text:style-name="P9"/>
      <text:list xml:id="list3196320581138751222" text:style-name="L68">
        <text:list-item>
          <text:p text:style-name="P193">frustraci, stud, estetické cítění (co se cíli líbí a nelíbí), subjektivní pravdu (zda si myslí, že je něco pravda nebo lež)</text:p>
        </text:list-item>
      </text:list>
      <text:p text:style-name="P9"/>
      <text:p text:style-name="P11">Herní efekt:</text:p>
      <text:p text:style-name="P9">Pomocí <text:span text:style-name="T12">Čtení vyšších emocí</text:span> můžeš poznat, jestli někdo lže, případně jestli je něco podle něj pravda nebo lež. Není to ale automatické, opravu dobrý lhář dokáže své emoce kontrolovat.<text:line-break/><text:tab/>Detekce pravdy při použití <text:span text:style-name="T12">Čtení vyšších emocí</text:span> se vyhodnocuje jako dovednostní střet Jednání (Znalosti mysli) proti Jednání (Přetvářce a lhaní) cíle. Vypravěč za cíl hází skrytě. Když uspěješ, tak víš, co je podle cíle pravda. Když neuspěješ bez komplikací, tak víš, že to nedokážeš poznat. Když neuspěješ s komplikacemi, tak tě cíl úspěšně obelhal.<text:line-break/><text:tab/>Vypravěč ti řekne buď: „Jsi si jistý, že cíl lže/mluví pravdu“, nebo „Nedokážeš to poznat“.</text:p>
      <text:p text:style-name="P9"/>
      <text:h text:style-name="P207" text:outline-level="3">Projekce vyšších emocí</text:h>
      <text:p text:style-name="P8"><text:span text:style-name="T43">Požadavky: Telepatie 6<text:line-break/>Modifikace: beze změny</text:span><text:span text:style-name="T31"><text:line-break/></text:span></text:p>
      <text:p text:style-name="P8"><text:soft-page-break/><text:span text:style-name="T31">Pomocí této modifikace můžeš při použití </text:span><text:span text:style-name="T29">Vnuknutí</text:span><text:span text:style-name="T31"> změnit náhled cíle na to, co je a co není pravdivé. Projekcí emocí můžeš také předávat vyšší emoce: frustraci, stud, estetické cítění (co se cíli líbí a nelíbí).</text:span></text:p>
      <text:p text:style-name="P15"/>
      <text:p text:style-name="P12">Příklad použití:</text:p>
      <text:list xml:id="list7859147602373126194" text:style-name="L69">
        <text:list-item>
          <text:p text:style-name="P194">Vnuknutí žalářníkovi, že dostal příkaz pustit tě z vězení<text:line-break/>(<text:span text:style-name="T12">Projekce vyšších emocí</text:span>, <text:span text:style-name="T12">Vnuknutí</text:span>)</text:p>
        </text:list-item>
      </text:list>
      <text:p text:style-name="P15"/>
      <text:h text:style-name="P217" text:outline-level="2">Mentální praktiky</text:h>
      <text:p text:style-name="P45"/>
      <text:list xml:id="list7833376121459285415" text:style-name="L70">
        <text:list-item>
          <text:p text:style-name="P178">Mentální útok<text:line-break/>Mentální štít<text:line-break/>Mentální vzpruha</text:p>
        </text:list-item>
        <text:list-item>
          <text:p text:style-name="P178">Hypnóza<text:line-break/>Mentální resuscitace<text:line-break/>Spánek</text:p>
        </text:list-item>
        <text:list-item>
          <text:p text:style-name="P178">Posthypnotický příkaz<text:line-break/>Převzetí motorické kontroly</text:p>
        </text:list-item>
        <text:list-item>
          <text:p text:style-name="P178">Výmaz faktické paměti<text:line-break/>Zápis do paměti</text:p>
        </text:list-item>
        <text:list-item>
          <text:p text:style-name="P178">Výmaz procedurální a senzorické paměti<text:line-break/>Čtení senzorické paměti<text:line-break/>Hluboká hypnóza<text:line-break/>Obnova paměti<text:line-break/>Přepis paměti</text:p>
        </text:list-item>
        <text:list-item>
          <text:p text:style-name="P178"><text:soft-page-break/>Čtení hlubokého podvědomí<text:line-break/>Úplný výmaz paměti<text:line-break/>Úprava osobnosti</text:p>
        </text:list-item>
      </text:list>
      <text:p text:style-name="P31"/>
      <text:p text:style-name="P45">Proti mentálním praktikám vyžadujícím cíl v mentálním bezvědomí nebo ve stavu úplného odpojení mysli se není možné bránit, obtížnost seslání je tedy 0.<text:line-break/><text:tab/>Všechny praktiky pro manipulaci s pamětí jsou plně účinné jen po tolik let, kolik činila Síla použitého kouzla. Poté začnou pomalu prosakovat původní vzpomínky, původní osobnost, apod. Zhruba do dalších (Síla kouzla) let se paměť cíle zcela obnoví. Kouzlo je samozřejmě možné zopakovat a účinek tak prodloužit.</text:p>
      <text:p text:style-name="P45"/>
      <text:h text:style-name="P207" text:outline-level="3">Mentální útok</text:h>
      <text:p text:style-name="P45">Požadavky: Mentální praktiky 1<text:line-break/>Doba sesílání: 1 kolo<text:line-break/>Obranná dovednost: Vůle</text:p>
      <text:p text:style-name="P45"/>
      <text:p text:style-name="P45"><text:span text:style-name="T16">Bez posílení seslání bodem Vůle </text:span><text:span text:style-name="T12">Mentální útok</text:span> způsobuje mentální zranění a působí pouze na bytosti s lidskou inteligencí.</text:p>
      <text:p text:style-name="P45"/>
      <text:p text:style-name="P42">Herní efekt:</text:p>
      <text:p text:style-name="P45"><text:span text:style-name="T12">Mentální útok</text:span> se vyhodnocuje jako útok kouzlem s bonusem ke zranění +0, obranná dovednost je Vůle a cíl se, jako u každého útoku, musí rozhodnout, zda se bude bránit aktivně nebo pasivně. Zbroj proti mentálnímu útoku vůbec nechrání. Způsobené zranění <text:soft-page-break/>je pouze psychické, projevuje se jako rostoucí apatie a zvýšené úsilí donutit se ke každému pohybu a k přemýšlení. Mentální zranění se přičítá k celkové ztrátě kondice při určování velikosti postihu a vyřazení z boje.</text:p>
      <text:p text:style-name="P45"/>
      <text:p text:style-name="P45">Když při seslání použiješ bod Vůle, tak navíc k získání bonusu k hodu na seslání můžeš:</text:p>
      <text:list xml:id="list8834146324383433533" text:style-name="L71">
        <text:list-item>
          <text:p text:style-name="P110">Místo mentálního zranění způsobit zranění fyzické: Popraskání cév, silnou bolest hlavy, spuštění krve z nosu, celkové vysílení. Způsobené zranění může být i závažné.</text:p>
        </text:list-item>
        <text:list-item>
          <text:p text:style-name="P110">Zranit i tvora se zvířecí inteligencí, ať už mentálně nebo fyzicky.</text:p>
        </text:list-item>
      </text:list>
      <text:p text:style-name="P31"/>
      <text:p text:style-name="P31">Když celkové mentální zranění cíle dosáhne nebo přesáhne 12 bodů (nehledě na maximální kondici cíle):</text:p>
      <text:list xml:id="list3204708785055341564" text:style-name="L72">
        <text:list-item>
          <text:p text:style-name="P179">Cíl upadne do <text:span text:style-name="T1">mentálního bezvědomí</text:span><text:span text:style-name="T18"> (stejný herní efekt jako obyčejné bezvědomí – ukončení udržování veškeré magie, ukončení působení alchymistických výrobků s dočasným působením)</text:span>. </text:p>
        </text:list-item>
      </text:list>
      <text:p text:style-name="P31"/>
      <text:p text:style-name="P31">Když dosáhne nebo přesáhne 18 bodů, můžeš si vybrat:</text:p>
      <text:list xml:id="list4819297875960409287" text:style-name="L73">
        <text:list-item>
          <text:p text:style-name="P180">Necháš jej umřít. Smrt nastane do několika minut, podobně jako v důsledku obyčejného zranění.</text:p>
        </text:list-item>
        <text:list-item>
          <text:p text:style-name="P180">Budeš poslední <text:span text:style-name="T12">Mentální útok</text:span> udržovat. Cíl pak nezemře, jeho celkové mentální zranění bude přesně rovno mezi smrti a po dobu udržování kouzla se bude nacházet ve <text:span text:style-name="T1">stavu odpojení mysli</text:span>.</text:p>
        </text:list-item>
      </text:list>
      <text:p text:style-name="P31"><text:soft-page-break/></text:p>
      <text:p text:style-name="P31">Mentální zranění se samovolně regeneruje rychlostí 1 bod za hodinu, ale pouze pokud dotyčný neudržuje žádnou magii a nepoužívá schopnosti vyžadující soustředění. Vydatným spánkem se zcela odbourá. Pokud mentální útok způsobil fyzické zranění, léčba probíhá stejně jako u jakéhokoliv jiného fyzického zranění.</text:p>
      <text:p text:style-name="P42"/>
      <text:h text:style-name="P212" text:outline-level="3">Mentální štít</text:h>
      <text:p text:style-name="P54">Požadavky: Mentální praktiky 1<text:line-break/>Doba sesílání: 1 kolo<text:line-break/></text:p>
      <text:p text:style-name="P54">Po dobu udržování si cíl bude od každého zranění <text:span text:style-name="T12">Mentálním útokem</text:span>, ať už mentálního či fyzického, odečítat Sílu kouzla.</text:p>
      <text:p text:style-name="P45"/>
      <text:h text:style-name="P207" text:outline-level="3">Mentální vzpruha</text:h>
      <text:p text:style-name="P45">Požadavky: Mentální praktiky 1<text:line-break/>Doba sesílání: 1 minuta<text:line-break/></text:p>
      <text:p text:style-name="P45">Seslání <text:span text:style-name="T12">Mentální vzpruhy</text:span> vyléčí Síla kouzla bodů mentálního zranění. Znovu ji můžeš použít až poté, co se dotyčný pořádně vyspí.</text:p>
      <text:p text:style-name="P45"/>
      <text:h text:style-name="P207" text:outline-level="3"><text:soft-page-break/>Hypnóza</text:h>
      <text:p text:style-name="P45">Požadavky: Mentální praktiky 2<text:line-break/>Doba sesílání: 1 minuta<text:line-break/></text:p>
      <text:p text:style-name="P45">Cíl nesmí spát a musí ti po celou dobu sesílání věnovat pozornost. Nelze tedy například zhypnotizovat někoho, kdo bojuje, s někým se baví, nebo o tobě vůbec neví. Určitě ale můžeš zhypnotizovat například odvážlivce, který se s tebou pustí do soupeření, kdo dřív uhne pohledem. K udržení pozornosti cíle je možné použít například drobný předmět roztočený na provázku, a podobně.<text:line-break/><text:tab/><text:span text:style-name="T12">Hypnózu</text:span> můžeš také seslat na cíl, který jsi do <text:span text:style-name="T1">mentálního bezvědomí</text:span> dostal Mentálním útokem.</text:p>
      <text:p text:style-name="P45"/>
      <text:p text:style-name="P42">Herní efekt:</text:p>
      <text:p text:style-name="P45">Sesláním <text:span text:style-name="T12">Hypnózy</text:span> můžeš cíl uvést do stavu <text:span text:style-name="T1">mentálního bezvědomí</text:span> trvajícího po dobu udržování kouzla, aniž bys musel způsobit odpovídající mentální zranění.<text:line-break/><text:tab/>Po dobu udržování <text:span text:style-name="T12">Hypnózy</text:span> bude dotyčný na slovo poslouchat tvé příkazy a odpovídat na všechny tvoje otázky. Příkazy bude plnit nejlépe, jak dokáže, bude na to ale mít postih -3, protože se nachází ve stavu <text:span text:style-name="T1">mentálního bezvědomí</text:span>. Na tvé dotazy kladené v průběhu hypnózy odpoví vždy podle svého přesvědčení pravdivě, tajemství a lži připravené před <text:span text:style-name="T12">Hypnózou</text:span> ale neprozradí. Na dotaz „Řekni mi číslo tvého sejfu“ odpoví „To je tajemství“. Když se vydává za jinou osobu, tak na dotaz „Kdo jsi?“ odpoví jménem toho, za koho se momentálně vydává. <text:line-break/></text:p>
      <text:h text:style-name="P207" text:outline-level="3"><text:soft-page-break/>Mentální resuscitace</text:h>
      <text:p text:style-name="P45">Požadavky: Mentální praktiky 2<text:line-break/>Doba sesílání: 1 kolo<text:line-break/></text:p>
      <text:p text:style-name="P45">Tímto kouzlem můžeš zachránit život cíle umírajícího v důsledku mentálního zranění.</text:p>
      <text:p text:style-name="P45"/>
      <text:p text:style-name="P42">Herní efekt:</text:p>
      <text:p text:style-name="P45">Platí stejná pravidla jako pro obyčejnou resuscitaci. Místo hodnocení dovednosti První pomoc použij Sílu kouzla.</text:p>
      <text:p text:style-name="P45"/>
      <text:h text:style-name="P207" text:outline-level="3">Spánek</text:h>
      <text:p text:style-name="P31">Požadavky: Mentální praktiky 2<text:line-break/>Doba sesílání: 1 kolo<text:line-break/></text:p>
      <text:p text:style-name="P31">Krátkým soustředěním způsobíš, že cíl v <text:span text:style-name="T3">mentálním bezvědomí</text:span> usne. Způsobené mentální zranění tím nezmizí, následným vydatným spánkem se však zcela odbourá.</text:p>
      <text:p text:style-name="P31"/>
      <text:p text:style-name="P35">Příklad použití:</text:p>
      <text:list xml:id="list5986747057265039660" text:style-name="L74">
        <text:list-item>
          <text:p text:style-name="P111">Uspání pacienta po mentální léčbě (například <text:span text:style-name="T12">Obnově paměti</text:span>).</text:p>
        </text:list-item>
        <text:list-item>
          <text:p text:style-name="P111">Uspání vyslýchané osoby. Spánek je výrazně méně nápadný stav, než <text:span text:style-name="T1">mentální bezvědomí</text:span>.</text:p>
        </text:list-item>
      </text:list>
      <text:p text:style-name="P45"/>
      <text:h text:style-name="P207" text:outline-level="3"><text:soft-page-break/>Posthypnotický příkaz</text:h>
      <text:p text:style-name="P45">Požadavky: Mentální praktiky 3<text:line-break/>Modifikace: Seslání stojí bod Vůle<text:line-break/></text:p>
      <text:p text:style-name="P31"><text:span text:style-name="T37">V průběhu </text:span><text:span text:style-name="T40">Hypnózy</text:span><text:span text:style-name="T37"> můžeš cíli uložit jeden příkaz, který se mu zapíše hluboko do podvědomí. Po skončení </text:span><text:span text:style-name="T40">Hypnózy</text:span><text:span text:style-name="T37"> bude mít nutkání tento příkaz splnit a nezbaví se jej, dokud to neudělá. I přes to se k tomu ale nikdy nemusí odhodlat, případně nemusí mít možnost se o jeho splnění pokusit. Prostý rolník se nejspíš nepokusí zavraždit krále, přestože na to bude stále myslet. Pravděpodobně se ale vypraví do hlavního města, aby zjistil, kde vůbec takový král žije. Příkaz ke spáchání sebevraždy příčetný cíl také nesplní, může k tomu ale přistoupit, když se dostane do těžké životní situace – příkaz pak bude poslední kapkou, která jej k tomu dovede.<text:line-break/><text:tab/>Příkaz „Všechno zapomeň“ přinutí cíl zapomenout vše, co se dělo v průběhu udržování </text:span><text:span text:style-name="T40">Hypnózy</text:span><text:span text:style-name="T37">. Není možné přinutit jej zapomenout něco jiného. Tento příkaz je jako jediný možné kombinovat s něčím dalším, například „Všechno zapomeň a až se probudíš, tak tuhle obálku dones na radnici.“<text:line-break/><text:tab/>Posthypnotický příkaz je možné zrušit jiným posthypnotickým příkazem, je na to ale třeba znát nebo odhadnout znění rušeného příkazu. „</text:span><text:span text:style-name="T41">Ne</text:span><text:span text:style-name="T37">páchej sebevraždu“ například zruší příkaz „</text:span><text:span text:style-name="T41">S</text:span><text:span text:style-name="T37">páchej sebevraždu“ /* </text:span><text:span text:style-name="T41">Blbej příklad, takový příkaz nebude fungovat</text:span><text:span text:style-name="T37"> */. Druhá možnost je použít kouzlo </text:span><text:span text:style-name="T40">Obnova paměti</text:span><text:span text:style-name="T37">, na to znalost znění rušeného příkazu potřeba není.<text:line-break/><text:tab/>Jednomu cíli můžeš uložit jen jeden příkaz. Pokud jej zhypnotizuješ znovu a uložíš mu jiný, původní se tím přepíše. Více telepatů ale může stejné osobě nezávisle uložit více různých příkazů.</text:span></text:p>
      <text:p text:style-name="P45"/>
      <text:h text:style-name="P207" text:outline-level="3"><text:soft-page-break/>Převzetí motorické kontroly</text:h>
      <text:p text:style-name="P45">Požadavky: Mentální praktiky 3<text:line-break/>Rychlost seslání: 1 kolo<text:line-break/>Cíl musí být v <text:span text:style-name="T1">mentálním bezvědomí<text:line-break/></text:span></text:p>
      <text:p text:style-name="P42">Herní efekt:</text:p>
      <text:p text:style-name="P45">Pomocí soustředění můžeš řídit pohyby cíle, jak bys jím byl ty sám. Pokud budeš kouzlo jen udržovat, cíl bude pouze setrvávat ve stabilní pozici. Když tedy ovládání soustředěním ukončíš uprostřed pohybu, nejdříve se zhroutí k zemi.<text:line-break/><text:tab/>Můžeš za cíl mluvit (jeho hlasem), nemáš však přístup k jeho paměti. Můžeš používat jeho fyzické dovednosti (včetně bojových, ale nikoliv sociální dovednosti a znalosti), ale s postihem -3 za to, že stále vnímáš svými smysly a ovládáš jej tedy nepřímo. Pomocí <text:span text:style-name="T12">Projekce vjemů</text:span> nebo jiné schopnosti umožňující dívat se očima cíle můžeš tento postih snížit na -1. Maximální hodnocení dovedností cíle je navíc omezeno Silou kouzla. Nepočítáš si při tom postihy za mentální zranění cíle, protože jeho tělo ovládáš ty a nikoliv jeho vyčerpaná mysl, počítáš si ale své postihy za mentální a bolestivé fyzické zranění a také jeho postihy za fyzické zranění, paralýzu a podobně.<text:line-break/><text:tab/>Když je cíl terčem mentálního útoku v kole, kdy jej ovládáš soustředěním, bránit se mu budeš ty a ty také obdržíš případné zranění.<text:line-break/></text:p>
      <text:p text:style-name="P45">Rozpoznání, že cíl není sám sebou, se vyhodnocuje stejně, jako by ses za něj vydával v převleku – tedy jako střet tvé dovednosti Jednání (Přetvářka a lhaní) s dovedností Jednání (Ostražitost) toho, kdo se tě snaží odhalit. Není tě ale samozřejmě možné odhalit odstraněním převleku.</text:p>
      <text:p text:style-name="P45"/>
      <text:p text:style-name="P42"><text:soft-page-break/>Příklad použití:</text:p>
      <text:p text:style-name="P45">Převzetí kontroly nad protivníkem, jehož jsi právě poslal do <text:span text:style-name="T1">mentálního bezvědomí</text:span> pomocí <text:span text:style-name="T12">Mentálního útoku</text:span>. Když to uděláš hned, tak jediné, čeho si kdo může všimnout, je chvilkové zavrávorání.</text:p>
      <text:p text:style-name="P45"/>
      <text:h text:style-name="P207" text:outline-level="3">Výmaz faktické paměti</text:h>
      <text:p text:style-name="P45">Požadavky: Mentální praktiky 4<text:line-break/>Doba sesílání: 1 minuta<text:line-break/>Cíl musí být v <text:span text:style-name="T1">mentálním bezvědomí<text:line-break/></text:span></text:p>
      <text:p text:style-name="P45">Po seslání tohoto kouzla cíl zapomene všechna fakta: jména, data, co kdy dělal, a podobně. Přijde také o všechny znalostní dovednosti založené na faktech, jako je například Historie, Anatomie a podobně, s výjimkou znalosti jazyků. Fyzické dovednosti a dovednosti založené na přemýšlení a souvislostech (např. Matematika) si zachovají své původní hodnocení, dotyčný ale si ale nebude pamatovat jména ani přesné znění jednotlivých pravidel a zákonitostí, bude je pouze umět použít, případně odvodit.<text:line-break/><text:tab/>Cíl si stále bude pamatovat zvuky, pachy a obrazy, nebude jim ale schopen přiřadit význam. Tvář matky mu například bude povědomá, ale nedokáže říct, kdo to je.</text:p>
      <text:p text:style-name="P45"/>
      <text:p text:style-name="P45">Když při seslání použiješ bod Vůle, tak můžeš faktickou paměť mazat selektivně:</text:p>
      <text:list xml:id="list3697105029711365863" text:style-name="L75">
        <text:list-item>
          <text:p text:style-name="P112">Buď tak, že stanovíš, co cíl zapomenout nemá (všechno ostatní zapomene)</text:p>
        </text:list-item>
        <text:list-item>
          <text:p text:style-name="P112">Nebo vyjmenováním toho, co zapomenout má</text:p>
        </text:list-item>
        <text:list-item>
          <text:p text:style-name="P112"><text:soft-page-break/>Nechat cíl zapomenout, že s jsi s jeho myslí manipuloval</text:p>
        </text:list-item>
      </text:list>
      <text:p text:style-name="P31"/>
      <text:h text:style-name="P207" text:outline-level="3">Zápis do paměti</text:h>
      <text:p text:style-name="P45">Požadavky: Mentální praktiky 4<text:line-break/>Doba sesílání: 1 minuta<text:line-break/>Cíl musí být v <text:span text:style-name="T1">mentálním bezvědomí<text:line-break/></text:span></text:p>
      <text:p text:style-name="P51">Takto můžeš cíli permanentně přidat nové vzpomínky, třeba že se už několik let znáte. Nemůžeš ale nahradit už existující vzpomínky, třeba to, že jsi jej skoro zabil.</text:p>
      <text:p text:style-name="P45"/>
      <text:p text:style-name="P42">Herní efekt:</text:p>
      <text:p text:style-name="P45">„Věrohodnost“ nově implantovaných vzpomínek určuje hodnocení tvé dovednosti Jednání (Přetvářka a lhaní). Když jako hráč přidáš příslušné dokreslující detaily, získáš tím bonus za fintu.<text:line-break/><text:tab/>Cíl si proti tvému výsledku může hodit dovedností Jednání (Znalost mysli) a získat bonus za fintu v případě, že implantované informace jako hráč rozepře, nebo když jej někdo upozorní na nějakou nesrovnalost<text:span text:style-name="T18"> – například když ho někdo blízký upozorní, že on jeho údajného dlouholetého přítele vůbec nezná. V případě úspěchu si cíl uvědomí, že vzpomínky nejsou jeho vlastní, stále je však bude mít.</text:span></text:p>
      <text:p text:style-name="P45"/>
      <text:h text:style-name="P207" text:outline-level="3"><text:soft-page-break/>Výmaz procedurální a senzorické paměti</text:h>
      <text:p text:style-name="P45">Požadavky: Mentální praktiky 5<text:line-break/>Doba sesílání: 1 minuta<text:line-break/>Cíl musí být ve <text:span text:style-name="T1">stavu odpojení mysli<text:line-break/></text:span></text:p>
      <text:p text:style-name="P54">Po seslání tohoto kouzla cíl zapomene všechny fyzické dovednosti, zvuky, obrazy, chutě a pachy. Vše pro něj bude nové – každé jídlo, každý dům v rodném městě. Zůstane mu pouze osobnost a znalost jazyků.<text:line-break/><text:tab/>S použitím bodů Vůle můžeš procedurální a senzorickou paměť cíle promazat selektivně, například jej nechat zapomenout jen to, co viděl a slyšel minulý pátek.</text:p>
      <text:p text:style-name="P45"/>
      <text:h text:style-name="P207" text:outline-level="3">Čtení senzorické paměti</text:h>
      <text:p text:style-name="P45"><text:span text:style-name="T18">Požadavky: Mentální praktiky 5<text:line-break/>Doba sesílání: po dobu trvání vzpomínek</text:span><text:span text:style-name="T1"><text:line-break/>Cíl musí být ve stavu odpojení mysli</text:span></text:p>
      <text:p text:style-name="P54"/>
      <text:p text:style-name="P45">Takto si můžeš „přehrát“ obrazové, zvukové, chuťové, čichové a hmatové vzpomínky cíle – ucítíš je podobně, jako bys v dané situaci byl. Nebudou však ani zdaleka tak ostré jako ve skutečnosti – čím dále do minulosti půjdeš a čím méně významné vzpomínky to pro cíl budou, tím budou obsahovat méně detailů a konkrétních informací. Staré vzpomínky „uvidíš“ jen v podobě nejasných obrysů s nějakým významem – poznáš například, s kým se tvůj cíl potkal, pokud dotyčného znáš ty nebo cíl, neznámou osobu spatřenou ve vzpomínkách cíle ale nedokážeš popsat ani nakreslit.<text:line-break/><text:tab/>Vzpomínky se „přehrávají“ v reálném čase a vždy ve směru plynutí času. Projít někomu celý život tedy zabere celý život. Je možné <text:soft-page-break/>v nich „přeskakovat“ a „vyhledávat“ tím, že se soustředíš vždy na nějakou výraznou událost. Můžeš si například „přehrát“, co cíl vnímal po té, co se s tebou včera potkal. Nemůžeš si ale přehrát, co se stalo „včera v osm hodin“, pokud na to neodkážeš nějakou událostí, například „když hodiny na věži osmkrát odbily“.</text:p>
      <text:p text:style-name="P45"/>
      <text:h text:style-name="P207" text:outline-level="3">Hluboká hypnóza</text:h>
      <text:p text:style-name="P45">Požadavky: Mentální praktiky 5<text:line-break/>Doba sesílání: 1<text:span text:style-name="T68">0</text:span> <text:span text:style-name="T68">minut</text:span></text:p>
      <text:p text:style-name="P45"/>
      <text:p text:style-name="P45">Sesláním <text:span text:style-name="T12">Hluboké hypnózy</text:span> uvedeš cíl do <text:span text:style-name="T1">stavu odpojení mysli</text:span> trvajícího po dobu udržování kouzla, aniž bys jej musel mentálně zranit. Podmínky použití jsou stejné jako u kouzla <text:span text:style-name="T12">Hypnóza</text:span><text:span text:style-name="T16">, cíl ve </text:span><text:span text:style-name="T3">stavu odpojení mysli</text:span><text:span text:style-name="T16"> ovšem není schopen ovládat své tělo ani odpovídat a není možné mu zadat ani </text:span><text:span text:style-name="T12">Posthypnotický příkaz</text:span><text:span text:style-name="T16">.</text:span></text:p>
      <text:p text:style-name="P45"/>
      <text:h text:style-name="P207" text:outline-level="3">Obnova paměti</text:h>
      <text:p text:style-name="P45">Požadavky: Mentální praktiky 5,<text:span text:style-name="T43"> Jednání (Znalost mysli) 4<text:line-break/>Rychlost seslání: 1 hodina<text:line-break/>Cíl musí být ve </text:span><text:span text:style-name="T11">stavu odpojení mysli<text:line-break/></text:span></text:p>
      <text:p text:style-name="P45">Tímto kouzlem můžeš zvrátit účinek všech kouzel a schopností pracujících s pamětí. Obnova je zcela úspěšná pouze v případě, že je Síla tvého kouzla vyšší, než Síla kouzla, které změnu paměti způsobilo. V opačném případě obnova pouze přiblíží dobu, po které se začnou vzpomínky samovolně vracet a za jak dlouho se vrátí.<text:line-break/><text:tab/>Pokud cíli někdo implantoval nové vzpomínky, nebo část paměti <text:soft-page-break/>přepsal, <text:span text:style-name="T12">Obnova paměti</text:span> nové informace nesmaže, budou v paměti existovat spolu s předchozími. Cíl si bude jasně vědom toho, které vzpomínky nejsou jeho vlastní. <text:line-break/><text:tab/>Obnova paměti pomáhá i proti stařecké skleróze, kouzlo je však třeba pravidelně opakovat. Ztrátu paměti v důsledku fyzického zranění mozku kouzlo nikdy nedokáže zcela vyléčit, může ale pomoci zachránit střípky vzpomínek a propojit je s existující pamětí – cíl si tak může vzpomenout na něco, co si nemohl vybavit.</text:p>
      <text:p text:style-name="P45"/>
      <text:p text:style-name="P42">Příklad:</text:p>
      <text:p text:style-name="P45">Když je pětková Obnova paměti použita na zvrácení změny způsobené šestkovým kouzlem, tak se pacientovi začne paměť vracet rok po způsobní změny a potrvá zhruba další rok, než se mu zcela obnoví. Pokud bylo kouzlo na obnovu použito více než dva roky po změně či výmazu paměti, paměť se vrátí celá.</text:p>
      <text:p text:style-name="P35"/>
      <text:h text:style-name="P207" text:outline-level="3">Přepis paměti</text:h>
      <text:p text:style-name="P45">Požadavky: Mentální praktiky 5<text:line-break/>Doba sesílání: 1 minuta<text:line-break/>Cíl musí být v <text:span text:style-name="T1">mentálním bezvědomí<text:line-break/></text:span></text:p>
      <text:p text:style-name="P54">Touto praktikou můžeš přepsat existující vzpomínky cíle jinými. Například jej přesvědčit, že místo toho, že jsi mu zabil rodiče, jsi se je pokoušel chránit a byl jsi při tom těžce zraněn.</text:p>
      <text:p text:style-name="P54"/>
      <text:p text:style-name="P42">Herní efekt:</text:p>
      <text:p text:style-name="P54"><text:soft-page-break/>Cíl má možnost stejnou možnost uvědomit si, že nové vzpomínky nejsou jeho vlastní, jako u kouzla Zápis do paměti. Nezíská tím ale přístup ke vzpomínkám, které jsi mu přepsal.</text:p>
      <text:p text:style-name="P45"/>
      <text:h text:style-name="P207" text:outline-level="3">Čtení hlubokého podvědomí</text:h>
      <text:p text:style-name="P45">Požadavky: Mentální praktiky 6<text:line-break/>Doba sesílání: 1 minuta<text:line-break/>Cíl musí být ve <text:span text:style-name="T1">stavu odpojení mysli<text:line-break/></text:span></text:p>
      <text:p text:style-name="P45"><text:span text:style-name="T12">Čtení hlubokého podvědomí</text:span> probíhá podobně, jako kladení otázek zhypnotizované osobě. Vše se ale odehrává v mysli cíle, nemusíš tedy otázky klást nahlas, a navíc můžeš odhalit i to, co cíl považuje za tajemství, nebo předem připravené lži.<text:line-break/><text:tab/>Touto praktikou také odhalíš všechny násilné změny paměti cíle a můžeš si přečíst i smazanou či přepsanou paměť (za stejným podmínek, jak bys použil <text:span text:style-name="T12">Obnovu paměti</text:span>), nebo věci, které cíl vytlačil z vědomé paměti, například traumatické zážitky z dětství.</text:p>
      <text:p text:style-name="P45"/>
      <text:p text:style-name="P42">Herní efekt:</text:p>
      <text:p text:style-name="P9">Pokus o odkrytí tajemství nebo předem připravené lži se vyhodnocuje jako dovednostní střet Jednání (Znalosti mysli) proti Jednání (Přetvářce a lhaní) cíle.</text:p>
      <text:p text:style-name="P16"/>
      <text:h text:style-name="P207" text:outline-level="3"><text:soft-page-break/>Úplný výmaz paměti</text:h>
      <text:p text:style-name="P45">Požadavky: Mentální praktiky 6<text:line-break/>Doba sesílání: 1 minuta<text:line-break/>Cíl musí být ve <text:span text:style-name="T1">stavu odpojení mysli<text:line-break/></text:span></text:p>
      <text:p text:style-name="P45">V paměti cíle nezbude vůbec nic, mentálně se vrátí zhruba do jednoho roku věku. Zapomene i jazyky a vytratí se jeho osobnost, takže jej bude možné vychovat znovu a jinak. Nemusí se to ale podařit, v dospělosti je rychlost učení mnohonásobně menší než v raném věku.<text:line-break/><text:tab/>Pokud při sesílání použiješ bod Vůle, můžeš paměť cíle promazat selektivně. Sériovému vrahovi můžeš například vymazat osobnost a bojové schopnosti, znalost konkrétních jazyků, atd.</text:p>
      <text:p text:style-name="P17"/>
      <text:h text:style-name="P207" text:outline-level="3">Úprava osobnosti</text:h>
      <text:p text:style-name="P4">Požadavky: Mentální praktiky 6, Jednání (Znalost mysli) 5</text:p>
      <text:p text:style-name="P4">Aktivační hodnocení: 9</text:p>
      <text:p text:style-name="P5">Doba sesílání: 1 hodina</text:p>
      <text:p text:style-name="P16">Cíl musí být ve <text:span text:style-name="T1">stavu odpojení mysli</text:span></text:p>
      <text:p text:style-name="P18"/>
      <text:p text:style-name="P6">Tímto rituálním kouzlem je možné kompletně přebudovat osobnost cíle, například z masového vraha učinit zbožného kněze.<text:span text:style-name="T18"> Kromě toho umožňuje léčit (nebo způsobit) některé závažné psychické choroby.</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99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0pt" fo:letter-spacing="0.004cm"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5</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4-07-15T21:30:42.477000000</dc:date>
    <meta:print-date>2113-01-01T00:00:00</meta:print-date>
    <meta:editing-cycles>5523</meta:editing-cycles>
    <meta:editing-duration>P18DT15H6M26S</meta:editing-duration>
    <meta:generator>LibreOffice/4.2.4.2$Windows_x86 LibreOffice_project/63150712c6d317d27ce2db16eb94c2f3d7b699f8</meta:generator>
    <meta:document-statistic meta:table-count="0" meta:image-count="0" meta:object-count="0" meta:page-count="218" meta:paragraph-count="1715" meta:word-count="32259" meta:character-count="209675" meta:non-whitespace-character-count="178984"/>
  </office:meta>
</office:document-meta>
</file>